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02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1.7307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1.1091in" fo:break-before="auto" style:use-optimal-row-height="true"/>
    </style:style>
    <style:style style:name="ro9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2"/>
        <table:table-column table:style-name="co2" table:default-cell-style-name="ce2"/>
        <table:table-row table:style-name="ro1">
          <table:table-cell office:value-type="string">
            <text:p>Post-</text:p>
            <text:p>code</text:p>
          </table:table-cell>
          <table:table-cell office:value-type="string">
            <text:p>Gemeente</text:p>
          </table:table-cell>
          <table:table-cell office:value-type="string">
            <text:p>Deelgemeente</text:p>
          </table:table-cell>
          <table:table-cell office:value-type="string">
            <text:p>Provincie</text:p>
          </table:table-cell>
          <table:table-cell table:style-name="ce1" office:value-type="string">
            <text:p>Vertaling naam</text:p>
            <text:p>(deel)gemeente</text:p>
          </table:table-cell>
          <table:table-cell table:style-name="ce1"/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<text:a xlink:href="https://www.google.be/maps/place/1000+Brussel/@50.8399304,4.3334137,13z">Brussel</text:a></text:p>
          </table:table-cell>
          <table:table-cell table:style-name="ce2"/>
          <table:table-cell office:value-type="string">
            <text:p>Brussels Hoofdstedelijk Gewest</text:p>
          </table:table-cell>
          <table:table-cell table:style-name="ce1" office:value-type="string">
            <text:p>Bruxelles</text:p>
          </table:table-cell>
          <table:table-cell table:style-name="ce1"/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<text:a xlink:href="https://www.google.be/maps/place/1000+Brussel/@50.8399304,4.3334137,13z">Bruxelles</text:a></text:p>
          </table:table-cell>
          <table:table-cell table:style-name="ce2"/>
          <table:table-cell office:value-type="string">
            <text:p>Brussels Hoofdstedelijk Gewest</text:p>
          </table:table-cell>
          <table:table-cell table:style-name="ce1" office:value-type="string">
            <text:p>Brussel</text:p>
          </table:table-cell>
          <table:table-cell table:style-name="ce1"/>
        </table:table-row>
        <table:table-row table:style-name="ro2">
          <table:table-cell office:value-type="float" office:value="1030">
            <text:p>1030</text:p>
          </table:table-cell>
          <table:table-cell office:value-type="string">
            <text:p><text:a xlink:href="https://www.google.be/maps/place/1030+Schaarbeek/@50.862503,4.3676991,14z">Schaarbeek</text:a></text:p>
          </table:table-cell>
          <table:table-cell table:style-name="ce2"/>
          <table:table-cell office:value-type="string">
            <text:p>Brussels Hoofdstedelijk Gewest</text:p>
          </table:table-cell>
          <table:table-cell table:style-name="ce1" office:value-type="string">
            <text:p>Schaerbeek</text:p>
          </table:table-cell>
          <table:table-cell table:style-name="ce1"/>
        </table:table-row>
        <table:table-row table:style-name="ro2">
          <table:table-cell office:value-type="float" office:value="1030">
            <text:p>1030</text:p>
          </table:table-cell>
          <table:table-cell office:value-type="string">
            <text:p><text:a xlink:href="https://www.google.be/maps/place/1030+Schaarbeek/@50.862503,4.3676991,14z">Schaerbeek</text:a></text:p>
          </table:table-cell>
          <table:table-cell table:style-name="ce2"/>
          <table:table-cell office:value-type="string">
            <text:p>Brussels Hoofdstedelijk Gewest</text:p>
          </table:table-cell>
          <table:table-cell table:style-name="ce1" office:value-type="string">
            <text:p>Schaarbeek</text:p>
          </table:table-cell>
          <table:table-cell table:style-name="ce1"/>
        </table:table-row>
        <table:table-row table:style-name="ro2">
          <table:table-cell office:value-type="float" office:value="1040">
            <text:p>1040</text:p>
          </table:table-cell>
          <table:table-cell office:value-type="string">
            <text:p><text:a xlink:href="https://www.google.be/maps/place/1040+Etterbeek/@50.8335547,4.3867652,15z">Etterbeek</text:a></text:p>
          </table:table-cell>
          <table:table-cell table:style-name="ce2"/>
          <table:table-cell office:value-type="string">
            <text:p>Brussels Hoofdstedelijk Gewest</text:p>
          </table:table-cell>
          <table:table-cell table:style-name="ce1" office:value-type="string">
            <text:p>-</text:p>
          </table:table-cell>
          <table:table-cell table:style-name="ce1"/>
        </table:table-row>
        <table:table-row table:style-name="ro2">
          <table:table-cell office:value-type="float" office:value="1050">
            <text:p>1050</text:p>
          </table:table-cell>
          <table:table-cell office:value-type="string">
            <text:p><text:a xlink:href="https://www.google.be/maps/place/1050+Elsene/@50.8206695,4.3578546,14z">Elsene</text:a></text:p>
          </table:table-cell>
          <table:table-cell table:style-name="ce2"/>
          <table:table-cell office:value-type="string">
            <text:p>Brussels Hoofdstedelijk Gewest</text:p>
          </table:table-cell>
          <table:table-cell table:style-name="ce1" office:value-type="string">
            <text:p>Ixelles</text:p>
          </table:table-cell>
          <table:table-cell table:style-name="ce1"/>
        </table:table-row>
        <table:table-row table:style-name="ro2">
          <table:table-cell office:value-type="float" office:value="1050">
            <text:p>1050</text:p>
          </table:table-cell>
          <table:table-cell office:value-type="string">
            <text:p><text:a xlink:href="https://www.google.be/maps/place/1050+Elsene/@50.8206695,4.3578546,14z">Ixelles</text:a></text:p>
          </table:table-cell>
          <table:table-cell table:style-name="ce2"/>
          <table:table-cell office:value-type="string">
            <text:p>Brussels Hoofdstedelijk Gewest</text:p>
          </table:table-cell>
          <table:table-cell table:style-name="ce1" office:value-type="string">
            <text:p>Elsene</text:p>
          </table:table-cell>
          <table:table-cell table:style-name="ce1"/>
        </table:table-row>
        <table:table-row table:style-name="ro2">
          <table:table-cell office:value-type="float" office:value="1060">
            <text:p>1060</text:p>
          </table:table-cell>
          <table:table-cell office:value-type="string">
            <text:p><text:a xlink:href="https://www.google.be/maps/place/1060/@50.8302328,4.3334071,15z">Saint-Gilles</text:a></text:p>
          </table:table-cell>
          <table:table-cell table:style-name="ce2"/>
          <table:table-cell office:value-type="string">
            <text:p>Brussels Hoofdstedelijk Gewest</text:p>
          </table:table-cell>
          <table:table-cell table:style-name="ce1" office:value-type="string">
            <text:p>Sint-Gillis</text:p>
          </table:table-cell>
          <table:table-cell table:style-name="ce1"/>
        </table:table-row>
        <table:table-row table:style-name="ro2">
          <table:table-cell office:value-type="float" office:value="1060">
            <text:p>1060</text:p>
          </table:table-cell>
          <table:table-cell office:value-type="string">
            <text:p><text:a xlink:href="https://www.google.be/maps/place/1060/@50.8302328,4.3334071,15z">Sint-Gillis</text:a></text:p>
          </table:table-cell>
          <table:table-cell table:style-name="ce2"/>
          <table:table-cell office:value-type="string">
            <text:p>Brussels Hoofdstedelijk Gewest</text:p>
          </table:table-cell>
          <table:table-cell table:style-name="ce1" office:value-type="string">
            <text:p>Saint-Gilles</text:p>
          </table:table-cell>
          <table:table-cell table:style-name="ce1"/>
        </table:table-row>
        <table:table-row table:style-name="ro2">
          <table:table-cell office:value-type="float" office:value="1070">
            <text:p>1070</text:p>
          </table:table-cell>
          <table:table-cell office:value-type="string">
            <text:p><text:a xlink:href="https://www.google.be/maps/place/1070+Anderlecht/@50.8286437,4.2749205,14z">Anderlecht</text:a></text:p>
          </table:table-cell>
          <table:table-cell table:style-name="ce2"/>
          <table:table-cell office:value-type="string">
            <text:p>Brussels Hoofdstedelijk Gewest</text:p>
          </table:table-cell>
          <table:table-cell table:style-name="ce1" office:value-type="string">
            <text:p>-</text:p>
          </table:table-cell>
          <table:table-cell table:style-name="ce1"/>
        </table:table-row>
        <table:table-row table:style-name="ro2">
          <table:table-cell office:value-type="float" office:value="1080">
            <text:p>1080</text:p>
          </table:table-cell>
          <table:table-cell office:value-type="string">
            <text:p><text:a xlink:href="https://www.google.be/maps/place/1080/@50.8577172,4.2982842,14z">Molenbeek-Saint-Jean</text:a></text:p>
          </table:table-cell>
          <table:table-cell table:style-name="ce2"/>
          <table:table-cell office:value-type="string">
            <text:p>Brussels Hoofdstedelijk Gewest</text:p>
          </table:table-cell>
          <table:table-cell table:style-name="ce1" office:value-type="string">
            <text:p>Sint-Jans-Molenbeek</text:p>
          </table:table-cell>
          <table:table-cell table:style-name="ce1"/>
        </table:table-row>
        <table:table-row table:style-name="ro2">
          <table:table-cell office:value-type="float" office:value="1080">
            <text:p>1080</text:p>
          </table:table-cell>
          <table:table-cell office:value-type="string">
            <text:p><text:a xlink:href="https://www.google.be/maps/place/1080/@50.8577172,4.2982842,14z">Sint-Jans-Molenbeek</text:a></text:p>
          </table:table-cell>
          <table:table-cell table:style-name="ce2"/>
          <table:table-cell office:value-type="string">
            <text:p>Brussels Hoofdstedelijk Gewest</text:p>
          </table:table-cell>
          <table:table-cell table:style-name="ce1" office:value-type="string">
            <text:p>Molenbeek-Saint-Jean</text:p>
          </table:table-cell>
          <table:table-cell table:style-name="ce1"/>
        </table:table-row>
        <table:table-row table:style-name="ro2">
          <table:table-cell office:value-type="float" office:value="1081">
            <text:p>1081</text:p>
          </table:table-cell>
          <table:table-cell office:value-type="string">
            <text:p><text:a xlink:href="https://www.google.be/maps/place/1081/@50.8621231,4.3136648,15z">Koekelberg</text:a></text:p>
          </table:table-cell>
          <table:table-cell table:style-name="ce2"/>
          <table:table-cell office:value-type="string">
            <text:p>Brussels Hoofdstedelijk Gewest</text:p>
          </table:table-cell>
          <table:table-cell table:style-name="ce1" office:value-type="string">
            <text:p>-</text:p>
          </table:table-cell>
          <table:table-cell table:style-name="ce1"/>
        </table:table-row>
        <table:table-row table:style-name="ro2">
          <table:table-cell office:value-type="float" office:value="1082">
            <text:p>1082</text:p>
          </table:table-cell>
          <table:table-cell office:value-type="string">
            <text:p><text:a xlink:href="https://www.google.be/maps/place/1082+Sint-Agatha-Berchem/@50.8651361,4.2881281,15z">Berchem-Sainte-Agathe</text:a></text:p>
          </table:table-cell>
          <table:table-cell table:style-name="ce2"/>
          <table:table-cell office:value-type="string">
            <text:p>Brussels Hoofdstedelijk Gewest</text:p>
          </table:table-cell>
          <table:table-cell table:style-name="ce1" office:value-type="string">
            <text:p>Sint-Agatha-Berchem</text:p>
          </table:table-cell>
          <table:table-cell table:style-name="ce1"/>
        </table:table-row>
        <table:table-row table:style-name="ro2">
          <table:table-cell office:value-type="float" office:value="1082">
            <text:p>1082</text:p>
          </table:table-cell>
          <table:table-cell office:value-type="string">
            <text:p><text:a xlink:href="https://www.google.be/maps/place/1082+Sint-Agatha-Berchem/@50.8651361,4.2881281,15z">Sint-Agatha-Berchem</text:a></text:p>
          </table:table-cell>
          <table:table-cell table:style-name="ce2"/>
          <table:table-cell office:value-type="string">
            <text:p>Brussels Hoofdstedelijk Gewest</text:p>
          </table:table-cell>
          <table:table-cell table:style-name="ce1" office:value-type="string">
            <text:p>Berchem-Sainte-Agathe</text:p>
          </table:table-cell>
          <table:table-cell table:style-name="ce1"/>
        </table:table-row>
        <table:table-row table:style-name="ro2">
          <table:table-cell office:value-type="float" office:value="1083">
            <text:p>1083</text:p>
          </table:table-cell>
          <table:table-cell office:value-type="string">
            <text:p><text:a xlink:href="https://www.google.be/maps/place/1083+Ganshoren/@50.8735884,4.3001336,15z">Ganshoren</text:a></text:p>
          </table:table-cell>
          <table:table-cell table:style-name="ce2"/>
          <table:table-cell office:value-type="string">
            <text:p>Brussels Hoofdstedelijk Gewest</text:p>
          </table:table-cell>
          <table:table-cell table:style-name="ce1" office:value-type="string">
            <text:p>-</text:p>
          </table:table-cell>
          <table:table-cell table:style-name="ce1"/>
        </table:table-row>
        <table:table-row table:style-name="ro2">
          <table:table-cell office:value-type="float" office:value="1090">
            <text:p>1090</text:p>
          </table:table-cell>
          <table:table-cell office:value-type="string">
            <text:p><text:a xlink:href="https://www.google.be/maps/place/1090+Jette/@50.8793237,4.2997305,14z">Jette</text:a></text:p>
          </table:table-cell>
          <table:table-cell table:style-name="ce2"/>
          <table:table-cell office:value-type="string">
            <text:p>Brussels Hoofdstedelijk Gewest</text:p>
          </table:table-cell>
          <table:table-cell table:style-name="ce1" office:value-type="string">
            <text:p>-</text:p>
          </table:table-cell>
          <table:table-cell table:style-name="ce1"/>
        </table:table-row>
        <table:table-row table:style-name="ro2">
          <table:table-cell office:value-type="float" office:value="1140">
            <text:p>1140</text:p>
          </table:table-cell>
          <table:table-cell office:value-type="string">
            <text:p><text:a xlink:href="https://www.google.be/maps/place/1140/@50.8690851,4.3895086,14z">Evere</text:a></text:p>
          </table:table-cell>
          <table:table-cell table:style-name="ce2"/>
          <table:table-cell office:value-type="string">
            <text:p>Brussels Hoofdstedelijk Gewest</text:p>
          </table:table-cell>
          <table:table-cell table:style-name="ce1" office:value-type="string">
            <text:p>-</text:p>
          </table:table-cell>
          <table:table-cell table:style-name="ce1"/>
        </table:table-row>
        <table:table-row table:style-name="ro2">
          <table:table-cell office:value-type="float" office:value="1150">
            <text:p>1150</text:p>
          </table:table-cell>
          <table:table-cell office:value-type="string">
            <text:p><text:a xlink:href="https://www.google.be/maps/place/1150+Sint-Pieters-Woluwe/@50.8335359,4.4229062,14z">Sint-Pieters-Woluwe</text:a></text:p>
          </table:table-cell>
          <table:table-cell table:style-name="ce2"/>
          <table:table-cell office:value-type="string">
            <text:p>Brussels Hoofdstedelijk Gewest</text:p>
          </table:table-cell>
          <table:table-cell table:style-name="ce1" office:value-type="string">
            <text:p>Woluwe-Saint-Pierre</text:p>
          </table:table-cell>
          <table:table-cell table:style-name="ce1"/>
        </table:table-row>
        <table:table-row table:style-name="ro2">
          <table:table-cell office:value-type="float" office:value="1150">
            <text:p>1150</text:p>
          </table:table-cell>
          <table:table-cell office:value-type="string">
            <text:p><text:a xlink:href="https://www.google.be/maps/place/1150+Sint-Pieters-Woluwe/@50.8335359,4.4229062,14z">Woluwe-Saint-Pierre</text:a></text:p>
          </table:table-cell>
          <table:table-cell table:style-name="ce2"/>
          <table:table-cell office:value-type="string">
            <text:p>Brussels Hoofdstedelijk Gewest</text:p>
          </table:table-cell>
          <table:table-cell table:style-name="ce1" office:value-type="string">
            <text:p>Sint-Pieters-Woluwe</text:p>
          </table:table-cell>
          <table:table-cell table:style-name="ce1"/>
        </table:table-row>
        <table:table-row table:style-name="ro2">
          <table:table-cell office:value-type="float" office:value="1160">
            <text:p>1160</text:p>
          </table:table-cell>
          <table:table-cell office:value-type="string">
            <text:p><text:a xlink:href="https://www.google.be/maps/place/1160/@50.8084503,4.4208237,14z">Auderghem</text:a></text:p>
          </table:table-cell>
          <table:table-cell table:style-name="ce2"/>
          <table:table-cell office:value-type="string">
            <text:p>Brussels Hoofdstedelijk Gewest</text:p>
          </table:table-cell>
          <table:table-cell table:style-name="ce1" office:value-type="string">
            <text:p>Oudergem</text:p>
          </table:table-cell>
          <table:table-cell table:style-name="ce1"/>
        </table:table-row>
        <table:table-row table:style-name="ro2">
          <table:table-cell office:value-type="float" office:value="1160">
            <text:p>1160</text:p>
          </table:table-cell>
          <table:table-cell office:value-type="string">
            <text:p><text:a xlink:href="https://www.google.be/maps/place/1160/@50.8084503,4.4208237,14z">Oudergem</text:a></text:p>
          </table:table-cell>
          <table:table-cell table:style-name="ce2"/>
          <table:table-cell office:value-type="string">
            <text:p>Brussels Hoofdstedelijk Gewest</text:p>
          </table:table-cell>
          <table:table-cell table:style-name="ce1" office:value-type="string">
            <text:p>Auderghem</text:p>
          </table:table-cell>
          <table:table-cell table:style-name="ce1"/>
        </table:table-row>
        <table:table-row table:style-name="ro2">
          <table:table-cell office:value-type="float" office:value="1170">
            <text:p>1170</text:p>
          </table:table-cell>
          <table:table-cell office:value-type="string">
            <text:p><text:a xlink:href="https://www.google.be/maps/place/1170+Watermaal-Bosvoorde/@50.7936392,4.4135939,14z">Watermaal-Bosvoorde</text:a></text:p>
          </table:table-cell>
          <table:table-cell table:style-name="ce2"/>
          <table:table-cell office:value-type="string">
            <text:p>Brussels Hoofdstedelijk Gewest</text:p>
          </table:table-cell>
          <table:table-cell table:style-name="ce1" office:value-type="string">
            <text:p>Watermael-Boitsfort</text:p>
          </table:table-cell>
          <table:table-cell table:style-name="ce1"/>
        </table:table-row>
        <table:table-row table:style-name="ro2">
          <table:table-cell office:value-type="float" office:value="1170">
            <text:p>1170</text:p>
          </table:table-cell>
          <table:table-cell office:value-type="string">
            <text:p><text:a xlink:href="https://www.google.be/maps/place/1170+Watermaal-Bosvoorde/@50.7936392,4.4135939,14z">Watermael-Boitsfort</text:a></text:p>
          </table:table-cell>
          <table:table-cell table:style-name="ce2"/>
          <table:table-cell office:value-type="string">
            <text:p>Brussels Hoofdstedelijk Gewest</text:p>
          </table:table-cell>
          <table:table-cell table:style-name="ce1" office:value-type="string">
            <text:p>Watermaal-Bosvoorde</text:p>
          </table:table-cell>
          <table:table-cell table:style-name="ce1"/>
        </table:table-row>
        <table:table-row table:style-name="ro2">
          <table:table-cell office:value-type="float" office:value="1180">
            <text:p>1180</text:p>
          </table:table-cell>
          <table:table-cell office:value-type="string">
            <text:p><text:a xlink:href="https://www.google.be/maps/place/1180/@50.7902775,4.3277591,13z">Uccle</text:a></text:p>
          </table:table-cell>
          <table:table-cell table:style-name="ce2"/>
          <table:table-cell office:value-type="string">
            <text:p>Brussels Hoofdstedelijk Gewest</text:p>
          </table:table-cell>
          <table:table-cell table:style-name="ce1" office:value-type="string">
            <text:p>Ukkel</text:p>
          </table:table-cell>
          <table:table-cell table:style-name="ce1"/>
        </table:table-row>
        <table:table-row table:style-name="ro2">
          <table:table-cell office:value-type="float" office:value="1180">
            <text:p>1180</text:p>
          </table:table-cell>
          <table:table-cell office:value-type="string">
            <text:p><text:a xlink:href="https://www.google.be/maps/place/1180/@50.7902775,4.3277591,13z">Ukkel</text:a></text:p>
          </table:table-cell>
          <table:table-cell table:style-name="ce2"/>
          <table:table-cell office:value-type="string">
            <text:p>Brussels Hoofdstedelijk Gewest</text:p>
          </table:table-cell>
          <table:table-cell table:style-name="ce1" office:value-type="string">
            <text:p>Uccle</text:p>
          </table:table-cell>
          <table:table-cell table:style-name="ce1"/>
        </table:table-row>
        <table:table-row table:style-name="ro2">
          <table:table-cell office:value-type="float" office:value="1190">
            <text:p>1190</text:p>
          </table:table-cell>
          <table:table-cell office:value-type="string">
            <text:p><text:a xlink:href="https://www.google.be/maps/place/1190+Vorst/@50.8138504,4.3104454,14z">Forest</text:a></text:p>
          </table:table-cell>
          <table:table-cell table:style-name="ce2"/>
          <table:table-cell office:value-type="string">
            <text:p>Brussels Hoofdstedelijk Gewest</text:p>
          </table:table-cell>
          <table:table-cell table:style-name="ce1" office:value-type="string">
            <text:p>Vorst</text:p>
          </table:table-cell>
          <table:table-cell table:style-name="ce1"/>
        </table:table-row>
        <table:table-row table:style-name="ro2">
          <table:table-cell office:value-type="float" office:value="1190">
            <text:p>1190</text:p>
          </table:table-cell>
          <table:table-cell office:value-type="string">
            <text:p><text:a xlink:href="https://www.google.be/maps/place/1190+Vorst/@50.8138504,4.3104454,14z">Vorst</text:a></text:p>
          </table:table-cell>
          <table:table-cell table:style-name="ce2"/>
          <table:table-cell office:value-type="string">
            <text:p>Brussels Hoofdstedelijk Gewest</text:p>
          </table:table-cell>
          <table:table-cell table:style-name="ce1" office:value-type="string">
            <text:p>Forest</text:p>
          </table:table-cell>
          <table:table-cell table:style-name="ce1"/>
        </table:table-row>
        <table:table-row table:style-name="ro2">
          <table:table-cell office:value-type="float" office:value="1200">
            <text:p>1200</text:p>
          </table:table-cell>
          <table:table-cell office:value-type="string">
            <text:p><text:a xlink:href="https://www.google.be/maps/place/1200+Sint-Lambrechts-Woluwe/@50.8485137,4.4132955,14z">Sint-Lambrechts-Woluwe</text:a></text:p>
          </table:table-cell>
          <table:table-cell table:style-name="ce2"/>
          <table:table-cell office:value-type="string">
            <text:p>Brussels Hoofdstedelijk Gewest</text:p>
          </table:table-cell>
          <table:table-cell table:style-name="ce1" office:value-type="string">
            <text:p>Woluwe-Saint-Lambert</text:p>
          </table:table-cell>
          <table:table-cell table:style-name="ce1"/>
        </table:table-row>
        <table:table-row table:style-name="ro2">
          <table:table-cell office:value-type="float" office:value="1200">
            <text:p>1200</text:p>
          </table:table-cell>
          <table:table-cell office:value-type="string">
            <text:p><text:a xlink:href="https://www.google.be/maps/place/1200+Sint-Lambrechts-Woluwe/@50.8485137,4.4132955,14z">Woluwe-Saint-Lambert</text:a></text:p>
          </table:table-cell>
          <table:table-cell table:style-name="ce2"/>
          <table:table-cell office:value-type="string">
            <text:p>Brussels Hoofdstedelijk Gewest</text:p>
          </table:table-cell>
          <table:table-cell table:style-name="ce1" office:value-type="string">
            <text:p>Sint-Lambrechts-Woluwe</text:p>
          </table:table-cell>
          <table:table-cell table:style-name="ce1"/>
        </table:table-row>
        <table:table-row table:style-name="ro2">
          <table:table-cell office:value-type="float" office:value="1210">
            <text:p>1210</text:p>
          </table:table-cell>
          <table:table-cell office:value-type="string">
            <text:p><text:a xlink:href="https://www.google.be/maps/place/1210/@50.853483,4.3615794,15z">Saint-Josse-ten-Noode</text:a></text:p>
          </table:table-cell>
          <table:table-cell table:style-name="ce2"/>
          <table:table-cell office:value-type="string">
            <text:p>Brussels Hoofdstedelijk Gewest</text:p>
          </table:table-cell>
          <table:table-cell table:style-name="ce1" office:value-type="string">
            <text:p>Sint-Joost-ten-Node</text:p>
          </table:table-cell>
          <table:table-cell table:style-name="ce1"/>
        </table:table-row>
        <table:table-row table:style-name="ro2">
          <table:table-cell office:value-type="float" office:value="1210">
            <text:p>1210</text:p>
          </table:table-cell>
          <table:table-cell office:value-type="string">
            <text:p><text:a xlink:href="https://www.google.be/maps/place/1210/@50.853483,4.3615794,15z">Sint-Joost-ten-Node</text:a></text:p>
          </table:table-cell>
          <table:table-cell table:style-name="ce2"/>
          <table:table-cell office:value-type="string">
            <text:p>Brussels Hoofdstedelijk Gewest</text:p>
          </table:table-cell>
          <table:table-cell table:style-name="ce1" office:value-type="string">
            <text:p>Saint-Josse-ten-Noode</text:p>
          </table:table-cell>
          <table:table-cell table:style-name="ce1"/>
        </table:table-row>
        <table:table-row table:style-name="ro3">
          <table:table-cell office:value-type="float" office:value="1300">
            <text:p>1300</text:p>
          </table:table-cell>
          <table:table-cell office:value-type="string">
            <text:p><text:a xlink:href="https://www.google.be/maps/place/1300+Waver/@50.7231769,4.5529585,13z">Wavre</text:a></text:p>
          </table:table-cell>
          <table:table-cell table:style-name="ce2"/>
          <table:table-cell office:value-type="string">
            <text:p>Brabant wallon</text:p>
          </table:table-cell>
          <table:table-cell table:style-name="ce1" office:value-type="string">
            <text:p>Waver</text:p>
          </table:table-cell>
          <table:table-cell/>
        </table:table-row>
        <table:table-row table:style-name="ro3">
          <table:table-cell office:value-type="float" office:value="1300">
            <text:p>1300</text:p>
          </table:table-cell>
          <table:table-cell office:value-type="string">
            <text:p><text:a xlink:href="https://www.google.be/maps/place/1300+Waver/@50.7231769,4.5529585,13z">Waver</text:a></text:p>
          </table:table-cell>
          <table:table-cell table:style-name="ce2"/>
          <table:table-cell office:value-type="string">
            <text:p>Brabant wallon</text:p>
          </table:table-cell>
          <table:table-cell table:style-name="ce1" office:value-type="string">
            <text:p>Wavre</text:p>
          </table:table-cell>
          <table:table-cell/>
        </table:table-row>
        <table:table-row table:style-name="ro3">
          <table:table-cell office:value-type="float" office:value="1310">
            <text:p>1310</text:p>
          </table:table-cell>
          <table:table-cell office:value-type="string">
            <text:p><text:a xlink:href="https://www.google.be/maps/place/1310+Terhulpen/@50.7362137,4.4507705,14z">La Hulpe</text:a></text:p>
          </table:table-cell>
          <table:table-cell table:style-name="ce2"/>
          <table:table-cell office:value-type="string">
            <text:p>Brabant wallon</text:p>
          </table:table-cell>
          <table:table-cell table:style-name="ce1" office:value-type="string">
            <text:p>Terhulpen</text:p>
          </table:table-cell>
          <table:table-cell/>
        </table:table-row>
        <table:table-row table:style-name="ro3">
          <table:table-cell office:value-type="float" office:value="1310">
            <text:p>1310</text:p>
          </table:table-cell>
          <table:table-cell office:value-type="string">
            <text:p><text:a xlink:href="https://www.google.be/maps/place/1310+Terhulpen/@50.7362137,4.4507705,14z">Terhulpen</text:a></text:p>
          </table:table-cell>
          <table:table-cell table:style-name="ce2"/>
          <table:table-cell office:value-type="string">
            <text:p>Brabant wallon</text:p>
          </table:table-cell>
          <table:table-cell table:style-name="ce1" office:value-type="string">
            <text:p>La Hulpe</text:p>
          </table:table-cell>
          <table:table-cell/>
        </table:table-row>
        <table:table-row table:style-name="ro3">
          <table:table-cell office:value-type="float" office:value="1315">
            <text:p>1315</text:p>
          </table:table-cell>
          <table:table-cell office:value-type="string">
            <text:p><text:a xlink:href="https://www.google.be/maps/place/1315+Incourt/@50.7017245,4.75675,13z">Incourt</text:a></text:p>
          </table:table-cell>
          <table:table-cell table:style-name="ce2"/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20">
            <text:p>1320</text:p>
          </table:table-cell>
          <table:table-cell office:value-type="string">
            <text:p><text:a xlink:href="https://www.google.be/maps/place/1320+Bevekom/@50.7738068,4.7329412,13z">Beauvechain</text:a></text:p>
          </table:table-cell>
          <table:table-cell table:style-name="ce2"/>
          <table:table-cell office:value-type="string">
            <text:p>Brabant wallon</text:p>
          </table:table-cell>
          <table:table-cell table:style-name="ce1" office:value-type="string">
            <text:p>Bevekom</text:p>
          </table:table-cell>
          <table:table-cell/>
        </table:table-row>
        <table:table-row table:style-name="ro3">
          <table:table-cell office:value-type="float" office:value="1320">
            <text:p>1320</text:p>
          </table:table-cell>
          <table:table-cell office:value-type="string">
            <text:p><text:a xlink:href="https://www.google.be/maps/place/1320+Bevekom/@50.7738068,4.7329412,13z">Bevekom</text:a></text:p>
          </table:table-cell>
          <table:table-cell table:style-name="ce2"/>
          <table:table-cell office:value-type="string">
            <text:p>Brabant wallon</text:p>
          </table:table-cell>
          <table:table-cell table:style-name="ce1" office:value-type="string">
            <text:p>Beauvechain</text:p>
          </table:table-cell>
          <table:table-cell/>
        </table:table-row>
        <table:table-row table:style-name="ro3">
          <table:table-cell office:value-type="float" office:value="1325">
            <text:p>1325</text:p>
          </table:table-cell>
          <table:table-cell office:value-type="string">
            <text:p><text:a xlink:href="https://www.google.be/maps/place/1325/@50.6878943,4.6623982,13z">Chaumont-Gistoux</text:a></text:p>
          </table:table-cell>
          <table:table-cell table:style-name="ce2"/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30">
            <text:p>1330</text:p>
          </table:table-cell>
          <table:table-cell office:value-type="string">
            <text:p><text:a xlink:href="https://www.google.be/maps/place/1330+Rixensart/@50.7116242,4.508935,14z">Rixensart</text:a></text:p>
          </table:table-cell>
          <table:table-cell table:style-name="ce2"/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40">
            <text:p>1340</text:p>
          </table:table-cell>
          <table:table-cell office:value-type="string">
            <text:p><text:a xlink:href="https://www.google.be/maps/place/1340+Ottignies-Louvain-la-Neuve/@50.6707677,4.544899,14z">Ottignies-Louvain-la-Neuve</text:a></text:p>
          </table:table-cell>
          <table:table-cell table:style-name="ce2"/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50">
            <text:p>1350</text:p>
          </table:table-cell>
          <table:table-cell office:value-type="string">
            <text:p><text:a xlink:href="https://www.google.be/maps/place/1350+Orp-Jauche/@50.6904139,4.8942017,12z">Orp-Jauche</text:a></text:p>
          </table:table-cell>
          <table:table-cell table:style-name="ce2"/>
          <table:table-cell office:value-type="string">
            <text:p>Brabant wallon</text:p>
          </table:table-cell>
          <table:table-cell table:number-columns-repeated="2"/>
        </table:table-row>
        <table:table-row table:style-name="ro2">
          <table:table-cell office:value-type="float" office:value="1357">
            <text:p>1357</text:p>
          </table:table-cell>
          <table:table-cell office:value-type="string">
            <text:p><text:a xlink:href="https://www.google.be/maps/place/1357+Heilissem/@50.746789,4.9552475,14z">Hélécine</text:a></text:p>
          </table:table-cell>
          <table:table-cell table:style-name="ce2"/>
          <table:table-cell office:value-type="string">
            <text:p>Brabant wallon</text:p>
          </table:table-cell>
          <table:table-cell table:style-name="ce1" office:value-type="string">
            <text:p>Op- en Neerheylissem</text:p>
          </table:table-cell>
          <table:table-cell/>
        </table:table-row>
        <table:table-row table:style-name="ro3">
          <table:table-cell office:value-type="float" office:value="1360">
            <text:p>1360</text:p>
          </table:table-cell>
          <table:table-cell office:value-type="string">
            <text:p><text:a xlink:href="https://www.google.be/maps/place/1360+Perwijs/@50.6341971,4.7575649,13z">Perwez</text:a></text:p>
          </table:table-cell>
          <table:table-cell table:style-name="ce2"/>
          <table:table-cell office:value-type="string">
            <text:p>Brabant wallon</text:p>
          </table:table-cell>
          <table:table-cell table:style-name="ce1" office:value-type="string">
            <text:p>Perwijs</text:p>
          </table:table-cell>
          <table:table-cell/>
        </table:table-row>
        <table:table-row table:style-name="ro3">
          <table:table-cell office:value-type="float" office:value="1360">
            <text:p>1360</text:p>
          </table:table-cell>
          <table:table-cell office:value-type="string">
            <text:p><text:a xlink:href="https://www.google.be/maps/place/1360+Perwijs/@50.6341971,4.7575649,13z">Perwijs</text:a></text:p>
          </table:table-cell>
          <table:table-cell table:style-name="ce2"/>
          <table:table-cell office:value-type="string">
            <text:p>Brabant wallon</text:p>
          </table:table-cell>
          <table:table-cell table:style-name="ce1" office:value-type="string">
            <text:p>Perwez</text:p>
          </table:table-cell>
          <table:table-cell/>
        </table:table-row>
        <table:table-row table:style-name="ro3">
          <table:table-cell office:value-type="float" office:value="1367">
            <text:p>1367</text:p>
          </table:table-cell>
          <table:table-cell office:value-type="string">
            <text:p><text:a xlink:href="https://www.google.be/maps/place/1367+Ramillies/@50.6594924,4.8509449,13z">Ramillies</text:a></text:p>
          </table:table-cell>
          <table:table-cell table:style-name="ce2"/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70">
            <text:p>1370</text:p>
          </table:table-cell>
          <table:table-cell office:value-type="string">
            <text:p><text:a xlink:href="https://www.google.be/maps/place/1370+Geldenaken/@50.7256107,4.826021,13z">Jodoigne</text:a></text:p>
          </table:table-cell>
          <table:table-cell table:style-name="ce2"/>
          <table:table-cell office:value-type="string">
            <text:p>Brabant wallon</text:p>
          </table:table-cell>
          <table:table-cell table:style-name="ce1" office:value-type="string">
            <text:p>Geldenaken</text:p>
          </table:table-cell>
          <table:table-cell/>
        </table:table-row>
        <table:table-row table:style-name="ro3">
          <table:table-cell office:value-type="float" office:value="1370">
            <text:p>1370</text:p>
          </table:table-cell>
          <table:table-cell office:value-type="string">
            <text:p><text:a xlink:href="https://www.google.be/maps/place/1370+Geldenaken/@50.7256107,4.826021,13z">Geldenaken</text:a></text:p>
          </table:table-cell>
          <table:table-cell table:style-name="ce2"/>
          <table:table-cell office:value-type="string">
            <text:p>Brabant wallon</text:p>
          </table:table-cell>
          <table:table-cell table:style-name="ce1" office:value-type="string">
            <text:p>Jodoigne</text:p>
          </table:table-cell>
          <table:table-cell/>
        </table:table-row>
        <table:table-row table:style-name="ro3">
          <table:table-cell office:value-type="float" office:value="1380">
            <text:p>1380</text:p>
          </table:table-cell>
          <table:table-cell office:value-type="string">
            <text:p><text:a xlink:href="https://www.google.be/maps/place/1380/@50.6841157,4.4255861,13z">Lasne</text:a></text:p>
          </table:table-cell>
          <table:table-cell table:style-name="ce2"/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90">
            <text:p>1390</text:p>
          </table:table-cell>
          <table:table-cell office:value-type="string">
            <text:p><text:a xlink:href="https://www.google.be/maps/place/1390+Graven/@50.74924,4.6502704,13z">Grez-Doiceau</text:a></text:p>
          </table:table-cell>
          <table:table-cell table:style-name="ce2"/>
          <table:table-cell office:value-type="string">
            <text:p>Brabant wallon</text:p>
          </table:table-cell>
          <table:table-cell table:style-name="ce1" office:value-type="string">
            <text:p>Graven</text:p>
          </table:table-cell>
          <table:table-cell/>
        </table:table-row>
        <table:table-row table:style-name="ro3">
          <table:table-cell office:value-type="float" office:value="1390">
            <text:p>1390</text:p>
          </table:table-cell>
          <table:table-cell office:value-type="string">
            <text:p><text:a xlink:href="https://www.google.be/maps/place/1390+Graven/@50.74924,4.6502704,13z">Graven</text:a></text:p>
          </table:table-cell>
          <table:table-cell table:style-name="ce2"/>
          <table:table-cell office:value-type="string">
            <text:p>Brabant wallon</text:p>
          </table:table-cell>
          <table:table-cell table:style-name="ce1" office:value-type="string">
            <text:p>Grez-Doiceau</text:p>
          </table:table-cell>
          <table:table-cell/>
        </table:table-row>
        <table:table-row table:style-name="ro3">
          <table:table-cell office:value-type="float" office:value="1400">
            <text:p>1400</text:p>
          </table:table-cell>
          <table:table-cell office:value-type="string">
            <text:p><text:a xlink:href="https://www.google.be/maps/place/1400+Nijvel/@50.5876826,4.2916055,13z">Nivelles</text:a></text:p>
          </table:table-cell>
          <table:table-cell table:style-name="ce2"/>
          <table:table-cell office:value-type="string">
            <text:p>Brabant wallon</text:p>
          </table:table-cell>
          <table:table-cell table:style-name="ce1" office:value-type="string">
            <text:p>Nijvel</text:p>
          </table:table-cell>
          <table:table-cell/>
        </table:table-row>
        <table:table-row table:style-name="ro3">
          <table:table-cell office:value-type="float" office:value="1400">
            <text:p>1400</text:p>
          </table:table-cell>
          <table:table-cell office:value-type="string">
            <text:p><text:a xlink:href="https://www.google.be/maps/place/1400+Nijvel/@50.5876826,4.2916055,13z">Nijvel</text:a></text:p>
          </table:table-cell>
          <table:table-cell table:style-name="ce2"/>
          <table:table-cell office:value-type="string">
            <text:p>Brabant wallon</text:p>
          </table:table-cell>
          <table:table-cell table:style-name="ce1" office:value-type="string">
            <text:p>Nivelles</text:p>
          </table:table-cell>
          <table:table-cell/>
        </table:table-row>
        <table:table-row table:style-name="ro3">
          <table:table-cell office:value-type="float" office:value="1410">
            <text:p>1410</text:p>
          </table:table-cell>
          <table:table-cell office:value-type="string">
            <text:p><text:a xlink:href="https://www.google.be/maps/place/1410+Waterloo/@50.7036509,4.3636367,13z">Waterloo</text:a></text:p>
          </table:table-cell>
          <table:table-cell table:style-name="ce2"/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20">
            <text:p>1420</text:p>
          </table:table-cell>
          <table:table-cell office:value-type="string">
            <text:p><text:a xlink:href="https://www.google.be/maps/place/1420+Eigenbrakel/@50.6928481,4.323637,13z">Braine-l'Alleud</text:a></text:p>
          </table:table-cell>
          <table:table-cell table:style-name="ce2"/>
          <table:table-cell office:value-type="string">
            <text:p>Brabant wallon</text:p>
          </table:table-cell>
          <table:table-cell table:style-name="ce1" office:value-type="string">
            <text:p>Eigenbrakel</text:p>
          </table:table-cell>
          <table:table-cell/>
        </table:table-row>
        <table:table-row table:style-name="ro3">
          <table:table-cell office:value-type="float" office:value="1420">
            <text:p>1420</text:p>
          </table:table-cell>
          <table:table-cell office:value-type="string">
            <text:p><text:a xlink:href="https://www.google.be/maps/place/1420+Eigenbrakel/@50.6928481,4.323637,13z">Eigenbrakel</text:a></text:p>
          </table:table-cell>
          <table:table-cell table:style-name="ce2"/>
          <table:table-cell office:value-type="string">
            <text:p>Brabant wallon</text:p>
          </table:table-cell>
          <table:table-cell table:style-name="ce1" office:value-type="string">
            <text:p>Braine-l'Alleud</text:p>
          </table:table-cell>
          <table:table-cell/>
        </table:table-row>
        <table:table-row table:style-name="ro3">
          <table:table-cell office:value-type="float" office:value="1430">
            <text:p>1430</text:p>
          </table:table-cell>
          <table:table-cell office:value-type="string">
            <text:p><text:a xlink:href="https://www.google.be/maps/place/1430+Roosbeek/@50.6731215,4.1009835,13z">Rebecq</text:a></text:p>
          </table:table-cell>
          <table:table-cell table:style-name="ce2"/>
          <table:table-cell office:value-type="string">
            <text:p>Brabant wallon</text:p>
          </table:table-cell>
          <table:table-cell table:style-name="ce1" office:value-type="string">
            <text:p>Roosbeek</text:p>
          </table:table-cell>
          <table:table-cell/>
        </table:table-row>
        <table:table-row table:style-name="ro3">
          <table:table-cell office:value-type="float" office:value="1435">
            <text:p>1435</text:p>
          </table:table-cell>
          <table:table-cell office:value-type="string">
            <text:p><text:a xlink:href="https://www.google.be/maps/place/1435+Mont-Saint-Guibert/@50.6348455,4.5924543,13z">Mont-Saint-Guibert</text:a></text:p>
          </table:table-cell>
          <table:table-cell table:style-name="ce2"/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40">
            <text:p>1440</text:p>
          </table:table-cell>
          <table:table-cell office:value-type="string">
            <text:p>Braine-le-Château</text:p>
          </table:table-cell>
          <table:table-cell table:style-name="ce2"/>
          <table:table-cell office:value-type="string">
            <text:p>Brabant wallon</text:p>
          </table:table-cell>
          <table:table-cell table:style-name="ce1" office:value-type="string">
            <text:p>Kasteelbrakel</text:p>
          </table:table-cell>
          <table:table-cell/>
        </table:table-row>
        <table:table-row table:style-name="ro3">
          <table:table-cell office:value-type="float" office:value="1440">
            <text:p>1440</text:p>
          </table:table-cell>
          <table:table-cell office:value-type="string">
            <text:p>Kasteelbrakel</text:p>
          </table:table-cell>
          <table:table-cell table:style-name="ce2"/>
          <table:table-cell office:value-type="string">
            <text:p>Brabant wallon</text:p>
          </table:table-cell>
          <table:table-cell table:style-name="ce1" office:value-type="string">
            <text:p>Braine-le-Château</text:p>
          </table:table-cell>
          <table:table-cell/>
        </table:table-row>
        <table:table-row table:style-name="ro3">
          <table:table-cell office:value-type="float" office:value="1450">
            <text:p>1450</text:p>
          </table:table-cell>
          <table:table-cell office:value-type="string">
            <text:p><text:a xlink:href="https://www.google.be/maps/place/1450+Chastre/@50.5955622,4.5884566,13z">Chastre</text:a></text:p>
          </table:table-cell>
          <table:table-cell table:style-name="ce2"/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57">
            <text:p>1457</text:p>
          </table:table-cell>
          <table:table-cell office:value-type="string">
            <text:p><text:a xlink:href="https://www.google.be/maps/place/1457/@50.629519,4.6518715,13z">Walhain</text:a></text:p>
          </table:table-cell>
          <table:table-cell table:style-name="ce2"/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60">
            <text:p>1460</text:p>
          </table:table-cell>
          <table:table-cell office:value-type="string">
            <text:p><text:a xlink:href="https://www.google.be/maps/place/1460+Itter/@50.6461895,4.2151424,13z">Ittre</text:a></text:p>
          </table:table-cell>
          <table:table-cell table:style-name="ce2"/>
          <table:table-cell office:value-type="string">
            <text:p>Brabant wallon</text:p>
          </table:table-cell>
          <table:table-cell table:style-name="ce1" office:value-type="string">
            <text:p>Itter</text:p>
          </table:table-cell>
          <table:table-cell/>
        </table:table-row>
        <table:table-row table:style-name="ro3">
          <table:table-cell office:value-type="float" office:value="1460">
            <text:p>1460</text:p>
          </table:table-cell>
          <table:table-cell office:value-type="string">
            <text:p><text:a xlink:href="https://www.google.be/maps/place/1460+Itter/@50.6461895,4.2151424,13z">Itter</text:a></text:p>
          </table:table-cell>
          <table:table-cell table:style-name="ce2"/>
          <table:table-cell office:value-type="string">
            <text:p>Brabant wallon</text:p>
          </table:table-cell>
          <table:table-cell table:style-name="ce1" office:value-type="string">
            <text:p>Ittre</text:p>
          </table:table-cell>
          <table:table-cell/>
        </table:table-row>
        <table:table-row table:style-name="ro3">
          <table:table-cell office:value-type="float" office:value="1470">
            <text:p>1470</text:p>
          </table:table-cell>
          <table:table-cell office:value-type="string">
            <text:p><text:a xlink:href="https://www.google.be/maps/place/1470+Genepiën/@50.6051356,4.4086745,12z">Genappe</text:a></text:p>
          </table:table-cell>
          <table:table-cell table:style-name="ce2"/>
          <table:table-cell office:value-type="string">
            <text:p>Brabant wallon</text:p>
          </table:table-cell>
          <table:table-cell table:style-name="ce1" office:value-type="string">
            <text:p>Genepiën</text:p>
          </table:table-cell>
          <table:table-cell/>
        </table:table-row>
        <table:table-row table:style-name="ro3">
          <table:table-cell office:value-type="float" office:value="1470">
            <text:p>1470</text:p>
          </table:table-cell>
          <table:table-cell office:value-type="string">
            <text:p><text:a xlink:href="https://www.google.be/maps/place/1470+Genepiën/@50.6051356,4.4086745,12z">Genepiën</text:a></text:p>
          </table:table-cell>
          <table:table-cell table:style-name="ce2"/>
          <table:table-cell office:value-type="string">
            <text:p>Brabant wallon</text:p>
          </table:table-cell>
          <table:table-cell table:style-name="ce1" office:value-type="string">
            <text:p>Genappe</text:p>
          </table:table-cell>
          <table:table-cell/>
        </table:table-row>
        <table:table-row table:style-name="ro3">
          <table:table-cell office:value-type="float" office:value="1480">
            <text:p>1480</text:p>
          </table:table-cell>
          <table:table-cell office:value-type="string">
            <text:p><text:a xlink:href="https://www.google.be/maps/place/1480/@50.6904081,4.1538845,13z">Tubize</text:a></text:p>
          </table:table-cell>
          <table:table-cell table:style-name="ce2"/>
          <table:table-cell office:value-type="string">
            <text:p>Brabant wallon</text:p>
          </table:table-cell>
          <table:table-cell table:style-name="ce1" office:value-type="string">
            <text:p>Tubeke</text:p>
          </table:table-cell>
          <table:table-cell/>
        </table:table-row>
        <table:table-row table:style-name="ro3">
          <table:table-cell office:value-type="float" office:value="1480">
            <text:p>1480</text:p>
          </table:table-cell>
          <table:table-cell office:value-type="string">
            <text:p><text:a xlink:href="https://www.google.be/maps/place/1480/@50.6904081,4.1538845,13z">Tubeke</text:a></text:p>
          </table:table-cell>
          <table:table-cell table:style-name="ce2"/>
          <table:table-cell office:value-type="string">
            <text:p>Brabant wallon</text:p>
          </table:table-cell>
          <table:table-cell table:style-name="ce1" office:value-type="string">
            <text:p>Tubize</text:p>
          </table:table-cell>
          <table:table-cell/>
        </table:table-row>
        <table:table-row table:style-name="ro3">
          <table:table-cell office:value-type="float" office:value="1490">
            <text:p>1490</text:p>
          </table:table-cell>
          <table:table-cell office:value-type="string">
            <text:p><text:a xlink:href="https://www.google.be/maps/place/1490+Court-Saint-Étienne/@50.6269493,4.5267713,13z">Court-Saint-Étienne</text:a></text:p>
          </table:table-cell>
          <table:table-cell table:style-name="ce2"/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95">
            <text:p>1495</text:p>
          </table:table-cell>
          <table:table-cell office:value-type="string">
            <text:p><text:a xlink:href="https://www.google.be/maps/place/1495/@50.5634366,4.4874318,13z">Villers-la-Ville</text:a></text:p>
          </table:table-cell>
          <table:table-cell table:style-name="ce2"/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500">
            <text:p>1500</text:p>
          </table:table-cell>
          <table:table-cell office:value-type="string">
            <text:p><text:a xlink:href="https://www.google.be/maps/place/1500+Halle/@50.7361894,4.2120851,13z">Halle</text:a></text:p>
          </table:table-cell>
          <table:table-cell table:style-name="ce2"/>
          <table:table-cell office:value-type="string">
            <text:p>Vlaams-Brabant</text:p>
          </table:table-cell>
          <table:table-cell table:style-name="ce1" office:value-type="string">
            <text:p>Hal</text:p>
          </table:table-cell>
          <table:table-cell/>
        </table:table-row>
        <table:table-row table:style-name="ro3">
          <table:table-cell office:value-type="float" office:value="1500">
            <text:p>1500</text:p>
          </table:table-cell>
          <table:table-cell office:value-type="string">
            <text:p><text:a xlink:href="https://www.google.be/maps/place/1500+Halle/@50.7361894,4.2120851,13z">Hal</text:a></text:p>
          </table:table-cell>
          <table:table-cell table:style-name="ce2"/>
          <table:table-cell office:value-type="string">
            <text:p>Vlaams-Brabant</text:p>
          </table:table-cell>
          <table:table-cell table:style-name="ce1" office:value-type="string">
            <text:p>Halle</text:p>
          </table:table-cell>
          <table:table-cell/>
        </table:table-row>
        <table:table-row table:style-name="ro3">
          <table:table-cell office:value-type="float" office:value="1540">
            <text:p>1540</text:p>
          </table:table-cell>
          <table:table-cell office:value-type="string">
            <text:p><text:a xlink:href="https://www.google.be/maps/place/1540+Herne/@50.7266652,4.0107294,13z">Herne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547">
            <text:p>1547</text:p>
          </table:table-cell>
          <table:table-cell office:value-type="string">
            <text:p><text:a xlink:href="https://www.google.be/maps/place/1547/@50.7110339,3.9143831,14z">Bever</text:a></text:p>
          </table:table-cell>
          <table:table-cell table:style-name="ce2"/>
          <table:table-cell office:value-type="string">
            <text:p>Vlaams-Brabant</text:p>
          </table:table-cell>
          <table:table-cell table:style-name="ce1" office:value-type="string">
            <text:p>Biévène</text:p>
          </table:table-cell>
          <table:table-cell table:style-name="ce1"/>
        </table:table-row>
        <table:table-row table:style-name="ro3">
          <table:table-cell office:value-type="float" office:value="1547">
            <text:p>1547</text:p>
          </table:table-cell>
          <table:table-cell office:value-type="string">
            <text:p><text:a xlink:href="https://www.google.be/maps/place/1547/@50.7110339,3.9143831,14z">Biévène</text:a></text:p>
          </table:table-cell>
          <table:table-cell table:style-name="ce2"/>
          <table:table-cell office:value-type="string">
            <text:p>Vlaams-Brabant</text:p>
          </table:table-cell>
          <table:table-cell table:style-name="ce1" office:value-type="string">
            <text:p>Bever</text:p>
          </table:table-cell>
          <table:table-cell table:style-name="ce1"/>
        </table:table-row>
        <table:table-row table:style-name="ro3">
          <table:table-cell office:value-type="float" office:value="1560">
            <text:p>1560</text:p>
          </table:table-cell>
          <table:table-cell office:value-type="string">
            <text:p><text:a xlink:href="https://www.google.be/maps/place/1560/@50.7590066,4.4402496,14z">Hoeilaart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570">
            <text:p>1570</text:p>
          </table:table-cell>
          <table:table-cell office:value-type="string">
            <text:p><text:a xlink:href="https://www.google.be/maps/place/1570+Galmaarden/@50.7505718,3.9566078,13z">Galmaarden</text:a></text:p>
          </table:table-cell>
          <table:table-cell table:style-name="ce2"/>
          <table:table-cell office:value-type="string">
            <text:p>Vlaams-Brabant</text:p>
          </table:table-cell>
          <table:table-cell table:style-name="ce1" office:value-type="string">
            <text:p>Gammerages</text:p>
          </table:table-cell>
          <table:table-cell/>
        </table:table-row>
        <table:table-row table:style-name="ro3">
          <table:table-cell office:value-type="float" office:value="1570">
            <text:p>1570</text:p>
          </table:table-cell>
          <table:table-cell office:value-type="string">
            <text:p><text:a xlink:href="https://www.google.be/maps/place/1570+Galmaarden/@50.7505718,3.9566078,13z">Gammerages</text:a></text:p>
          </table:table-cell>
          <table:table-cell table:style-name="ce2"/>
          <table:table-cell office:value-type="string">
            <text:p>Vlaams-Brabant</text:p>
          </table:table-cell>
          <table:table-cell table:style-name="ce1" office:value-type="string">
            <text:p>Galmaarden</text:p>
          </table:table-cell>
          <table:table-cell/>
        </table:table-row>
        <table:table-row table:style-name="ro3">
          <table:table-cell office:value-type="float" office:value="1600">
            <text:p>1600</text:p>
          </table:table-cell>
          <table:table-cell office:value-type="string">
            <text:p><text:a xlink:href="https://www.google.be/maps/place/1600+Sint-Pieters-Leeuw/@50.7811543,4.2022764,13z">Sint-Pieters-Leeuw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620">
            <text:p>1620</text:p>
          </table:table-cell>
          <table:table-cell office:value-type="string">
            <text:p><text:a xlink:href="https://www.google.be/maps/place/1620/@50.7963497,4.2898929,14z">Drogenbos</text:a></text:p>
          </table:table-cell>
          <table:table-cell table:style-name="ce2"/>
          <table:table-cell office:value-type="string">
            <text:p>Vlaams-Brabant</text:p>
          </table:table-cell>
          <table:table-cell/>
          <table:table-cell table:style-name="ce1"/>
        </table:table-row>
        <table:table-row table:style-name="ro3">
          <table:table-cell office:value-type="float" office:value="1630">
            <text:p>1630</text:p>
          </table:table-cell>
          <table:table-cell office:value-type="string">
            <text:p><text:a xlink:href="https://www.google.be/maps/place/1630/@50.7678668,4.3356917,15z">Linkebeek</text:a></text:p>
          </table:table-cell>
          <table:table-cell table:style-name="ce2"/>
          <table:table-cell office:value-type="string">
            <text:p>Vlaams-Brabant</text:p>
          </table:table-cell>
          <table:table-cell/>
          <table:table-cell table:style-name="ce1"/>
        </table:table-row>
        <table:table-row table:style-name="ro3">
          <table:table-cell office:value-type="float" office:value="1640">
            <text:p>1640</text:p>
          </table:table-cell>
          <table:table-cell office:value-type="string">
            <text:p><text:a xlink:href="https://www.google.be/maps/place/1640+Sint-Genesius-Rode/@50.7441469,4.3377431,13z">Sint-Genesius-Rode</text:a></text:p>
          </table:table-cell>
          <table:table-cell table:style-name="ce2"/>
          <table:table-cell office:value-type="string">
            <text:p>Vlaams-Brabant</text:p>
          </table:table-cell>
          <table:table-cell table:style-name="ce1" office:value-type="string">
            <text:p>Rhode-Saint-Genèse</text:p>
          </table:table-cell>
          <table:table-cell table:style-name="ce1"/>
        </table:table-row>
        <table:table-row table:style-name="ro2">
          <table:table-cell office:value-type="float" office:value="1640">
            <text:p>1640</text:p>
          </table:table-cell>
          <table:table-cell office:value-type="string">
            <text:p><text:a xlink:href="https://www.google.be/maps/place/1640+Sint-Genesius-Rode/@50.7441469,4.3377431,13z">Rhode-Saint-Genèse</text:a></text:p>
          </table:table-cell>
          <table:table-cell table:style-name="ce2"/>
          <table:table-cell office:value-type="string">
            <text:p>Vlaams-Brabant</text:p>
          </table:table-cell>
          <table:table-cell table:style-name="ce1" office:value-type="string">
            <text:p>Sint-Genesius-Rode</text:p>
          </table:table-cell>
          <table:table-cell table:style-name="ce1"/>
        </table:table-row>
        <table:table-row table:style-name="ro3">
          <table:table-cell office:value-type="float" office:value="1650">
            <text:p>1650</text:p>
          </table:table-cell>
          <table:table-cell office:value-type="string">
            <text:p><text:a xlink:href="https://www.google.be/maps/place/1650+Beersel/@50.7685217,4.2944531,14z">Beersel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670">
            <text:p>1670</text:p>
          </table:table-cell>
          <table:table-cell office:value-type="string">
            <text:p><text:a xlink:href="https://www.google.be/maps/place/1670+Pepingen/@50.7438879,4.1019539,13z">Pepingen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700">
            <text:p>1700</text:p>
          </table:table-cell>
          <table:table-cell office:value-type="string">
            <text:p><text:a xlink:href="https://www.google.be/maps/place/1700+Dilbeek/@50.8553176,4.2037061,13z">Dilbeek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730">
            <text:p>1730</text:p>
          </table:table-cell>
          <table:table-cell office:value-type="string">
            <text:p><text:a xlink:href="https://www.google.be/maps/place/1730+Asse/@50.911556,4.1698905,13z">Asse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740">
            <text:p>1740</text:p>
          </table:table-cell>
          <table:table-cell office:value-type="string">
            <text:p><text:a xlink:href="https://www.google.be/maps/place/1740+Ternat/@50.8724611,4.156891,14z">Ternat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745">
            <text:p>1745</text:p>
          </table:table-cell>
          <table:table-cell office:value-type="string">
            <text:p><text:a xlink:href="https://www.google.be/maps/place/1745/@50.9605995,4.14913,13z">Opwijk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750">
            <text:p>1750</text:p>
          </table:table-cell>
          <table:table-cell office:value-type="string">
            <text:p><text:a xlink:href="https://www.google.be/maps/place/1750/@50.8113802,4.125331,13z">Lennik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755">
            <text:p>1755</text:p>
          </table:table-cell>
          <table:table-cell office:value-type="string">
            <text:p><text:a xlink:href="https://www.google.be/maps/place/1755+Gooik/@50.780837,4.0585436,13z">Gooik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760">
            <text:p>1760</text:p>
          </table:table-cell>
          <table:table-cell office:value-type="string">
            <text:p><text:a xlink:href="https://www.google.be/maps/place/1760+Roosdaal/@50.8336786,4.0713604,14z">Roosdaal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770">
            <text:p>1770</text:p>
          </table:table-cell>
          <table:table-cell office:value-type="string">
            <text:p><text:a xlink:href="https://www.google.be/maps/place/1770/@50.8694666,4.0752013,14z">Liedekerke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780">
            <text:p>1780</text:p>
          </table:table-cell>
          <table:table-cell office:value-type="string">
            <text:p><text:a xlink:href="https://www.google.be/maps/place/1780+Wemmel/@50.909324,4.2911836,14z">Wemmel</text:a></text:p>
          </table:table-cell>
          <table:table-cell table:style-name="ce2"/>
          <table:table-cell office:value-type="string">
            <text:p>Vlaams-Brabant</text:p>
          </table:table-cell>
          <table:table-cell/>
          <table:table-cell table:style-name="ce1"/>
        </table:table-row>
        <table:table-row table:style-name="ro3">
          <table:table-cell office:value-type="float" office:value="1785">
            <text:p>1785</text:p>
          </table:table-cell>
          <table:table-cell office:value-type="string">
            <text:p><text:a xlink:href="https://www.google.be/maps/place/1785/@50.9535605,4.2067535,13z">Merchtem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790">
            <text:p>1790</text:p>
          </table:table-cell>
          <table:table-cell office:value-type="string">
            <text:p><text:a xlink:href="https://www.google.be/maps/place/1790+Affligem/@50.9078686,4.0773254,13z">Affligem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800">
            <text:p>1800</text:p>
          </table:table-cell>
          <table:table-cell office:value-type="string">
            <text:p><text:a xlink:href="https://www.google.be/maps/place/1800/@50.9282733,4.3890084,13z">Vilvoorde</text:a></text:p>
          </table:table-cell>
          <table:table-cell table:style-name="ce2"/>
          <table:table-cell office:value-type="string">
            <text:p>Vlaams-Brabant</text:p>
          </table:table-cell>
          <table:table-cell table:style-name="ce1" office:value-type="string">
            <text:p>Vilvorde</text:p>
          </table:table-cell>
          <table:table-cell/>
        </table:table-row>
        <table:table-row table:style-name="ro3">
          <table:table-cell office:value-type="float" office:value="1800">
            <text:p>1800</text:p>
          </table:table-cell>
          <table:table-cell office:value-type="string">
            <text:p><text:a xlink:href="https://www.google.be/maps/place/1800/@50.9282733,4.3890084,13z">Vilvorde</text:a></text:p>
          </table:table-cell>
          <table:table-cell table:style-name="ce2"/>
          <table:table-cell office:value-type="string">
            <text:p>Vlaams-Brabant</text:p>
          </table:table-cell>
          <table:table-cell table:style-name="ce1" office:value-type="string">
            <text:p>Vilvoorde</text:p>
          </table:table-cell>
          <table:table-cell/>
        </table:table-row>
        <table:table-row table:style-name="ro3">
          <table:table-cell office:value-type="float" office:value="1820">
            <text:p>1820</text:p>
          </table:table-cell>
          <table:table-cell office:value-type="string">
            <text:p><text:a xlink:href="https://www.google.be/maps/place/1820+Steenokkerzeel/@50.9242898,4.4615155,13z">Steenokkerzeel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830">
            <text:p>1830</text:p>
          </table:table-cell>
          <table:table-cell office:value-type="string">
            <text:p><text:a xlink:href="https://www.google.be/maps/place/1830+Machelen/@50.9117683,4.4253358,14z">Machelen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840">
            <text:p>1840</text:p>
          </table:table-cell>
          <table:table-cell office:value-type="string">
            <text:p><text:a xlink:href="https://www.google.be/maps/place/1840/@51.0085504,4.2423696,13z">Londerzeel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850">
            <text:p>1850</text:p>
          </table:table-cell>
          <table:table-cell office:value-type="string">
            <text:p><text:a xlink:href="https://www.google.be/maps/place/1850+Grimbergen/@50.9500792,4.3478262,13z">Grimbergen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860">
            <text:p>1860</text:p>
          </table:table-cell>
          <table:table-cell office:value-type="string">
            <text:p><text:a xlink:href="https://www.google.be/maps/place/1860+Meise/@50.9479005,4.2862776,13z">Meise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880">
            <text:p>1880</text:p>
          </table:table-cell>
          <table:table-cell office:value-type="string">
            <text:p><text:a xlink:href="https://www.google.be/maps/place/1880+Kapelle-op-den-Bos/@50.9990828,4.3197895,13z">Kapelle-op-den-Bos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910">
            <text:p>1910</text:p>
          </table:table-cell>
          <table:table-cell office:value-type="string">
            <text:p><text:a xlink:href="https://www.google.be/maps/place/1910+Kampenhout/@50.9398376,4.5308937,13z">Kampenhout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930">
            <text:p>1930</text:p>
          </table:table-cell>
          <table:table-cell office:value-type="string">
            <text:p><text:a xlink:href="https://www.google.be/maps/place/1930+Zaventem/@50.8812434,4.4697606,14z">Zaventem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950">
            <text:p>1950</text:p>
          </table:table-cell>
          <table:table-cell office:value-type="string">
            <text:p><text:a xlink:href="https://www.google.be/maps/place/1950+Kraainem/@50.8423479,4.4359677,13z">Kraainem</text:a></text:p>
          </table:table-cell>
          <table:table-cell table:style-name="ce2"/>
          <table:table-cell office:value-type="string">
            <text:p>Vlaams-Brabant</text:p>
          </table:table-cell>
          <table:table-cell/>
          <table:table-cell table:style-name="ce1"/>
        </table:table-row>
        <table:table-row table:style-name="ro3">
          <table:table-cell office:value-type="float" office:value="1970">
            <text:p>1970</text:p>
          </table:table-cell>
          <table:table-cell office:value-type="string">
            <text:p><text:a xlink:href="https://www.google.be/maps/place/1970+Wezembeek-Oppem/@50.8447338,4.4763433,14z">Wezembeek-Oppem</text:a></text:p>
          </table:table-cell>
          <table:table-cell table:style-name="ce2"/>
          <table:table-cell office:value-type="string">
            <text:p>Vlaams-Brabant</text:p>
          </table:table-cell>
          <table:table-cell/>
          <table:table-cell table:style-name="ce1"/>
        </table:table-row>
        <table:table-row table:style-name="ro3">
          <table:table-cell office:value-type="float" office:value="1980">
            <text:p>1980</text:p>
          </table:table-cell>
          <table:table-cell office:value-type="string">
            <text:p><text:a xlink:href="https://www.google.be/maps/place/1980+Zemst/@50.9774239,4.3923404,13z">Zemst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4">
          <table:table-cell office:value-type="float" office:value="2000">
            <text:p>2000</text:p>
          </table:table-cell>
          <table:table-cell office:value-type="string">
            <text:p><text:a xlink:href="https://www.google.be/maps/place/2000+Antwerpen/@51.2187916,4.3760409,14z">Antwerpen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Anvers</text:p>
          </table:table-cell>
          <table:table-cell/>
        </table:table-row>
        <table:table-row table:style-name="ro4">
          <table:table-cell office:value-type="float" office:value="2000">
            <text:p>2000</text:p>
          </table:table-cell>
          <table:table-cell office:value-type="string">
            <text:p><text:a xlink:href="https://www.google.be/maps/place/2000+Antwerpen/@51.2187916,4.3760409,14z">Anvers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Antwerpen</text:p>
          </table:table-cell>
          <table:table-cell/>
        </table:table-row>
        <table:table-row table:style-name="ro4">
          <table:table-cell office:value-type="float" office:value="2018">
            <text:p>2018</text:p>
          </table:table-cell>
          <table:table-cell office:value-type="string">
            <text:p><text:a xlink:href="https://www.google.be/maps/place/2018+Antwerpen/@51.2049322,4.3966873,14z">Antwerpen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Anvers</text:p>
          </table:table-cell>
          <table:table-cell/>
        </table:table-row>
        <table:table-row table:style-name="ro4">
          <table:table-cell office:value-type="float" office:value="2018">
            <text:p>2018</text:p>
          </table:table-cell>
          <table:table-cell office:value-type="string">
            <text:p><text:a xlink:href="https://www.google.be/maps/place/2018+Antwerpen/@51.2049322,4.3966873,14z">Anvers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Antwerpen</text:p>
          </table:table-cell>
          <table:table-cell/>
        </table:table-row>
        <table:table-row table:style-name="ro4">
          <table:table-cell office:value-type="float" office:value="2020">
            <text:p>2020</text:p>
          </table:table-cell>
          <table:table-cell office:value-type="string">
            <text:p><text:a xlink:href="https://www.google.be/maps/place/2020+Antwerpen/@51.1914657,4.3635405,14z">Antwerpen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Anvers</text:p>
          </table:table-cell>
          <table:table-cell/>
        </table:table-row>
        <table:table-row table:style-name="ro4">
          <table:table-cell office:value-type="float" office:value="2020">
            <text:p>2020</text:p>
          </table:table-cell>
          <table:table-cell office:value-type="string">
            <text:p><text:a xlink:href="https://www.google.be/maps/place/2020+Antwerpen/@51.1914657,4.3635405,14z">Anvers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Antwerpen</text:p>
          </table:table-cell>
          <table:table-cell/>
        </table:table-row>
        <table:table-row table:style-name="ro4">
          <table:table-cell office:value-type="float" office:value="2030">
            <text:p>2030</text:p>
          </table:table-cell>
          <table:table-cell office:value-type="string">
            <text:p><text:a xlink:href="https://www.google.be/maps/place/2030+Antwerpen/@51.2742262,4.3286863,13z">Antwerpen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Anvers</text:p>
          </table:table-cell>
          <table:table-cell/>
        </table:table-row>
        <table:table-row table:style-name="ro4">
          <table:table-cell office:value-type="float" office:value="2030">
            <text:p>2030</text:p>
          </table:table-cell>
          <table:table-cell office:value-type="string">
            <text:p><text:a xlink:href="https://www.google.be/maps/place/2030+Antwerpen/@51.2742262,4.3286863,13z">Anvers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Antwerpen</text:p>
          </table:table-cell>
          <table:table-cell/>
        </table:table-row>
        <table:table-row table:style-name="ro4">
          <table:table-cell office:value-type="float" office:value="2040">
            <text:p>2040</text:p>
          </table:table-cell>
          <table:table-cell office:value-type="string">
            <text:p><text:a xlink:href="https://www.google.be/maps/place/2040+Antwerpen/@51.3365407,4.2581509,13z">Antwerpen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Anvers</text:p>
          </table:table-cell>
          <table:table-cell/>
        </table:table-row>
        <table:table-row table:style-name="ro4">
          <table:table-cell office:value-type="float" office:value="2040">
            <text:p>2040</text:p>
          </table:table-cell>
          <table:table-cell office:value-type="string">
            <text:p><text:a xlink:href="https://www.google.be/maps/place/2040+Antwerpen/@51.3365407,4.2581509,13z">Anvers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Antwerpen</text:p>
          </table:table-cell>
          <table:table-cell/>
        </table:table-row>
        <table:table-row table:style-name="ro4">
          <table:table-cell office:value-type="float" office:value="2050">
            <text:p>2050</text:p>
          </table:table-cell>
          <table:table-cell office:value-type="string">
            <text:p><text:a xlink:href="https://www.google.be/maps/place/2050+Antwerpen/@51.2226302,4.3514797,14z">Antwerpen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Anvers</text:p>
          </table:table-cell>
          <table:table-cell/>
        </table:table-row>
        <table:table-row table:style-name="ro4">
          <table:table-cell office:value-type="float" office:value="2050">
            <text:p>2050</text:p>
          </table:table-cell>
          <table:table-cell office:value-type="string">
            <text:p><text:a xlink:href="https://www.google.be/maps/place/2050+Antwerpen/@51.2226302,4.3514797,14z">Anvers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Antwerpen</text:p>
          </table:table-cell>
          <table:table-cell/>
        </table:table-row>
        <table:table-row table:style-name="ro4">
          <table:table-cell office:value-type="float" office:value="2060">
            <text:p>2060</text:p>
          </table:table-cell>
          <table:table-cell office:value-type="string">
            <text:p><text:a xlink:href="https://www.google.be/maps/place/2060+Antwerpen/@51.2288161,4.4196499,15z">Antwerpen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Anvers</text:p>
          </table:table-cell>
          <table:table-cell/>
        </table:table-row>
        <table:table-row table:style-name="ro4">
          <table:table-cell office:value-type="float" office:value="2060">
            <text:p>2060</text:p>
          </table:table-cell>
          <table:table-cell office:value-type="string">
            <text:p><text:a xlink:href="https://www.google.be/maps/place/2060+Antwerpen/@51.2288161,4.4196499,15z">Anvers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Antwerpen</text:p>
          </table:table-cell>
          <table:table-cell/>
        </table:table-row>
        <table:table-row table:style-name="ro5">
          <table:table-cell office:value-type="float" office:value="2070">
            <text:p>2070</text:p>
          </table:table-cell>
          <table:table-cell office:value-type="string">
            <text:p><text:a xlink:href="https://www.google.be/maps/place/2070/@51.2233268,4.2887098,13z">Zwijndrecht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Februari 2023: plannen voor provinciegrenswijziging, opdat Zwijndrecht in Oost-Vlaanderen komt te liggen i.p.v. in Antwerpen</text:p>
          </table:table-cell>
          <table:table-cell/>
        </table:table-row>
        <table:table-row table:style-name="ro4">
          <table:table-cell office:value-type="float" office:value="2100">
            <text:p>2100</text:p>
          </table:table-cell>
          <table:table-cell office:value-type="string">
            <text:p><text:a xlink:href="https://www.google.be/maps/place/2100+Antwerpen,+België/@51.2145255,4.4710045,17z/">Antwerpen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Anvers</text:p>
          </table:table-cell>
          <table:table-cell/>
        </table:table-row>
        <table:table-row table:style-name="ro4">
          <table:table-cell office:value-type="float" office:value="2100">
            <text:p>2100</text:p>
          </table:table-cell>
          <table:table-cell office:value-type="string">
            <text:p><text:a xlink:href="https://www.google.be/maps/place/2100+Antwerpen,+België/@51.2145255,4.4710045,17z/">Anvers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Antwerpen</text:p>
          </table:table-cell>
          <table:table-cell/>
        </table:table-row>
        <table:table-row table:style-name="ro4">
          <table:table-cell office:value-type="float" office:value="2110">
            <text:p>2110</text:p>
          </table:table-cell>
          <table:table-cell office:value-type="string">
            <text:p><text:a xlink:href="https://www.google.be/maps/place/2110/@51.2287554,4.4995495,14z">Wijnegem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140">
            <text:p>2140</text:p>
          </table:table-cell>
          <table:table-cell office:value-type="string">
            <text:p><text:a xlink:href="https://www.google.be/maps/place/2140+Antwerpen/@51.2104536,4.4247525,14z">Antwerpen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Anvers</text:p>
          </table:table-cell>
          <table:table-cell/>
        </table:table-row>
        <table:table-row table:style-name="ro4">
          <table:table-cell office:value-type="float" office:value="2140">
            <text:p>2140</text:p>
          </table:table-cell>
          <table:table-cell office:value-type="string">
            <text:p><text:a xlink:href="https://www.google.be/maps/place/2140+Antwerpen/@51.2104536,4.4247525,14z">Anvers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Antwerpen</text:p>
          </table:table-cell>
          <table:table-cell/>
        </table:table-row>
        <table:table-row table:style-name="ro6">
          <table:table-cell office:value-type="float" office:value="2150">
            <text:p>2150</text:p>
          </table:table-cell>
          <table:table-cell office:value-type="string">
            <text:p><text:a xlink:href="https://www.google.be/maps/place/2150/@51.1922526,4.4807574,15z">Borsbeek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19-12-2023 besloten tot fusie met Antwerpen per 2025; Borsbeek wordt district van Antwerpen</text:p>
          </table:table-cell>
          <table:table-cell/>
        </table:table-row>
        <table:table-row table:style-name="ro4">
          <table:table-cell office:value-type="float" office:value="2160">
            <text:p>2160</text:p>
          </table:table-cell>
          <table:table-cell office:value-type="string">
            <text:p><text:a xlink:href="https://www.google.be/maps/place/2160+Wommelgem/@51.2048126,4.5046548,14z">Wommelgem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170">
            <text:p>2170</text:p>
          </table:table-cell>
          <table:table-cell office:value-type="string">
            <text:p><text:a xlink:href="https://www.google.be/maps/place/2170+Antwerpen/@51.2497748,4.4280052,14z">Antwerpen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Anvers</text:p>
          </table:table-cell>
          <table:table-cell/>
        </table:table-row>
        <table:table-row table:style-name="ro4">
          <table:table-cell office:value-type="float" office:value="2170">
            <text:p>2170</text:p>
          </table:table-cell>
          <table:table-cell office:value-type="string">
            <text:p><text:a xlink:href="https://www.google.be/maps/place/2170+Antwerpen/@51.2497748,4.4280052,14z">Anvers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Antwerpen</text:p>
          </table:table-cell>
          <table:table-cell/>
        </table:table-row>
        <table:table-row table:style-name="ro4">
          <table:table-cell office:value-type="float" office:value="2180">
            <text:p>2180</text:p>
          </table:table-cell>
          <table:table-cell office:value-type="string">
            <text:p><text:a xlink:href="https://www.google.be/maps/place/2180+Antwerpen/@51.2835515,4.4121387,14z">Antwerpen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Anvers</text:p>
          </table:table-cell>
          <table:table-cell/>
        </table:table-row>
        <table:table-row table:style-name="ro4">
          <table:table-cell office:value-type="float" office:value="2180">
            <text:p>2180</text:p>
          </table:table-cell>
          <table:table-cell office:value-type="string">
            <text:p><text:a xlink:href="https://www.google.be/maps/place/2180+Antwerpen/@51.2835515,4.4121387,14z">Anvers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Antwerpen</text:p>
          </table:table-cell>
          <table:table-cell/>
        </table:table-row>
        <table:table-row table:style-name="ro4">
          <table:table-cell office:value-type="float" office:value="2200">
            <text:p>2200</text:p>
          </table:table-cell>
          <table:table-cell office:value-type="string">
            <text:p><text:a xlink:href="https://www.google.be/maps/place/2200+Herentals/@51.1594591,4.7591558,12z">Herentals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220">
            <text:p>2220</text:p>
          </table:table-cell>
          <table:table-cell office:value-type="string">
            <text:p><text:a xlink:href="https://www.google.be/maps/place/2220+Heist-op-den-Berg/@51.0643878,4.7066261,13z">Heist-op-den-Berg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230">
            <text:p>2230</text:p>
          </table:table-cell>
          <table:table-cell office:value-type="string">
            <text:p><text:a xlink:href="https://www.google.be/maps/place/2230/@51.05078,4.8490963,13z">Herselt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235">
            <text:p>2235</text:p>
          </table:table-cell>
          <table:table-cell office:value-type="string">
            <text:p><text:a xlink:href="https://www.google.be/maps/place/2235+Hulshout/@51.05828,4.782796,13z">Hulshout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240">
            <text:p>2240</text:p>
          </table:table-cell>
          <table:table-cell office:value-type="string">
            <text:p><text:a xlink:href="https://www.google.be/maps/place/2240+Zandhoven/@51.2091691,4.6244233,13z">Zandhoven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250">
            <text:p>2250</text:p>
          </table:table-cell>
          <table:table-cell office:value-type="string">
            <text:p><text:a xlink:href="https://www.google.be/maps/place/2250/@51.1665377,4.8485924,13z">Olen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260">
            <text:p>2260</text:p>
          </table:table-cell>
          <table:table-cell office:value-type="string">
            <text:p><text:a xlink:href="https://www.google.be/maps/place/2260+Westerlo/@51.1058513,4.8456603,13z">Westerlo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270">
            <text:p>2270</text:p>
          </table:table-cell>
          <table:table-cell office:value-type="string">
            <text:p><text:a xlink:href="https://www.google.be/maps/place/2270+Herenthout/@51.1381483,4.7261,13z">Herenthout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275">
            <text:p>2275</text:p>
          </table:table-cell>
          <table:table-cell office:value-type="string">
            <text:p><text:a xlink:href="https://www.google.be/maps/place/2275/@51.2530394,4.7996773,13z">Lille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280">
            <text:p>2280</text:p>
          </table:table-cell>
          <table:table-cell office:value-type="string">
            <text:p><text:a xlink:href="https://www.google.be/maps/place/2280+Grobbendonk/@51.188733,4.7076451,13z">Grobbendonk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290">
            <text:p>2290</text:p>
          </table:table-cell>
          <table:table-cell office:value-type="string">
            <text:p><text:a xlink:href="https://www.google.be/maps/place/2290+Vorselaar/@51.2170895,4.7453894,13z">Vorselaar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300">
            <text:p>2300</text:p>
          </table:table-cell>
          <table:table-cell office:value-type="string">
            <text:p><text:a xlink:href="https://www.google.be/maps/place/2300+Turnhout/@51.3289605,4.866685,12z">Turnhout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310">
            <text:p>2310</text:p>
          </table:table-cell>
          <table:table-cell office:value-type="string">
            <text:p><text:a xlink:href="https://www.google.be/maps/place/2310+Rijkevorsel/@51.352614,4.7371252,13z">Rijkevorsel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320">
            <text:p>2320</text:p>
          </table:table-cell>
          <table:table-cell office:value-type="string">
            <text:p><text:a xlink:href="https://www.google.be/maps/place/2320+Hoogstraten/@51.3957825,4.7299402,14z">Hoogstraten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330">
            <text:p>2330</text:p>
          </table:table-cell>
          <table:table-cell office:value-type="string">
            <text:p><text:a xlink:href="https://www.google.be/maps/place/2330+Merksplas/@51.3745053,4.8357433,13z">Merksplas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340">
            <text:p>2340</text:p>
          </table:table-cell>
          <table:table-cell office:value-type="string">
            <text:p><text:a xlink:href="https://www.google.be/maps/place/2340/@51.3087984,4.7959126,13z">Beerse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350">
            <text:p>2350</text:p>
          </table:table-cell>
          <table:table-cell office:value-type="string">
            <text:p><text:a xlink:href="https://www.google.be/maps/place/2350+Vosselaar/@51.3060871,4.8582869,14z">Vosselaar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360">
            <text:p>2360</text:p>
          </table:table-cell>
          <table:table-cell office:value-type="string">
            <text:p><text:a xlink:href="https://www.google.be/maps/place/2360/@51.3199431,4.9748177,13z">Oud-Turnhout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370">
            <text:p>2370</text:p>
          </table:table-cell>
          <table:table-cell office:value-type="string">
            <text:p><text:a xlink:href="https://www.google.be/maps/place/2370+Arendonk/@51.3424289,5.0148379,12z">Arendonk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380">
            <text:p>2380</text:p>
          </table:table-cell>
          <table:table-cell office:value-type="string">
            <text:p><text:a xlink:href="https://www.google.be/maps/place/2380+Ravels/@51.3797283,4.9868794,13z">Ravels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387">
            <text:p>2387</text:p>
          </table:table-cell>
          <table:table-cell office:value-type="string">
            <text:p><text:a xlink:href="https://www.google.be/maps/place/2387/@51.4241618,4.8546898,13z">Baarle-Hertog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Baerle-Duc</text:p>
          </table:table-cell>
          <table:table-cell/>
        </table:table-row>
        <table:table-row table:style-name="ro4">
          <table:table-cell office:value-type="float" office:value="2387">
            <text:p>2387</text:p>
          </table:table-cell>
          <table:table-cell office:value-type="string">
            <text:p><text:a xlink:href="https://www.google.be/maps/place/2387/@51.4241618,4.8546898,13z">Baerle-Duc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Baarle-Hertog</text:p>
          </table:table-cell>
          <table:table-cell/>
        </table:table-row>
        <table:table-row table:style-name="ro4">
          <table:table-cell office:value-type="float" office:value="2390">
            <text:p>2390</text:p>
          </table:table-cell>
          <table:table-cell office:value-type="string">
            <text:p><text:a xlink:href="https://www.google.be/maps/place/2390+Malle/@51.2846462,4.6701741,13z">Malle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400">
            <text:p>2400</text:p>
          </table:table-cell>
          <table:table-cell office:value-type="string">
            <text:p><text:a xlink:href="https://www.google.be/maps/place/2400/@51.2382567,5.068675,12z">Mol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430">
            <text:p>2430</text:p>
          </table:table-cell>
          <table:table-cell office:value-type="string">
            <text:p><text:a xlink:href="https://www.google.be/maps/place/2430+Laakdal/@51.0946659,4.9948237,13z">Laakdal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440">
            <text:p>2440</text:p>
          </table:table-cell>
          <table:table-cell office:value-type="string">
            <text:p><text:a xlink:href="https://www.google.be/maps/place/2440+Geel/@51.1658116,4.9160464,12z">Geel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450">
            <text:p>2450</text:p>
          </table:table-cell>
          <table:table-cell office:value-type="string">
            <text:p><text:a xlink:href="https://www.google.be/maps/place/2450/@51.1266773,5.035939,13z">Meerhout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460">
            <text:p>2460</text:p>
          </table:table-cell>
          <table:table-cell office:value-type="string">
            <text:p><text:a xlink:href="https://www.google.be/maps/place/2460+Kasterlee/@51.2408017,4.9118206,13z">Kasterlee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470">
            <text:p>2470</text:p>
          </table:table-cell>
          <table:table-cell office:value-type="string">
            <text:p><text:a xlink:href="https://www.google.be/maps/place/2470/@51.2578942,5.0525459,13z">Retie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480">
            <text:p>2480</text:p>
          </table:table-cell>
          <table:table-cell office:value-type="string">
            <text:p><text:a xlink:href="https://www.google.be/maps/place/2480/@51.2443124,5.0832307,13z">Dessel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490">
            <text:p>2490</text:p>
          </table:table-cell>
          <table:table-cell office:value-type="string">
            <text:p><text:a xlink:href="https://www.google.be/maps/place/2490+Balen/@51.1721657,5.140563,13z">Balen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500">
            <text:p>2500</text:p>
          </table:table-cell>
          <table:table-cell office:value-type="string">
            <text:p><text:a xlink:href="https://www.google.be/maps/place/2500/@51.1192046,4.5395587,13z">Lier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Lierre</text:p>
          </table:table-cell>
          <table:table-cell/>
        </table:table-row>
        <table:table-row table:style-name="ro4">
          <table:table-cell office:value-type="float" office:value="2500">
            <text:p>2500</text:p>
          </table:table-cell>
          <table:table-cell office:value-type="string">
            <text:p><text:a xlink:href="https://www.google.be/maps/place/2500/@51.1192046,4.5395587,13z">Lierre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Lier</text:p>
          </table:table-cell>
          <table:table-cell/>
        </table:table-row>
        <table:table-row table:style-name="ro4">
          <table:table-cell office:value-type="float" office:value="2520">
            <text:p>2520</text:p>
          </table:table-cell>
          <table:table-cell office:value-type="string">
            <text:p><text:a xlink:href="https://www.google.be/maps/place/2520+Ranst/@51.1923631,4.5518497,13z">Ranst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530">
            <text:p>2530</text:p>
          </table:table-cell>
          <table:table-cell office:value-type="string">
            <text:p><text:a xlink:href="https://www.google.be/maps/place/2530+Boechout/@51.1594058,4.4746736,13z">Boechout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540">
            <text:p>2540</text:p>
          </table:table-cell>
          <table:table-cell office:value-type="string">
            <text:p><text:a xlink:href="https://www.google.be/maps/place/2540+Hove/@51.1468327,4.4668445,14z">Hove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547">
            <text:p>2547</text:p>
          </table:table-cell>
          <table:table-cell office:value-type="string">
            <text:p><text:a xlink:href="https://www.google.be/maps/place/2547/@51.1290592,4.4823777,14z">Lint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550">
            <text:p>2550</text:p>
          </table:table-cell>
          <table:table-cell office:value-type="string">
            <text:p><text:a xlink:href="https://www.google.be/maps/place/2550+Kontich/@51.1213672,4.406523,13z">Kontich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560">
            <text:p>2560</text:p>
          </table:table-cell>
          <table:table-cell office:value-type="string">
            <text:p><text:a xlink:href="https://www.google.be/maps/place/2560+Nijlen/@51.1517297,4.6237019,13z">Nijlen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570">
            <text:p>2570</text:p>
          </table:table-cell>
          <table:table-cell office:value-type="string">
            <text:p><text:a xlink:href="https://www.google.be/maps/place/2570+Duffel/@51.0947559,4.5025972,14z">Duffel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580">
            <text:p>2580</text:p>
          </table:table-cell>
          <table:table-cell office:value-type="string">
            <text:p><text:a xlink:href="https://www.google.be/maps/place/2580+Putte/@51.0516757,4.5914528,13z">Putte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590">
            <text:p>2590</text:p>
          </table:table-cell>
          <table:table-cell office:value-type="string">
            <text:p><text:a xlink:href="https://www.google.be/maps/place/2590+Berlaar/@51.1053203,4.6178083,13z">Berlaar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600">
            <text:p>2600</text:p>
          </table:table-cell>
          <table:table-cell office:value-type="string">
            <text:p><text:a xlink:href="https://www.google.be/maps/place/2600+Antwerpen,+België/@51.1923982,4.4326104,17z">Antwerpen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Anvers</text:p>
          </table:table-cell>
          <table:table-cell/>
        </table:table-row>
        <table:table-row table:style-name="ro4">
          <table:table-cell office:value-type="float" office:value="2600">
            <text:p>2600</text:p>
          </table:table-cell>
          <table:table-cell office:value-type="string">
            <text:p><text:a xlink:href="https://www.google.be/maps/place/2600+Antwerpen,+België/@51.1923982,4.4326104,17z">Anvers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Antwerpen</text:p>
          </table:table-cell>
          <table:table-cell/>
        </table:table-row>
        <table:table-row table:style-name="ro4">
          <table:table-cell office:value-type="float" office:value="2610">
            <text:p>2610</text:p>
          </table:table-cell>
          <table:table-cell office:value-type="string">
            <text:p><text:a xlink:href="https://www.google.be/maps/place/Wilrijk,+2610+Antwerpen,+België/@51.1683083,4.3767772,14z">Antwerpen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Anvers</text:p>
          </table:table-cell>
          <table:table-cell/>
        </table:table-row>
        <table:table-row table:style-name="ro4">
          <table:table-cell office:value-type="float" office:value="2610">
            <text:p>2610</text:p>
          </table:table-cell>
          <table:table-cell office:value-type="string">
            <text:p><text:a xlink:href="https://www.google.be/maps/place/Wilrijk,+2610+Antwerpen,+België/@51.1683083,4.3767772,14z">Anvers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Antwerpen</text:p>
          </table:table-cell>
          <table:table-cell/>
        </table:table-row>
        <table:table-row table:style-name="ro4">
          <table:table-cell office:value-type="float" office:value="2620">
            <text:p>2620</text:p>
          </table:table-cell>
          <table:table-cell office:value-type="string">
            <text:p><text:a xlink:href="https://www.google.be/maps/place/2620/@51.1456465,4.3228898,14z">Hemiksem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627">
            <text:p>2627</text:p>
          </table:table-cell>
          <table:table-cell office:value-type="string">
            <text:p><text:a xlink:href="https://www.google.be/maps/place/2627+Schelle/@51.1237151,4.3251515,14z">Schelle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630">
            <text:p>2630</text:p>
          </table:table-cell>
          <table:table-cell office:value-type="string">
            <text:p><text:a xlink:href="https://www.google.be/maps/place/2630/@51.1303792,4.3638261,14z">Aartselaar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640">
            <text:p>2640</text:p>
          </table:table-cell>
          <table:table-cell office:value-type="string">
            <text:p><text:a xlink:href="https://www.google.be/maps/place/2640+Mortsel/@51.1752312,4.4408864,14z">Mortsel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650">
            <text:p>2650</text:p>
          </table:table-cell>
          <table:table-cell office:value-type="string">
            <text:p><text:a xlink:href="https://www.google.be/maps/place/2650/@51.158768,4.412936,14z">Edegem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660">
            <text:p>2660</text:p>
          </table:table-cell>
          <table:table-cell office:value-type="string">
            <text:p><text:a xlink:href="https://www.google.be/maps/place/2660+Antwerpen,+België/@51.1771204,4.3511079,17z">Antwerpen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Anvers</text:p>
          </table:table-cell>
          <table:table-cell/>
        </table:table-row>
        <table:table-row table:style-name="ro4">
          <table:table-cell office:value-type="float" office:value="2660">
            <text:p>2660</text:p>
          </table:table-cell>
          <table:table-cell office:value-type="string">
            <text:p><text:a xlink:href="https://www.google.be/maps/place/2660+Antwerpen,+België/@51.1771204,4.3511079,17z">Anvers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Antwerpen</text:p>
          </table:table-cell>
          <table:table-cell/>
        </table:table-row>
        <table:table-row table:style-name="ro7">
          <table:table-cell office:value-type="float" office:value="2800">
            <text:p>2800</text:p>
          </table:table-cell>
          <table:table-cell office:value-type="string">
            <text:p><text:a xlink:href="https://www.google.be/maps/place/2800+Mechelen/@51.0348755,4.4328368,13z">Mechelen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Malines; plan tot fusie met Boortmeerbeek april 2022 bekendgemaakt</text:p>
          </table:table-cell>
          <table:table-cell/>
        </table:table-row>
        <table:table-row table:style-name="ro8">
          <table:table-cell office:value-type="float" office:value="2800">
            <text:p>2800</text:p>
          </table:table-cell>
          <table:table-cell office:value-type="string">
            <text:p><text:a xlink:href="https://www.google.be/maps/place/2800+Mechelen/@51.0348755,4.4328368,13z">Malines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Mechelen; plan tot fusie met Boortmeerbeek april 2022 bekendgemaakt</text:p>
          </table:table-cell>
          <table:table-cell/>
        </table:table-row>
        <table:table-row table:style-name="ro4">
          <table:table-cell office:value-type="float" office:value="2820">
            <text:p>2820</text:p>
          </table:table-cell>
          <table:table-cell office:value-type="string">
            <text:p><text:a xlink:href="https://www.google.be/maps/place/2820/@51.0184542,4.5339405,13z">Bonheiden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830">
            <text:p>2830</text:p>
          </table:table-cell>
          <table:table-cell office:value-type="string">
            <text:p><text:a xlink:href="https://www.google.be/maps/place/2830+Willebroek/@51.0505051,4.339317,13z">Willebroek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840">
            <text:p>2840</text:p>
          </table:table-cell>
          <table:table-cell office:value-type="string">
            <text:p><text:a xlink:href="https://www.google.be/maps/place/2840/@51.0953959,4.3974831,14z">Rumst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845">
            <text:p>2845</text:p>
          </table:table-cell>
          <table:table-cell office:value-type="string">
            <text:p><text:a xlink:href="https://www.google.be/maps/place/2845+Niel/@51.1055927,4.3270262,15z">Niel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850">
            <text:p>2850</text:p>
          </table:table-cell>
          <table:table-cell office:value-type="string">
            <text:p><text:a xlink:href="https://www.google.be/maps/place/2850/@51.0932666,4.3553716,14z">Boom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860">
            <text:p>2860</text:p>
          </table:table-cell>
          <table:table-cell office:value-type="string">
            <text:p><text:a xlink:href="https://www.google.be/maps/place/2860+Sint-Katelijne-Waver/@51.0623274,4.4813092,13z">Sint-Katelijne-Waver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1">
          <table:table-cell office:value-type="float" office:value="2870">
            <text:p>2870</text:p>
          </table:table-cell>
          <table:table-cell office:value-type="string">
            <text:p><text:a xlink:href="https://www.google.be/maps/place/2870/@51.0642509,4.2695343,13z">Puurs-Sint-Amands</text:a></text:p>
          </table:table-cell>
          <table:table-cell table:style-name="ce2"/>
          <table:table-cell office:value-type="string">
            <text:p>Antwerpen</text:p>
          </table:table-cell>
          <table:table-cell table:style-name="ce1" office:value-type="string">
            <text:p>per 1-1-2019 gefuseerd uit Puurs en Sint-Amands</text:p>
          </table:table-cell>
          <table:table-cell/>
        </table:table-row>
        <table:table-row table:style-name="ro4">
          <table:table-cell office:value-type="float" office:value="2880">
            <text:p>2880</text:p>
          </table:table-cell>
          <table:table-cell office:value-type="string">
            <text:p><text:a xlink:href="https://www.google.be/maps/place/2880+Bornem/@51.0922798,4.2148927,13z">Bornem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900">
            <text:p>2900</text:p>
          </table:table-cell>
          <table:table-cell office:value-type="string">
            <text:p><text:a xlink:href="https://www.google.be/maps/place/2900+Schoten/@51.2700248,4.4690657,13z">Schoten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910">
            <text:p>2910</text:p>
          </table:table-cell>
          <table:table-cell office:value-type="string">
            <text:p><text:a xlink:href="https://www.google.be/maps/place/2910/@51.4488202,4.4287037,13z">Essen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920">
            <text:p>2920</text:p>
          </table:table-cell>
          <table:table-cell office:value-type="string">
            <text:p><text:a xlink:href="https://www.google.be/maps/place/2920/@51.4031307,4.389606,12z">Kalmthout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930">
            <text:p>2930</text:p>
          </table:table-cell>
          <table:table-cell office:value-type="string">
            <text:p><text:a xlink:href="https://www.google.be/maps/place/2930+Brasschaat/@51.3100026,4.464598,13z">Brasschaat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940">
            <text:p>2940</text:p>
          </table:table-cell>
          <table:table-cell office:value-type="string">
            <text:p><text:a xlink:href="https://www.google.be/maps/place/2940+Stabroek/@51.3268959,4.3365285,13z">Stabroek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950">
            <text:p>2950</text:p>
          </table:table-cell>
          <table:table-cell office:value-type="string">
            <text:p><text:a xlink:href="https://www.google.be/maps/place/2950+Kapellen/@51.3286185,4.4199748,13z">Kapellen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960">
            <text:p>2960</text:p>
          </table:table-cell>
          <table:table-cell office:value-type="string">
            <text:p><text:a xlink:href="https://www.google.be/maps/place/2960+Brecht/@51.3289693,4.5623475,12z">Brecht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970">
            <text:p>2970</text:p>
          </table:table-cell>
          <table:table-cell office:value-type="string">
            <text:p><text:a xlink:href="https://www.google.be/maps/place/2970+Schilde/@51.2577771,4.5463071,13z">Schilde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980">
            <text:p>2980</text:p>
          </table:table-cell>
          <table:table-cell office:value-type="string">
            <text:p><text:a xlink:href="https://www.google.be/maps/place/2980+Zoersel/@51.2563698,4.6405507,13z">Zoersel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990">
            <text:p>2990</text:p>
          </table:table-cell>
          <table:table-cell office:value-type="string">
            <text:p><text:a xlink:href="https://www.google.be/maps/place/2990+Wuustwezel/@51.3851258,4.5770559,13z">Wuustwezel</text:a></text:p>
          </table:table-cell>
          <table:table-cell table:style-name="ce2"/>
          <table:table-cell office:value-type="string">
            <text:p>Antwerpen</text:p>
          </table:table-cell>
          <table:table-cell table:number-columns-repeated="2"/>
        </table:table-row>
        <table:table-row table:style-name="ro3">
          <table:table-cell office:value-type="float" office:value="3000">
            <text:p>3000</text:p>
          </table:table-cell>
          <table:table-cell office:value-type="string">
            <text:p><text:a xlink:href="https://www.google.be/maps/place/3000+Leuven/@50.8746184,4.6782481,14z">Leuven</text:a></text:p>
          </table:table-cell>
          <table:table-cell table:style-name="ce2"/>
          <table:table-cell office:value-type="string">
            <text:p>Vlaams-Brabant</text:p>
          </table:table-cell>
          <table:table-cell table:style-name="ce1" office:value-type="string">
            <text:p>Louvain</text:p>
          </table:table-cell>
          <table:table-cell/>
        </table:table-row>
        <table:table-row table:style-name="ro3">
          <table:table-cell office:value-type="float" office:value="3000">
            <text:p>3000</text:p>
          </table:table-cell>
          <table:table-cell office:value-type="string">
            <text:p><text:a xlink:href="https://www.google.be/maps/place/3000+Leuven/@50.8746184,4.6782481,14z">Louvain</text:a></text:p>
          </table:table-cell>
          <table:table-cell table:style-name="ce2"/>
          <table:table-cell office:value-type="string">
            <text:p>Vlaams-Brabant</text:p>
          </table:table-cell>
          <table:table-cell table:style-name="ce1" office:value-type="string">
            <text:p>Leuven</text:p>
          </table:table-cell>
          <table:table-cell/>
        </table:table-row>
        <table:table-row table:style-name="ro3">
          <table:table-cell office:value-type="float" office:value="3020">
            <text:p>3020</text:p>
          </table:table-cell>
          <table:table-cell office:value-type="string">
            <text:p><text:a xlink:href="https://www.google.be/maps/place/3020+Herent/@50.9152048,4.6152258,13z">Herent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040">
            <text:p>3040</text:p>
          </table:table-cell>
          <table:table-cell office:value-type="string">
            <text:p><text:a xlink:href="https://www.google.be/maps/place/3040/@50.7880482,4.5701283,13z">Huldenberg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050">
            <text:p>3050</text:p>
          </table:table-cell>
          <table:table-cell office:value-type="string">
            <text:p><text:a xlink:href="https://www.google.be/maps/place/3050+Oud-Heverlee/@50.8318429,4.6464559,14z">Oud-Heverlee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060">
            <text:p>3060</text:p>
          </table:table-cell>
          <table:table-cell office:value-type="string">
            <text:p><text:a xlink:href="https://www.google.be/maps/place/3060+Bertem/@50.8594802,4.5907067,13z">Bertem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070">
            <text:p>3070</text:p>
          </table:table-cell>
          <table:table-cell office:value-type="string">
            <text:p><text:a xlink:href="https://www.google.be/maps/place/3070+Kortenberg/@50.8837786,4.53066,15z">Kortenberg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080">
            <text:p>3080</text:p>
          </table:table-cell>
          <table:table-cell office:value-type="string">
            <text:p><text:a xlink:href="https://www.google.be/maps/place/3080+Tervuren/@50.8306947,4.4821773,13z">Tervuren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090">
            <text:p>3090</text:p>
          </table:table-cell>
          <table:table-cell office:value-type="string">
            <text:p><text:a xlink:href="https://www.google.be/maps/place/3090+Overijse/@50.7681941,4.4976862,13z">Overijse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110">
            <text:p>3110</text:p>
          </table:table-cell>
          <table:table-cell office:value-type="string">
            <text:p><text:a xlink:href="https://www.google.be/maps/place/3110+Rotselaar/@50.9544773,4.6970816,13z">Rotselaar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120">
            <text:p>3120</text:p>
          </table:table-cell>
          <table:table-cell office:value-type="string">
            <text:p><text:a xlink:href="https://www.google.be/maps/place/3120+Tremelo/@50.9995028,4.6874454,14z">Tremelo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130">
            <text:p>3130</text:p>
          </table:table-cell>
          <table:table-cell office:value-type="string">
            <text:p><text:a xlink:href="https://www.google.be/maps/place/3130+Begijnendijk/@51.0085723,4.7476192,13z">Begijnendijk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140">
            <text:p>3140</text:p>
          </table:table-cell>
          <table:table-cell office:value-type="string">
            <text:p><text:a xlink:href="https://www.google.be/maps/place/3140/@51.0047141,4.636502,14z">Keerbergen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150">
            <text:p>3150</text:p>
          </table:table-cell>
          <table:table-cell office:value-type="string">
            <text:p><text:a xlink:href="https://www.google.be/maps/place/3150+Haacht/@50.9596159,4.6025362,13z">Haacht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9">
          <table:table-cell office:value-type="float" office:value="3190">
            <text:p>3190</text:p>
          </table:table-cell>
          <table:table-cell office:value-type="string">
            <text:p><text:a xlink:href="https://www.google.be/maps/place/3190+Boortmeerbeek/@50.9782494,4.5649946,14z">Boortmeerbeek</text:a></text:p>
          </table:table-cell>
          <table:table-cell table:style-name="ce2"/>
          <table:table-cell office:value-type="string">
            <text:p>Vlaams-Brabant</text:p>
          </table:table-cell>
          <table:table-cell table:style-name="ce1" office:value-type="string">
            <text:p>plan tot fusie met Mechelen april 2022 bekendgemaakt</text:p>
          </table:table-cell>
          <table:table-cell/>
        </table:table-row>
        <table:table-row table:style-name="ro3">
          <table:table-cell office:value-type="float" office:value="3200">
            <text:p>3200</text:p>
          </table:table-cell>
          <table:table-cell office:value-type="string">
            <text:p><text:a xlink:href="https://www.google.be/maps/place/3200+Aarschot/@50.9831567,4.78739,13z">Aarschot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210">
            <text:p>3210</text:p>
          </table:table-cell>
          <table:table-cell office:value-type="string">
            <text:p><text:a xlink:href="https://www.google.be/maps/place/3210+Lubbeek/@50.8820357,4.7789719,13z">Lubbeek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220">
            <text:p>3220</text:p>
          </table:table-cell>
          <table:table-cell office:value-type="string">
            <text:p><text:a xlink:href="https://www.google.be/maps/place/3220+Holsbeek/@50.9186837,4.747289,13z">Holsbeek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270">
            <text:p>3270</text:p>
          </table:table-cell>
          <table:table-cell office:value-type="string">
            <text:p><text:a xlink:href="https://www.google.be/maps/place/3270+Scherpenheuvel-Zichem/@50.9691197,4.9575958,14z">Scherpenheuvel-Zichem</text:a></text:p>
          </table:table-cell>
          <table:table-cell table:style-name="ce2"/>
          <table:table-cell office:value-type="string">
            <text:p>Vlaams-Brabant</text:p>
          </table:table-cell>
          <table:table-cell table:style-name="ce1" office:value-type="string">
            <text:p>Montaigu-Zichem</text:p>
          </table:table-cell>
          <table:table-cell/>
        </table:table-row>
        <table:table-row table:style-name="ro3">
          <table:table-cell office:value-type="float" office:value="3270">
            <text:p>3270</text:p>
          </table:table-cell>
          <table:table-cell office:value-type="string">
            <text:p><text:a xlink:href="https://www.google.be/maps/place/3270+Scherpenheuvel-Zichem/@50.9691197,4.9575958,14z">Montaigu-Zichem</text:a></text:p>
          </table:table-cell>
          <table:table-cell table:style-name="ce2"/>
          <table:table-cell office:value-type="string">
            <text:p>Vlaams-Brabant</text:p>
          </table:table-cell>
          <table:table-cell table:style-name="ce1" office:value-type="string">
            <text:p>Scherpenheuvel-Zichem</text:p>
          </table:table-cell>
          <table:table-cell/>
        </table:table-row>
        <table:table-row table:style-name="ro3">
          <table:table-cell office:value-type="float" office:value="3290">
            <text:p>3290</text:p>
          </table:table-cell>
          <table:table-cell office:value-type="string">
            <text:p><text:a xlink:href="https://www.google.be/maps/place/3290+Diest/@50.9964334,5.022965,12z">Diest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00">
            <text:p>3300</text:p>
          </table:table-cell>
          <table:table-cell office:value-type="string">
            <text:p><text:a xlink:href="https://www.google.be/maps/place/3300/@50.8080481,4.8653453,12z">Tienen</text:a></text:p>
          </table:table-cell>
          <table:table-cell table:style-name="ce2"/>
          <table:table-cell office:value-type="string">
            <text:p>Vlaams-Brabant</text:p>
          </table:table-cell>
          <table:table-cell table:style-name="ce1" office:value-type="string">
            <text:p>Tirlemont</text:p>
          </table:table-cell>
          <table:table-cell/>
        </table:table-row>
        <table:table-row table:style-name="ro3">
          <table:table-cell office:value-type="float" office:value="3300">
            <text:p>3300</text:p>
          </table:table-cell>
          <table:table-cell office:value-type="string">
            <text:p><text:a xlink:href="https://www.google.be/maps/place/3300/@50.8080481,4.8653453,12z">Tirlemont</text:a></text:p>
          </table:table-cell>
          <table:table-cell table:style-name="ce2"/>
          <table:table-cell office:value-type="string">
            <text:p>Vlaams-Brabant</text:p>
          </table:table-cell>
          <table:table-cell table:style-name="ce1" office:value-type="string">
            <text:p>Tienen</text:p>
          </table:table-cell>
          <table:table-cell/>
        </table:table-row>
        <table:table-row table:style-name="ro3">
          <table:table-cell office:value-type="float" office:value="3320">
            <text:p>3320</text:p>
          </table:table-cell>
          <table:table-cell office:value-type="string">
            <text:p><text:a xlink:href="https://www.google.be/maps/place/3320+Hoegaarden/@50.7879964,4.8273594,13z">Hoegaarden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50">
            <text:p>3350</text:p>
          </table:table-cell>
          <table:table-cell office:value-type="string">
            <text:p><text:a xlink:href="https://www.google.be/maps/place/3350/@50.8221907,5.0078347,13z">Linter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60">
            <text:p>3360</text:p>
          </table:table-cell>
          <table:table-cell office:value-type="string">
            <text:p><text:a xlink:href="https://www.google.be/maps/place/3360+Bierbeek/@50.8317464,4.7199577,13z">Bierbeek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70">
            <text:p>3370</text:p>
          </table:table-cell>
          <table:table-cell office:value-type="string">
            <text:p><text:a xlink:href="https://www.google.be/maps/place/3370/@50.833416,4.8127079,13z">Boutersem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80">
            <text:p>3380</text:p>
          </table:table-cell>
          <table:table-cell office:value-type="string">
            <text:p><text:a xlink:href="https://www.google.be/maps/place/3380+Glabbeek/@50.8608928,4.9246909,13z">Glabbeek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90">
            <text:p>3390</text:p>
          </table:table-cell>
          <table:table-cell office:value-type="string">
            <text:p><text:a xlink:href="https://www.google.be/maps/place/3390+Tielt-Winge/@50.9241944,4.862283,13z">Tielt-Winge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400">
            <text:p>3400</text:p>
          </table:table-cell>
          <table:table-cell office:value-type="string">
            <text:p><text:a xlink:href="https://www.google.be/maps/place/3400+Landen/@50.7627091,5.0086294,13z">Landen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440">
            <text:p>3440</text:p>
          </table:table-cell>
          <table:table-cell office:value-type="string">
            <text:p><text:a xlink:href="https://www.google.be/maps/place/3440+Zoutleeuw/@50.8318998,5.0275699,12z">Zoutleeuw</text:a></text:p>
          </table:table-cell>
          <table:table-cell table:style-name="ce2"/>
          <table:table-cell office:value-type="string">
            <text:p>Vlaams-Brabant</text:p>
          </table:table-cell>
          <table:table-cell table:style-name="ce1" office:value-type="string">
            <text:p>Léau</text:p>
          </table:table-cell>
          <table:table-cell/>
        </table:table-row>
        <table:table-row table:style-name="ro3">
          <table:table-cell office:value-type="float" office:value="3440">
            <text:p>3440</text:p>
          </table:table-cell>
          <table:table-cell office:value-type="string">
            <text:p><text:a xlink:href="https://www.google.be/maps/place/3440+Zoutleeuw/@50.8318998,5.0275699,12z">Léau</text:a></text:p>
          </table:table-cell>
          <table:table-cell table:style-name="ce2"/>
          <table:table-cell office:value-type="string">
            <text:p>Vlaams-Brabant</text:p>
          </table:table-cell>
          <table:table-cell table:style-name="ce1" office:value-type="string">
            <text:p>Zoutleeuw</text:p>
          </table:table-cell>
          <table:table-cell/>
        </table:table-row>
        <table:table-row table:style-name="ro3">
          <table:table-cell office:value-type="float" office:value="3450">
            <text:p>3450</text:p>
          </table:table-cell>
          <table:table-cell office:value-type="string">
            <text:p><text:a xlink:href="https://www.google.be/maps/place/3450+Geetbets/@50.8921286,5.0691056,13z">Geetbets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460">
            <text:p>3460</text:p>
          </table:table-cell>
          <table:table-cell office:value-type="string">
            <text:p><text:a xlink:href="https://www.google.be/maps/place/3460+Bekkevoort/@50.9345801,4.9543795,13z">Bekkevoort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470">
            <text:p>3470</text:p>
          </table:table-cell>
          <table:table-cell office:value-type="string">
            <text:p><text:a xlink:href="https://www.google.be/maps/place/3470+Kortenaken/@50.8944686,5.0206527,13z">Kortenaken</text:a></text:p>
          </table:table-cell>
          <table:table-cell table:style-name="ce2"/>
          <table:table-cell office:value-type="string">
            <text:p>Vlaams-Brabant</text:p>
          </table:table-cell>
          <table:table-cell table:number-columns-repeated="2"/>
        </table:table-row>
        <table:table-row table:style-name="ro4">
          <table:table-cell office:value-type="float" office:value="3500">
            <text:p>3500</text:p>
          </table:table-cell>
          <table:table-cell office:value-type="string">
            <text:p><text:a xlink:href="https://www.google.be/maps/place/3500+Hasselt/@50.9303986,5.3022701,13z">Hasselt</text:a></text:p>
          </table:table-cell>
          <table:table-cell table:style-name="ce2"/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520">
            <text:p>3520</text:p>
          </table:table-cell>
          <table:table-cell office:value-type="string">
            <text:p><text:a xlink:href="https://www.google.be/maps/place/3520+Zonhoven/@50.9876431,5.3482468,13z">Zonhoven</text:a></text:p>
          </table:table-cell>
          <table:table-cell table:style-name="ce2"/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530">
            <text:p>3530</text:p>
          </table:table-cell>
          <table:table-cell office:value-type="string">
            <text:p><text:a xlink:href="https://www.google.be/maps/place/3530/@51.0524576,5.3587663,12z">Houthalen-Helchteren</text:a></text:p>
          </table:table-cell>
          <table:table-cell table:style-name="ce2"/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540">
            <text:p>3540</text:p>
          </table:table-cell>
          <table:table-cell office:value-type="string">
            <text:p><text:a xlink:href="https://www.google.be/maps/place/3540+Herk-de-Stad/@50.9318554,5.1382052,13z">Herk-de-Stad</text:a></text:p>
          </table:table-cell>
          <table:table-cell table:style-name="ce2"/>
          <table:table-cell office:value-type="string">
            <text:p>Limburg</text:p>
          </table:table-cell>
          <table:table-cell table:style-name="ce1" office:value-type="string">
            <text:p>Herck-la-Ville</text:p>
          </table:table-cell>
          <table:table-cell/>
        </table:table-row>
        <table:table-row table:style-name="ro4">
          <table:table-cell office:value-type="float" office:value="3540">
            <text:p>3540</text:p>
          </table:table-cell>
          <table:table-cell office:value-type="string">
            <text:p><text:a xlink:href="https://www.google.be/maps/place/3540+Herk-de-Stad/@50.9318554,5.1382052,13z">Herck-la-Ville</text:a></text:p>
          </table:table-cell>
          <table:table-cell table:style-name="ce2"/>
          <table:table-cell office:value-type="string">
            <text:p>Limburg</text:p>
          </table:table-cell>
          <table:table-cell table:style-name="ce1" office:value-type="string">
            <text:p>Herk-de-Stad</text:p>
          </table:table-cell>
          <table:table-cell/>
        </table:table-row>
        <table:table-row table:style-name="ro4">
          <table:table-cell office:value-type="float" office:value="3545">
            <text:p>3545</text:p>
          </table:table-cell>
          <table:table-cell office:value-type="string">
            <text:p><text:a xlink:href="https://www.google.be/maps/place/3545+Halen/@50.9540537,5.055684,13z">Halen</text:a></text:p>
          </table:table-cell>
          <table:table-cell table:style-name="ce2"/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550">
            <text:p>3550</text:p>
          </table:table-cell>
          <table:table-cell office:value-type="string">
            <text:p><text:a xlink:href="https://www.google.be/maps/place/3550+Heusden-Zolder/@51.0238346,5.2537533,13z">Heusden-Zolder</text:a></text:p>
          </table:table-cell>
          <table:table-cell table:style-name="ce2"/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560">
            <text:p>3560</text:p>
          </table:table-cell>
          <table:table-cell office:value-type="string">
            <text:p><text:a xlink:href="https://www.google.be/maps/place/3560/@50.9987247,5.1453329,13z">Lummen</text:a></text:p>
          </table:table-cell>
          <table:table-cell table:style-name="ce2"/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570">
            <text:p>3570</text:p>
          </table:table-cell>
          <table:table-cell office:value-type="string">
            <text:p><text:a xlink:href="https://www.google.be/maps/place/3570+Alken/@50.8820061,5.2622862,13z">Alken</text:a></text:p>
          </table:table-cell>
          <table:table-cell table:style-name="ce2"/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580">
            <text:p>3580</text:p>
          </table:table-cell>
          <table:table-cell office:value-type="string">
            <text:p><text:a xlink:href="https://www.google.be/maps/place/3580+Beringen/@51.0498618,5.2083059,14z">Beringen</text:a></text:p>
          </table:table-cell>
          <table:table-cell table:style-name="ce2"/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590">
            <text:p>3590</text:p>
          </table:table-cell>
          <table:table-cell office:value-type="string">
            <text:p><text:a xlink:href="https://www.google.be/maps/place/3590+Diepenbeek/@50.9127576,5.3873068,13z">Diepenbeek</text:a></text:p>
          </table:table-cell>
          <table:table-cell table:style-name="ce2"/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600">
            <text:p>3600</text:p>
          </table:table-cell>
          <table:table-cell office:value-type="string">
            <text:p><text:a xlink:href="https://www.google.be/maps/place/3600/@50.9669611,5.419853,12z">Genk</text:a></text:p>
          </table:table-cell>
          <table:table-cell table:style-name="ce2"/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620">
            <text:p>3620</text:p>
          </table:table-cell>
          <table:table-cell office:value-type="string">
            <text:p><text:a xlink:href="https://www.google.be/maps/place/3620+Lanaken/@50.8837368,5.5777008,12z">Lanaken</text:a></text:p>
          </table:table-cell>
          <table:table-cell table:style-name="ce2"/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630">
            <text:p>3630</text:p>
          </table:table-cell>
          <table:table-cell office:value-type="string">
            <text:p><text:a xlink:href="https://www.google.be/maps/place/3630+Maasmechelen/@50.9728352,5.6463524,13z">Maasmechelen</text:a></text:p>
          </table:table-cell>
          <table:table-cell table:style-name="ce2"/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640">
            <text:p>3640</text:p>
          </table:table-cell>
          <table:table-cell office:value-type="string">
            <text:p><text:a xlink:href="https://www.google.be/maps/place/3640+Kinrooi/@51.1547484,5.7219205,13z">Kinrooi</text:a></text:p>
          </table:table-cell>
          <table:table-cell table:style-name="ce2"/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650">
            <text:p>3650</text:p>
          </table:table-cell>
          <table:table-cell office:value-type="string">
            <text:p><text:a xlink:href="https://www.google.be/maps/place/3650/@51.0391657,5.6765624,13z">Dilsen-Stokkem</text:a></text:p>
          </table:table-cell>
          <table:table-cell table:style-name="ce2"/>
          <table:table-cell office:value-type="string">
            <text:p>Limburg</text:p>
          </table:table-cell>
          <table:table-cell table:number-columns-repeated="2"/>
        </table:table-row>
        <table:table-row table:style-name="ro9">
          <table:table-cell office:value-type="float" office:value="3660">
            <text:p>3660</text:p>
          </table:table-cell>
          <table:table-cell office:value-type="string">
            <text:p><text:a xlink:href="https://www.google.be/maps/place/3660+Opglabbeek/@51.0413687,5.5563654,14z">Oudsbergen</text:a></text:p>
          </table:table-cell>
          <table:table-cell table:style-name="ce2"/>
          <table:table-cell office:value-type="string">
            <text:p>Limburg</text:p>
          </table:table-cell>
          <table:table-cell table:style-name="ce1" office:value-type="string">
            <text:p>gefuseerd per 1-1-2019 uit Opglabbeek en Meeuwen-Gruitrode</text:p>
          </table:table-cell>
          <table:table-cell/>
        </table:table-row>
        <table:table-row table:style-name="ro4">
          <table:table-cell office:value-type="float" office:value="3665">
            <text:p>3665</text:p>
          </table:table-cell>
          <table:table-cell office:value-type="string">
            <text:p><text:a xlink:href="https://www.google.be/maps/place/3665+As/@51.0005994,5.5487719,14z">As</text:a></text:p>
          </table:table-cell>
          <table:table-cell table:style-name="ce2"/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680">
            <text:p>3680</text:p>
          </table:table-cell>
          <table:table-cell office:value-type="string">
            <text:p><text:a xlink:href="https://www.google.be/maps/place/3680+Maaseik/@51.0742992,5.6498351,12z">Maaseik</text:a></text:p>
          </table:table-cell>
          <table:table-cell table:style-name="ce2"/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690">
            <text:p>3690</text:p>
          </table:table-cell>
          <table:table-cell office:value-type="string">
            <text:p><text:a xlink:href="https://www.google.be/maps/place/3690/@50.9362123,5.5361039,13z">Zutendaal</text:a></text:p>
          </table:table-cell>
          <table:table-cell table:style-name="ce2"/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00">
            <text:p>3700</text:p>
          </table:table-cell>
          <table:table-cell office:value-type="string">
            <text:p><text:a xlink:href="https://www.google.be/maps/place/3700+Tongeren/@50.771345,5.4008226,12z">Tongeren</text:a></text:p>
          </table:table-cell>
          <table:table-cell table:style-name="ce2"/>
          <table:table-cell office:value-type="string">
            <text:p>Limburg</text:p>
          </table:table-cell>
          <table:table-cell table:style-name="ce1" office:value-type="string">
            <text:p>Tongres</text:p>
          </table:table-cell>
          <table:table-cell/>
        </table:table-row>
        <table:table-row table:style-name="ro4">
          <table:table-cell office:value-type="float" office:value="3700">
            <text:p>3700</text:p>
          </table:table-cell>
          <table:table-cell office:value-type="string">
            <text:p><text:a xlink:href="https://www.google.be/maps/place/3700+Tongeren/@50.771345,5.4008226,12z">Tongres</text:a></text:p>
          </table:table-cell>
          <table:table-cell table:style-name="ce2"/>
          <table:table-cell office:value-type="string">
            <text:p>Limburg</text:p>
          </table:table-cell>
          <table:table-cell table:style-name="ce1" office:value-type="string">
            <text:p>Tongeren</text:p>
          </table:table-cell>
          <table:table-cell/>
        </table:table-row>
        <table:table-row table:style-name="ro4">
          <table:table-cell office:value-type="float" office:value="3717">
            <text:p>3717</text:p>
          </table:table-cell>
          <table:table-cell office:value-type="string">
            <text:p><text:a xlink:href="https://www.google.be/maps/place/3717/@50.7269003,5.4169813,15z">Herstappe</text:a></text:p>
          </table:table-cell>
          <table:table-cell table:style-name="ce2"/>
          <table:table-cell office:value-type="string">
            <text:p>Limburg</text:p>
          </table:table-cell>
          <table:table-cell/>
          <table:table-cell table:style-name="ce1"/>
        </table:table-row>
        <table:table-row table:style-name="ro4">
          <table:table-cell office:value-type="float" office:value="3720">
            <text:p>3720</text:p>
          </table:table-cell>
          <table:table-cell office:value-type="string">
            <text:p><text:a xlink:href="https://www.google.be/maps/place/3720+Kortessem/@50.8620329,5.3645446,14z">Kortessem</text:a></text:p>
          </table:table-cell>
          <table:table-cell table:style-name="ce2"/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30">
            <text:p>3730</text:p>
          </table:table-cell>
          <table:table-cell office:value-type="string">
            <text:p><text:a xlink:href="https://www.google.be/maps/place/3730+Hoeselt/@50.8509965,5.436076,13z">Hoeselt</text:a></text:p>
          </table:table-cell>
          <table:table-cell table:style-name="ce2"/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40">
            <text:p>3740</text:p>
          </table:table-cell>
          <table:table-cell office:value-type="string">
            <text:p><text:a xlink:href="https://www.google.be/maps/place/3740+Bilzen/@50.8694312,5.4629063,12z">Bilzen</text:a></text:p>
          </table:table-cell>
          <table:table-cell table:style-name="ce2"/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70">
            <text:p>3770</text:p>
          </table:table-cell>
          <table:table-cell office:value-type="string">
            <text:p><text:a xlink:href="https://www.google.be/maps/place/3770/@50.8033271,5.5656131,13z">Riemst</text:a></text:p>
          </table:table-cell>
          <table:table-cell table:style-name="ce2"/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90">
            <text:p>3790</text:p>
          </table:table-cell>
          <table:table-cell office:value-type="string">
            <text:p><text:a xlink:href="https://www.google.be/maps/place/3790+Voeren/@50.7439704,5.7637783,13z">Voeren</text:a></text:p>
          </table:table-cell>
          <table:table-cell table:style-name="ce2"/>
          <table:table-cell office:value-type="string">
            <text:p>Limburg</text:p>
          </table:table-cell>
          <table:table-cell table:style-name="ce1" office:value-type="string">
            <text:p>Fourons</text:p>
          </table:table-cell>
          <table:table-cell table:style-name="ce1"/>
        </table:table-row>
        <table:table-row table:style-name="ro4">
          <table:table-cell office:value-type="float" office:value="3790">
            <text:p>3790</text:p>
          </table:table-cell>
          <table:table-cell office:value-type="string">
            <text:p><text:a xlink:href="https://www.google.be/maps/place/3790+Voeren/@50.7439704,5.7637783,13z">Fourons</text:a></text:p>
          </table:table-cell>
          <table:table-cell table:style-name="ce2"/>
          <table:table-cell office:value-type="string">
            <text:p>Limburg</text:p>
          </table:table-cell>
          <table:table-cell table:style-name="ce1" office:value-type="string">
            <text:p>Voeren</text:p>
          </table:table-cell>
          <table:table-cell table:style-name="ce1"/>
        </table:table-row>
        <table:table-row table:style-name="ro4">
          <table:table-cell office:value-type="float" office:value="3800">
            <text:p>3800</text:p>
          </table:table-cell>
          <table:table-cell office:value-type="string">
            <text:p><text:a xlink:href="https://www.google.be/maps/place/3800+Sint-Truiden/@50.812991,5.1396799,12z">Sint-Truiden</text:a></text:p>
          </table:table-cell>
          <table:table-cell table:style-name="ce2"/>
          <table:table-cell office:value-type="string">
            <text:p>Limburg</text:p>
          </table:table-cell>
          <table:table-cell table:style-name="ce1" office:value-type="string">
            <text:p>Saint-Trond</text:p>
          </table:table-cell>
          <table:table-cell/>
        </table:table-row>
        <table:table-row table:style-name="ro4">
          <table:table-cell office:value-type="float" office:value="3800">
            <text:p>3800</text:p>
          </table:table-cell>
          <table:table-cell office:value-type="string">
            <text:p><text:a xlink:href="https://www.google.be/maps/place/3800+Sint-Truiden/@50.812991,5.1396799,12z">Saint-Trond</text:a></text:p>
          </table:table-cell>
          <table:table-cell table:style-name="ce2"/>
          <table:table-cell office:value-type="string">
            <text:p>Limburg</text:p>
          </table:table-cell>
          <table:table-cell table:style-name="ce1" office:value-type="string">
            <text:p>Sint-Truiden</text:p>
          </table:table-cell>
          <table:table-cell/>
        </table:table-row>
        <table:table-row table:style-name="ro4">
          <table:table-cell office:value-type="float" office:value="3830">
            <text:p>3830</text:p>
          </table:table-cell>
          <table:table-cell office:value-type="string">
            <text:p><text:a xlink:href="https://www.google.be/maps/place/3830+Wellen/@50.8399081,5.2971849,13z">Wellen</text:a></text:p>
          </table:table-cell>
          <table:table-cell table:style-name="ce2"/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40">
            <text:p>3840</text:p>
          </table:table-cell>
          <table:table-cell office:value-type="string">
            <text:p><text:a xlink:href="https://www.google.be/maps/place/3840/@50.8072749,5.2937673,13z">Borgloon</text:a></text:p>
          </table:table-cell>
          <table:table-cell table:style-name="ce2"/>
          <table:table-cell office:value-type="string">
            <text:p>Limburg</text:p>
          </table:table-cell>
          <table:table-cell table:style-name="ce1" office:value-type="string">
            <text:p>Looz</text:p>
          </table:table-cell>
          <table:table-cell/>
        </table:table-row>
        <table:table-row table:style-name="ro4">
          <table:table-cell office:value-type="float" office:value="3840">
            <text:p>3840</text:p>
          </table:table-cell>
          <table:table-cell office:value-type="string">
            <text:p><text:a xlink:href="https://www.google.be/maps/place/3840/@50.8072749,5.2937673,13z">Looz</text:a></text:p>
          </table:table-cell>
          <table:table-cell table:style-name="ce2"/>
          <table:table-cell office:value-type="string">
            <text:p>Limburg</text:p>
          </table:table-cell>
          <table:table-cell table:style-name="ce1" office:value-type="string">
            <text:p>Borgloon</text:p>
          </table:table-cell>
          <table:table-cell/>
        </table:table-row>
        <table:table-row table:style-name="ro4">
          <table:table-cell office:value-type="float" office:value="3850">
            <text:p>3850</text:p>
          </table:table-cell>
          <table:table-cell office:value-type="string">
            <text:p><text:a xlink:href="https://www.google.be/maps/place/3850+Nieuwerkerken/@50.8810698,5.1710808,13z">Nieuwerkerken</text:a></text:p>
          </table:table-cell>
          <table:table-cell table:style-name="ce2"/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70">
            <text:p>3870</text:p>
          </table:table-cell>
          <table:table-cell office:value-type="string">
            <text:p><text:a xlink:href="https://www.google.be/maps/place/3870/@50.7534054,5.2855762,13z">Heers</text:a></text:p>
          </table:table-cell>
          <table:table-cell table:style-name="ce2"/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90">
            <text:p>3890</text:p>
          </table:table-cell>
          <table:table-cell office:value-type="string">
            <text:p><text:a xlink:href="https://www.google.be/maps/place/3890+Gingelom/@50.7314551,5.1376618,13z">Gingelom</text:a></text:p>
          </table:table-cell>
          <table:table-cell table:style-name="ce2"/>
          <table:table-cell office:value-type="string">
            <text:p>Limburg</text:p>
          </table:table-cell>
          <table:table-cell table:number-columns-repeated="2"/>
        </table:table-row>
        <table:table-row table:style-name="ro1">
          <table:table-cell office:value-type="float" office:value="3900">
            <text:p>3900</text:p>
          </table:table-cell>
          <table:table-cell office:value-type="string">
            <text:p><text:a xlink:href="https://www.google.be/maps/place/3900+Overpelt/@51.204761,5.3466477,13z">Pelt</text:a></text:p>
          </table:table-cell>
          <table:table-cell table:style-name="ce2"/>
          <table:table-cell office:value-type="string">
            <text:p>Limburg</text:p>
          </table:table-cell>
          <table:table-cell table:style-name="ce1" office:value-type="string">
            <text:p>per 1-1-2019 gefuseerd uit Neerpelt en Overpelt</text:p>
          </table:table-cell>
          <table:table-cell/>
        </table:table-row>
        <table:table-row table:style-name="ro4">
          <table:table-cell office:value-type="float" office:value="3920">
            <text:p>3920</text:p>
          </table:table-cell>
          <table:table-cell office:value-type="string">
            <text:p><text:a xlink:href="https://www.google.be/maps/place/3920/@51.2166444,5.2458046,12z">Lommel</text:a></text:p>
          </table:table-cell>
          <table:table-cell table:style-name="ce2"/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930">
            <text:p>3930</text:p>
          </table:table-cell>
          <table:table-cell office:value-type="string">
            <text:p><text:a xlink:href="https://www.google.be/maps/place/3930/@51.2743187,5.4694593,13z">Hamont-Achel</text:a></text:p>
          </table:table-cell>
          <table:table-cell table:style-name="ce2"/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940">
            <text:p>3940</text:p>
          </table:table-cell>
          <table:table-cell office:value-type="string">
            <text:p><text:a xlink:href="https://www.google.be/maps/place/3940+Hechtel-Eksel/@51.1143519,5.2973044,13z">Hechtel-Eksel</text:a></text:p>
          </table:table-cell>
          <table:table-cell table:style-name="ce2"/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945">
            <text:p>3945</text:p>
          </table:table-cell>
          <table:table-cell office:value-type="string">
            <text:p><text:a xlink:href="https://www.google.be/maps/place/3945/@51.107277,5.1275388,13z">Ham</text:a></text:p>
          </table:table-cell>
          <table:table-cell table:style-name="ce2"/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950">
            <text:p>3950</text:p>
          </table:table-cell>
          <table:table-cell office:value-type="string">
            <text:p><text:a xlink:href="https://www.google.be/maps/place/3950/@51.1767015,5.5333726,13z">Bocholt</text:a></text:p>
          </table:table-cell>
          <table:table-cell table:style-name="ce2"/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960">
            <text:p>3960</text:p>
          </table:table-cell>
          <table:table-cell office:value-type="string">
            <text:p><text:a xlink:href="https://www.google.be/maps/place/3960+Bree/@51.1435736,5.5974992,13z">Bree</text:a></text:p>
          </table:table-cell>
          <table:table-cell table:style-name="ce2"/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970">
            <text:p>3970</text:p>
          </table:table-cell>
          <table:table-cell office:value-type="string">
            <text:p><text:a xlink:href="https://www.google.be/maps/place/3970+Leopoldsburg/@51.1232168,5.2514434,14z">Leopoldsburg</text:a></text:p>
          </table:table-cell>
          <table:table-cell table:style-name="ce2"/>
          <table:table-cell office:value-type="string">
            <text:p>Limburg</text:p>
          </table:table-cell>
          <table:table-cell table:style-name="ce1" office:value-type="string">
            <text:p>Bourg-Léopold</text:p>
          </table:table-cell>
          <table:table-cell/>
        </table:table-row>
        <table:table-row table:style-name="ro4">
          <table:table-cell office:value-type="float" office:value="3970">
            <text:p>3970</text:p>
          </table:table-cell>
          <table:table-cell office:value-type="string">
            <text:p><text:a xlink:href="https://www.google.be/maps/place/3970+Leopoldsburg/@51.1232168,5.2514434,14z">Bourg-Léopold</text:a></text:p>
          </table:table-cell>
          <table:table-cell table:style-name="ce2"/>
          <table:table-cell office:value-type="string">
            <text:p>Limburg</text:p>
          </table:table-cell>
          <table:table-cell table:style-name="ce1" office:value-type="string">
            <text:p>Leopoldsburg</text:p>
          </table:table-cell>
          <table:table-cell/>
        </table:table-row>
        <table:table-row table:style-name="ro4">
          <table:table-cell office:value-type="float" office:value="3980">
            <text:p>3980</text:p>
          </table:table-cell>
          <table:table-cell office:value-type="string">
            <text:p><text:a xlink:href="https://www.google.be/maps/place/3980+Tessenderlo/@51.0505924,5.0469088,13z">Tessenderlo</text:a></text:p>
          </table:table-cell>
          <table:table-cell table:style-name="ce2"/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990">
            <text:p>3990</text:p>
          </table:table-cell>
          <table:table-cell office:value-type="string">
            <text:p><text:a xlink:href="https://www.google.be/maps/place/3990+Peer/@51.1221741,5.3986831,12z">Peer</text:a></text:p>
          </table:table-cell>
          <table:table-cell table:style-name="ce2"/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8000">
            <text:p>8000</text:p>
          </table:table-cell>
          <table:table-cell office:value-type="string">
            <text:p><text:a xlink:href="https://www.google.be/maps/place/8000+Brugge/@51.2324157,3.168599,13z">Brugge</text:a></text:p>
          </table:table-cell>
          <table:table-cell table:style-name="ce2"/>
          <table:table-cell office:value-type="string">
            <text:p>West-Vlaanderen</text:p>
          </table:table-cell>
          <table:table-cell table:style-name="ce1" office:value-type="string">
            <text:p>Bruges</text:p>
          </table:table-cell>
          <table:table-cell/>
        </table:table-row>
        <table:table-row table:style-name="ro3">
          <table:table-cell office:value-type="float" office:value="8000">
            <text:p>8000</text:p>
          </table:table-cell>
          <table:table-cell office:value-type="string">
            <text:p><text:a xlink:href="https://www.google.be/maps/place/8000+Brugge/@51.2324157,3.168599,13z">Bruges</text:a></text:p>
          </table:table-cell>
          <table:table-cell table:style-name="ce2"/>
          <table:table-cell office:value-type="string">
            <text:p>West-Vlaanderen</text:p>
          </table:table-cell>
          <table:table-cell table:style-name="ce1" office:value-type="string">
            <text:p>Brugge</text:p>
          </table:table-cell>
          <table:table-cell/>
        </table:table-row>
        <table:table-row table:style-name="ro3">
          <table:table-cell office:value-type="float" office:value="8020">
            <text:p>8020</text:p>
          </table:table-cell>
          <table:table-cell office:value-type="string">
            <text:p><text:a xlink:href="https://www.google.be/maps/place/8020/@51.1218029,3.1560401,12z">Oostkamp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210">
            <text:p>8210</text:p>
          </table:table-cell>
          <table:table-cell office:value-type="string">
            <text:p><text:a xlink:href="https://www.google.be/maps/place/8210+Zedelgem/@51.1256206,3.1179312,13z">Zedelgem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300">
            <text:p>8300</text:p>
          </table:table-cell>
          <table:table-cell office:value-type="string">
            <text:p><text:a xlink:href="https://www.google.be/maps/place/8300+Knokke-Heist/@51.334935,3.2895447,13z">Knokke-Heist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340">
            <text:p>8340</text:p>
          </table:table-cell>
          <table:table-cell office:value-type="string">
            <text:p><text:a xlink:href="https://www.google.be/maps/place/8340/@51.2500333,3.2527691,12z">Damme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370">
            <text:p>8370</text:p>
          </table:table-cell>
          <table:table-cell office:value-type="string">
            <text:p><text:a xlink:href="https://www.google.be/maps/place/8370+Blankenberge/@51.2998984,3.1230624,14z">Blankenberge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377">
            <text:p>8377</text:p>
          </table:table-cell>
          <table:table-cell office:value-type="string">
            <text:p><text:a xlink:href="https://www.google.be/maps/place/8377/@51.2519807,3.0929246,13z">Zuienkerke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400">
            <text:p>8400</text:p>
          </table:table-cell>
          <table:table-cell office:value-type="string">
            <text:p><text:a xlink:href="https://www.google.be/maps/place/8400+Oostende/@51.2141348,2.8867437,13z">Oostende</text:a></text:p>
          </table:table-cell>
          <table:table-cell table:style-name="ce2"/>
          <table:table-cell office:value-type="string">
            <text:p>West-Vlaanderen</text:p>
          </table:table-cell>
          <table:table-cell table:style-name="ce1" office:value-type="string">
            <text:p>Ostende</text:p>
          </table:table-cell>
          <table:table-cell/>
        </table:table-row>
        <table:table-row table:style-name="ro3">
          <table:table-cell office:value-type="float" office:value="8400">
            <text:p>8400</text:p>
          </table:table-cell>
          <table:table-cell office:value-type="string">
            <text:p><text:a xlink:href="https://www.google.be/maps/place/8400+Oostende/@51.2141348,2.8867437,13z">Ostende</text:a></text:p>
          </table:table-cell>
          <table:table-cell table:style-name="ce2"/>
          <table:table-cell office:value-type="string">
            <text:p>West-Vlaanderen</text:p>
          </table:table-cell>
          <table:table-cell table:style-name="ce1" office:value-type="string">
            <text:p>Oostende</text:p>
          </table:table-cell>
          <table:table-cell/>
        </table:table-row>
        <table:table-row table:style-name="ro3">
          <table:table-cell office:value-type="float" office:value="8420">
            <text:p>8420</text:p>
          </table:table-cell>
          <table:table-cell office:value-type="string">
            <text:p><text:a xlink:href="https://www.google.be/maps/place/8420+De+Haan/@51.2660583,3.0159884,13z">De Haan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430">
            <text:p>8430</text:p>
          </table:table-cell>
          <table:table-cell office:value-type="string">
            <text:p><text:a xlink:href="https://www.google.be/maps/place/8430+Middelkerke/@51.1819305,2.7967066,14z">Middelkerke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450">
            <text:p>8450</text:p>
          </table:table-cell>
          <table:table-cell office:value-type="string">
            <text:p><text:a xlink:href="https://www.google.be/maps/place/8450+Bredene/@51.2374714,2.9604362,14z">Bredene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460">
            <text:p>8460</text:p>
          </table:table-cell>
          <table:table-cell office:value-type="string">
            <text:p><text:a xlink:href="https://www.google.be/maps/place/8460+Oudenburg/@51.1843058,2.9621846,13z">Oudenburg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470">
            <text:p>8470</text:p>
          </table:table-cell>
          <table:table-cell office:value-type="string">
            <text:p><text:a xlink:href="https://www.google.be/maps/place/8470+Gistel/@51.1539351,2.9022899,13z">Gistel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480">
            <text:p>8480</text:p>
          </table:table-cell>
          <table:table-cell office:value-type="string">
            <text:p><text:a xlink:href="https://www.google.be/maps/place/8480+Ichtegem/@51.1098049,2.9599936,12z">Ichtegem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490">
            <text:p>8490</text:p>
          </table:table-cell>
          <table:table-cell office:value-type="string">
            <text:p><text:a xlink:href="https://www.google.be/maps/place/8490+Jabbeke/@51.1910268,3.0659712,13z">Jabbeke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500">
            <text:p>8500</text:p>
          </table:table-cell>
          <table:table-cell office:value-type="string">
            <text:p><text:a xlink:href="https://www.google.be/maps/place/8500+Kortrijk/@50.8178129,3.2450674,13z">Kortrijk</text:a></text:p>
          </table:table-cell>
          <table:table-cell table:style-name="ce2"/>
          <table:table-cell office:value-type="string">
            <text:p>West-Vlaanderen</text:p>
          </table:table-cell>
          <table:table-cell table:style-name="ce1" office:value-type="string">
            <text:p>Courtrai</text:p>
          </table:table-cell>
          <table:table-cell/>
        </table:table-row>
        <table:table-row table:style-name="ro3">
          <table:table-cell office:value-type="float" office:value="8500">
            <text:p>8500</text:p>
          </table:table-cell>
          <table:table-cell office:value-type="string">
            <text:p><text:a xlink:href="https://www.google.be/maps/place/8500+Kortrijk/@50.8178129,3.2450674,13z">Courtrai</text:a></text:p>
          </table:table-cell>
          <table:table-cell table:style-name="ce2"/>
          <table:table-cell office:value-type="string">
            <text:p>West-Vlaanderen</text:p>
          </table:table-cell>
          <table:table-cell table:style-name="ce1" office:value-type="string">
            <text:p>Kortrijk</text:p>
          </table:table-cell>
          <table:table-cell/>
        </table:table-row>
        <table:table-row table:style-name="ro3">
          <table:table-cell office:value-type="float" office:value="8520">
            <text:p>8520</text:p>
          </table:table-cell>
          <table:table-cell office:value-type="string">
            <text:p><text:a xlink:href="https://www.google.be/maps/place/8520+Kuurne/@50.8597439,3.2535513,14z">Kuurne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530">
            <text:p>8530</text:p>
          </table:table-cell>
          <table:table-cell office:value-type="string">
            <text:p><text:a xlink:href="https://www.google.be/maps/place/8530+Harelbeke/@50.8447124,3.2828104,13z">Harelbeke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540">
            <text:p>8540</text:p>
          </table:table-cell>
          <table:table-cell office:value-type="string">
            <text:p><text:a xlink:href="https://www.google.be/maps/place/8540+Deerlijk/@50.8393617,3.3243086,13z">Deerlijk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550">
            <text:p>8550</text:p>
          </table:table-cell>
          <table:table-cell office:value-type="string">
            <text:p><text:a xlink:href="https://www.google.be/maps/place/8550+Zwevegem/@50.8039065,3.3069257,13z">Zwevegem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560">
            <text:p>8560</text:p>
          </table:table-cell>
          <table:table-cell office:value-type="string">
            <text:p><text:a xlink:href="https://www.google.be/maps/place/8560/@50.8296614,3.1275574,13z">Wevelgem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570">
            <text:p>8570</text:p>
          </table:table-cell>
          <table:table-cell office:value-type="string">
            <text:p><text:a xlink:href="https://www.google.be/maps/place/8570+Anzegem/@50.8355687,3.4137476,13z">Anzegem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580">
            <text:p>8580</text:p>
          </table:table-cell>
          <table:table-cell office:value-type="string">
            <text:p><text:a xlink:href="https://www.google.be/maps/place/8580+Avelgem/@50.7753074,3.4359173,14z">Avelgem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587">
            <text:p>8587</text:p>
          </table:table-cell>
          <table:table-cell office:value-type="string">
            <text:p><text:a xlink:href="https://www.google.be/maps/place/8587+Spiere-Helkijn/@50.7288405,3.3463405,14z">Spiere-Helkijn</text:a></text:p>
          </table:table-cell>
          <table:table-cell table:style-name="ce2"/>
          <table:table-cell office:value-type="string">
            <text:p>West-Vlaanderen</text:p>
          </table:table-cell>
          <table:table-cell table:style-name="ce1" office:value-type="string">
            <text:p>Espierres-Helchin</text:p>
          </table:table-cell>
          <table:table-cell/>
        </table:table-row>
        <table:table-row table:style-name="ro3">
          <table:table-cell office:value-type="float" office:value="8587">
            <text:p>8587</text:p>
          </table:table-cell>
          <table:table-cell office:value-type="string">
            <text:p><text:a xlink:href="https://www.google.be/maps/place/8587+Spiere-Helkijn/@50.7288405,3.3463405,14z">Espierres-Helchin</text:a></text:p>
          </table:table-cell>
          <table:table-cell table:style-name="ce2"/>
          <table:table-cell office:value-type="string">
            <text:p>West-Vlaanderen</text:p>
          </table:table-cell>
          <table:table-cell table:style-name="ce1" office:value-type="string">
            <text:p>Spiere-Helkijn</text:p>
          </table:table-cell>
          <table:table-cell/>
        </table:table-row>
        <table:table-row table:style-name="ro3">
          <table:table-cell office:value-type="float" office:value="8600">
            <text:p>8600</text:p>
          </table:table-cell>
          <table:table-cell office:value-type="string">
            <text:p><text:a xlink:href="https://www.google.be/maps/place/8600/@51.0459862,2.7772727,12z">Diksmuide</text:a></text:p>
          </table:table-cell>
          <table:table-cell table:style-name="ce2"/>
          <table:table-cell office:value-type="string">
            <text:p>West-Vlaanderen</text:p>
          </table:table-cell>
          <table:table-cell table:style-name="ce1" office:value-type="string">
            <text:p>Dixmude</text:p>
          </table:table-cell>
          <table:table-cell/>
        </table:table-row>
        <table:table-row table:style-name="ro3">
          <table:table-cell office:value-type="float" office:value="8600">
            <text:p>8600</text:p>
          </table:table-cell>
          <table:table-cell office:value-type="string">
            <text:p><text:a xlink:href="https://www.google.be/maps/place/8600/@51.0459862,2.7772727,12z">Dixmude</text:a></text:p>
          </table:table-cell>
          <table:table-cell table:style-name="ce2"/>
          <table:table-cell office:value-type="string">
            <text:p>West-Vlaanderen</text:p>
          </table:table-cell>
          <table:table-cell table:style-name="ce1" office:value-type="string">
            <text:p>Diksmuide</text:p>
          </table:table-cell>
          <table:table-cell/>
        </table:table-row>
        <table:table-row table:style-name="ro3">
          <table:table-cell office:value-type="float" office:value="8610">
            <text:p>8610</text:p>
          </table:table-cell>
          <table:table-cell office:value-type="string">
            <text:p><text:a xlink:href="https://www.google.be/maps/place/8610/@51.0271966,2.9643478,13z">Kortemark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20">
            <text:p>8620</text:p>
          </table:table-cell>
          <table:table-cell office:value-type="string">
            <text:p><text:a xlink:href="https://www.google.be/maps/place/8620+Nieuwpoort/@51.1241822,2.7295287,13z">Nieuwpoort</text:a></text:p>
          </table:table-cell>
          <table:table-cell table:style-name="ce2"/>
          <table:table-cell office:value-type="string">
            <text:p>West-Vlaanderen</text:p>
          </table:table-cell>
          <table:table-cell table:style-name="ce1" office:value-type="string">
            <text:p>Nieuport</text:p>
          </table:table-cell>
          <table:table-cell/>
        </table:table-row>
        <table:table-row table:style-name="ro3">
          <table:table-cell office:value-type="float" office:value="8620">
            <text:p>8620</text:p>
          </table:table-cell>
          <table:table-cell office:value-type="string">
            <text:p><text:a xlink:href="https://www.google.be/maps/place/8620+Nieuwpoort/@51.1241822,2.7295287,13z">Nieuport</text:a></text:p>
          </table:table-cell>
          <table:table-cell table:style-name="ce2"/>
          <table:table-cell office:value-type="string">
            <text:p>West-Vlaanderen</text:p>
          </table:table-cell>
          <table:table-cell table:style-name="ce1" office:value-type="string">
            <text:p>Nieuwpoort</text:p>
          </table:table-cell>
          <table:table-cell/>
        </table:table-row>
        <table:table-row table:style-name="ro3">
          <table:table-cell office:value-type="float" office:value="8630">
            <text:p>8630</text:p>
          </table:table-cell>
          <table:table-cell office:value-type="string">
            <text:p><text:a xlink:href="https://www.google.be/maps/place/8630+Veurne/@51.0413736,2.6011891,12z">Veurne</text:a></text:p>
          </table:table-cell>
          <table:table-cell table:style-name="ce2"/>
          <table:table-cell office:value-type="string">
            <text:p>West-Vlaanderen</text:p>
          </table:table-cell>
          <table:table-cell table:style-name="ce1" office:value-type="string">
            <text:p>Furnes</text:p>
          </table:table-cell>
          <table:table-cell/>
        </table:table-row>
        <table:table-row table:style-name="ro3">
          <table:table-cell office:value-type="float" office:value="8630">
            <text:p>8630</text:p>
          </table:table-cell>
          <table:table-cell office:value-type="string">
            <text:p><text:a xlink:href="https://www.google.be/maps/place/8630+Veurne/@51.0413736,2.6011891,12z">Furnes</text:a></text:p>
          </table:table-cell>
          <table:table-cell table:style-name="ce2"/>
          <table:table-cell office:value-type="string">
            <text:p>West-Vlaanderen</text:p>
          </table:table-cell>
          <table:table-cell table:style-name="ce1" office:value-type="string">
            <text:p>Veurne</text:p>
          </table:table-cell>
          <table:table-cell/>
        </table:table-row>
        <table:table-row table:style-name="ro3">
          <table:table-cell office:value-type="float" office:value="8640">
            <text:p>8640</text:p>
          </table:table-cell>
          <table:table-cell office:value-type="string">
            <text:p><text:a xlink:href="https://www.google.be/maps/place/8640/@50.9193961,2.7153378,13z">Vleteren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47">
            <text:p>8647</text:p>
          </table:table-cell>
          <table:table-cell office:value-type="string">
            <text:p><text:a xlink:href="https://www.google.be/maps/place/8647+Lo-Reninge/@50.9603081,2.7060908,12z">Lo-Reninge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50">
            <text:p>8650</text:p>
          </table:table-cell>
          <table:table-cell office:value-type="string">
            <text:p><text:a xlink:href="https://www.google.be/maps/place/8650+Houthulst/@50.969742,2.8547827,13z">Houthulst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60">
            <text:p>8660</text:p>
          </table:table-cell>
          <table:table-cell office:value-type="string">
            <text:p><text:a xlink:href="https://www.google.be/maps/place/8660+De+Panne/@51.078031,2.5550603,13z">De Panne</text:a></text:p>
          </table:table-cell>
          <table:table-cell table:style-name="ce2"/>
          <table:table-cell office:value-type="string">
            <text:p>West-Vlaanderen</text:p>
          </table:table-cell>
          <table:table-cell table:style-name="ce1" office:value-type="string">
            <text:p>La Panne</text:p>
          </table:table-cell>
          <table:table-cell/>
        </table:table-row>
        <table:table-row table:style-name="ro3">
          <table:table-cell office:value-type="float" office:value="8660">
            <text:p>8660</text:p>
          </table:table-cell>
          <table:table-cell office:value-type="string">
            <text:p><text:a xlink:href="https://www.google.be/maps/place/8660+De+Panne/@51.078031,2.5550603,13z">La Panne</text:a></text:p>
          </table:table-cell>
          <table:table-cell table:style-name="ce2"/>
          <table:table-cell office:value-type="string">
            <text:p>West-Vlaanderen</text:p>
          </table:table-cell>
          <table:table-cell table:style-name="ce1" office:value-type="string">
            <text:p>De Panne</text:p>
          </table:table-cell>
          <table:table-cell/>
        </table:table-row>
        <table:table-row table:style-name="ro3">
          <table:table-cell office:value-type="float" office:value="8670">
            <text:p>8670</text:p>
          </table:table-cell>
          <table:table-cell office:value-type="string">
            <text:p><text:a xlink:href="https://www.google.be/maps/place/8670+Koksijde/@51.1129798,2.6459201,13z">Koksijde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80">
            <text:p>8680</text:p>
          </table:table-cell>
          <table:table-cell office:value-type="string">
            <text:p><text:a xlink:href="https://www.google.be/maps/place/8680/@51.0879108,2.9217424,13z">Koekelare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90">
            <text:p>8690</text:p>
          </table:table-cell>
          <table:table-cell office:value-type="string">
            <text:p><text:a xlink:href="https://www.google.be/maps/place/8690+Alveringem/@50.9967179,2.6849364,13z">Alveringem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700">
            <text:p>8700</text:p>
          </table:table-cell>
          <table:table-cell office:value-type="string">
            <text:p><text:a xlink:href="https://www.google.be/maps/place/8700/@51.0071565,3.3344114,13z">Tielt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710">
            <text:p>8710</text:p>
          </table:table-cell>
          <table:table-cell office:value-type="string">
            <text:p><text:a xlink:href="https://www.google.be/maps/place/8710+Wielsbeke/@50.9137725,3.3371813,13z">Wielsbeke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720">
            <text:p>8720</text:p>
          </table:table-cell>
          <table:table-cell office:value-type="string">
            <text:p><text:a xlink:href="https://www.google.be/maps/place/8720/@50.9504101,3.3762211,13z">Dentergem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730">
            <text:p>8730</text:p>
          </table:table-cell>
          <table:table-cell office:value-type="string">
            <text:p><text:a xlink:href="https://www.google.be/maps/place/8730/@51.1497343,3.2717757,12z">Beernem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740">
            <text:p>8740</text:p>
          </table:table-cell>
          <table:table-cell office:value-type="string">
            <text:p><text:a xlink:href="https://www.google.be/maps/place/8740+Pittem/@51.0009856,3.2319598,13z">Pittem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750">
            <text:p>8750</text:p>
          </table:table-cell>
          <table:table-cell office:value-type="string">
            <text:p><text:a xlink:href="https://www.google.be/maps/place/8750/@51.060345,3.2184038,13z">Wingene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755">
            <text:p>8755</text:p>
          </table:table-cell>
          <table:table-cell office:value-type="string">
            <text:p><text:a xlink:href="https://www.google.be/maps/place/8755/@51.0627696,3.3513639,13z">Ruiselede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760">
            <text:p>8760</text:p>
          </table:table-cell>
          <table:table-cell office:value-type="string">
            <text:p><text:a xlink:href="https://www.google.be/maps/place/8760/@50.9484296,3.2555956,13z">Meulebeke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770">
            <text:p>8770</text:p>
          </table:table-cell>
          <table:table-cell office:value-type="string">
            <text:p><text:a xlink:href="https://www.google.be/maps/place/8770+Ingelmunster/@50.9218693,3.2288421,13z">Ingelmunster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780">
            <text:p>8780</text:p>
          </table:table-cell>
          <table:table-cell office:value-type="string">
            <text:p><text:a xlink:href="https://www.google.be/maps/place/8780/@50.9343045,3.2960647,13z">Oostrozebeke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790">
            <text:p>8790</text:p>
          </table:table-cell>
          <table:table-cell office:value-type="string">
            <text:p><text:a xlink:href="https://www.google.be/maps/place/8790+Waregem/@50.8763977,3.3935806,13z">Waregem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800">
            <text:p>8800</text:p>
          </table:table-cell>
          <table:table-cell office:value-type="string">
            <text:p><text:a xlink:href="https://www.google.be/maps/place/8800+Roeselare/@50.9403953,3.0500032,12z">Roeselare</text:a></text:p>
          </table:table-cell>
          <table:table-cell table:style-name="ce2"/>
          <table:table-cell office:value-type="string">
            <text:p>West-Vlaanderen</text:p>
          </table:table-cell>
          <table:table-cell table:style-name="ce1" office:value-type="string">
            <text:p>Roulers</text:p>
          </table:table-cell>
          <table:table-cell/>
        </table:table-row>
        <table:table-row table:style-name="ro3">
          <table:table-cell office:value-type="float" office:value="8800">
            <text:p>8800</text:p>
          </table:table-cell>
          <table:table-cell office:value-type="string">
            <text:p><text:a xlink:href="https://www.google.be/maps/place/8800+Roeselare/@50.9403953,3.0500032,12z">Roulers</text:a></text:p>
          </table:table-cell>
          <table:table-cell table:style-name="ce2"/>
          <table:table-cell office:value-type="string">
            <text:p>West-Vlaanderen</text:p>
          </table:table-cell>
          <table:table-cell table:style-name="ce1" office:value-type="string">
            <text:p>Roeselare</text:p>
          </table:table-cell>
          <table:table-cell/>
        </table:table-row>
        <table:table-row table:style-name="ro3">
          <table:table-cell office:value-type="float" office:value="8810">
            <text:p>8810</text:p>
          </table:table-cell>
          <table:table-cell office:value-type="string">
            <text:p><text:a xlink:href="https://www.google.be/maps/place/8810/@51.0301523,3.1056449,13z">Lichtervelde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820">
            <text:p>8820</text:p>
          </table:table-cell>
          <table:table-cell office:value-type="string">
            <text:p><text:a xlink:href="https://www.google.be/maps/place/8820+Torhout/@51.0588234,3.0664961,13z">Torhout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830">
            <text:p>8830</text:p>
          </table:table-cell>
          <table:table-cell office:value-type="string">
            <text:p><text:a xlink:href="https://www.google.be/maps/place/8830+Hooglede/@50.9882419,3.0493057,13z">Hooglede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840">
            <text:p>8840</text:p>
          </table:table-cell>
          <table:table-cell office:value-type="string">
            <text:p><text:a xlink:href="https://www.google.be/maps/place/8840+Staden/@50.9576517,2.9886455,13z">Staden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850">
            <text:p>8850</text:p>
          </table:table-cell>
          <table:table-cell office:value-type="string">
            <text:p><text:a xlink:href="https://www.google.be/maps/place/8850+Ardooie/@50.9710325,3.1688778,13z">Ardooie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860">
            <text:p>8860</text:p>
          </table:table-cell>
          <table:table-cell office:value-type="string">
            <text:p><text:a xlink:href="https://www.google.be/maps/place/8860+Lendelede/@50.8853096,3.2126936,14z">Lendelede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870">
            <text:p>8870</text:p>
          </table:table-cell>
          <table:table-cell office:value-type="string">
            <text:p><text:a xlink:href="https://www.google.be/maps/place/8870/@50.9225292,3.1731383,13z">Izegem</text:a></text:p>
          </table:table-cell>
          <table:table-cell table:style-name="ce2"/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880">
            <text:p>8880</text:p>
          </table:table-cell>
          <table:table-cell office:value-type="string">
            <text:p><text:a xlink:href="https://www.google.be/maps/place/8880+Ledegem/@50.8701943,3.1342605,14z">Ledegem</text:a></text:p>
          </table:table-cell>
          <table:table-cell table:style-name="ce2"/>
          <table:table-cell office:value-type="string">
            <text:p>West-Vlaanderen</text:p>
          </table:table-cell>
          <table:table-cell/>
          <table:table-cell table:style-name="ce1"/>
        </table:table-row>
        <table:table-row table:style-name="ro3">
          <table:table-cell office:value-type="float" office:value="8890">
            <text:p>8890</text:p>
          </table:table-cell>
          <table:table-cell office:value-type="string">
            <text:p><text:a xlink:href="https://www.google.be/maps/place/8890/@50.8825511,3.0465907,13z">Moorslede</text:a></text:p>
          </table:table-cell>
          <table:table-cell table:style-name="ce2"/>
          <table:table-cell office:value-type="string">
            <text:p>West-Vlaanderen</text:p>
          </table:table-cell>
          <table:table-cell/>
          <table:table-cell table:style-name="ce1"/>
        </table:table-row>
        <table:table-row table:style-name="ro3">
          <table:table-cell office:value-type="float" office:value="8900">
            <text:p>8900</text:p>
          </table:table-cell>
          <table:table-cell office:value-type="string">
            <text:p><text:a xlink:href="https://www.google.be/maps/place/8900+Ieper/@50.8432419,2.8363905,13z">Ieper</text:a></text:p>
          </table:table-cell>
          <table:table-cell table:style-name="ce2"/>
          <table:table-cell office:value-type="string">
            <text:p>West-Vlaanderen</text:p>
          </table:table-cell>
          <table:table-cell table:style-name="ce1" office:value-type="string">
            <text:p>Ypres</text:p>
          </table:table-cell>
          <table:table-cell table:style-name="ce1"/>
        </table:table-row>
        <table:table-row table:style-name="ro3">
          <table:table-cell office:value-type="float" office:value="8900">
            <text:p>8900</text:p>
          </table:table-cell>
          <table:table-cell office:value-type="string">
            <text:p><text:a xlink:href="https://www.google.be/maps/place/8900+Ieper/@50.8432419,2.8363905,13z">Ypres</text:a></text:p>
          </table:table-cell>
          <table:table-cell table:style-name="ce2"/>
          <table:table-cell office:value-type="string">
            <text:p>West-Vlaanderen</text:p>
          </table:table-cell>
          <table:table-cell table:style-name="ce1" office:value-type="string">
            <text:p>Ieper</text:p>
          </table:table-cell>
          <table:table-cell table:style-name="ce1"/>
        </table:table-row>
        <table:table-row table:style-name="ro3">
          <table:table-cell office:value-type="float" office:value="8920">
            <text:p>8920</text:p>
          </table:table-cell>
          <table:table-cell office:value-type="string">
            <text:p><text:a xlink:href="https://www.google.be/maps/place/8920/@50.9126976,2.8814265,13z">Langemark-Poelkapelle</text:a></text:p>
          </table:table-cell>
          <table:table-cell table:style-name="ce2"/>
          <table:table-cell office:value-type="string">
            <text:p>West-Vlaanderen</text:p>
          </table:table-cell>
          <table:table-cell/>
          <table:table-cell table:style-name="ce1"/>
        </table:table-row>
        <table:table-row table:style-name="ro3">
          <table:table-cell office:value-type="float" office:value="8930">
            <text:p>8930</text:p>
          </table:table-cell>
          <table:table-cell office:value-type="string">
            <text:p><text:a xlink:href="https://www.google.be/maps/place/8930+Menen/@50.7938847,3.1148585,13z">Menen</text:a></text:p>
          </table:table-cell>
          <table:table-cell table:style-name="ce2"/>
          <table:table-cell office:value-type="string">
            <text:p>West-Vlaanderen</text:p>
          </table:table-cell>
          <table:table-cell table:style-name="ce1" office:value-type="string">
            <text:p>Menin</text:p>
          </table:table-cell>
          <table:table-cell table:style-name="ce1"/>
        </table:table-row>
        <table:table-row table:style-name="ro3">
          <table:table-cell office:value-type="float" office:value="8930">
            <text:p>8930</text:p>
          </table:table-cell>
          <table:table-cell office:value-type="string">
            <text:p><text:a xlink:href="https://www.google.be/maps/place/8930+Menen/@50.7938847,3.1148585,13z">Menin</text:a></text:p>
          </table:table-cell>
          <table:table-cell table:style-name="ce2"/>
          <table:table-cell office:value-type="string">
            <text:p>West-Vlaanderen</text:p>
          </table:table-cell>
          <table:table-cell table:style-name="ce1" office:value-type="string">
            <text:p>Menen</text:p>
          </table:table-cell>
          <table:table-cell table:style-name="ce1"/>
        </table:table-row>
        <table:table-row table:style-name="ro3">
          <table:table-cell office:value-type="float" office:value="8940">
            <text:p>8940</text:p>
          </table:table-cell>
          <table:table-cell office:value-type="string">
            <text:p><text:a xlink:href="https://www.google.be/maps/place/8940/@50.8119827,3.0177635,13z">Wervik</text:a></text:p>
          </table:table-cell>
          <table:table-cell table:style-name="ce2"/>
          <table:table-cell office:value-type="string">
            <text:p>West-Vlaanderen</text:p>
          </table:table-cell>
          <table:table-cell/>
          <table:table-cell table:style-name="ce1"/>
        </table:table-row>
        <table:table-row table:style-name="ro3">
          <table:table-cell office:value-type="float" office:value="8950">
            <text:p>8950</text:p>
          </table:table-cell>
          <table:table-cell office:value-type="string">
            <text:p><text:a xlink:href="https://www.google.be/maps/place/8950+Heuvelland/@50.7351861,2.7944345,13z">Heuvelland</text:a></text:p>
          </table:table-cell>
          <table:table-cell table:style-name="ce2"/>
          <table:table-cell office:value-type="string">
            <text:p>West-Vlaanderen</text:p>
          </table:table-cell>
          <table:table-cell/>
          <table:table-cell table:style-name="ce1"/>
        </table:table-row>
        <table:table-row table:style-name="ro3">
          <table:table-cell office:value-type="float" office:value="8957">
            <text:p>8957</text:p>
          </table:table-cell>
          <table:table-cell office:value-type="string">
            <text:p><text:a xlink:href="https://www.google.be/maps/place/8957/@50.7599083,2.8871467,15z">Mesen</text:a></text:p>
          </table:table-cell>
          <table:table-cell table:style-name="ce2"/>
          <table:table-cell office:value-type="string">
            <text:p>West-Vlaanderen</text:p>
          </table:table-cell>
          <table:table-cell table:style-name="ce1" office:value-type="string">
            <text:p>Messines</text:p>
          </table:table-cell>
          <table:table-cell table:style-name="ce1"/>
        </table:table-row>
        <table:table-row table:style-name="ro3">
          <table:table-cell office:value-type="float" office:value="8957">
            <text:p>8957</text:p>
          </table:table-cell>
          <table:table-cell office:value-type="string">
            <text:p><text:a xlink:href="https://www.google.be/maps/place/8957/@50.7599083,2.8871467,15z">Messines</text:a></text:p>
          </table:table-cell>
          <table:table-cell table:style-name="ce2"/>
          <table:table-cell office:value-type="string">
            <text:p>West-Vlaanderen</text:p>
          </table:table-cell>
          <table:table-cell table:style-name="ce1" office:value-type="string">
            <text:p>Mesen</text:p>
          </table:table-cell>
          <table:table-cell table:style-name="ce1"/>
        </table:table-row>
        <table:table-row table:style-name="ro3">
          <table:table-cell office:value-type="float" office:value="8970">
            <text:p>8970</text:p>
          </table:table-cell>
          <table:table-cell office:value-type="string">
            <text:p><text:a xlink:href="https://www.google.be/maps/place/8970+Poperinge/@50.843422,2.6956352,13z">Poperinge</text:a></text:p>
          </table:table-cell>
          <table:table-cell table:style-name="ce2"/>
          <table:table-cell office:value-type="string">
            <text:p>West-Vlaanderen</text:p>
          </table:table-cell>
          <table:table-cell/>
          <table:table-cell table:style-name="ce1"/>
        </table:table-row>
        <table:table-row table:style-name="ro3">
          <table:table-cell office:value-type="float" office:value="8980">
            <text:p>8980</text:p>
          </table:table-cell>
          <table:table-cell office:value-type="string">
            <text:p><text:a xlink:href="https://www.google.be/maps/place/8980+Zonnebeke/@50.8644223,2.9336866,12z">Zonnebeke</text:a></text:p>
          </table:table-cell>
          <table:table-cell table:style-name="ce2"/>
          <table:table-cell office:value-type="string">
            <text:p>West-Vlaanderen</text:p>
          </table:table-cell>
          <table:table-cell/>
          <table:table-cell table:style-name="ce1"/>
        </table:table-row>
        <table:table-row table:style-name="ro3">
          <table:table-cell office:value-type="float" office:value="9000">
            <text:p>9000</text:p>
          </table:table-cell>
          <table:table-cell office:value-type="string">
            <text:p><text:a xlink:href="https://www.google.be/maps/place/9000+Gent/@51.0789646,3.6592342,12z">Gent</text:a></text:p>
          </table:table-cell>
          <table:table-cell table:style-name="ce2"/>
          <table:table-cell office:value-type="string">
            <text:p>Oost-Vlaanderen</text:p>
          </table:table-cell>
          <table:table-cell table:style-name="ce1" office:value-type="string">
            <text:p>Gand</text:p>
          </table:table-cell>
          <table:table-cell table:style-name="ce1"/>
        </table:table-row>
        <table:table-row table:style-name="ro3">
          <table:table-cell office:value-type="float" office:value="9000">
            <text:p>9000</text:p>
          </table:table-cell>
          <table:table-cell office:value-type="string">
            <text:p><text:a xlink:href="https://www.google.be/maps/place/9000+Gent/@51.0789646,3.6592342,12z">Gand</text:a></text:p>
          </table:table-cell>
          <table:table-cell table:style-name="ce2"/>
          <table:table-cell office:value-type="string">
            <text:p>Oost-Vlaanderen</text:p>
          </table:table-cell>
          <table:table-cell table:style-name="ce1" office:value-type="string">
            <text:p>Gent</text:p>
          </table:table-cell>
          <table:table-cell/>
        </table:table-row>
        <table:table-row table:style-name="ro3">
          <table:table-cell office:value-type="float" office:value="9060">
            <text:p>9060</text:p>
          </table:table-cell>
          <table:table-cell office:value-type="string">
            <text:p><text:a xlink:href="https://www.google.be/maps/place/9060/@51.1982832,3.7930503,14z">Zelzate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070">
            <text:p>9070</text:p>
          </table:table-cell>
          <table:table-cell office:value-type="string">
            <text:p><text:a xlink:href="https://www.google.be/maps/place/9070/@51.0378387,3.7653096,13z">Destelbergen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080">
            <text:p>9080</text:p>
          </table:table-cell>
          <table:table-cell office:value-type="string">
            <text:p><text:a xlink:href="https://www.google.be/maps/place/9080+Lochristi/@51.0997583,3.7849503,12z">Lochristi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090">
            <text:p>9090</text:p>
          </table:table-cell>
          <table:table-cell office:value-type="string">
            <text:p><text:a xlink:href="https://www.google.be/maps/place/9090+Melle/@51.0011081,3.7645654,13z">Melle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100">
            <text:p>9100</text:p>
          </table:table-cell>
          <table:table-cell office:value-type="string">
            <text:p><text:a xlink:href="https://www.google.be/maps/place/9100+Sint-Niklaas/@51.1687509,4.1311521,13z">Sint-Niklaas</text:a></text:p>
          </table:table-cell>
          <table:table-cell table:style-name="ce2"/>
          <table:table-cell office:value-type="string">
            <text:p>Oost-Vlaanderen</text:p>
          </table:table-cell>
          <table:table-cell table:style-name="ce1" office:value-type="string">
            <text:p>Saint-Nicolas</text:p>
          </table:table-cell>
          <table:table-cell/>
        </table:table-row>
        <table:table-row table:style-name="ro3">
          <table:table-cell office:value-type="float" office:value="9100">
            <text:p>9100</text:p>
          </table:table-cell>
          <table:table-cell office:value-type="string">
            <text:p><text:a xlink:href="https://www.google.be/maps/place/9100+Sint-Niklaas/@51.1687509,4.1311521,13z">Saint-Nicolas</text:a></text:p>
          </table:table-cell>
          <table:table-cell table:style-name="ce2"/>
          <table:table-cell office:value-type="string">
            <text:p>Oost-Vlaanderen</text:p>
          </table:table-cell>
          <table:table-cell table:style-name="ce1" office:value-type="string">
            <text:p>Sint-Niklaas</text:p>
          </table:table-cell>
          <table:table-cell/>
        </table:table-row>
        <table:table-row table:style-name="ro3">
          <table:table-cell office:value-type="float" office:value="9120">
            <text:p>9120</text:p>
          </table:table-cell>
          <table:table-cell office:value-type="string">
            <text:p><text:a xlink:href="https://www.google.be/maps/place/9120+Beveren/@51.2148762,4.1662287,12z">Beveren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140">
            <text:p>9140</text:p>
          </table:table-cell>
          <table:table-cell office:value-type="string">
            <text:p><text:a xlink:href="https://www.google.be/maps/place/9140+Temse/@51.1383919,4.1719231,13z">Temse</text:a></text:p>
          </table:table-cell>
          <table:table-cell table:style-name="ce2"/>
          <table:table-cell office:value-type="string">
            <text:p>Oost-Vlaanderen</text:p>
          </table:table-cell>
          <table:table-cell table:style-name="ce1" office:value-type="string">
            <text:p>Tamise</text:p>
          </table:table-cell>
          <table:table-cell/>
        </table:table-row>
        <table:table-row table:style-name="ro3">
          <table:table-cell office:value-type="float" office:value="9140">
            <text:p>9140</text:p>
          </table:table-cell>
          <table:table-cell office:value-type="string">
            <text:p><text:a xlink:href="https://www.google.be/maps/place/9140+Temse/@51.1383919,4.1719231,13z">Tamise</text:a></text:p>
          </table:table-cell>
          <table:table-cell table:style-name="ce2"/>
          <table:table-cell office:value-type="string">
            <text:p>Oost-Vlaanderen</text:p>
          </table:table-cell>
          <table:table-cell table:style-name="ce1" office:value-type="string">
            <text:p>Temse</text:p>
          </table:table-cell>
          <table:table-cell/>
        </table:table-row>
        <table:table-row table:style-name="ro3">
          <table:table-cell office:value-type="float" office:value="9150">
            <text:p>9150</text:p>
          </table:table-cell>
          <table:table-cell office:value-type="string">
            <text:p><text:a xlink:href="https://www.google.be/maps/place/9150+Kruibeke/@51.1608837,4.2461663,13z">Kruibeke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160">
            <text:p>9160</text:p>
          </table:table-cell>
          <table:table-cell office:value-type="string">
            <text:p><text:a xlink:href="https://www.google.be/maps/place/9160/@51.1180015,3.9303166,13z">Lokeren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170">
            <text:p>9170</text:p>
          </table:table-cell>
          <table:table-cell office:value-type="string">
            <text:p><text:a xlink:href="https://www.google.be/maps/place/9170/@51.2341208,4.0429496,12z">Sint-Gillis-Waas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180">
            <text:p>9180</text:p>
          </table:table-cell>
          <table:table-cell office:value-type="string">
            <text:p><text:a xlink:href="https://www.google.be/maps/place/9180+Moerbeke/@51.1812187,3.9153534,13z">Moerbeke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185">
            <text:p>9185</text:p>
          </table:table-cell>
          <table:table-cell office:value-type="string">
            <text:p><text:a xlink:href="https://www.google.be/maps/place/9185/@51.1834774,3.8407483,13z">Wachtebeke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190">
            <text:p>9190</text:p>
          </table:table-cell>
          <table:table-cell office:value-type="string">
            <text:p><text:a xlink:href="https://www.google.be/maps/place/9190/@51.2094093,3.9973464,13z">Stekene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200">
            <text:p>9200</text:p>
          </table:table-cell>
          <table:table-cell office:value-type="string">
            <text:p><text:a xlink:href="https://www.google.be/maps/place/9200+Dendermonde/@51.028672,4.0603628,13z">Dendermonde</text:a></text:p>
          </table:table-cell>
          <table:table-cell table:style-name="ce2"/>
          <table:table-cell office:value-type="string">
            <text:p>Oost-Vlaanderen</text:p>
          </table:table-cell>
          <table:table-cell table:style-name="ce1" office:value-type="string">
            <text:p>Termonde</text:p>
          </table:table-cell>
          <table:table-cell/>
        </table:table-row>
        <table:table-row table:style-name="ro3">
          <table:table-cell office:value-type="float" office:value="9200">
            <text:p>9200</text:p>
          </table:table-cell>
          <table:table-cell office:value-type="string">
            <text:p><text:a xlink:href="https://www.google.be/maps/place/9200+Dendermonde/@51.028672,4.0603628,13z">Termonde</text:a></text:p>
          </table:table-cell>
          <table:table-cell table:style-name="ce2"/>
          <table:table-cell office:value-type="string">
            <text:p>Oost-Vlaanderen</text:p>
          </table:table-cell>
          <table:table-cell table:style-name="ce1" office:value-type="string">
            <text:p>Dendermonde</text:p>
          </table:table-cell>
          <table:table-cell/>
        </table:table-row>
        <table:table-row table:style-name="ro3">
          <table:table-cell office:value-type="float" office:value="9220">
            <text:p>9220</text:p>
          </table:table-cell>
          <table:table-cell office:value-type="string">
            <text:p><text:a xlink:href="https://www.google.be/maps/place/9220/@51.0718224,4.0943727,13z">Hamme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230">
            <text:p>9230</text:p>
          </table:table-cell>
          <table:table-cell office:value-type="string">
            <text:p><text:a xlink:href="https://www.google.be/maps/place/9230+Wetteren/@50.9899223,3.836742,13z">Wetteren</text:a></text:p>
          </table:table-cell>
          <table:table-cell table:style-name="ce2"/>
          <table:table-cell office:value-type="string">
            <text:p>Oost-Vlaanderen</text:p>
          </table:table-cell>
          <table:table-cell/>
          <table:table-cell table:style-name="ce1"/>
        </table:table-row>
        <table:table-row table:style-name="ro3">
          <table:table-cell office:value-type="float" office:value="9240">
            <text:p>9240</text:p>
          </table:table-cell>
          <table:table-cell office:value-type="string">
            <text:p><text:a xlink:href="https://www.google.be/maps/place/9240/@51.0674115,3.9973523,13z">Zele</text:a></text:p>
          </table:table-cell>
          <table:table-cell table:style-name="ce2"/>
          <table:table-cell office:value-type="string">
            <text:p>Oost-Vlaanderen</text:p>
          </table:table-cell>
          <table:table-cell/>
          <table:table-cell table:style-name="ce1"/>
        </table:table-row>
        <table:table-row table:style-name="ro3">
          <table:table-cell office:value-type="float" office:value="9250">
            <text:p>9250</text:p>
          </table:table-cell>
          <table:table-cell office:value-type="string">
            <text:p><text:a xlink:href="https://www.google.be/maps/place/9250+Waasmunster/@51.1186305,4.0422397,13z">Waasmunster</text:a></text:p>
          </table:table-cell>
          <table:table-cell table:style-name="ce2"/>
          <table:table-cell office:value-type="string">
            <text:p>Oost-Vlaanderen</text:p>
          </table:table-cell>
          <table:table-cell/>
          <table:table-cell table:style-name="ce1"/>
        </table:table-row>
        <table:table-row table:style-name="ro3">
          <table:table-cell office:value-type="float" office:value="9255">
            <text:p>9255</text:p>
          </table:table-cell>
          <table:table-cell office:value-type="string">
            <text:p><text:a xlink:href="https://www.google.be/maps/place/9255+Buggenhout/@51.0128755,4.1626668,13z">Buggenhout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260">
            <text:p>9260</text:p>
          </table:table-cell>
          <table:table-cell office:value-type="string">
            <text:p><text:a xlink:href="https://www.google.be/maps/place/9260+Wichelen/@51.0027795,3.9237234,13z">Wichelen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270">
            <text:p>9270</text:p>
          </table:table-cell>
          <table:table-cell office:value-type="string">
            <text:p><text:a xlink:href="https://www.google.be/maps/place/9270+Laarne/@51.0485398,3.8640998,14z">Laarne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280">
            <text:p>9280</text:p>
          </table:table-cell>
          <table:table-cell office:value-type="string">
            <text:p><text:a xlink:href="https://www.google.be/maps/place/9280/@50.9944001,4.0850109,13z">Lebbeke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290">
            <text:p>9290</text:p>
          </table:table-cell>
          <table:table-cell office:value-type="string">
            <text:p><text:a xlink:href="https://www.google.be/maps/place/9290/@51.0390616,3.9500928,13z">Berlare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300">
            <text:p>9300</text:p>
          </table:table-cell>
          <table:table-cell office:value-type="string">
            <text:p><text:a xlink:href="https://www.google.be/maps/place/9300+Aalst/@50.9429376,4.0279009,14z">Aalst</text:a></text:p>
          </table:table-cell>
          <table:table-cell table:style-name="ce2"/>
          <table:table-cell office:value-type="string">
            <text:p>Oost-Vlaanderen</text:p>
          </table:table-cell>
          <table:table-cell table:style-name="ce1" office:value-type="string">
            <text:p>Alost</text:p>
          </table:table-cell>
          <table:table-cell/>
        </table:table-row>
        <table:table-row table:style-name="ro3">
          <table:table-cell office:value-type="float" office:value="9300">
            <text:p>9300</text:p>
          </table:table-cell>
          <table:table-cell office:value-type="string">
            <text:p><text:a xlink:href="https://www.google.be/maps/place/9300+Aalst/@50.9429376,4.0279009,14z">Alost</text:a></text:p>
          </table:table-cell>
          <table:table-cell table:style-name="ce2"/>
          <table:table-cell office:value-type="string">
            <text:p>Oost-Vlaanderen</text:p>
          </table:table-cell>
          <table:table-cell table:style-name="ce1" office:value-type="string">
            <text:p>Aalst</text:p>
          </table:table-cell>
          <table:table-cell/>
        </table:table-row>
        <table:table-row table:style-name="ro3">
          <table:table-cell office:value-type="float" office:value="9340">
            <text:p>9340</text:p>
          </table:table-cell>
          <table:table-cell office:value-type="string">
            <text:p><text:a xlink:href="https://www.google.be/maps/place/9340+Lede/@50.967313,3.9107764,13z">Lede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400">
            <text:p>9400</text:p>
          </table:table-cell>
          <table:table-cell office:value-type="string">
            <text:p><text:a xlink:href="https://www.google.be/maps/place/9400+Ninove/@50.8211325,3.9234586,12z">Ninove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420">
            <text:p>9420</text:p>
          </table:table-cell>
          <table:table-cell office:value-type="string">
            <text:p><text:a xlink:href="https://www.google.be/maps/place/9420+Erpe-Mere/@50.9149997,3.9167862,13z">Erpe-Mere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450">
            <text:p>9450</text:p>
          </table:table-cell>
          <table:table-cell office:value-type="string">
            <text:p><text:a xlink:href="https://www.google.be/maps/place/9450+Haaltert/@50.8874584,3.9546412,13z">Haaltert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470">
            <text:p>9470</text:p>
          </table:table-cell>
          <table:table-cell office:value-type="string">
            <text:p><text:a xlink:href="https://www.google.be/maps/place/9470+Denderleeuw/@50.8844539,4.0503418,14z">Denderleeuw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500">
            <text:p>9500</text:p>
          </table:table-cell>
          <table:table-cell office:value-type="string">
            <text:p><text:a xlink:href="https://www.google.be/maps/place/9500+Geraardsbergen/@50.7823217,3.8090613,12z">Geraardsbergen</text:a></text:p>
          </table:table-cell>
          <table:table-cell table:style-name="ce2"/>
          <table:table-cell office:value-type="string">
            <text:p>Oost-Vlaanderen</text:p>
          </table:table-cell>
          <table:table-cell table:style-name="ce1" office:value-type="string">
            <text:p>Grammont</text:p>
          </table:table-cell>
          <table:table-cell/>
        </table:table-row>
        <table:table-row table:style-name="ro3">
          <table:table-cell office:value-type="float" office:value="9500">
            <text:p>9500</text:p>
          </table:table-cell>
          <table:table-cell office:value-type="string">
            <text:p><text:a xlink:href="https://www.google.be/maps/place/9500+Geraardsbergen/@50.7823217,3.8090613,12z">Grammont</text:a></text:p>
          </table:table-cell>
          <table:table-cell table:style-name="ce2"/>
          <table:table-cell office:value-type="string">
            <text:p>Oost-Vlaanderen</text:p>
          </table:table-cell>
          <table:table-cell table:style-name="ce1" office:value-type="string">
            <text:p>Geraardsbergen</text:p>
          </table:table-cell>
          <table:table-cell/>
        </table:table-row>
        <table:table-row table:style-name="ro3">
          <table:table-cell office:value-type="float" office:value="9520">
            <text:p>9520</text:p>
          </table:table-cell>
          <table:table-cell office:value-type="string">
            <text:p><text:a xlink:href="https://www.google.be/maps/place/9520+Sint-Lievens-Houtem/@50.9287944,3.8459298,13z">Sint-Lievens-Houtem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550">
            <text:p>9550</text:p>
          </table:table-cell>
          <table:table-cell office:value-type="string">
            <text:p><text:a xlink:href="https://www.google.be/maps/place/9550+Herzele/@50.8640465,3.858268,13z">Herzele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570">
            <text:p>9570</text:p>
          </table:table-cell>
          <table:table-cell office:value-type="string">
            <text:p><text:a xlink:href="https://www.google.be/maps/place/9570+Lierde/@50.8065538,3.8022672,13z">Lierde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00">
            <text:p>9600</text:p>
          </table:table-cell>
          <table:table-cell office:value-type="string">
            <text:p><text:a xlink:href="https://www.google.be/maps/place/9600+Ronse/@50.7524592,3.5726564,13z">Ronse</text:a></text:p>
          </table:table-cell>
          <table:table-cell table:style-name="ce2"/>
          <table:table-cell office:value-type="string">
            <text:p>Oost-Vlaanderen</text:p>
          </table:table-cell>
          <table:table-cell table:style-name="ce1" office:value-type="string">
            <text:p>Renaix</text:p>
          </table:table-cell>
          <table:table-cell/>
        </table:table-row>
        <table:table-row table:style-name="ro3">
          <table:table-cell office:value-type="float" office:value="9600">
            <text:p>9600</text:p>
          </table:table-cell>
          <table:table-cell office:value-type="string">
            <text:p><text:a xlink:href="https://www.google.be/maps/place/9600+Ronse/@50.7524592,3.5726564,13z">Renaix</text:a></text:p>
          </table:table-cell>
          <table:table-cell table:style-name="ce2"/>
          <table:table-cell office:value-type="string">
            <text:p>Oost-Vlaanderen</text:p>
          </table:table-cell>
          <table:table-cell table:style-name="ce1" office:value-type="string">
            <text:p>Ronse</text:p>
          </table:table-cell>
          <table:table-cell/>
        </table:table-row>
        <table:table-row table:style-name="ro3">
          <table:table-cell office:value-type="float" office:value="9620">
            <text:p>9620</text:p>
          </table:table-cell>
          <table:table-cell office:value-type="string">
            <text:p><text:a xlink:href="https://www.google.be/maps/place/9620+Zottegem/@50.8641769,3.7368738,12z">Zottegem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30">
            <text:p>9630</text:p>
          </table:table-cell>
          <table:table-cell office:value-type="string">
            <text:p><text:a xlink:href="https://www.google.be/maps/place/9630+Zwalm/@50.8726346,3.6930828,13z">Zwalm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60">
            <text:p>9660</text:p>
          </table:table-cell>
          <table:table-cell office:value-type="string">
            <text:p><text:a xlink:href="https://www.google.be/maps/place/9660+Brakel/@50.7975101,3.6895342,12z">Brakel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67">
            <text:p>9667</text:p>
          </table:table-cell>
          <table:table-cell office:value-type="string">
            <text:p><text:a xlink:href="https://www.google.be/maps/place/9667+Horebeke/@50.8303048,3.6590157,13z">Horebeke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80">
            <text:p>9680</text:p>
          </table:table-cell>
          <table:table-cell office:value-type="string">
            <text:p><text:a xlink:href="https://www.google.be/maps/place/9680+Maarkedal/@50.7998669,3.6012981,13z">Maarkedal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90">
            <text:p>9690</text:p>
          </table:table-cell>
          <table:table-cell office:value-type="string">
            <text:p><text:a xlink:href="https://www.google.be/maps/place/9690/@50.7844902,3.4890005,13z">Kluisbergen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700">
            <text:p>9700</text:p>
          </table:table-cell>
          <table:table-cell office:value-type="string">
            <text:p><text:a xlink:href="https://www.google.be/maps/place/9700+Oudenaarde/@50.8469362,3.5492682,12z">Oudenaarde</text:a></text:p>
          </table:table-cell>
          <table:table-cell table:style-name="ce2"/>
          <table:table-cell office:value-type="string">
            <text:p>Oost-Vlaanderen</text:p>
          </table:table-cell>
          <table:table-cell table:style-name="ce1" office:value-type="string">
            <text:p>Audenarde</text:p>
          </table:table-cell>
          <table:table-cell/>
        </table:table-row>
        <table:table-row table:style-name="ro3">
          <table:table-cell office:value-type="float" office:value="9700">
            <text:p>9700</text:p>
          </table:table-cell>
          <table:table-cell office:value-type="string">
            <text:p><text:a xlink:href="https://www.google.be/maps/place/9700+Oudenaarde/@50.8469362,3.5492682,12z">Audenarde</text:a></text:p>
          </table:table-cell>
          <table:table-cell table:style-name="ce2"/>
          <table:table-cell office:value-type="string">
            <text:p>Oost-Vlaanderen</text:p>
          </table:table-cell>
          <table:table-cell table:style-name="ce1" office:value-type="string">
            <text:p>Oudenaarde</text:p>
          </table:table-cell>
          <table:table-cell/>
        </table:table-row>
        <table:table-row table:style-name="ro3">
          <table:table-cell office:value-type="float" office:value="9750">
            <text:p>9750</text:p>
          </table:table-cell>
          <table:table-cell office:value-type="string">
            <text:p><text:a xlink:href="https://www.google.be/maps/place/9750+Zingem/@50.911237,3.5901514,13z">Kruisem</text:a></text:p>
          </table:table-cell>
          <table:table-cell table:style-name="ce2"/>
          <table:table-cell office:value-type="string">
            <text:p>Oost-Vlaanderen</text:p>
          </table:table-cell>
          <table:table-cell table:style-name="ce1" office:value-type="string">
            <text:p>per 1-1-2019 gefuseerd uit Kruishoutem en Zingem</text:p>
          </table:table-cell>
          <table:table-cell/>
        </table:table-row>
        <table:table-row table:style-name="ro3">
          <table:table-cell office:value-type="float" office:value="9790">
            <text:p>9790</text:p>
          </table:table-cell>
          <table:table-cell office:value-type="string">
            <text:p><text:a xlink:href="https://www.google.be/maps/place/9790/@50.8461089,3.4852789,13z">Wortegem-Petegem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00">
            <text:p>9800</text:p>
          </table:table-cell>
          <table:table-cell office:value-type="string">
            <text:p><text:a xlink:href="https://www.google.be/maps/place/9800+Deinze/@50.9888069,3.4771837,13z">Deinze</text:a></text:p>
          </table:table-cell>
          <table:table-cell table:style-name="ce2"/>
          <table:table-cell office:value-type="string">
            <text:p>Oost-Vlaanderen</text:p>
          </table:table-cell>
          <table:table-cell table:style-name="ce1" office:value-type="string">
            <text:p>per 1-1-2019 gefuseerd uit Deinze en Nevele</text:p>
          </table:table-cell>
          <table:table-cell/>
        </table:table-row>
        <table:table-row table:style-name="ro3">
          <table:table-cell office:value-type="float" office:value="9810">
            <text:p>9810</text:p>
          </table:table-cell>
          <table:table-cell office:value-type="string">
            <text:p><text:a xlink:href="https://www.google.be/maps/place/9810+Nazareth/@50.9583152,3.5733994,13z">Nazareth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20">
            <text:p>9820</text:p>
          </table:table-cell>
          <table:table-cell office:value-type="string">
            <text:p><text:a xlink:href="https://www.google.be/maps/place/9820/@50.9804625,3.7019693,13z">Merelbeke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30">
            <text:p>9830</text:p>
          </table:table-cell>
          <table:table-cell office:value-type="string">
            <text:p><text:a xlink:href="https://www.google.be/maps/place/9830+Sint-Martens-Latem/@51.0136361,3.6131792,14z">Sint-Martens-Latem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40">
            <text:p>9840</text:p>
          </table:table-cell>
          <table:table-cell office:value-type="string">
            <text:p><text:a xlink:href="https://www.google.be/maps/place/9840/@50.9843039,3.6321588,13z">De Pinte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60">
            <text:p>9860</text:p>
          </table:table-cell>
          <table:table-cell office:value-type="string">
            <text:p><text:a xlink:href="https://www.google.be/maps/place/9860+Oosterzele/@50.9358938,3.7544903,13z">Oosterzele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70">
            <text:p>9870</text:p>
          </table:table-cell>
          <table:table-cell office:value-type="string">
            <text:p><text:a xlink:href="https://www.google.be/maps/place/9870+Zulte/@50.9402953,3.4368596,13z">Zulte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string">
            <text:p>9880+9910</text:p>
          </table:table-cell>
          <table:table-cell office:value-type="string">
            <text:p><text:a xlink:href="https://www.google.be/maps/place/9880+Aalter/@51.0694574,3.3527179,12z">Aalter</text:a></text:p>
          </table:table-cell>
          <table:table-cell table:style-name="ce2"/>
          <table:table-cell office:value-type="string">
            <text:p>Oost-Vlaanderen</text:p>
          </table:table-cell>
          <table:table-cell table:style-name="ce1" office:value-type="string">
            <text:p>per 1-1-2019 gefuseerd uit Aalter en Knesselare</text:p>
          </table:table-cell>
          <table:table-cell/>
        </table:table-row>
        <table:table-row table:style-name="ro3">
          <table:table-cell office:value-type="float" office:value="9890">
            <text:p>9890</text:p>
          </table:table-cell>
          <table:table-cell office:value-type="string">
            <text:p><text:a xlink:href="https://www.google.be/maps/place/9890/@50.9293983,3.6549958,13z">Gavere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900">
            <text:p>9900</text:p>
          </table:table-cell>
          <table:table-cell office:value-type="string">
            <text:p><text:a xlink:href="https://www.google.be/maps/place/9900/@51.1905769,3.523737,13z">Eeklo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2">
          <table:table-cell office:value-type="float" office:value="9920">
            <text:p>9920</text:p>
          </table:table-cell>
          <table:table-cell office:value-type="string">
            <text:p><text:a xlink:href="https://www.google.be/maps/place/9920+Lovendegem/@51.1077119,3.5847004,13z">Lievegem</text:a></text:p>
          </table:table-cell>
          <table:table-cell table:style-name="ce2"/>
          <table:table-cell office:value-type="string">
            <text:p>Oost-Vlaanderen</text:p>
          </table:table-cell>
          <table:table-cell table:style-name="ce1" office:value-type="string">
            <text:p>per 1-1-2019 gefuseerd uit Waarschot, Zomergem en Lovendegem</text:p>
          </table:table-cell>
          <table:table-cell/>
        </table:table-row>
        <table:table-row table:style-name="ro3">
          <table:table-cell office:value-type="float" office:value="9940">
            <text:p>9940</text:p>
          </table:table-cell>
          <table:table-cell office:value-type="string">
            <text:p><text:a xlink:href="https://www.google.be/maps/place/9940+Evergem/@51.1427907,3.6443458,12z">Evergem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960">
            <text:p>9960</text:p>
          </table:table-cell>
          <table:table-cell office:value-type="string">
            <text:p><text:a xlink:href="https://www.google.be/maps/place/9960+Assenede/@51.2303085,3.7194754,13z">Assenede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970">
            <text:p>9970</text:p>
          </table:table-cell>
          <table:table-cell office:value-type="string">
            <text:p><text:a xlink:href="https://www.google.be/maps/place/9970+Kaprijke/@51.2291869,3.5989357,14z">Kaprijke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980">
            <text:p>9980</text:p>
          </table:table-cell>
          <table:table-cell office:value-type="string">
            <text:p><text:a xlink:href="https://www.google.be/maps/place/9980+Sint-Laureins/@51.233281,3.5175719,14z">Sint-Laureins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990">
            <text:p>9990</text:p>
          </table:table-cell>
          <table:table-cell office:value-type="string">
            <text:p><text:a xlink:href="https://www.google.be/maps/place/9990+Maldegem/@51.1964728,3.3920091,13z">Maldegem</text:a></text:p>
          </table:table-cell>
          <table:table-cell table:style-name="ce2"/>
          <table:table-cell office:value-type="string">
            <text:p>Oost-Vlaanderen</text:p>
          </table:table-cell>
          <table:table-cell table:number-columns-repeated="2"/>
        </table:table-row>
        <table:table-row table:style-name="ro2">
          <table:table-cell office:value-type="float" office:value="1020">
            <text:p>1020</text:p>
          </table:table-cell>
          <table:table-cell office:value-type="string">
            <text:p>Brussel</text:p>
          </table:table-cell>
          <table:table-cell office:value-type="string">
            <text:p>Laken</text:p>
          </table:table-cell>
          <table:table-cell office:value-type="string">
            <text:p>Brussels Hoofdstedelijk Gewest</text:p>
          </table:table-cell>
          <table:table-cell table:style-name="ce1" office:value-type="string">
            <text:p>Laeken</text:p>
          </table:table-cell>
          <table:table-cell/>
        </table:table-row>
        <table:table-row table:style-name="ro2">
          <table:table-cell office:value-type="float" office:value="1020">
            <text:p>1020</text:p>
          </table:table-cell>
          <table:table-cell office:value-type="string">
            <text:p>Bruxelles</text:p>
          </table:table-cell>
          <table:table-cell office:value-type="string">
            <text:p>Laeken</text:p>
          </table:table-cell>
          <table:table-cell office:value-type="string">
            <text:p>Brussels Hoofdstedelijk Gewest</text:p>
          </table:table-cell>
          <table:table-cell table:style-name="ce1" office:value-type="string">
            <text:p>Laken</text:p>
          </table:table-cell>
          <table:table-cell/>
        </table:table-row>
        <table:table-row table:style-name="ro2">
          <table:table-cell office:value-type="float" office:value="1120">
            <text:p>1120</text:p>
          </table:table-cell>
          <table:table-cell office:value-type="string">
            <text:p>Brussel</text:p>
          </table:table-cell>
          <table:table-cell office:value-type="string">
            <text:p>Neder-Over-Heembeek</text:p>
          </table:table-cell>
          <table:table-cell office:value-type="string">
            <text:p>Brussels Hoofdstedelijk Gewest</text:p>
          </table:table-cell>
          <table:table-cell table:number-columns-repeated="2"/>
        </table:table-row>
        <table:table-row table:style-name="ro2">
          <table:table-cell office:value-type="float" office:value="1130">
            <text:p>1130</text:p>
          </table:table-cell>
          <table:table-cell office:value-type="string">
            <text:p>Brussel</text:p>
          </table:table-cell>
          <table:table-cell office:value-type="string">
            <text:p>Haren</text:p>
          </table:table-cell>
          <table:table-cell office:value-type="string">
            <text:p>Brussels Hoofdstedelijk Gewest</text:p>
          </table:table-cell>
          <table:table-cell table:number-columns-repeated="2"/>
        </table:table-row>
        <table:table-row table:style-name="ro3">
          <table:table-cell office:value-type="float" office:value="1300">
            <text:p>1300</text:p>
          </table:table-cell>
          <table:table-cell office:value-type="string">
            <text:p>Wavre</text:p>
          </table:table-cell>
          <table:table-cell office:value-type="string">
            <text:p>Limal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01">
            <text:p>1301</text:p>
          </table:table-cell>
          <table:table-cell office:value-type="string">
            <text:p>Wavre</text:p>
          </table:table-cell>
          <table:table-cell office:value-type="string">
            <text:p>Bierges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15">
            <text:p>1315</text:p>
          </table:table-cell>
          <table:table-cell office:value-type="string">
            <text:p>Incourt</text:p>
          </table:table-cell>
          <table:table-cell office:value-type="string">
            <text:p>Glimes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15">
            <text:p>1315</text:p>
          </table:table-cell>
          <table:table-cell office:value-type="string">
            <text:p>Incourt</text:p>
          </table:table-cell>
          <table:table-cell office:value-type="string">
            <text:p>Opprebais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15">
            <text:p>1315</text:p>
          </table:table-cell>
          <table:table-cell office:value-type="string">
            <text:p>Incourt</text:p>
          </table:table-cell>
          <table:table-cell office:value-type="string">
            <text:p>Piétrebais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15">
            <text:p>1315</text:p>
          </table:table-cell>
          <table:table-cell office:value-type="string">
            <text:p>Incourt</text:p>
          </table:table-cell>
          <table:table-cell office:value-type="string">
            <text:p>Roux-Miroir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20">
            <text:p>1320</text:p>
          </table:table-cell>
          <table:table-cell office:value-type="string">
            <text:p>Beauvechain</text:p>
          </table:table-cell>
          <table:table-cell office:value-type="string">
            <text:p>Hamme-Mille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20">
            <text:p>1320</text:p>
          </table:table-cell>
          <table:table-cell office:value-type="string">
            <text:p>Beauvechain</text:p>
          </table:table-cell>
          <table:table-cell office:value-type="string">
            <text:p>L'Écluse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20">
            <text:p>1320</text:p>
          </table:table-cell>
          <table:table-cell office:value-type="string">
            <text:p>Beauvechain</text:p>
          </table:table-cell>
          <table:table-cell office:value-type="string">
            <text:p>Nodebais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20">
            <text:p>1320</text:p>
          </table:table-cell>
          <table:table-cell office:value-type="string">
            <text:p>Beauvechain</text:p>
          </table:table-cell>
          <table:table-cell office:value-type="string">
            <text:p>Tourinnes-la-Grosse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25">
            <text:p>1325</text:p>
          </table:table-cell>
          <table:table-cell office:value-type="string">
            <text:p>Chaumont-Gistoux</text:p>
          </table:table-cell>
          <table:table-cell office:value-type="string">
            <text:p>Bonlez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25">
            <text:p>1325</text:p>
          </table:table-cell>
          <table:table-cell office:value-type="string">
            <text:p>Chaumont-Gistoux</text:p>
          </table:table-cell>
          <table:table-cell office:value-type="string">
            <text:p>Corroy-le-Grand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25">
            <text:p>1325</text:p>
          </table:table-cell>
          <table:table-cell office:value-type="string">
            <text:p>Chaumont-Gistoux</text:p>
          </table:table-cell>
          <table:table-cell office:value-type="string">
            <text:p>Dion-le-Mont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25">
            <text:p>1325</text:p>
          </table:table-cell>
          <table:table-cell office:value-type="string">
            <text:p>Chaumont-Gistoux</text:p>
          </table:table-cell>
          <table:table-cell office:value-type="string">
            <text:p>Dion-le-Val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25">
            <text:p>1325</text:p>
          </table:table-cell>
          <table:table-cell office:value-type="string">
            <text:p>Chaumont-Gistoux</text:p>
          </table:table-cell>
          <table:table-cell office:value-type="string">
            <text:p>Longueville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31">
            <text:p>1331</text:p>
          </table:table-cell>
          <table:table-cell office:value-type="string">
            <text:p>Rixensart</text:p>
          </table:table-cell>
          <table:table-cell office:value-type="string">
            <text:p>Rosières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32">
            <text:p>1332</text:p>
          </table:table-cell>
          <table:table-cell office:value-type="string">
            <text:p>Rixensart</text:p>
          </table:table-cell>
          <table:table-cell office:value-type="string">
            <text:p>Genval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2">
          <table:table-cell office:value-type="float" office:value="1340">
            <text:p>1340</text:p>
          </table:table-cell>
          <table:table-cell office:value-type="string">
            <text:p>Ottignies-Louvain-la-Neuve</text:p>
          </table:table-cell>
          <table:table-cell office:value-type="string">
            <text:p>Ottignies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2">
          <table:table-cell office:value-type="float" office:value="1341">
            <text:p>1341</text:p>
          </table:table-cell>
          <table:table-cell office:value-type="string">
            <text:p>Ottignies-Louvain-la-Neuve</text:p>
          </table:table-cell>
          <table:table-cell office:value-type="string">
            <text:p>Céroux-Mousty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2">
          <table:table-cell office:value-type="float" office:value="1342">
            <text:p>1342</text:p>
          </table:table-cell>
          <table:table-cell office:value-type="string">
            <text:p>Ottignies-Louvain-la-Neuve</text:p>
          </table:table-cell>
          <table:table-cell office:value-type="string">
            <text:p>Limelette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2">
          <table:table-cell office:value-type="float" office:value="1348">
            <text:p>1348</text:p>
          </table:table-cell>
          <table:table-cell office:value-type="string">
            <text:p>Ottignies-Louvain-la-Neuve</text:p>
          </table:table-cell>
          <table:table-cell office:value-type="string">
            <text:p>Louvain-la-Neuve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50">
            <text:p>1350</text:p>
          </table:table-cell>
          <table:table-cell office:value-type="string">
            <text:p>Orp-Jauche</text:p>
          </table:table-cell>
          <table:table-cell office:value-type="string">
            <text:p>Enines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50">
            <text:p>1350</text:p>
          </table:table-cell>
          <table:table-cell office:value-type="string">
            <text:p>Orp-Jauche</text:p>
          </table:table-cell>
          <table:table-cell office:value-type="string">
            <text:p>Folx-les-Caves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50">
            <text:p>1350</text:p>
          </table:table-cell>
          <table:table-cell office:value-type="string">
            <text:p>Orp-Jauche</text:p>
          </table:table-cell>
          <table:table-cell office:value-type="string">
            <text:p>Jandrain-Jandrenouille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50">
            <text:p>1350</text:p>
          </table:table-cell>
          <table:table-cell office:value-type="string">
            <text:p>Orp-Jauche</text:p>
          </table:table-cell>
          <table:table-cell office:value-type="string">
            <text:p>Jauche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50">
            <text:p>1350</text:p>
          </table:table-cell>
          <table:table-cell office:value-type="string">
            <text:p>Orp-Jauche</text:p>
          </table:table-cell>
          <table:table-cell office:value-type="string">
            <text:p>Marilles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50">
            <text:p>1350</text:p>
          </table:table-cell>
          <table:table-cell office:value-type="string">
            <text:p>Orp-Jauche</text:p>
          </table:table-cell>
          <table:table-cell office:value-type="string">
            <text:p>Noduwez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50">
            <text:p>1350</text:p>
          </table:table-cell>
          <table:table-cell office:value-type="string">
            <text:p>Orp-Jauche</text:p>
          </table:table-cell>
          <table:table-cell office:value-type="string">
            <text:p>Orp-le-Grand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57">
            <text:p>1357</text:p>
          </table:table-cell>
          <table:table-cell office:value-type="string">
            <text:p>Hélécine</text:p>
          </table:table-cell>
          <table:table-cell office:value-type="string">
            <text:p>Linsmeau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57">
            <text:p>1357</text:p>
          </table:table-cell>
          <table:table-cell office:value-type="string">
            <text:p>Hélécine</text:p>
          </table:table-cell>
          <table:table-cell office:value-type="string">
            <text:p>Neerheylissem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57">
            <text:p>1357</text:p>
          </table:table-cell>
          <table:table-cell office:value-type="string">
            <text:p>Hélécine</text:p>
          </table:table-cell>
          <table:table-cell office:value-type="string">
            <text:p>Opheylissem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2">
          <table:table-cell office:value-type="float" office:value="1360">
            <text:p>1360</text:p>
          </table:table-cell>
          <table:table-cell office:value-type="string">
            <text:p>Perwez</text:p>
          </table:table-cell>
          <table:table-cell office:value-type="string">
            <text:p>Malèves-Sainte-Marie-Wastines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60">
            <text:p>1360</text:p>
          </table:table-cell>
          <table:table-cell office:value-type="string">
            <text:p>Perwez</text:p>
          </table:table-cell>
          <table:table-cell office:value-type="string">
            <text:p>Orbais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60">
            <text:p>1360</text:p>
          </table:table-cell>
          <table:table-cell office:value-type="string">
            <text:p>Perwez</text:p>
          </table:table-cell>
          <table:table-cell office:value-type="string">
            <text:p>Thorembais-les-Béguines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60">
            <text:p>1360</text:p>
          </table:table-cell>
          <table:table-cell office:value-type="string">
            <text:p>Perwez</text:p>
          </table:table-cell>
          <table:table-cell office:value-type="string">
            <text:p>Thorembais-Saint-Trond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67">
            <text:p>1367</text:p>
          </table:table-cell>
          <table:table-cell office:value-type="string">
            <text:p>Ramillies</text:p>
          </table:table-cell>
          <table:table-cell office:value-type="string">
            <text:p>Autre-Église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67">
            <text:p>1367</text:p>
          </table:table-cell>
          <table:table-cell office:value-type="string">
            <text:p>Ramillies</text:p>
          </table:table-cell>
          <table:table-cell office:value-type="string">
            <text:p>Bomal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2">
          <table:table-cell office:value-type="float" office:value="1367">
            <text:p>1367</text:p>
          </table:table-cell>
          <table:table-cell office:value-type="string">
            <text:p>Ramillies</text:p>
          </table:table-cell>
          <table:table-cell office:value-type="string">
            <text:p>Geest-Gérompont-Petit-Rosière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2">
          <table:table-cell office:value-type="float" office:value="1367">
            <text:p>1367</text:p>
          </table:table-cell>
          <table:table-cell office:value-type="string">
            <text:p>Ramillies</text:p>
          </table:table-cell>
          <table:table-cell office:value-type="string">
            <text:p>Grand-Rosière-Hottomont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67">
            <text:p>1367</text:p>
          </table:table-cell>
          <table:table-cell office:value-type="string">
            <text:p>Ramillies</text:p>
          </table:table-cell>
          <table:table-cell office:value-type="string">
            <text:p>Huppaye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67">
            <text:p>1367</text:p>
          </table:table-cell>
          <table:table-cell office:value-type="string">
            <text:p>Ramillies</text:p>
          </table:table-cell>
          <table:table-cell office:value-type="string">
            <text:p>Mont-Saint-André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67">
            <text:p>1367</text:p>
          </table:table-cell>
          <table:table-cell office:value-type="string">
            <text:p>Ramillies</text:p>
          </table:table-cell>
          <table:table-cell office:value-type="string">
            <text:p>Ramillies-Offus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70">
            <text:p>1370</text:p>
          </table:table-cell>
          <table:table-cell office:value-type="string">
            <text:p>Jodoigne</text:p>
          </table:table-cell>
          <table:table-cell office:value-type="string">
            <text:p>Dongelberg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70">
            <text:p>1370</text:p>
          </table:table-cell>
          <table:table-cell office:value-type="string">
            <text:p>Jodoigne</text:p>
          </table:table-cell>
          <table:table-cell office:value-type="string">
            <text:p>Jauchelette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70">
            <text:p>1370</text:p>
          </table:table-cell>
          <table:table-cell office:value-type="string">
            <text:p>Jodoigne</text:p>
          </table:table-cell>
          <table:table-cell office:value-type="string">
            <text:p>Jodoigne-Souveraine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70">
            <text:p>1370</text:p>
          </table:table-cell>
          <table:table-cell office:value-type="string">
            <text:p>Jodoigne</text:p>
          </table:table-cell>
          <table:table-cell office:value-type="string">
            <text:p>Lathuy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70">
            <text:p>1370</text:p>
          </table:table-cell>
          <table:table-cell office:value-type="string">
            <text:p>Jodoigne</text:p>
          </table:table-cell>
          <table:table-cell office:value-type="string">
            <text:p>Mélin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70">
            <text:p>1370</text:p>
          </table:table-cell>
          <table:table-cell office:value-type="string">
            <text:p>Jodoigne</text:p>
          </table:table-cell>
          <table:table-cell office:value-type="string">
            <text:p>Piétrain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70">
            <text:p>1370</text:p>
          </table:table-cell>
          <table:table-cell office:value-type="string">
            <text:p>Jodoigne</text:p>
          </table:table-cell>
          <table:table-cell office:value-type="string">
            <text:p>Saint-Jean-Geest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70">
            <text:p>1370</text:p>
          </table:table-cell>
          <table:table-cell office:value-type="string">
            <text:p>Jodoigne</text:p>
          </table:table-cell>
          <table:table-cell office:value-type="string">
            <text:p>Saint-Remy-Geest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70">
            <text:p>1370</text:p>
          </table:table-cell>
          <table:table-cell office:value-type="string">
            <text:p>Jodoigne</text:p>
          </table:table-cell>
          <table:table-cell office:value-type="string">
            <text:p>Zétrud-Lumay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80">
            <text:p>1380</text:p>
          </table:table-cell>
          <table:table-cell office:value-type="string">
            <text:p>Lasne</text:p>
          </table:table-cell>
          <table:table-cell office:value-type="string">
            <text:p>Couture-Saint-Germain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2">
          <table:table-cell office:value-type="float" office:value="1380">
            <text:p>1380</text:p>
          </table:table-cell>
          <table:table-cell office:value-type="string">
            <text:p>Lasne</text:p>
          </table:table-cell>
          <table:table-cell office:value-type="string">
            <text:p>Lasne-Chapelle-Saint-Lambert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80">
            <text:p>1380</text:p>
          </table:table-cell>
          <table:table-cell office:value-type="string">
            <text:p>Lasne</text:p>
          </table:table-cell>
          <table:table-cell office:value-type="string">
            <text:p>Maransart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80">
            <text:p>1380</text:p>
          </table:table-cell>
          <table:table-cell office:value-type="string">
            <text:p>Lasne</text:p>
          </table:table-cell>
          <table:table-cell office:value-type="string">
            <text:p>Ohain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80">
            <text:p>1380</text:p>
          </table:table-cell>
          <table:table-cell office:value-type="string">
            <text:p>Lasne</text:p>
          </table:table-cell>
          <table:table-cell office:value-type="string">
            <text:p>Plancenoit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90">
            <text:p>1390</text:p>
          </table:table-cell>
          <table:table-cell office:value-type="string">
            <text:p>Grez-Doiceau</text:p>
          </table:table-cell>
          <table:table-cell office:value-type="string">
            <text:p>Archennes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90">
            <text:p>1390</text:p>
          </table:table-cell>
          <table:table-cell office:value-type="string">
            <text:p>Grez-Doiceau</text:p>
          </table:table-cell>
          <table:table-cell office:value-type="string">
            <text:p>Biez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90">
            <text:p>1390</text:p>
          </table:table-cell>
          <table:table-cell office:value-type="string">
            <text:p>Grez-Doiceau</text:p>
          </table:table-cell>
          <table:table-cell office:value-type="string">
            <text:p>Bossut-Gottechain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390">
            <text:p>1390</text:p>
          </table:table-cell>
          <table:table-cell office:value-type="string">
            <text:p>Grez-Doiceau</text:p>
          </table:table-cell>
          <table:table-cell office:value-type="string">
            <text:p>Nethen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00">
            <text:p>1400</text:p>
          </table:table-cell>
          <table:table-cell office:value-type="string">
            <text:p>Nivelles</text:p>
          </table:table-cell>
          <table:table-cell office:value-type="string">
            <text:p>Monstreux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01">
            <text:p>1401</text:p>
          </table:table-cell>
          <table:table-cell office:value-type="string">
            <text:p>Nivelles</text:p>
          </table:table-cell>
          <table:table-cell office:value-type="string">
            <text:p>Baulers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02">
            <text:p>1402</text:p>
          </table:table-cell>
          <table:table-cell office:value-type="string">
            <text:p>Nivelles</text:p>
          </table:table-cell>
          <table:table-cell office:value-type="string">
            <text:p>Thines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04">
            <text:p>1404</text:p>
          </table:table-cell>
          <table:table-cell office:value-type="string">
            <text:p>Nivelles</text:p>
          </table:table-cell>
          <table:table-cell office:value-type="string">
            <text:p>Bornival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2">
          <table:table-cell office:value-type="float" office:value="1421">
            <text:p>1421</text:p>
          </table:table-cell>
          <table:table-cell office:value-type="string">
            <text:p>Braine-l'Alleud</text:p>
          </table:table-cell>
          <table:table-cell office:value-type="string">
            <text:p>Ophain-Bois-Seigneur Isaac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28">
            <text:p>1428</text:p>
          </table:table-cell>
          <table:table-cell office:value-type="string">
            <text:p>Braine-l'Alleud</text:p>
          </table:table-cell>
          <table:table-cell office:value-type="string">
            <text:p>Lillois-Witterzée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30">
            <text:p>1430</text:p>
          </table:table-cell>
          <table:table-cell office:value-type="string">
            <text:p>Rebecq</text:p>
          </table:table-cell>
          <table:table-cell office:value-type="string">
            <text:p>Bierghes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30">
            <text:p>1430</text:p>
          </table:table-cell>
          <table:table-cell office:value-type="string">
            <text:p>Rebecq</text:p>
          </table:table-cell>
          <table:table-cell office:value-type="string">
            <text:p>Quenast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30">
            <text:p>1430</text:p>
          </table:table-cell>
          <table:table-cell office:value-type="string">
            <text:p>Rebecq</text:p>
          </table:table-cell>
          <table:table-cell office:value-type="string">
            <text:p>Rebecq-Rognon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35">
            <text:p>1435</text:p>
          </table:table-cell>
          <table:table-cell office:value-type="string">
            <text:p>Mont-Saint-Guibert</text:p>
          </table:table-cell>
          <table:table-cell office:value-type="string">
            <text:p>Corbais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35">
            <text:p>1435</text:p>
          </table:table-cell>
          <table:table-cell office:value-type="string">
            <text:p>Mont-Saint-Guibert</text:p>
          </table:table-cell>
          <table:table-cell office:value-type="string">
            <text:p>Hévillers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40">
            <text:p>1440</text:p>
          </table:table-cell>
          <table:table-cell office:value-type="string">
            <text:p>Braine-le-Château</text:p>
          </table:table-cell>
          <table:table-cell office:value-type="string">
            <text:p>Wauthier-Braine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2">
          <table:table-cell office:value-type="float" office:value="1450">
            <text:p>1450</text:p>
          </table:table-cell>
          <table:table-cell office:value-type="string">
            <text:p>Chastre</text:p>
          </table:table-cell>
          <table:table-cell office:value-type="string">
            <text:p>Chastre-Villeroux-Blanmont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50">
            <text:p>1450</text:p>
          </table:table-cell>
          <table:table-cell office:value-type="string">
            <text:p>Chastre</text:p>
          </table:table-cell>
          <table:table-cell office:value-type="string">
            <text:p>Cortil-Noirmont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50">
            <text:p>1450</text:p>
          </table:table-cell>
          <table:table-cell office:value-type="string">
            <text:p>Chastre</text:p>
          </table:table-cell>
          <table:table-cell office:value-type="string">
            <text:p>Gentinnes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50">
            <text:p>1450</text:p>
          </table:table-cell>
          <table:table-cell office:value-type="string">
            <text:p>Chastre</text:p>
          </table:table-cell>
          <table:table-cell office:value-type="string">
            <text:p>Saint-Géry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2">
          <table:table-cell office:value-type="float" office:value="1457">
            <text:p>1457</text:p>
          </table:table-cell>
          <table:table-cell office:value-type="string">
            <text:p>Walhain</text:p>
          </table:table-cell>
          <table:table-cell office:value-type="string">
            <text:p>Nil-Saint-Vincent-Saint-Martin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57">
            <text:p>1457</text:p>
          </table:table-cell>
          <table:table-cell office:value-type="string">
            <text:p>Walhain</text:p>
          </table:table-cell>
          <table:table-cell office:value-type="string">
            <text:p>Tourinnes-Saint-Lambert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57">
            <text:p>1457</text:p>
          </table:table-cell>
          <table:table-cell office:value-type="string">
            <text:p>Walhain</text:p>
          </table:table-cell>
          <table:table-cell office:value-type="string">
            <text:p>Walhain-Saint-Paul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60">
            <text:p>1460</text:p>
          </table:table-cell>
          <table:table-cell office:value-type="string">
            <text:p>Ittre</text:p>
          </table:table-cell>
          <table:table-cell office:value-type="string">
            <text:p>Virginal-Samme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61">
            <text:p>1461</text:p>
          </table:table-cell>
          <table:table-cell office:value-type="string">
            <text:p>Ittre</text:p>
          </table:table-cell>
          <table:table-cell office:value-type="string">
            <text:p>Haut-Ittre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70">
            <text:p>1470</text:p>
          </table:table-cell>
          <table:table-cell office:value-type="string">
            <text:p>Genappe</text:p>
          </table:table-cell>
          <table:table-cell office:value-type="string">
            <text:p>Baisy-Thy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70">
            <text:p>1470</text:p>
          </table:table-cell>
          <table:table-cell office:value-type="string">
            <text:p>Genappe</text:p>
          </table:table-cell>
          <table:table-cell office:value-type="string">
            <text:p>Bousval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71">
            <text:p>1471</text:p>
          </table:table-cell>
          <table:table-cell office:value-type="string">
            <text:p>Genappe</text:p>
          </table:table-cell>
          <table:table-cell office:value-type="string">
            <text:p>Loupoigne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72">
            <text:p>1472</text:p>
          </table:table-cell>
          <table:table-cell office:value-type="string">
            <text:p>Genappe</text:p>
          </table:table-cell>
          <table:table-cell office:value-type="string">
            <text:p>Vieux-Genappe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73">
            <text:p>1473</text:p>
          </table:table-cell>
          <table:table-cell office:value-type="string">
            <text:p>Genappe</text:p>
          </table:table-cell>
          <table:table-cell office:value-type="string">
            <text:p>Glabais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74">
            <text:p>1474</text:p>
          </table:table-cell>
          <table:table-cell office:value-type="string">
            <text:p>Genappe</text:p>
          </table:table-cell>
          <table:table-cell office:value-type="string">
            <text:p>Ways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76">
            <text:p>1476</text:p>
          </table:table-cell>
          <table:table-cell office:value-type="string">
            <text:p>Genappe</text:p>
          </table:table-cell>
          <table:table-cell office:value-type="string">
            <text:p>Houtain-le-Val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80">
            <text:p>1480</text:p>
          </table:table-cell>
          <table:table-cell office:value-type="string">
            <text:p>Tubize</text:p>
          </table:table-cell>
          <table:table-cell office:value-type="string">
            <text:p>Clabecq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80">
            <text:p>1480</text:p>
          </table:table-cell>
          <table:table-cell office:value-type="string">
            <text:p>Tubize</text:p>
          </table:table-cell>
          <table:table-cell office:value-type="string">
            <text:p>Oisquercq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80">
            <text:p>1480</text:p>
          </table:table-cell>
          <table:table-cell office:value-type="string">
            <text:p>Tubize</text:p>
          </table:table-cell>
          <table:table-cell office:value-type="string">
            <text:p>Saintes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95">
            <text:p>1495</text:p>
          </table:table-cell>
          <table:table-cell office:value-type="string">
            <text:p>Villers-la-Ville</text:p>
          </table:table-cell>
          <table:table-cell office:value-type="string">
            <text:p>Marbais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95">
            <text:p>1495</text:p>
          </table:table-cell>
          <table:table-cell office:value-type="string">
            <text:p>Villers-la-Ville</text:p>
          </table:table-cell>
          <table:table-cell office:value-type="string">
            <text:p>Mellery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95">
            <text:p>1495</text:p>
          </table:table-cell>
          <table:table-cell office:value-type="string">
            <text:p>Villers-la-Ville</text:p>
          </table:table-cell>
          <table:table-cell office:value-type="string">
            <text:p>Sart-Dames-Avelines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495">
            <text:p>1495</text:p>
          </table:table-cell>
          <table:table-cell office:value-type="string">
            <text:p>Villers-la-Ville</text:p>
          </table:table-cell>
          <table:table-cell office:value-type="string">
            <text:p>Tilly</text:p>
          </table:table-cell>
          <table:table-cell office:value-type="string">
            <text:p>Brabant wallon</text:p>
          </table:table-cell>
          <table:table-cell table:number-columns-repeated="2"/>
        </table:table-row>
        <table:table-row table:style-name="ro3">
          <table:table-cell office:value-type="float" office:value="1501">
            <text:p>1501</text:p>
          </table:table-cell>
          <table:table-cell office:value-type="string">
            <text:p>Halle</text:p>
          </table:table-cell>
          <table:table-cell office:value-type="string">
            <text:p>Buizingen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502">
            <text:p>1502</text:p>
          </table:table-cell>
          <table:table-cell office:value-type="string">
            <text:p>Halle</text:p>
          </table:table-cell>
          <table:table-cell office:value-type="string">
            <text:p>Lembeek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540">
            <text:p>1540</text:p>
          </table:table-cell>
          <table:table-cell office:value-type="string">
            <text:p>Herne</text:p>
          </table:table-cell>
          <table:table-cell office:value-type="string">
            <text:p>Herfelingen</text:p>
          </table:table-cell>
          <table:table-cell office:value-type="string">
            <text:p>Vlaams-Brabant</text:p>
          </table:table-cell>
          <table:table-cell/>
          <table:table-cell table:style-name="ce1"/>
        </table:table-row>
        <table:table-row table:style-name="ro3">
          <table:table-cell office:value-type="float" office:value="1541">
            <text:p>1541</text:p>
          </table:table-cell>
          <table:table-cell office:value-type="string">
            <text:p>Herne</text:p>
          </table:table-cell>
          <table:table-cell office:value-type="string">
            <text:p>Sint-Pieters-Kapelle</text:p>
          </table:table-cell>
          <table:table-cell office:value-type="string">
            <text:p>Vlaams-Brabant</text:p>
          </table:table-cell>
          <table:table-cell/>
          <table:table-cell table:style-name="ce1"/>
        </table:table-row>
        <table:table-row table:style-name="ro3">
          <table:table-cell office:value-type="float" office:value="1570">
            <text:p>1570</text:p>
          </table:table-cell>
          <table:table-cell office:value-type="string">
            <text:p>Galmaarden</text:p>
          </table:table-cell>
          <table:table-cell office:value-type="string">
            <text:p>Tollembeek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570">
            <text:p>1570</text:p>
          </table:table-cell>
          <table:table-cell office:value-type="string">
            <text:p>Galmaarden</text:p>
          </table:table-cell>
          <table:table-cell office:value-type="string">
            <text:p>Vollezele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600">
            <text:p>1600</text:p>
          </table:table-cell>
          <table:table-cell office:value-type="string">
            <text:p>Sint-Pieters-Leeuw</text:p>
          </table:table-cell>
          <table:table-cell office:value-type="string">
            <text:p>Oudenaken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600">
            <text:p>1600</text:p>
          </table:table-cell>
          <table:table-cell office:value-type="string">
            <text:p>Sint-Pieters-Leeuw</text:p>
          </table:table-cell>
          <table:table-cell office:value-type="string">
            <text:p>Sint-Laureins-Berchem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601">
            <text:p>1601</text:p>
          </table:table-cell>
          <table:table-cell office:value-type="string">
            <text:p>Sint-Pieters-Leeuw</text:p>
          </table:table-cell>
          <table:table-cell office:value-type="string">
            <text:p>Ruisbroek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602">
            <text:p>1602</text:p>
          </table:table-cell>
          <table:table-cell office:value-type="string">
            <text:p>Sint-Pieters-Leeuw</text:p>
          </table:table-cell>
          <table:table-cell office:value-type="string">
            <text:p>Vlezenbeek</text:p>
          </table:table-cell>
          <table:table-cell office:value-type="string">
            <text:p>Vlaams-Brabant</text:p>
          </table:table-cell>
          <table:table-cell/>
          <table:table-cell table:style-name="ce1"/>
        </table:table-row>
        <table:table-row table:style-name="ro3">
          <table:table-cell office:value-type="float" office:value="1651">
            <text:p>1651</text:p>
          </table:table-cell>
          <table:table-cell office:value-type="string">
            <text:p>Beersel</text:p>
          </table:table-cell>
          <table:table-cell office:value-type="string">
            <text:p>Lot</text:p>
          </table:table-cell>
          <table:table-cell office:value-type="string">
            <text:p>Vlaams-Brabant</text:p>
          </table:table-cell>
          <table:table-cell/>
          <table:table-cell table:style-name="ce1"/>
        </table:table-row>
        <table:table-row table:style-name="ro3">
          <table:table-cell office:value-type="float" office:value="1652">
            <text:p>1652</text:p>
          </table:table-cell>
          <table:table-cell office:value-type="string">
            <text:p>Beersel</text:p>
          </table:table-cell>
          <table:table-cell office:value-type="string">
            <text:p>Alsemberg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653">
            <text:p>1653</text:p>
          </table:table-cell>
          <table:table-cell office:value-type="string">
            <text:p>Beersel</text:p>
          </table:table-cell>
          <table:table-cell office:value-type="string">
            <text:p>Dworp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654">
            <text:p>1654</text:p>
          </table:table-cell>
          <table:table-cell office:value-type="string">
            <text:p>Beersel</text:p>
          </table:table-cell>
          <table:table-cell office:value-type="string">
            <text:p>Huizingen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670">
            <text:p>1670</text:p>
          </table:table-cell>
          <table:table-cell office:value-type="string">
            <text:p>Pepingen</text:p>
          </table:table-cell>
          <table:table-cell office:value-type="string">
            <text:p>Bogaarden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670">
            <text:p>1670</text:p>
          </table:table-cell>
          <table:table-cell office:value-type="string">
            <text:p>Pepingen</text:p>
          </table:table-cell>
          <table:table-cell office:value-type="string">
            <text:p>Heikruis</text:p>
          </table:table-cell>
          <table:table-cell office:value-type="string">
            <text:p>Vlaams-Brabant</text:p>
          </table:table-cell>
          <table:table-cell/>
          <table:table-cell table:style-name="ce1"/>
        </table:table-row>
        <table:table-row table:style-name="ro3">
          <table:table-cell office:value-type="float" office:value="1671">
            <text:p>1671</text:p>
          </table:table-cell>
          <table:table-cell office:value-type="string">
            <text:p>Pepingen</text:p>
          </table:table-cell>
          <table:table-cell office:value-type="string">
            <text:p>Elingen</text:p>
          </table:table-cell>
          <table:table-cell office:value-type="string">
            <text:p>Vlaams-Brabant</text:p>
          </table:table-cell>
          <table:table-cell/>
          <table:table-cell table:style-name="ce1"/>
        </table:table-row>
        <table:table-row table:style-name="ro3">
          <table:table-cell office:value-type="float" office:value="1673">
            <text:p>1673</text:p>
          </table:table-cell>
          <table:table-cell office:value-type="string">
            <text:p>Pepingen</text:p>
          </table:table-cell>
          <table:table-cell office:value-type="string">
            <text:p>Beert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674">
            <text:p>1674</text:p>
          </table:table-cell>
          <table:table-cell office:value-type="string">
            <text:p>Pepingen</text:p>
          </table:table-cell>
          <table:table-cell office:value-type="string">
            <text:p>Bellingen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700">
            <text:p>1700</text:p>
          </table:table-cell>
          <table:table-cell office:value-type="string">
            <text:p>Dilbeek</text:p>
          </table:table-cell>
          <table:table-cell office:value-type="string">
            <text:p>Sint-Martens-Bodegem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700">
            <text:p>1700</text:p>
          </table:table-cell>
          <table:table-cell office:value-type="string">
            <text:p>Dilbeek</text:p>
          </table:table-cell>
          <table:table-cell office:value-type="string">
            <text:p>Sint-Ulriks-Kapelle</text:p>
          </table:table-cell>
          <table:table-cell office:value-type="string">
            <text:p>Vlaams-Brabant</text:p>
          </table:table-cell>
          <table:table-cell/>
          <table:table-cell table:style-name="ce1"/>
        </table:table-row>
        <table:table-row table:style-name="ro3">
          <table:table-cell office:value-type="float" office:value="1701">
            <text:p>1701</text:p>
          </table:table-cell>
          <table:table-cell office:value-type="string">
            <text:p>Dilbeek</text:p>
          </table:table-cell>
          <table:table-cell office:value-type="string">
            <text:p>Itterbeek</text:p>
          </table:table-cell>
          <table:table-cell office:value-type="string">
            <text:p>Vlaams-Brabant</text:p>
          </table:table-cell>
          <table:table-cell/>
          <table:table-cell table:style-name="ce1"/>
        </table:table-row>
        <table:table-row table:style-name="ro3">
          <table:table-cell office:value-type="float" office:value="1702">
            <text:p>1702</text:p>
          </table:table-cell>
          <table:table-cell office:value-type="string">
            <text:p>Dilbeek</text:p>
          </table:table-cell>
          <table:table-cell office:value-type="string">
            <text:p>Groot-Bijgaarden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703">
            <text:p>1703</text:p>
          </table:table-cell>
          <table:table-cell office:value-type="string">
            <text:p>Dilbeek</text:p>
          </table:table-cell>
          <table:table-cell office:value-type="string">
            <text:p>Schepdaal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730">
            <text:p>1730</text:p>
          </table:table-cell>
          <table:table-cell office:value-type="string">
            <text:p>Asse</text:p>
          </table:table-cell>
          <table:table-cell office:value-type="string">
            <text:p>Bekkerzeel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730">
            <text:p>1730</text:p>
          </table:table-cell>
          <table:table-cell office:value-type="string">
            <text:p>Asse</text:p>
          </table:table-cell>
          <table:table-cell office:value-type="string">
            <text:p>Kobbegem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730">
            <text:p>1730</text:p>
          </table:table-cell>
          <table:table-cell office:value-type="string">
            <text:p>Asse</text:p>
          </table:table-cell>
          <table:table-cell office:value-type="string">
            <text:p>Mollem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731">
            <text:p>1731</text:p>
          </table:table-cell>
          <table:table-cell office:value-type="string">
            <text:p>Asse</text:p>
          </table:table-cell>
          <table:table-cell office:value-type="string">
            <text:p>Relegem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731">
            <text:p>1731</text:p>
          </table:table-cell>
          <table:table-cell office:value-type="string">
            <text:p>Asse</text:p>
          </table:table-cell>
          <table:table-cell office:value-type="string">
            <text:p>Zellik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741">
            <text:p>1741</text:p>
          </table:table-cell>
          <table:table-cell office:value-type="string">
            <text:p>Ternat</text:p>
          </table:table-cell>
          <table:table-cell office:value-type="string">
            <text:p>Wambeek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2">
          <table:table-cell office:value-type="float" office:value="1742">
            <text:p>1742</text:p>
          </table:table-cell>
          <table:table-cell office:value-type="string">
            <text:p>Ternat</text:p>
          </table:table-cell>
          <table:table-cell office:value-type="string">
            <text:p>Sint-Katherina-Lombeek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745">
            <text:p>1745</text:p>
          </table:table-cell>
          <table:table-cell office:value-type="string">
            <text:p>Opwijk</text:p>
          </table:table-cell>
          <table:table-cell office:value-type="string">
            <text:p>Mazenzele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750">
            <text:p>1750</text:p>
          </table:table-cell>
          <table:table-cell office:value-type="string">
            <text:p>Lennik</text:p>
          </table:table-cell>
          <table:table-cell office:value-type="string">
            <text:p>Gaasbeek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2">
          <table:table-cell office:value-type="float" office:value="1750">
            <text:p>1750</text:p>
          </table:table-cell>
          <table:table-cell office:value-type="string">
            <text:p>Lennik</text:p>
          </table:table-cell>
          <table:table-cell office:value-type="string">
            <text:p>Sint-Kwintens-Lennik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750">
            <text:p>1750</text:p>
          </table:table-cell>
          <table:table-cell office:value-type="string">
            <text:p>Lennik</text:p>
          </table:table-cell>
          <table:table-cell office:value-type="string">
            <text:p>Sint-Martens-Lennik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755">
            <text:p>1755</text:p>
          </table:table-cell>
          <table:table-cell office:value-type="string">
            <text:p>Gooik</text:p>
          </table:table-cell>
          <table:table-cell office:value-type="string">
            <text:p>Kester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755">
            <text:p>1755</text:p>
          </table:table-cell>
          <table:table-cell office:value-type="string">
            <text:p>Gooik</text:p>
          </table:table-cell>
          <table:table-cell office:value-type="string">
            <text:p>Leerbeek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755">
            <text:p>1755</text:p>
          </table:table-cell>
          <table:table-cell office:value-type="string">
            <text:p>Gooik</text:p>
          </table:table-cell>
          <table:table-cell office:value-type="string">
            <text:p>Oetingen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2">
          <table:table-cell office:value-type="float" office:value="1760">
            <text:p>1760</text:p>
          </table:table-cell>
          <table:table-cell office:value-type="string">
            <text:p>Roosdaal</text:p>
          </table:table-cell>
          <table:table-cell office:value-type="string">
            <text:p>Onze-Lieve-Vrouw-Lombeek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760">
            <text:p>1760</text:p>
          </table:table-cell>
          <table:table-cell office:value-type="string">
            <text:p>Roosdaal</text:p>
          </table:table-cell>
          <table:table-cell office:value-type="string">
            <text:p>Pamel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760">
            <text:p>1760</text:p>
          </table:table-cell>
          <table:table-cell office:value-type="string">
            <text:p>Roosdaal</text:p>
          </table:table-cell>
          <table:table-cell office:value-type="string">
            <text:p>Strijtem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761">
            <text:p>1761</text:p>
          </table:table-cell>
          <table:table-cell office:value-type="string">
            <text:p>Roosdaal</text:p>
          </table:table-cell>
          <table:table-cell office:value-type="string">
            <text:p>Borchtlombeek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785">
            <text:p>1785</text:p>
          </table:table-cell>
          <table:table-cell office:value-type="string">
            <text:p>Merchtem</text:p>
          </table:table-cell>
          <table:table-cell office:value-type="string">
            <text:p>Brussegem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785">
            <text:p>1785</text:p>
          </table:table-cell>
          <table:table-cell office:value-type="string">
            <text:p>Merchtem</text:p>
          </table:table-cell>
          <table:table-cell office:value-type="string">
            <text:p>Hamme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790">
            <text:p>1790</text:p>
          </table:table-cell>
          <table:table-cell office:value-type="string">
            <text:p>Affligem</text:p>
          </table:table-cell>
          <table:table-cell office:value-type="string">
            <text:p>Essene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790">
            <text:p>1790</text:p>
          </table:table-cell>
          <table:table-cell office:value-type="string">
            <text:p>Affligem</text:p>
          </table:table-cell>
          <table:table-cell office:value-type="string">
            <text:p>Hekelgem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790">
            <text:p>1790</text:p>
          </table:table-cell>
          <table:table-cell office:value-type="string">
            <text:p>Affligem</text:p>
          </table:table-cell>
          <table:table-cell office:value-type="string">
            <text:p>Teralfene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800">
            <text:p>1800</text:p>
          </table:table-cell>
          <table:table-cell office:value-type="string">
            <text:p>Vilvoorde</text:p>
          </table:table-cell>
          <table:table-cell office:value-type="string">
            <text:p>Peutie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820">
            <text:p>1820</text:p>
          </table:table-cell>
          <table:table-cell office:value-type="string">
            <text:p>Steenokkerzeel</text:p>
          </table:table-cell>
          <table:table-cell office:value-type="string">
            <text:p>Melsbroek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820">
            <text:p>1820</text:p>
          </table:table-cell>
          <table:table-cell office:value-type="string">
            <text:p>Steenokkerzeel</text:p>
          </table:table-cell>
          <table:table-cell office:value-type="string">
            <text:p>Perk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831">
            <text:p>1831</text:p>
          </table:table-cell>
          <table:table-cell office:value-type="string">
            <text:p>Machelen</text:p>
          </table:table-cell>
          <table:table-cell office:value-type="string">
            <text:p>Diegem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840">
            <text:p>1840</text:p>
          </table:table-cell>
          <table:table-cell office:value-type="string">
            <text:p>Londerzeel</text:p>
          </table:table-cell>
          <table:table-cell office:value-type="string">
            <text:p>Malderen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840">
            <text:p>1840</text:p>
          </table:table-cell>
          <table:table-cell office:value-type="string">
            <text:p>Londerzeel</text:p>
          </table:table-cell>
          <table:table-cell office:value-type="string">
            <text:p>Steenhuffel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851">
            <text:p>1851</text:p>
          </table:table-cell>
          <table:table-cell office:value-type="string">
            <text:p>Grimbergen</text:p>
          </table:table-cell>
          <table:table-cell office:value-type="string">
            <text:p>Humbeek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852">
            <text:p>1852</text:p>
          </table:table-cell>
          <table:table-cell office:value-type="string">
            <text:p>Grimbergen</text:p>
          </table:table-cell>
          <table:table-cell office:value-type="string">
            <text:p>Beigem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853">
            <text:p>1853</text:p>
          </table:table-cell>
          <table:table-cell office:value-type="string">
            <text:p>Grimbergen</text:p>
          </table:table-cell>
          <table:table-cell office:value-type="string">
            <text:p>Strombeek-Bever</text:p>
          </table:table-cell>
          <table:table-cell office:value-type="string">
            <text:p>Vlaams-Brabant</text:p>
          </table:table-cell>
          <table:table-cell/>
          <table:table-cell table:style-name="ce1"/>
        </table:table-row>
        <table:table-row table:style-name="ro3">
          <table:table-cell office:value-type="float" office:value="1861">
            <text:p>1861</text:p>
          </table:table-cell>
          <table:table-cell office:value-type="string">
            <text:p>Meise</text:p>
          </table:table-cell>
          <table:table-cell office:value-type="string">
            <text:p>Wolvertem</text:p>
          </table:table-cell>
          <table:table-cell office:value-type="string">
            <text:p>Vlaams-Brabant</text:p>
          </table:table-cell>
          <table:table-cell/>
          <table:table-cell table:style-name="ce1"/>
        </table:table-row>
        <table:table-row table:style-name="ro3">
          <table:table-cell office:value-type="float" office:value="1880">
            <text:p>1880</text:p>
          </table:table-cell>
          <table:table-cell office:value-type="string">
            <text:p>Kapelle-op-den-Bos</text:p>
          </table:table-cell>
          <table:table-cell office:value-type="string">
            <text:p>Nieuwenrode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880">
            <text:p>1880</text:p>
          </table:table-cell>
          <table:table-cell office:value-type="string">
            <text:p>Kapelle-op-den-Bos</text:p>
          </table:table-cell>
          <table:table-cell office:value-type="string">
            <text:p>Ramsdonk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910">
            <text:p>1910</text:p>
          </table:table-cell>
          <table:table-cell office:value-type="string">
            <text:p>Kampenhout</text:p>
          </table:table-cell>
          <table:table-cell office:value-type="string">
            <text:p>Berg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910">
            <text:p>1910</text:p>
          </table:table-cell>
          <table:table-cell office:value-type="string">
            <text:p>Kampenhout</text:p>
          </table:table-cell>
          <table:table-cell office:value-type="string">
            <text:p>Buken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910">
            <text:p>1910</text:p>
          </table:table-cell>
          <table:table-cell office:value-type="string">
            <text:p>Kampenhout</text:p>
          </table:table-cell>
          <table:table-cell office:value-type="string">
            <text:p>Nederokkerzeel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930">
            <text:p>1930</text:p>
          </table:table-cell>
          <table:table-cell office:value-type="string">
            <text:p>Zaventem</text:p>
          </table:table-cell>
          <table:table-cell office:value-type="string">
            <text:p>Nossegem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932">
            <text:p>1932</text:p>
          </table:table-cell>
          <table:table-cell office:value-type="string">
            <text:p>Zaventem</text:p>
          </table:table-cell>
          <table:table-cell office:value-type="string">
            <text:p>Sint-Stevens-Woluwe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933">
            <text:p>1933</text:p>
          </table:table-cell>
          <table:table-cell office:value-type="string">
            <text:p>Zaventem</text:p>
          </table:table-cell>
          <table:table-cell office:value-type="string">
            <text:p>Sterrebeek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980">
            <text:p>1980</text:p>
          </table:table-cell>
          <table:table-cell office:value-type="string">
            <text:p>Zemst</text:p>
          </table:table-cell>
          <table:table-cell office:value-type="string">
            <text:p>Eppegem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981">
            <text:p>1981</text:p>
          </table:table-cell>
          <table:table-cell office:value-type="string">
            <text:p>Zemst</text:p>
          </table:table-cell>
          <table:table-cell office:value-type="string">
            <text:p>Hofstade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982">
            <text:p>1982</text:p>
          </table:table-cell>
          <table:table-cell office:value-type="string">
            <text:p>Zemst</text:p>
          </table:table-cell>
          <table:table-cell office:value-type="string">
            <text:p>Elewijt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1982">
            <text:p>1982</text:p>
          </table:table-cell>
          <table:table-cell office:value-type="string">
            <text:p>Zemst</text:p>
          </table:table-cell>
          <table:table-cell office:value-type="string">
            <text:p>Weerde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4">
          <table:table-cell office:value-type="float" office:value="2040">
            <text:p>2040</text:p>
          </table:table-cell>
          <table:table-cell office:value-type="string">
            <text:p>Antwerpen</text:p>
          </table:table-cell>
          <table:table-cell office:value-type="string">
            <text:p>Berendrecht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040">
            <text:p>2040</text:p>
          </table:table-cell>
          <table:table-cell office:value-type="string">
            <text:p>Antwerpen</text:p>
          </table:table-cell>
          <table:table-cell office:value-type="string">
            <text:p>Lillo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040">
            <text:p>2040</text:p>
          </table:table-cell>
          <table:table-cell office:value-type="string">
            <text:p>Antwerpen</text:p>
          </table:table-cell>
          <table:table-cell office:value-type="string">
            <text:p>Zandvliet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070">
            <text:p>2070</text:p>
          </table:table-cell>
          <table:table-cell office:value-type="string">
            <text:p>Zwijndrecht</text:p>
          </table:table-cell>
          <table:table-cell office:value-type="string">
            <text:p>Burcht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100">
            <text:p>2100</text:p>
          </table:table-cell>
          <table:table-cell office:value-type="string">
            <text:p>Antwerpen</text:p>
          </table:table-cell>
          <table:table-cell office:value-type="string">
            <text:p>Deurne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140">
            <text:p>2140</text:p>
          </table:table-cell>
          <table:table-cell office:value-type="string">
            <text:p>Antwerpen</text:p>
          </table:table-cell>
          <table:table-cell office:value-type="string">
            <text:p>Borgerhout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170">
            <text:p>2170</text:p>
          </table:table-cell>
          <table:table-cell office:value-type="string">
            <text:p>Antwerpen</text:p>
          </table:table-cell>
          <table:table-cell office:value-type="string">
            <text:p>Merksem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180">
            <text:p>2180</text:p>
          </table:table-cell>
          <table:table-cell office:value-type="string">
            <text:p>Antwerpen</text:p>
          </table:table-cell>
          <table:table-cell office:value-type="string">
            <text:p>Ekeren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200">
            <text:p>2200</text:p>
          </table:table-cell>
          <table:table-cell office:value-type="string">
            <text:p>Herentals</text:p>
          </table:table-cell>
          <table:table-cell office:value-type="string">
            <text:p>Morkhoven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200">
            <text:p>2200</text:p>
          </table:table-cell>
          <table:table-cell office:value-type="string">
            <text:p>Herentals</text:p>
          </table:table-cell>
          <table:table-cell office:value-type="string">
            <text:p>Noorderwijk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3">
          <table:table-cell office:value-type="float" office:value="2220">
            <text:p>2220</text:p>
          </table:table-cell>
          <table:table-cell office:value-type="string">
            <text:p>Heist-op-den-Berg</text:p>
          </table:table-cell>
          <table:table-cell office:value-type="string">
            <text:p>Hallaar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3">
          <table:table-cell office:value-type="float" office:value="2221">
            <text:p>2221</text:p>
          </table:table-cell>
          <table:table-cell office:value-type="string">
            <text:p>Heist-op-den-Berg</text:p>
          </table:table-cell>
          <table:table-cell office:value-type="string">
            <text:p>Booischot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3">
          <table:table-cell office:value-type="float" office:value="2222">
            <text:p>2222</text:p>
          </table:table-cell>
          <table:table-cell office:value-type="string">
            <text:p>Heist-op-den-Berg</text:p>
          </table:table-cell>
          <table:table-cell office:value-type="string">
            <text:p>Itegem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3">
          <table:table-cell office:value-type="float" office:value="2222">
            <text:p>2222</text:p>
          </table:table-cell>
          <table:table-cell office:value-type="string">
            <text:p>Heist-op-den-Berg</text:p>
          </table:table-cell>
          <table:table-cell office:value-type="string">
            <text:p>Wiekevorst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3">
          <table:table-cell office:value-type="float" office:value="2223">
            <text:p>2223</text:p>
          </table:table-cell>
          <table:table-cell office:value-type="string">
            <text:p>Heist-op-den-Berg</text:p>
          </table:table-cell>
          <table:table-cell office:value-type="string">
            <text:p>Schriek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230">
            <text:p>2230</text:p>
          </table:table-cell>
          <table:table-cell office:value-type="string">
            <text:p>Herselt</text:p>
          </table:table-cell>
          <table:table-cell office:value-type="string">
            <text:p>Ramsel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235">
            <text:p>2235</text:p>
          </table:table-cell>
          <table:table-cell office:value-type="string">
            <text:p>Hulshout</text:p>
          </table:table-cell>
          <table:table-cell office:value-type="string">
            <text:p>Houtvenne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3">
          <table:table-cell office:value-type="float" office:value="2235">
            <text:p>2235</text:p>
          </table:table-cell>
          <table:table-cell office:value-type="string">
            <text:p>Hulshout</text:p>
          </table:table-cell>
          <table:table-cell office:value-type="string">
            <text:p>Westmeerbeek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240">
            <text:p>2240</text:p>
          </table:table-cell>
          <table:table-cell office:value-type="string">
            <text:p>Zandhoven</text:p>
          </table:table-cell>
          <table:table-cell office:value-type="string">
            <text:p>Massenhoven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240">
            <text:p>2240</text:p>
          </table:table-cell>
          <table:table-cell office:value-type="string">
            <text:p>Zandhoven</text:p>
          </table:table-cell>
          <table:table-cell office:value-type="string">
            <text:p>Viersel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242">
            <text:p>2242</text:p>
          </table:table-cell>
          <table:table-cell office:value-type="string">
            <text:p>Zandhoven</text:p>
          </table:table-cell>
          <table:table-cell office:value-type="string">
            <text:p>Pulderbos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243">
            <text:p>2243</text:p>
          </table:table-cell>
          <table:table-cell office:value-type="string">
            <text:p>Zandhoven</text:p>
          </table:table-cell>
          <table:table-cell office:value-type="string">
            <text:p>Pulle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260">
            <text:p>2260</text:p>
          </table:table-cell>
          <table:table-cell office:value-type="string">
            <text:p>Westerlo</text:p>
          </table:table-cell>
          <table:table-cell office:value-type="string">
            <text:p>Oevel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260">
            <text:p>2260</text:p>
          </table:table-cell>
          <table:table-cell office:value-type="string">
            <text:p>Westerlo</text:p>
          </table:table-cell>
          <table:table-cell office:value-type="string">
            <text:p>Tongerlo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260">
            <text:p>2260</text:p>
          </table:table-cell>
          <table:table-cell office:value-type="string">
            <text:p>Westerlo</text:p>
          </table:table-cell>
          <table:table-cell office:value-type="string">
            <text:p>Zoerle-Parwijs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275">
            <text:p>2275</text:p>
          </table:table-cell>
          <table:table-cell office:value-type="string">
            <text:p>Lille</text:p>
          </table:table-cell>
          <table:table-cell office:value-type="string">
            <text:p>Gierle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275">
            <text:p>2275</text:p>
          </table:table-cell>
          <table:table-cell office:value-type="string">
            <text:p>Lille</text:p>
          </table:table-cell>
          <table:table-cell office:value-type="string">
            <text:p>Poederlee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3">
          <table:table-cell office:value-type="float" office:value="2275">
            <text:p>2275</text:p>
          </table:table-cell>
          <table:table-cell office:value-type="string">
            <text:p>Lille</text:p>
          </table:table-cell>
          <table:table-cell office:value-type="string">
            <text:p>Wechelderzande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288">
            <text:p>2288</text:p>
          </table:table-cell>
          <table:table-cell office:value-type="string">
            <text:p>Grobbendonk</text:p>
          </table:table-cell>
          <table:table-cell office:value-type="string">
            <text:p>Bouwel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321">
            <text:p>2321</text:p>
          </table:table-cell>
          <table:table-cell office:value-type="string">
            <text:p>Hoogstraten</text:p>
          </table:table-cell>
          <table:table-cell office:value-type="string">
            <text:p>Meer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322">
            <text:p>2322</text:p>
          </table:table-cell>
          <table:table-cell office:value-type="string">
            <text:p>Hoogstraten</text:p>
          </table:table-cell>
          <table:table-cell office:value-type="string">
            <text:p>Minderhout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323">
            <text:p>2323</text:p>
          </table:table-cell>
          <table:table-cell office:value-type="string">
            <text:p>Hoogstraten</text:p>
          </table:table-cell>
          <table:table-cell office:value-type="string">
            <text:p>Wortel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328">
            <text:p>2328</text:p>
          </table:table-cell>
          <table:table-cell office:value-type="string">
            <text:p>Hoogstraten</text:p>
          </table:table-cell>
          <table:table-cell office:value-type="string">
            <text:p>Meerle</text:p>
          </table:table-cell>
          <table:table-cell office:value-type="string">
            <text:p>Antwerpen</text:p>
          </table:table-cell>
          <table:table-cell/>
          <table:table-cell table:style-name="ce1"/>
        </table:table-row>
        <table:table-row table:style-name="ro4">
          <table:table-cell office:value-type="float" office:value="2340">
            <text:p>2340</text:p>
          </table:table-cell>
          <table:table-cell office:value-type="string">
            <text:p>Beerse</text:p>
          </table:table-cell>
          <table:table-cell office:value-type="string">
            <text:p>Vlimmeren</text:p>
          </table:table-cell>
          <table:table-cell office:value-type="string">
            <text:p>Antwerpen</text:p>
          </table:table-cell>
          <table:table-cell/>
          <table:table-cell table:style-name="ce1"/>
        </table:table-row>
        <table:table-row table:style-name="ro4">
          <table:table-cell office:value-type="float" office:value="2381">
            <text:p>2381</text:p>
          </table:table-cell>
          <table:table-cell office:value-type="string">
            <text:p>Ravels</text:p>
          </table:table-cell>
          <table:table-cell office:value-type="string">
            <text:p>Weelde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382">
            <text:p>2382</text:p>
          </table:table-cell>
          <table:table-cell office:value-type="string">
            <text:p>Ravels</text:p>
          </table:table-cell>
          <table:table-cell office:value-type="string">
            <text:p>Poppel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390">
            <text:p>2390</text:p>
          </table:table-cell>
          <table:table-cell office:value-type="string">
            <text:p>Malle</text:p>
          </table:table-cell>
          <table:table-cell office:value-type="string">
            <text:p>Oostmalle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390">
            <text:p>2390</text:p>
          </table:table-cell>
          <table:table-cell office:value-type="string">
            <text:p>Malle</text:p>
          </table:table-cell>
          <table:table-cell office:value-type="string">
            <text:p>Westmalle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430">
            <text:p>2430</text:p>
          </table:table-cell>
          <table:table-cell office:value-type="string">
            <text:p>Laakdal</text:p>
          </table:table-cell>
          <table:table-cell office:value-type="string">
            <text:p>Eindhout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430">
            <text:p>2430</text:p>
          </table:table-cell>
          <table:table-cell office:value-type="string">
            <text:p>Laakdal</text:p>
          </table:table-cell>
          <table:table-cell office:value-type="string">
            <text:p>Vorst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431">
            <text:p>2431</text:p>
          </table:table-cell>
          <table:table-cell office:value-type="string">
            <text:p>Laakdal</text:p>
          </table:table-cell>
          <table:table-cell office:value-type="string">
            <text:p>Varendonk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431">
            <text:p>2431</text:p>
          </table:table-cell>
          <table:table-cell office:value-type="string">
            <text:p>Laakdal</text:p>
          </table:table-cell>
          <table:table-cell office:value-type="string">
            <text:p>Veerle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460">
            <text:p>2460</text:p>
          </table:table-cell>
          <table:table-cell office:value-type="string">
            <text:p>Kasterlee</text:p>
          </table:table-cell>
          <table:table-cell office:value-type="string">
            <text:p>Lichtaart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460">
            <text:p>2460</text:p>
          </table:table-cell>
          <table:table-cell office:value-type="string">
            <text:p>Kasterlee</text:p>
          </table:table-cell>
          <table:table-cell office:value-type="string">
            <text:p>Tielen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491">
            <text:p>2491</text:p>
          </table:table-cell>
          <table:table-cell office:value-type="string">
            <text:p>Balen</text:p>
          </table:table-cell>
          <table:table-cell office:value-type="string">
            <text:p>Olmen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3">
          <table:table-cell office:value-type="float" office:value="2500">
            <text:p>2500</text:p>
          </table:table-cell>
          <table:table-cell office:value-type="string">
            <text:p>Lier</text:p>
          </table:table-cell>
          <table:table-cell office:value-type="string">
            <text:p>Koningshooikt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520">
            <text:p>2520</text:p>
          </table:table-cell>
          <table:table-cell office:value-type="string">
            <text:p>Ranst</text:p>
          </table:table-cell>
          <table:table-cell office:value-type="string">
            <text:p>Broechem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520">
            <text:p>2520</text:p>
          </table:table-cell>
          <table:table-cell office:value-type="string">
            <text:p>Ranst</text:p>
          </table:table-cell>
          <table:table-cell office:value-type="string">
            <text:p>Emblem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520">
            <text:p>2520</text:p>
          </table:table-cell>
          <table:table-cell office:value-type="string">
            <text:p>Ranst</text:p>
          </table:table-cell>
          <table:table-cell office:value-type="string">
            <text:p>Oelegem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531">
            <text:p>2531</text:p>
          </table:table-cell>
          <table:table-cell office:value-type="string">
            <text:p>Boechout</text:p>
          </table:table-cell>
          <table:table-cell office:value-type="string">
            <text:p>Vremde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550">
            <text:p>2550</text:p>
          </table:table-cell>
          <table:table-cell office:value-type="string">
            <text:p>Kontich</text:p>
          </table:table-cell>
          <table:table-cell office:value-type="string">
            <text:p>Waarloos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560">
            <text:p>2560</text:p>
          </table:table-cell>
          <table:table-cell office:value-type="string">
            <text:p>Nijlen</text:p>
          </table:table-cell>
          <table:table-cell office:value-type="string">
            <text:p>Bevel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560">
            <text:p>2560</text:p>
          </table:table-cell>
          <table:table-cell office:value-type="string">
            <text:p>Nijlen</text:p>
          </table:table-cell>
          <table:table-cell office:value-type="string">
            <text:p>Kessel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580">
            <text:p>2580</text:p>
          </table:table-cell>
          <table:table-cell office:value-type="string">
            <text:p>Putte</text:p>
          </table:table-cell>
          <table:table-cell office:value-type="string">
            <text:p>Beerzel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590">
            <text:p>2590</text:p>
          </table:table-cell>
          <table:table-cell office:value-type="string">
            <text:p>Berlaar</text:p>
          </table:table-cell>
          <table:table-cell office:value-type="string">
            <text:p>Gestel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600">
            <text:p>2600</text:p>
          </table:table-cell>
          <table:table-cell office:value-type="string">
            <text:p>Antwerpen</text:p>
          </table:table-cell>
          <table:table-cell office:value-type="string">
            <text:p>Berchem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610">
            <text:p>2610</text:p>
          </table:table-cell>
          <table:table-cell office:value-type="string">
            <text:p>Antwerpen</text:p>
          </table:table-cell>
          <table:table-cell office:value-type="string">
            <text:p>Wilrijk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660">
            <text:p>2660</text:p>
          </table:table-cell>
          <table:table-cell office:value-type="string">
            <text:p>Antwerpen</text:p>
          </table:table-cell>
          <table:table-cell office:value-type="string">
            <text:p>Hoboken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800">
            <text:p>2800</text:p>
          </table:table-cell>
          <table:table-cell office:value-type="string">
            <text:p>Mechelen</text:p>
          </table:table-cell>
          <table:table-cell office:value-type="string">
            <text:p>Walem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801">
            <text:p>2801</text:p>
          </table:table-cell>
          <table:table-cell office:value-type="string">
            <text:p>Mechelen</text:p>
          </table:table-cell>
          <table:table-cell office:value-type="string">
            <text:p>Heffen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811">
            <text:p>2811</text:p>
          </table:table-cell>
          <table:table-cell office:value-type="string">
            <text:p>Mechelen</text:p>
          </table:table-cell>
          <table:table-cell office:value-type="string">
            <text:p>Hombeek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811">
            <text:p>2811</text:p>
          </table:table-cell>
          <table:table-cell office:value-type="string">
            <text:p>Mechelen</text:p>
          </table:table-cell>
          <table:table-cell office:value-type="string">
            <text:p>Leest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812">
            <text:p>2812</text:p>
          </table:table-cell>
          <table:table-cell office:value-type="string">
            <text:p>Mechelen</text:p>
          </table:table-cell>
          <table:table-cell office:value-type="string">
            <text:p>Muizen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820">
            <text:p>2820</text:p>
          </table:table-cell>
          <table:table-cell office:value-type="string">
            <text:p>Bonheiden</text:p>
          </table:table-cell>
          <table:table-cell office:value-type="string">
            <text:p>Rijmenam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830">
            <text:p>2830</text:p>
          </table:table-cell>
          <table:table-cell office:value-type="string">
            <text:p>Willebroek</text:p>
          </table:table-cell>
          <table:table-cell office:value-type="string">
            <text:p>Blaasveld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830">
            <text:p>2830</text:p>
          </table:table-cell>
          <table:table-cell office:value-type="string">
            <text:p>Willebroek</text:p>
          </table:table-cell>
          <table:table-cell office:value-type="string">
            <text:p>Heindonk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830">
            <text:p>2830</text:p>
          </table:table-cell>
          <table:table-cell office:value-type="string">
            <text:p>Willebroek</text:p>
          </table:table-cell>
          <table:table-cell office:value-type="string">
            <text:p>Tisselt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840">
            <text:p>2840</text:p>
          </table:table-cell>
          <table:table-cell office:value-type="string">
            <text:p>Rumst</text:p>
          </table:table-cell>
          <table:table-cell office:value-type="string">
            <text:p>Reet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840">
            <text:p>2840</text:p>
          </table:table-cell>
          <table:table-cell office:value-type="string">
            <text:p>Rumst</text:p>
          </table:table-cell>
          <table:table-cell office:value-type="string">
            <text:p>Terhagen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3">
          <table:table-cell office:value-type="float" office:value="2861">
            <text:p>2861</text:p>
          </table:table-cell>
          <table:table-cell office:value-type="string">
            <text:p>Sint-Katelijne-Waver</text:p>
          </table:table-cell>
          <table:table-cell office:value-type="string">
            <text:p>Onze-Lieve-Vrouw-Waver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3">
          <table:table-cell office:value-type="float" office:value="2870">
            <text:p>2870</text:p>
          </table:table-cell>
          <table:table-cell office:value-type="string">
            <text:p>Puurs-Sint-Amands</text:p>
          </table:table-cell>
          <table:table-cell office:value-type="string">
            <text:p>Breendonk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3">
          <table:table-cell office:value-type="float" office:value="2870">
            <text:p>2870</text:p>
          </table:table-cell>
          <table:table-cell office:value-type="string">
            <text:p>Puurs-Sint-Amands</text:p>
          </table:table-cell>
          <table:table-cell office:value-type="string">
            <text:p>Liezele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3">
          <table:table-cell office:value-type="float" office:value="2870">
            <text:p>2870</text:p>
          </table:table-cell>
          <table:table-cell office:value-type="string">
            <text:p>Puurs-Sint-Amands</text:p>
          </table:table-cell>
          <table:table-cell office:value-type="string">
            <text:p>Ruisbroek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880">
            <text:p>2880</text:p>
          </table:table-cell>
          <table:table-cell office:value-type="string">
            <text:p>Bornem</text:p>
          </table:table-cell>
          <table:table-cell office:value-type="string">
            <text:p>Hingene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880">
            <text:p>2880</text:p>
          </table:table-cell>
          <table:table-cell office:value-type="string">
            <text:p>Bornem</text:p>
          </table:table-cell>
          <table:table-cell office:value-type="string">
            <text:p>Mariekerke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880">
            <text:p>2880</text:p>
          </table:table-cell>
          <table:table-cell office:value-type="string">
            <text:p>Bornem</text:p>
          </table:table-cell>
          <table:table-cell office:value-type="string">
            <text:p>Weert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3">
          <table:table-cell office:value-type="float" office:value="2890">
            <text:p>2890</text:p>
          </table:table-cell>
          <table:table-cell office:value-type="string">
            <text:p>Puurs-Sint-Amands</text:p>
          </table:table-cell>
          <table:table-cell office:value-type="string">
            <text:p>Lippelo</text:p>
          </table:table-cell>
          <table:table-cell office:value-type="string">
            <text:p>Antwerpen</text:p>
          </table:table-cell>
          <table:table-cell/>
          <table:table-cell table:style-name="ce1"/>
        </table:table-row>
        <table:table-row table:style-name="ro3">
          <table:table-cell office:value-type="float" office:value="2890">
            <text:p>2890</text:p>
          </table:table-cell>
          <table:table-cell office:value-type="string">
            <text:p>Puurs-Sint-Amands</text:p>
          </table:table-cell>
          <table:table-cell office:value-type="string">
            <text:p>Oppuurs</text:p>
          </table:table-cell>
          <table:table-cell office:value-type="string">
            <text:p>Antwerpen</text:p>
          </table:table-cell>
          <table:table-cell/>
          <table:table-cell table:style-name="ce1"/>
        </table:table-row>
        <table:table-row table:style-name="ro4">
          <table:table-cell office:value-type="float" office:value="2940">
            <text:p>2940</text:p>
          </table:table-cell>
          <table:table-cell office:value-type="string">
            <text:p>Stabroek</text:p>
          </table:table-cell>
          <table:table-cell office:value-type="string">
            <text:p>Hoevenen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3">
          <table:table-cell office:value-type="float" office:value="2960">
            <text:p>2960</text:p>
          </table:table-cell>
          <table:table-cell office:value-type="string">
            <text:p>Brecht</text:p>
          </table:table-cell>
          <table:table-cell office:value-type="string">
            <text:p>Sint-Job-in-'t-Goor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960">
            <text:p>2960</text:p>
          </table:table-cell>
          <table:table-cell office:value-type="string">
            <text:p>Brecht</text:p>
          </table:table-cell>
          <table:table-cell office:value-type="string">
            <text:p>Sint-Lenaarts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970">
            <text:p>2970</text:p>
          </table:table-cell>
          <table:table-cell office:value-type="string">
            <text:p>Schilde</text:p>
          </table:table-cell>
          <table:table-cell office:value-type="string">
            <text:p>s-Gravenwezel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980">
            <text:p>2980</text:p>
          </table:table-cell>
          <table:table-cell office:value-type="string">
            <text:p>Zoersel</text:p>
          </table:table-cell>
          <table:table-cell office:value-type="string">
            <text:p>Halle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4">
          <table:table-cell office:value-type="float" office:value="2990">
            <text:p>2990</text:p>
          </table:table-cell>
          <table:table-cell office:value-type="string">
            <text:p>Wuustwezel</text:p>
          </table:table-cell>
          <table:table-cell office:value-type="string">
            <text:p>Loenhout</text:p>
          </table:table-cell>
          <table:table-cell office:value-type="string">
            <text:p>Antwerpen</text:p>
          </table:table-cell>
          <table:table-cell table:number-columns-repeated="2"/>
        </table:table-row>
        <table:table-row table:style-name="ro3">
          <table:table-cell office:value-type="float" office:value="3001">
            <text:p>3001</text:p>
          </table:table-cell>
          <table:table-cell office:value-type="string">
            <text:p>Leuven</text:p>
          </table:table-cell>
          <table:table-cell office:value-type="string">
            <text:p>Heverlee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010">
            <text:p>3010</text:p>
          </table:table-cell>
          <table:table-cell office:value-type="string">
            <text:p>Leuven</text:p>
          </table:table-cell>
          <table:table-cell office:value-type="string">
            <text:p>Kessel-Lo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012">
            <text:p>3012</text:p>
          </table:table-cell>
          <table:table-cell office:value-type="string">
            <text:p>Leuven</text:p>
          </table:table-cell>
          <table:table-cell office:value-type="string">
            <text:p>Wilsele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018">
            <text:p>3018</text:p>
          </table:table-cell>
          <table:table-cell office:value-type="string">
            <text:p>Leuven</text:p>
          </table:table-cell>
          <table:table-cell office:value-type="string">
            <text:p>Wijgmaal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020">
            <text:p>3020</text:p>
          </table:table-cell>
          <table:table-cell office:value-type="string">
            <text:p>Herent</text:p>
          </table:table-cell>
          <table:table-cell office:value-type="string">
            <text:p>Veltem-Beisem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020">
            <text:p>3020</text:p>
          </table:table-cell>
          <table:table-cell office:value-type="string">
            <text:p>Herent</text:p>
          </table:table-cell>
          <table:table-cell office:value-type="string">
            <text:p>Winksele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040">
            <text:p>3040</text:p>
          </table:table-cell>
          <table:table-cell office:value-type="string">
            <text:p>Huldenberg</text:p>
          </table:table-cell>
          <table:table-cell office:value-type="string">
            <text:p>Loonbeek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040">
            <text:p>3040</text:p>
          </table:table-cell>
          <table:table-cell office:value-type="string">
            <text:p>Huldenberg</text:p>
          </table:table-cell>
          <table:table-cell office:value-type="string">
            <text:p>Neerijse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040">
            <text:p>3040</text:p>
          </table:table-cell>
          <table:table-cell office:value-type="string">
            <text:p>Huldenberg</text:p>
          </table:table-cell>
          <table:table-cell office:value-type="string">
            <text:p>Ottenburg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040">
            <text:p>3040</text:p>
          </table:table-cell>
          <table:table-cell office:value-type="string">
            <text:p>Huldenberg</text:p>
          </table:table-cell>
          <table:table-cell office:value-type="string">
            <text:p>Sint-Agatha-Rode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051">
            <text:p>3051</text:p>
          </table:table-cell>
          <table:table-cell office:value-type="string">
            <text:p>Oud-Heverlee</text:p>
          </table:table-cell>
          <table:table-cell office:value-type="string">
            <text:p>Sint-Joris-Weert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052">
            <text:p>3052</text:p>
          </table:table-cell>
          <table:table-cell office:value-type="string">
            <text:p>Oud-Heverlee</text:p>
          </table:table-cell>
          <table:table-cell office:value-type="string">
            <text:p>Blanden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053">
            <text:p>3053</text:p>
          </table:table-cell>
          <table:table-cell office:value-type="string">
            <text:p>Oud-Heverlee</text:p>
          </table:table-cell>
          <table:table-cell office:value-type="string">
            <text:p>Haasrode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054">
            <text:p>3054</text:p>
          </table:table-cell>
          <table:table-cell office:value-type="string">
            <text:p>Oud-Heverlee</text:p>
          </table:table-cell>
          <table:table-cell office:value-type="string">
            <text:p>Vaalbeek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060">
            <text:p>3060</text:p>
          </table:table-cell>
          <table:table-cell office:value-type="string">
            <text:p>Bertem</text:p>
          </table:table-cell>
          <table:table-cell office:value-type="string">
            <text:p>Korbeek-Dijle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061">
            <text:p>3061</text:p>
          </table:table-cell>
          <table:table-cell office:value-type="string">
            <text:p>Bertem</text:p>
          </table:table-cell>
          <table:table-cell office:value-type="string">
            <text:p>Leefdaal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071">
            <text:p>3071</text:p>
          </table:table-cell>
          <table:table-cell office:value-type="string">
            <text:p>Kortenberg</text:p>
          </table:table-cell>
          <table:table-cell office:value-type="string">
            <text:p>Erps-Kwerps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078">
            <text:p>3078</text:p>
          </table:table-cell>
          <table:table-cell office:value-type="string">
            <text:p>Kortenberg</text:p>
          </table:table-cell>
          <table:table-cell office:value-type="string">
            <text:p>Everberg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078">
            <text:p>3078</text:p>
          </table:table-cell>
          <table:table-cell office:value-type="string">
            <text:p>Kortenberg</text:p>
          </table:table-cell>
          <table:table-cell office:value-type="string">
            <text:p>Meerbeek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080">
            <text:p>3080</text:p>
          </table:table-cell>
          <table:table-cell office:value-type="string">
            <text:p>Tervuren</text:p>
          </table:table-cell>
          <table:table-cell office:value-type="string">
            <text:p>Duisburg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080">
            <text:p>3080</text:p>
          </table:table-cell>
          <table:table-cell office:value-type="string">
            <text:p>Tervuren</text:p>
          </table:table-cell>
          <table:table-cell office:value-type="string">
            <text:p>Vossem</text:p>
          </table:table-cell>
          <table:table-cell office:value-type="string">
            <text:p>Vlaams-Brabant</text:p>
          </table:table-cell>
          <table:table-cell/>
          <table:table-cell table:style-name="ce1"/>
        </table:table-row>
        <table:table-row table:style-name="ro3">
          <table:table-cell office:value-type="float" office:value="3111">
            <text:p>3111</text:p>
          </table:table-cell>
          <table:table-cell office:value-type="string">
            <text:p>Rotselaar</text:p>
          </table:table-cell>
          <table:table-cell office:value-type="string">
            <text:p>Wezemaal</text:p>
          </table:table-cell>
          <table:table-cell office:value-type="string">
            <text:p>Vlaams-Brabant</text:p>
          </table:table-cell>
          <table:table-cell/>
          <table:table-cell table:style-name="ce1"/>
        </table:table-row>
        <table:table-row table:style-name="ro3">
          <table:table-cell office:value-type="float" office:value="3118">
            <text:p>3118</text:p>
          </table:table-cell>
          <table:table-cell office:value-type="string">
            <text:p>Rotselaar</text:p>
          </table:table-cell>
          <table:table-cell office:value-type="string">
            <text:p>Werchter</text:p>
          </table:table-cell>
          <table:table-cell office:value-type="string">
            <text:p>Vlaams-Brabant</text:p>
          </table:table-cell>
          <table:table-cell/>
          <table:table-cell table:style-name="ce1"/>
        </table:table-row>
        <table:table-row table:style-name="ro3">
          <table:table-cell office:value-type="float" office:value="3128">
            <text:p>3128</text:p>
          </table:table-cell>
          <table:table-cell office:value-type="string">
            <text:p>Tremelo</text:p>
          </table:table-cell>
          <table:table-cell office:value-type="string">
            <text:p>Baal</text:p>
          </table:table-cell>
          <table:table-cell office:value-type="string">
            <text:p>Vlaams-Brabant</text:p>
          </table:table-cell>
          <table:table-cell/>
          <table:table-cell table:style-name="ce1"/>
        </table:table-row>
        <table:table-row table:style-name="ro3">
          <table:table-cell office:value-type="float" office:value="3130">
            <text:p>3130</text:p>
          </table:table-cell>
          <table:table-cell office:value-type="string">
            <text:p>Begijnendijk</text:p>
          </table:table-cell>
          <table:table-cell office:value-type="string">
            <text:p>Betekom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150">
            <text:p>3150</text:p>
          </table:table-cell>
          <table:table-cell office:value-type="string">
            <text:p>Haacht</text:p>
          </table:table-cell>
          <table:table-cell office:value-type="string">
            <text:p>Tildonk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150">
            <text:p>3150</text:p>
          </table:table-cell>
          <table:table-cell office:value-type="string">
            <text:p>Haacht</text:p>
          </table:table-cell>
          <table:table-cell office:value-type="string">
            <text:p>Wespelaar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191">
            <text:p>3191</text:p>
          </table:table-cell>
          <table:table-cell office:value-type="string">
            <text:p>Boortmeerbeek</text:p>
          </table:table-cell>
          <table:table-cell office:value-type="string">
            <text:p>Hever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200">
            <text:p>3200</text:p>
          </table:table-cell>
          <table:table-cell office:value-type="string">
            <text:p>Aarschot</text:p>
          </table:table-cell>
          <table:table-cell office:value-type="string">
            <text:p>Gelrode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201">
            <text:p>3201</text:p>
          </table:table-cell>
          <table:table-cell office:value-type="string">
            <text:p>Aarschot</text:p>
          </table:table-cell>
          <table:table-cell office:value-type="string">
            <text:p>Langdorp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202">
            <text:p>3202</text:p>
          </table:table-cell>
          <table:table-cell office:value-type="string">
            <text:p>Aarschot</text:p>
          </table:table-cell>
          <table:table-cell office:value-type="string">
            <text:p>Rillaar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210">
            <text:p>3210</text:p>
          </table:table-cell>
          <table:table-cell office:value-type="string">
            <text:p>Lubbeek</text:p>
          </table:table-cell>
          <table:table-cell office:value-type="string">
            <text:p>Linden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211">
            <text:p>3211</text:p>
          </table:table-cell>
          <table:table-cell office:value-type="string">
            <text:p>Lubbeek</text:p>
          </table:table-cell>
          <table:table-cell office:value-type="string">
            <text:p>Binkom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212">
            <text:p>3212</text:p>
          </table:table-cell>
          <table:table-cell office:value-type="string">
            <text:p>Lubbeek</text:p>
          </table:table-cell>
          <table:table-cell office:value-type="string">
            <text:p>Pellenberg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220">
            <text:p>3220</text:p>
          </table:table-cell>
          <table:table-cell office:value-type="string">
            <text:p>Holsbeek</text:p>
          </table:table-cell>
          <table:table-cell office:value-type="string">
            <text:p>Sint-Pieters-Rode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220">
            <text:p>3220</text:p>
          </table:table-cell>
          <table:table-cell office:value-type="string">
            <text:p>Lubbeek</text:p>
          </table:table-cell>
          <table:table-cell office:value-type="string">
            <text:p>Kortrijk-Dutsel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221">
            <text:p>3221</text:p>
          </table:table-cell>
          <table:table-cell office:value-type="string">
            <text:p>Holsbeek</text:p>
          </table:table-cell>
          <table:table-cell office:value-type="string">
            <text:p>Nieuwrode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270">
            <text:p>3270</text:p>
          </table:table-cell>
          <table:table-cell office:value-type="string">
            <text:p>Scherpenheuvel-Zichem</text:p>
          </table:table-cell>
          <table:table-cell office:value-type="string">
            <text:p>Scherpenheuvel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271">
            <text:p>3271</text:p>
          </table:table-cell>
          <table:table-cell office:value-type="string">
            <text:p>Scherpenheuvel-Zichem</text:p>
          </table:table-cell>
          <table:table-cell office:value-type="string">
            <text:p>Averbode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271">
            <text:p>3271</text:p>
          </table:table-cell>
          <table:table-cell office:value-type="string">
            <text:p>Scherpenheuvel-Zichem</text:p>
          </table:table-cell>
          <table:table-cell office:value-type="string">
            <text:p>Zichem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272">
            <text:p>3272</text:p>
          </table:table-cell>
          <table:table-cell office:value-type="string">
            <text:p>Scherpenheuvel-Zichem</text:p>
          </table:table-cell>
          <table:table-cell office:value-type="string">
            <text:p>Messelbroek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272">
            <text:p>3272</text:p>
          </table:table-cell>
          <table:table-cell office:value-type="string">
            <text:p>Scherpenheuvel-Zichem</text:p>
          </table:table-cell>
          <table:table-cell office:value-type="string">
            <text:p>Testelt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290">
            <text:p>3290</text:p>
          </table:table-cell>
          <table:table-cell office:value-type="string">
            <text:p>Diest</text:p>
          </table:table-cell>
          <table:table-cell office:value-type="string">
            <text:p>Deurne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290">
            <text:p>3290</text:p>
          </table:table-cell>
          <table:table-cell office:value-type="string">
            <text:p>Diest</text:p>
          </table:table-cell>
          <table:table-cell office:value-type="string">
            <text:p>Schaffen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290">
            <text:p>3290</text:p>
          </table:table-cell>
          <table:table-cell office:value-type="string">
            <text:p>Diest</text:p>
          </table:table-cell>
          <table:table-cell office:value-type="string">
            <text:p>Webbekom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293">
            <text:p>3293</text:p>
          </table:table-cell>
          <table:table-cell office:value-type="string">
            <text:p>Diest</text:p>
          </table:table-cell>
          <table:table-cell office:value-type="string">
            <text:p>Kaggevinne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294">
            <text:p>3294</text:p>
          </table:table-cell>
          <table:table-cell office:value-type="string">
            <text:p>Diest</text:p>
          </table:table-cell>
          <table:table-cell office:value-type="string">
            <text:p>Molenstede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00">
            <text:p>3300</text:p>
          </table:table-cell>
          <table:table-cell office:value-type="string">
            <text:p>Tienen</text:p>
          </table:table-cell>
          <table:table-cell office:value-type="string">
            <text:p>Bost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00">
            <text:p>3300</text:p>
          </table:table-cell>
          <table:table-cell office:value-type="string">
            <text:p>Tienen</text:p>
          </table:table-cell>
          <table:table-cell office:value-type="string">
            <text:p>Goetsenhoven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00">
            <text:p>3300</text:p>
          </table:table-cell>
          <table:table-cell office:value-type="string">
            <text:p>Tienen</text:p>
          </table:table-cell>
          <table:table-cell office:value-type="string">
            <text:p>Hakendover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00">
            <text:p>3300</text:p>
          </table:table-cell>
          <table:table-cell office:value-type="string">
            <text:p>Tienen</text:p>
          </table:table-cell>
          <table:table-cell office:value-type="string">
            <text:p>Kumtich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00">
            <text:p>3300</text:p>
          </table:table-cell>
          <table:table-cell office:value-type="string">
            <text:p>Tienen</text:p>
          </table:table-cell>
          <table:table-cell office:value-type="string">
            <text:p>Oorbeek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00">
            <text:p>3300</text:p>
          </table:table-cell>
          <table:table-cell office:value-type="string">
            <text:p>Tienen</text:p>
          </table:table-cell>
          <table:table-cell office:value-type="string">
            <text:p>Oplinter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2">
          <table:table-cell office:value-type="float" office:value="3300">
            <text:p>3300</text:p>
          </table:table-cell>
          <table:table-cell office:value-type="string">
            <text:p>Tienen</text:p>
          </table:table-cell>
          <table:table-cell office:value-type="string">
            <text:p>Sint-Margriete-Houtem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00">
            <text:p>3300</text:p>
          </table:table-cell>
          <table:table-cell office:value-type="string">
            <text:p>Tienen</text:p>
          </table:table-cell>
          <table:table-cell office:value-type="string">
            <text:p>Vissenaken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20">
            <text:p>3320</text:p>
          </table:table-cell>
          <table:table-cell office:value-type="string">
            <text:p>Hoegaarden</text:p>
          </table:table-cell>
          <table:table-cell office:value-type="string">
            <text:p>Meldert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21">
            <text:p>3321</text:p>
          </table:table-cell>
          <table:table-cell office:value-type="string">
            <text:p>Hoegaarden</text:p>
          </table:table-cell>
          <table:table-cell office:value-type="string">
            <text:p>Outgaarden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50">
            <text:p>3350</text:p>
          </table:table-cell>
          <table:table-cell office:value-type="string">
            <text:p>Linter</text:p>
          </table:table-cell>
          <table:table-cell office:value-type="string">
            <text:p>Drieslinter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50">
            <text:p>3350</text:p>
          </table:table-cell>
          <table:table-cell office:value-type="string">
            <text:p>Linter</text:p>
          </table:table-cell>
          <table:table-cell office:value-type="string">
            <text:p>Melkwezer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50">
            <text:p>3350</text:p>
          </table:table-cell>
          <table:table-cell office:value-type="string">
            <text:p>Linter</text:p>
          </table:table-cell>
          <table:table-cell office:value-type="string">
            <text:p>Neerhespen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50">
            <text:p>3350</text:p>
          </table:table-cell>
          <table:table-cell office:value-type="string">
            <text:p>Linter</text:p>
          </table:table-cell>
          <table:table-cell office:value-type="string">
            <text:p>Neerlinter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50">
            <text:p>3350</text:p>
          </table:table-cell>
          <table:table-cell office:value-type="string">
            <text:p>Linter</text:p>
          </table:table-cell>
          <table:table-cell office:value-type="string">
            <text:p>Orsmaal-Gussenhoven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50">
            <text:p>3350</text:p>
          </table:table-cell>
          <table:table-cell office:value-type="string">
            <text:p>Linter</text:p>
          </table:table-cell>
          <table:table-cell office:value-type="string">
            <text:p>Overhespen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50">
            <text:p>3350</text:p>
          </table:table-cell>
          <table:table-cell office:value-type="string">
            <text:p>Linter</text:p>
          </table:table-cell>
          <table:table-cell office:value-type="string">
            <text:p>Wommersom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60">
            <text:p>3360</text:p>
          </table:table-cell>
          <table:table-cell office:value-type="string">
            <text:p>Bierbeek</text:p>
          </table:table-cell>
          <table:table-cell office:value-type="string">
            <text:p>Korbeek-Lo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60">
            <text:p>3360</text:p>
          </table:table-cell>
          <table:table-cell office:value-type="string">
            <text:p>Bierbeek</text:p>
          </table:table-cell>
          <table:table-cell office:value-type="string">
            <text:p>Lovenjoel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60">
            <text:p>3360</text:p>
          </table:table-cell>
          <table:table-cell office:value-type="string">
            <text:p>Bierbeek</text:p>
          </table:table-cell>
          <table:table-cell office:value-type="string">
            <text:p>Opvelp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70">
            <text:p>3370</text:p>
          </table:table-cell>
          <table:table-cell office:value-type="string">
            <text:p>Boutersem</text:p>
          </table:table-cell>
          <table:table-cell office:value-type="string">
            <text:p>Kerkom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70">
            <text:p>3370</text:p>
          </table:table-cell>
          <table:table-cell office:value-type="string">
            <text:p>Boutersem</text:p>
          </table:table-cell>
          <table:table-cell office:value-type="string">
            <text:p>Neervelp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70">
            <text:p>3370</text:p>
          </table:table-cell>
          <table:table-cell office:value-type="string">
            <text:p>Boutersem</text:p>
          </table:table-cell>
          <table:table-cell office:value-type="string">
            <text:p>Roosbeek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70">
            <text:p>3370</text:p>
          </table:table-cell>
          <table:table-cell office:value-type="string">
            <text:p>Boutersem</text:p>
          </table:table-cell>
          <table:table-cell office:value-type="string">
            <text:p>Vertrijk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70">
            <text:p>3370</text:p>
          </table:table-cell>
          <table:table-cell office:value-type="string">
            <text:p>Boutersem</text:p>
          </table:table-cell>
          <table:table-cell office:value-type="string">
            <text:p>Willebringen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80">
            <text:p>3380</text:p>
          </table:table-cell>
          <table:table-cell office:value-type="string">
            <text:p>Glabbeek</text:p>
          </table:table-cell>
          <table:table-cell office:value-type="string">
            <text:p>Bunsbeek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80">
            <text:p>3380</text:p>
          </table:table-cell>
          <table:table-cell office:value-type="string">
            <text:p>Glabbeek</text:p>
          </table:table-cell>
          <table:table-cell office:value-type="string">
            <text:p>Glabbeek-Zuurbemde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81">
            <text:p>3381</text:p>
          </table:table-cell>
          <table:table-cell office:value-type="string">
            <text:p>Glabbeek</text:p>
          </table:table-cell>
          <table:table-cell office:value-type="string">
            <text:p>Kapellen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84">
            <text:p>3384</text:p>
          </table:table-cell>
          <table:table-cell office:value-type="string">
            <text:p>Glabbeek</text:p>
          </table:table-cell>
          <table:table-cell office:value-type="string">
            <text:p>Attenrode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90">
            <text:p>3390</text:p>
          </table:table-cell>
          <table:table-cell office:value-type="string">
            <text:p>Tielt-Winge</text:p>
          </table:table-cell>
          <table:table-cell office:value-type="string">
            <text:p>Houwaart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90">
            <text:p>3390</text:p>
          </table:table-cell>
          <table:table-cell office:value-type="string">
            <text:p>Tielt-Winge</text:p>
          </table:table-cell>
          <table:table-cell office:value-type="string">
            <text:p>Sint-Joris-Winge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90">
            <text:p>3390</text:p>
          </table:table-cell>
          <table:table-cell office:value-type="string">
            <text:p>Tielt-Winge</text:p>
          </table:table-cell>
          <table:table-cell office:value-type="string">
            <text:p>Tielt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391">
            <text:p>3391</text:p>
          </table:table-cell>
          <table:table-cell office:value-type="string">
            <text:p>Tielt-Winge</text:p>
          </table:table-cell>
          <table:table-cell office:value-type="string">
            <text:p>Meensel-Kiezegem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400">
            <text:p>3400</text:p>
          </table:table-cell>
          <table:table-cell office:value-type="string">
            <text:p>Landen</text:p>
          </table:table-cell>
          <table:table-cell office:value-type="string">
            <text:p>Eliksem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400">
            <text:p>3400</text:p>
          </table:table-cell>
          <table:table-cell office:value-type="string">
            <text:p>Landen</text:p>
          </table:table-cell>
          <table:table-cell office:value-type="string">
            <text:p>Ezemaal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400">
            <text:p>3400</text:p>
          </table:table-cell>
          <table:table-cell office:value-type="string">
            <text:p>Landen</text:p>
          </table:table-cell>
          <table:table-cell office:value-type="string">
            <text:p>Laar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400">
            <text:p>3400</text:p>
          </table:table-cell>
          <table:table-cell office:value-type="string">
            <text:p>Landen</text:p>
          </table:table-cell>
          <table:table-cell office:value-type="string">
            <text:p>Neerwinden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400">
            <text:p>3400</text:p>
          </table:table-cell>
          <table:table-cell office:value-type="string">
            <text:p>Landen</text:p>
          </table:table-cell>
          <table:table-cell office:value-type="string">
            <text:p>Overwinden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400">
            <text:p>3400</text:p>
          </table:table-cell>
          <table:table-cell office:value-type="string">
            <text:p>Landen</text:p>
          </table:table-cell>
          <table:table-cell office:value-type="string">
            <text:p>Rumsdorp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400">
            <text:p>3400</text:p>
          </table:table-cell>
          <table:table-cell office:value-type="string">
            <text:p>Landen</text:p>
          </table:table-cell>
          <table:table-cell office:value-type="string">
            <text:p>Wange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401">
            <text:p>3401</text:p>
          </table:table-cell>
          <table:table-cell office:value-type="string">
            <text:p>Landen</text:p>
          </table:table-cell>
          <table:table-cell office:value-type="string">
            <text:p>Waasmont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401">
            <text:p>3401</text:p>
          </table:table-cell>
          <table:table-cell office:value-type="string">
            <text:p>Landen</text:p>
          </table:table-cell>
          <table:table-cell office:value-type="string">
            <text:p>Walsbets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401">
            <text:p>3401</text:p>
          </table:table-cell>
          <table:table-cell office:value-type="string">
            <text:p>Landen</text:p>
          </table:table-cell>
          <table:table-cell office:value-type="string">
            <text:p>Walshoutem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401">
            <text:p>3401</text:p>
          </table:table-cell>
          <table:table-cell office:value-type="string">
            <text:p>Landen</text:p>
          </table:table-cell>
          <table:table-cell office:value-type="string">
            <text:p>Wezeren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404">
            <text:p>3404</text:p>
          </table:table-cell>
          <table:table-cell office:value-type="string">
            <text:p>Landen</text:p>
          </table:table-cell>
          <table:table-cell office:value-type="string">
            <text:p>Attenhoven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404">
            <text:p>3404</text:p>
          </table:table-cell>
          <table:table-cell office:value-type="string">
            <text:p>Landen</text:p>
          </table:table-cell>
          <table:table-cell office:value-type="string">
            <text:p>Neerlanden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440">
            <text:p>3440</text:p>
          </table:table-cell>
          <table:table-cell office:value-type="string">
            <text:p>Zoutleeuw</text:p>
          </table:table-cell>
          <table:table-cell office:value-type="string">
            <text:p>Budingen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440">
            <text:p>3440</text:p>
          </table:table-cell>
          <table:table-cell office:value-type="string">
            <text:p>Zoutleeuw</text:p>
          </table:table-cell>
          <table:table-cell office:value-type="string">
            <text:p>Dormaal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440">
            <text:p>3440</text:p>
          </table:table-cell>
          <table:table-cell office:value-type="string">
            <text:p>Zoutleeuw</text:p>
          </table:table-cell>
          <table:table-cell office:value-type="string">
            <text:p>Halle-Booienhoven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440">
            <text:p>3440</text:p>
          </table:table-cell>
          <table:table-cell office:value-type="string">
            <text:p>Zoutleeuw</text:p>
          </table:table-cell>
          <table:table-cell office:value-type="string">
            <text:p>Helen-Bos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450">
            <text:p>3450</text:p>
          </table:table-cell>
          <table:table-cell office:value-type="string">
            <text:p>Geetbets</text:p>
          </table:table-cell>
          <table:table-cell office:value-type="string">
            <text:p>Grazen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454">
            <text:p>3454</text:p>
          </table:table-cell>
          <table:table-cell office:value-type="string">
            <text:p>Geetbets</text:p>
          </table:table-cell>
          <table:table-cell office:value-type="string">
            <text:p>Rummen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460">
            <text:p>3460</text:p>
          </table:table-cell>
          <table:table-cell office:value-type="string">
            <text:p>Bekkevoort</text:p>
          </table:table-cell>
          <table:table-cell office:value-type="string">
            <text:p>Assent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461">
            <text:p>3461</text:p>
          </table:table-cell>
          <table:table-cell office:value-type="string">
            <text:p>Bekkevoort</text:p>
          </table:table-cell>
          <table:table-cell office:value-type="string">
            <text:p>Molenbeek-Wersbeek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470">
            <text:p>3470</text:p>
          </table:table-cell>
          <table:table-cell office:value-type="string">
            <text:p>Kortenaken</text:p>
          </table:table-cell>
          <table:table-cell office:value-type="string">
            <text:p>Ransberg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471">
            <text:p>3471</text:p>
          </table:table-cell>
          <table:table-cell office:value-type="string">
            <text:p>Kortenaken</text:p>
          </table:table-cell>
          <table:table-cell office:value-type="string">
            <text:p>Hoeleden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472">
            <text:p>3472</text:p>
          </table:table-cell>
          <table:table-cell office:value-type="string">
            <text:p>Kortenaken</text:p>
          </table:table-cell>
          <table:table-cell office:value-type="string">
            <text:p>Kersbeek-Miskom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3">
          <table:table-cell office:value-type="float" office:value="3473">
            <text:p>3473</text:p>
          </table:table-cell>
          <table:table-cell office:value-type="string">
            <text:p>Kortenaken</text:p>
          </table:table-cell>
          <table:table-cell office:value-type="string">
            <text:p>Waanrode</text:p>
          </table:table-cell>
          <table:table-cell office:value-type="string">
            <text:p>Vlaams-Brabant</text:p>
          </table:table-cell>
          <table:table-cell table:number-columns-repeated="2"/>
        </table:table-row>
        <table:table-row table:style-name="ro2">
          <table:table-cell office:value-type="float" office:value="3500">
            <text:p>3500</text:p>
          </table:table-cell>
          <table:table-cell office:value-type="string">
            <text:p>Hasselt</text:p>
          </table:table-cell>
          <table:table-cell office:value-type="string">
            <text:p>Sint-Lambrechts-Herk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501">
            <text:p>3501</text:p>
          </table:table-cell>
          <table:table-cell office:value-type="string">
            <text:p>Hasselt</text:p>
          </table:table-cell>
          <table:table-cell office:value-type="string">
            <text:p>Wimmerting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510">
            <text:p>3510</text:p>
          </table:table-cell>
          <table:table-cell office:value-type="string">
            <text:p>Hasselt</text:p>
          </table:table-cell>
          <table:table-cell office:value-type="string">
            <text:p>Kermt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510">
            <text:p>3510</text:p>
          </table:table-cell>
          <table:table-cell office:value-type="string">
            <text:p>Hasselt</text:p>
          </table:table-cell>
          <table:table-cell office:value-type="string">
            <text:p>Spalbeek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511">
            <text:p>3511</text:p>
          </table:table-cell>
          <table:table-cell office:value-type="string">
            <text:p>Hasselt</text:p>
          </table:table-cell>
          <table:table-cell office:value-type="string">
            <text:p>Kuring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511">
            <text:p>3511</text:p>
          </table:table-cell>
          <table:table-cell office:value-type="string">
            <text:p>Hasselt</text:p>
          </table:table-cell>
          <table:table-cell office:value-type="string">
            <text:p>Stokrooie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512">
            <text:p>3512</text:p>
          </table:table-cell>
          <table:table-cell office:value-type="string">
            <text:p>Hasselt</text:p>
          </table:table-cell>
          <table:table-cell office:value-type="string">
            <text:p>Stevoort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530">
            <text:p>3530</text:p>
          </table:table-cell>
          <table:table-cell office:value-type="string">
            <text:p>Houthalen-Helchteren</text:p>
          </table:table-cell>
          <table:table-cell office:value-type="string">
            <text:p>Helchter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530">
            <text:p>3530</text:p>
          </table:table-cell>
          <table:table-cell office:value-type="string">
            <text:p>Houthalen-Helchteren</text:p>
          </table:table-cell>
          <table:table-cell office:value-type="string">
            <text:p>Houthal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540">
            <text:p>3540</text:p>
          </table:table-cell>
          <table:table-cell office:value-type="string">
            <text:p>Herk-de-Stad</text:p>
          </table:table-cell>
          <table:table-cell office:value-type="string">
            <text:p>Berbroek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540">
            <text:p>3540</text:p>
          </table:table-cell>
          <table:table-cell office:value-type="string">
            <text:p>Herk-de-Stad</text:p>
          </table:table-cell>
          <table:table-cell office:value-type="string">
            <text:p>Donk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540">
            <text:p>3540</text:p>
          </table:table-cell>
          <table:table-cell office:value-type="string">
            <text:p>Herk-de-Stad</text:p>
          </table:table-cell>
          <table:table-cell office:value-type="string">
            <text:p>Schul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545">
            <text:p>3545</text:p>
          </table:table-cell>
          <table:table-cell office:value-type="string">
            <text:p>Halen</text:p>
          </table:table-cell>
          <table:table-cell office:value-type="string">
            <text:p>Loksberg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545">
            <text:p>3545</text:p>
          </table:table-cell>
          <table:table-cell office:value-type="string">
            <text:p>Halen</text:p>
          </table:table-cell>
          <table:table-cell office:value-type="string">
            <text:p>Zelem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550">
            <text:p>3550</text:p>
          </table:table-cell>
          <table:table-cell office:value-type="string">
            <text:p>Heusden-Zolder</text:p>
          </table:table-cell>
          <table:table-cell office:value-type="string">
            <text:p>Heusd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550">
            <text:p>3550</text:p>
          </table:table-cell>
          <table:table-cell office:value-type="string">
            <text:p>Heusden-Zolder</text:p>
          </table:table-cell>
          <table:table-cell office:value-type="string">
            <text:p>Zolder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560">
            <text:p>3560</text:p>
          </table:table-cell>
          <table:table-cell office:value-type="string">
            <text:p>Lummen</text:p>
          </table:table-cell>
          <table:table-cell office:value-type="string">
            <text:p>Linkhout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560">
            <text:p>3560</text:p>
          </table:table-cell>
          <table:table-cell office:value-type="string">
            <text:p>Lummen</text:p>
          </table:table-cell>
          <table:table-cell office:value-type="string">
            <text:p>Meldert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581">
            <text:p>3581</text:p>
          </table:table-cell>
          <table:table-cell office:value-type="string">
            <text:p>Beringen</text:p>
          </table:table-cell>
          <table:table-cell office:value-type="string">
            <text:p>Beverlo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582">
            <text:p>3582</text:p>
          </table:table-cell>
          <table:table-cell office:value-type="string">
            <text:p>Beringen</text:p>
          </table:table-cell>
          <table:table-cell office:value-type="string">
            <text:p>Koersel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583">
            <text:p>3583</text:p>
          </table:table-cell>
          <table:table-cell office:value-type="string">
            <text:p>Beringen</text:p>
          </table:table-cell>
          <table:table-cell office:value-type="string">
            <text:p>Paal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620">
            <text:p>3620</text:p>
          </table:table-cell>
          <table:table-cell office:value-type="string">
            <text:p>Lanaken</text:p>
          </table:table-cell>
          <table:table-cell office:value-type="string">
            <text:p>Gellik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620">
            <text:p>3620</text:p>
          </table:table-cell>
          <table:table-cell office:value-type="string">
            <text:p>Lanaken</text:p>
          </table:table-cell>
          <table:table-cell office:value-type="string">
            <text:p>Neerhar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620">
            <text:p>3620</text:p>
          </table:table-cell>
          <table:table-cell office:value-type="string">
            <text:p>Lanaken</text:p>
          </table:table-cell>
          <table:table-cell office:value-type="string">
            <text:p>Veldwezelt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621">
            <text:p>3621</text:p>
          </table:table-cell>
          <table:table-cell office:value-type="string">
            <text:p>Lanaken</text:p>
          </table:table-cell>
          <table:table-cell office:value-type="string">
            <text:p>Rekem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630">
            <text:p>3630</text:p>
          </table:table-cell>
          <table:table-cell office:value-type="string">
            <text:p>Maasmechelen</text:p>
          </table:table-cell>
          <table:table-cell office:value-type="string">
            <text:p>Eisd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630">
            <text:p>3630</text:p>
          </table:table-cell>
          <table:table-cell office:value-type="string">
            <text:p>Maasmechelen</text:p>
          </table:table-cell>
          <table:table-cell office:value-type="string">
            <text:p>Leut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630">
            <text:p>3630</text:p>
          </table:table-cell>
          <table:table-cell office:value-type="string">
            <text:p>Maasmechelen</text:p>
          </table:table-cell>
          <table:table-cell office:value-type="string">
            <text:p>Mechelen-aan-de-Maas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630">
            <text:p>3630</text:p>
          </table:table-cell>
          <table:table-cell office:value-type="string">
            <text:p>Maasmechelen</text:p>
          </table:table-cell>
          <table:table-cell office:value-type="string">
            <text:p>Meeswijk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630">
            <text:p>3630</text:p>
          </table:table-cell>
          <table:table-cell office:value-type="string">
            <text:p>Maasmechelen</text:p>
          </table:table-cell>
          <table:table-cell office:value-type="string">
            <text:p>Opgrimbie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630">
            <text:p>3630</text:p>
          </table:table-cell>
          <table:table-cell office:value-type="string">
            <text:p>Maasmechelen</text:p>
          </table:table-cell>
          <table:table-cell office:value-type="string">
            <text:p>Vucht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631">
            <text:p>3631</text:p>
          </table:table-cell>
          <table:table-cell office:value-type="string">
            <text:p>Maasmechelen</text:p>
          </table:table-cell>
          <table:table-cell office:value-type="string">
            <text:p>Boorsem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631">
            <text:p>3631</text:p>
          </table:table-cell>
          <table:table-cell office:value-type="string">
            <text:p>Maasmechelen</text:p>
          </table:table-cell>
          <table:table-cell office:value-type="string">
            <text:p>Uikhov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640">
            <text:p>3640</text:p>
          </table:table-cell>
          <table:table-cell office:value-type="string">
            <text:p>Kinrooi</text:p>
          </table:table-cell>
          <table:table-cell office:value-type="string">
            <text:p>Kessenich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640">
            <text:p>3640</text:p>
          </table:table-cell>
          <table:table-cell office:value-type="string">
            <text:p>Kinrooi</text:p>
          </table:table-cell>
          <table:table-cell office:value-type="string">
            <text:p>Molenbeersel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640">
            <text:p>3640</text:p>
          </table:table-cell>
          <table:table-cell office:value-type="string">
            <text:p>Kinrooi</text:p>
          </table:table-cell>
          <table:table-cell office:value-type="string">
            <text:p>Ophov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650">
            <text:p>3650</text:p>
          </table:table-cell>
          <table:table-cell office:value-type="string">
            <text:p>Dilsen-Stokkem</text:p>
          </table:table-cell>
          <table:table-cell office:value-type="string">
            <text:p>Dils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650">
            <text:p>3650</text:p>
          </table:table-cell>
          <table:table-cell office:value-type="string">
            <text:p>Dilsen-Stokkem</text:p>
          </table:table-cell>
          <table:table-cell office:value-type="string">
            <text:p>El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650">
            <text:p>3650</text:p>
          </table:table-cell>
          <table:table-cell office:value-type="string">
            <text:p>Dilsen-Stokkem</text:p>
          </table:table-cell>
          <table:table-cell office:value-type="string">
            <text:p>Lanklaar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650">
            <text:p>3650</text:p>
          </table:table-cell>
          <table:table-cell office:value-type="string">
            <text:p>Dilsen-Stokkem</text:p>
          </table:table-cell>
          <table:table-cell office:value-type="string">
            <text:p>Rotem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650">
            <text:p>3650</text:p>
          </table:table-cell>
          <table:table-cell office:value-type="string">
            <text:p>Dilsen-Stokkem</text:p>
          </table:table-cell>
          <table:table-cell office:value-type="string">
            <text:p>Stokkem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668">
            <text:p>3668</text:p>
          </table:table-cell>
          <table:table-cell office:value-type="string">
            <text:p>As</text:p>
          </table:table-cell>
          <table:table-cell office:value-type="string">
            <text:p>Niel-bij-As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670">
            <text:p>3670</text:p>
          </table:table-cell>
          <table:table-cell office:value-type="string">
            <text:p>Oudsbergen</text:p>
          </table:table-cell>
          <table:table-cell office:value-type="string">
            <text:p>Ellikom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670">
            <text:p>3670</text:p>
          </table:table-cell>
          <table:table-cell office:value-type="string">
            <text:p>Oudsbergen</text:p>
          </table:table-cell>
          <table:table-cell office:value-type="string">
            <text:p>Gruitrode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670">
            <text:p>3670</text:p>
          </table:table-cell>
          <table:table-cell office:value-type="string">
            <text:p>Oudsbergen</text:p>
          </table:table-cell>
          <table:table-cell office:value-type="string">
            <text:p>Meeuw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670">
            <text:p>3670</text:p>
          </table:table-cell>
          <table:table-cell office:value-type="string">
            <text:p>Oudsbergen</text:p>
          </table:table-cell>
          <table:table-cell office:value-type="string">
            <text:p>Neerglabbeek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670">
            <text:p>3670</text:p>
          </table:table-cell>
          <table:table-cell office:value-type="string">
            <text:p>Oudsbergen</text:p>
          </table:table-cell>
          <table:table-cell office:value-type="string">
            <text:p>Wijshag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680">
            <text:p>3680</text:p>
          </table:table-cell>
          <table:table-cell office:value-type="string">
            <text:p>Maaseik</text:p>
          </table:table-cell>
          <table:table-cell office:value-type="string">
            <text:p>Neeroeter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680">
            <text:p>3680</text:p>
          </table:table-cell>
          <table:table-cell office:value-type="string">
            <text:p>Maaseik</text:p>
          </table:table-cell>
          <table:table-cell office:value-type="string">
            <text:p>Opoeter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00">
            <text:p>3700</text:p>
          </table:table-cell>
          <table:table-cell office:value-type="string">
            <text:p>Tongeren</text:p>
          </table:table-cell>
          <table:table-cell office:value-type="string">
            <text:p>Berg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00">
            <text:p>3700</text:p>
          </table:table-cell>
          <table:table-cell office:value-type="string">
            <text:p>Tongeren</text:p>
          </table:table-cell>
          <table:table-cell office:value-type="string">
            <text:p>Diets-Heur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00">
            <text:p>3700</text:p>
          </table:table-cell>
          <table:table-cell office:value-type="string">
            <text:p>Tongeren</text:p>
          </table:table-cell>
          <table:table-cell office:value-type="string">
            <text:p>Har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00">
            <text:p>3700</text:p>
          </table:table-cell>
          <table:table-cell office:value-type="string">
            <text:p>Tongeren</text:p>
          </table:table-cell>
          <table:table-cell office:value-type="string">
            <text:p>Henis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00">
            <text:p>3700</text:p>
          </table:table-cell>
          <table:table-cell office:value-type="string">
            <text:p>Tongeren</text:p>
          </table:table-cell>
          <table:table-cell office:value-type="string">
            <text:p>Kolmont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00">
            <text:p>3700</text:p>
          </table:table-cell>
          <table:table-cell office:value-type="string">
            <text:p>Tongeren</text:p>
          </table:table-cell>
          <table:table-cell office:value-type="string">
            <text:p>Koninksem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00">
            <text:p>3700</text:p>
          </table:table-cell>
          <table:table-cell office:value-type="string">
            <text:p>Tongeren</text:p>
          </table:table-cell>
          <table:table-cell office:value-type="string">
            <text:p>Lauw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00">
            <text:p>3700</text:p>
          </table:table-cell>
          <table:table-cell office:value-type="string">
            <text:p>Tongeren</text:p>
          </table:table-cell>
          <table:table-cell office:value-type="string">
            <text:p>Mal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00">
            <text:p>3700</text:p>
          </table:table-cell>
          <table:table-cell office:value-type="string">
            <text:p>Tongeren</text:p>
          </table:table-cell>
          <table:table-cell office:value-type="string">
            <text:p>Neerrep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00">
            <text:p>3700</text:p>
          </table:table-cell>
          <table:table-cell office:value-type="string">
            <text:p>Tongeren</text:p>
          </table:table-cell>
          <table:table-cell office:value-type="string">
            <text:p>Nerem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00">
            <text:p>3700</text:p>
          </table:table-cell>
          <table:table-cell office:value-type="string">
            <text:p>Tongeren</text:p>
          </table:table-cell>
          <table:table-cell office:value-type="string">
            <text:p>Overrep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00">
            <text:p>3700</text:p>
          </table:table-cell>
          <table:table-cell office:value-type="string">
            <text:p>Tongeren</text:p>
          </table:table-cell>
          <table:table-cell office:value-type="string">
            <text:p>Piring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00">
            <text:p>3700</text:p>
          </table:table-cell>
          <table:table-cell office:value-type="string">
            <text:p>Tongeren</text:p>
          </table:table-cell>
          <table:table-cell office:value-type="string">
            <text:p>Riksing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00">
            <text:p>3700</text:p>
          </table:table-cell>
          <table:table-cell office:value-type="string">
            <text:p>Tongeren</text:p>
          </table:table-cell>
          <table:table-cell office:value-type="string">
            <text:p>Rutt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700">
            <text:p>3700</text:p>
          </table:table-cell>
          <table:table-cell office:value-type="string">
            <text:p>Tongeren</text:p>
          </table:table-cell>
          <table:table-cell office:value-type="string">
            <text:p>s-Herenelder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00">
            <text:p>3700</text:p>
          </table:table-cell>
          <table:table-cell office:value-type="string">
            <text:p>Tongeren</text:p>
          </table:table-cell>
          <table:table-cell office:value-type="string">
            <text:p>Sluiz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00">
            <text:p>3700</text:p>
          </table:table-cell>
          <table:table-cell office:value-type="string">
            <text:p>Tongeren</text:p>
          </table:table-cell>
          <table:table-cell office:value-type="string">
            <text:p>Vrer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00">
            <text:p>3700</text:p>
          </table:table-cell>
          <table:table-cell office:value-type="string">
            <text:p>Tongeren</text:p>
          </table:table-cell>
          <table:table-cell office:value-type="string">
            <text:p>Widooie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21">
            <text:p>3721</text:p>
          </table:table-cell>
          <table:table-cell office:value-type="string">
            <text:p>Kortessem</text:p>
          </table:table-cell>
          <table:table-cell office:value-type="string">
            <text:p>Vliermaalroot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22">
            <text:p>3722</text:p>
          </table:table-cell>
          <table:table-cell office:value-type="string">
            <text:p>Kortessem</text:p>
          </table:table-cell>
          <table:table-cell office:value-type="string">
            <text:p>Wintershov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23">
            <text:p>3723</text:p>
          </table:table-cell>
          <table:table-cell office:value-type="string">
            <text:p>Kortessem</text:p>
          </table:table-cell>
          <table:table-cell office:value-type="string">
            <text:p>Guigov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24">
            <text:p>3724</text:p>
          </table:table-cell>
          <table:table-cell office:value-type="string">
            <text:p>Kortessem</text:p>
          </table:table-cell>
          <table:table-cell office:value-type="string">
            <text:p>Vliermaal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30">
            <text:p>3730</text:p>
          </table:table-cell>
          <table:table-cell office:value-type="string">
            <text:p>Hoeselt</text:p>
          </table:table-cell>
          <table:table-cell office:value-type="string">
            <text:p>Romershov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2">
          <table:table-cell office:value-type="float" office:value="3730">
            <text:p>3730</text:p>
          </table:table-cell>
          <table:table-cell office:value-type="string">
            <text:p>Hoeselt</text:p>
          </table:table-cell>
          <table:table-cell office:value-type="string">
            <text:p>Sint-Huibrechts-Her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30">
            <text:p>3730</text:p>
          </table:table-cell>
          <table:table-cell office:value-type="string">
            <text:p>Hoeselt</text:p>
          </table:table-cell>
          <table:table-cell office:value-type="string">
            <text:p>Werm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32">
            <text:p>3732</text:p>
          </table:table-cell>
          <table:table-cell office:value-type="string">
            <text:p>Hoeselt</text:p>
          </table:table-cell>
          <table:table-cell office:value-type="string">
            <text:p>Schalkhov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40">
            <text:p>3740</text:p>
          </table:table-cell>
          <table:table-cell office:value-type="string">
            <text:p>Bilzen</text:p>
          </table:table-cell>
          <table:table-cell office:value-type="string">
            <text:p>Beverst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40">
            <text:p>3740</text:p>
          </table:table-cell>
          <table:table-cell office:value-type="string">
            <text:p>Bilzen</text:p>
          </table:table-cell>
          <table:table-cell office:value-type="string">
            <text:p>Eigenbilz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740">
            <text:p>3740</text:p>
          </table:table-cell>
          <table:table-cell office:value-type="string">
            <text:p>Bilzen</text:p>
          </table:table-cell>
          <table:table-cell office:value-type="string">
            <text:p>Grote-Spouw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40">
            <text:p>3740</text:p>
          </table:table-cell>
          <table:table-cell office:value-type="string">
            <text:p>Bilzen</text:p>
          </table:table-cell>
          <table:table-cell office:value-type="string">
            <text:p>Hees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740">
            <text:p>3740</text:p>
          </table:table-cell>
          <table:table-cell office:value-type="string">
            <text:p>Bilzen</text:p>
          </table:table-cell>
          <table:table-cell office:value-type="string">
            <text:p>Kleine-Spouw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40">
            <text:p>3740</text:p>
          </table:table-cell>
          <table:table-cell office:value-type="string">
            <text:p>Bilzen</text:p>
          </table:table-cell>
          <table:table-cell office:value-type="string">
            <text:p>Moperting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40">
            <text:p>3740</text:p>
          </table:table-cell>
          <table:table-cell office:value-type="string">
            <text:p>Bilzen</text:p>
          </table:table-cell>
          <table:table-cell office:value-type="string">
            <text:p>Munsterbilz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40">
            <text:p>3740</text:p>
          </table:table-cell>
          <table:table-cell office:value-type="string">
            <text:p>Bilzen</text:p>
          </table:table-cell>
          <table:table-cell office:value-type="string">
            <text:p>Rijkhov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40">
            <text:p>3740</text:p>
          </table:table-cell>
          <table:table-cell office:value-type="string">
            <text:p>Bilzen</text:p>
          </table:table-cell>
          <table:table-cell office:value-type="string">
            <text:p>Rosmeer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40">
            <text:p>3740</text:p>
          </table:table-cell>
          <table:table-cell office:value-type="string">
            <text:p>Bilzen</text:p>
          </table:table-cell>
          <table:table-cell office:value-type="string">
            <text:p>Waltwilder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42">
            <text:p>3742</text:p>
          </table:table-cell>
          <table:table-cell office:value-type="string">
            <text:p>Bilzen</text:p>
          </table:table-cell>
          <table:table-cell office:value-type="string">
            <text:p>Martenslinde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46">
            <text:p>3746</text:p>
          </table:table-cell>
          <table:table-cell office:value-type="string">
            <text:p>Bilzen</text:p>
          </table:table-cell>
          <table:table-cell office:value-type="string">
            <text:p>Hoelbeek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770">
            <text:p>3770</text:p>
          </table:table-cell>
          <table:table-cell office:value-type="string">
            <text:p>Riemst</text:p>
          </table:table-cell>
          <table:table-cell office:value-type="string">
            <text:p>Genoelselder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70">
            <text:p>3770</text:p>
          </table:table-cell>
          <table:table-cell office:value-type="string">
            <text:p>Riemst</text:p>
          </table:table-cell>
          <table:table-cell office:value-type="string">
            <text:p>Herder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70">
            <text:p>3770</text:p>
          </table:table-cell>
          <table:table-cell office:value-type="string">
            <text:p>Riemst</text:p>
          </table:table-cell>
          <table:table-cell office:value-type="string">
            <text:p>Kanne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70">
            <text:p>3770</text:p>
          </table:table-cell>
          <table:table-cell office:value-type="string">
            <text:p>Riemst</text:p>
          </table:table-cell>
          <table:table-cell office:value-type="string">
            <text:p>Membrugg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70">
            <text:p>3770</text:p>
          </table:table-cell>
          <table:table-cell office:value-type="string">
            <text:p>Riemst</text:p>
          </table:table-cell>
          <table:table-cell office:value-type="string">
            <text:p>Mill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70">
            <text:p>3770</text:p>
          </table:table-cell>
          <table:table-cell office:value-type="string">
            <text:p>Riemst</text:p>
          </table:table-cell>
          <table:table-cell office:value-type="string">
            <text:p>Val-Meer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70">
            <text:p>3770</text:p>
          </table:table-cell>
          <table:table-cell office:value-type="string">
            <text:p>Riemst</text:p>
          </table:table-cell>
          <table:table-cell office:value-type="string">
            <text:p>Vlijting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770">
            <text:p>3770</text:p>
          </table:table-cell>
          <table:table-cell office:value-type="string">
            <text:p>Riemst</text:p>
          </table:table-cell>
          <table:table-cell office:value-type="string">
            <text:p>Vroenhov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2">
          <table:table-cell office:value-type="float" office:value="3770">
            <text:p>3770</text:p>
          </table:table-cell>
          <table:table-cell office:value-type="string">
            <text:p>Riemst</text:p>
          </table:table-cell>
          <table:table-cell office:value-type="string">
            <text:p>Zichen-Zussen--Bolder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790">
            <text:p>3790</text:p>
          </table:table-cell>
          <table:table-cell office:value-type="string">
            <text:p>Voeren</text:p>
          </table:table-cell>
          <table:table-cell office:value-type="string">
            <text:p>Fourons-Saint-Martin</text:p>
          </table:table-cell>
          <table:table-cell office:value-type="string">
            <text:p>Limburg</text:p>
          </table:table-cell>
          <table:table-cell table:style-name="ce1" office:value-type="string">
            <text:p>Sint-Martens-Voeren</text:p>
          </table:table-cell>
          <table:table-cell/>
        </table:table-row>
        <table:table-row table:style-name="ro4">
          <table:table-cell office:value-type="float" office:value="3790">
            <text:p>3790</text:p>
          </table:table-cell>
          <table:table-cell office:value-type="string">
            <text:p>Voeren</text:p>
          </table:table-cell>
          <table:table-cell office:value-type="string">
            <text:p>Moelingen</text:p>
          </table:table-cell>
          <table:table-cell office:value-type="string">
            <text:p>Limburg</text:p>
          </table:table-cell>
          <table:table-cell table:style-name="ce1" office:value-type="string">
            <text:p>Mouland</text:p>
          </table:table-cell>
          <table:table-cell/>
        </table:table-row>
        <table:table-row table:style-name="ro4">
          <table:table-cell office:value-type="float" office:value="3790">
            <text:p>3790</text:p>
          </table:table-cell>
          <table:table-cell office:value-type="string">
            <text:p>Voeren</text:p>
          </table:table-cell>
          <table:table-cell office:value-type="string">
            <text:p>Mouland</text:p>
          </table:table-cell>
          <table:table-cell office:value-type="string">
            <text:p>Limburg</text:p>
          </table:table-cell>
          <table:table-cell table:style-name="ce1" office:value-type="string">
            <text:p>Moelingen</text:p>
          </table:table-cell>
          <table:table-cell/>
        </table:table-row>
        <table:table-row table:style-name="ro3">
          <table:table-cell office:value-type="float" office:value="3790">
            <text:p>3790</text:p>
          </table:table-cell>
          <table:table-cell office:value-type="string">
            <text:p>Voeren</text:p>
          </table:table-cell>
          <table:table-cell office:value-type="string">
            <text:p>Sint-Martens-Voeren</text:p>
          </table:table-cell>
          <table:table-cell office:value-type="string">
            <text:p>Limburg</text:p>
          </table:table-cell>
          <table:table-cell table:style-name="ce1" office:value-type="string">
            <text:p>Fourons-Saint-Martin</text:p>
          </table:table-cell>
          <table:table-cell/>
        </table:table-row>
        <table:table-row table:style-name="ro4">
          <table:table-cell office:value-type="float" office:value="3791">
            <text:p>3791</text:p>
          </table:table-cell>
          <table:table-cell office:value-type="string">
            <text:p>Voeren</text:p>
          </table:table-cell>
          <table:table-cell office:value-type="string">
            <text:p>Remersdaal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792">
            <text:p>3792</text:p>
          </table:table-cell>
          <table:table-cell office:value-type="string">
            <text:p>Voeren</text:p>
          </table:table-cell>
          <table:table-cell office:value-type="string">
            <text:p>Fourons-Saint-Pierre</text:p>
          </table:table-cell>
          <table:table-cell office:value-type="string">
            <text:p>Limburg</text:p>
          </table:table-cell>
          <table:table-cell table:style-name="ce1" office:value-type="string">
            <text:p>Sint-Pieters-Voeren</text:p>
          </table:table-cell>
          <table:table-cell/>
        </table:table-row>
        <table:table-row table:style-name="ro3">
          <table:table-cell office:value-type="float" office:value="3792">
            <text:p>3792</text:p>
          </table:table-cell>
          <table:table-cell office:value-type="string">
            <text:p>Voeren</text:p>
          </table:table-cell>
          <table:table-cell office:value-type="string">
            <text:p>Sint-Pieters-Voeren</text:p>
          </table:table-cell>
          <table:table-cell office:value-type="string">
            <text:p>Limburg</text:p>
          </table:table-cell>
          <table:table-cell table:style-name="ce1" office:value-type="string">
            <text:p>Fourons-Saint-Pierre</text:p>
          </table:table-cell>
          <table:table-cell/>
        </table:table-row>
        <table:table-row table:style-name="ro4">
          <table:table-cell office:value-type="float" office:value="3793">
            <text:p>3793</text:p>
          </table:table-cell>
          <table:table-cell office:value-type="string">
            <text:p>Voeren</text:p>
          </table:table-cell>
          <table:table-cell office:value-type="string">
            <text:p>Teuv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798">
            <text:p>3798</text:p>
          </table:table-cell>
          <table:table-cell office:value-type="string">
            <text:p>Voeren</text:p>
          </table:table-cell>
          <table:table-cell office:value-type="string">
            <text:p>Fourons-le-Comte</text:p>
          </table:table-cell>
          <table:table-cell office:value-type="string">
            <text:p>Limburg</text:p>
          </table:table-cell>
          <table:table-cell table:style-name="ce1" office:value-type="string">
            <text:p>s-Gravenvoeren</text:p>
          </table:table-cell>
          <table:table-cell/>
        </table:table-row>
        <table:table-row table:style-name="ro3">
          <table:table-cell office:value-type="float" office:value="3798">
            <text:p>3798</text:p>
          </table:table-cell>
          <table:table-cell office:value-type="string">
            <text:p>Voeren</text:p>
          </table:table-cell>
          <table:table-cell office:value-type="string">
            <text:p>s-Gravenvoeren</text:p>
          </table:table-cell>
          <table:table-cell office:value-type="string">
            <text:p>Limburg</text:p>
          </table:table-cell>
          <table:table-cell table:style-name="ce1" office:value-type="string">
            <text:p>Fourons-le-Comte</text:p>
          </table:table-cell>
          <table:table-cell/>
        </table:table-row>
        <table:table-row table:style-name="ro4">
          <table:table-cell office:value-type="float" office:value="3800">
            <text:p>3800</text:p>
          </table:table-cell>
          <table:table-cell office:value-type="string">
            <text:p>Sint-Truiden</text:p>
          </table:table-cell>
          <table:table-cell office:value-type="string">
            <text:p>Aalst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00">
            <text:p>3800</text:p>
          </table:table-cell>
          <table:table-cell office:value-type="string">
            <text:p>Sint-Truiden</text:p>
          </table:table-cell>
          <table:table-cell office:value-type="string">
            <text:p>Brustem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800">
            <text:p>3800</text:p>
          </table:table-cell>
          <table:table-cell office:value-type="string">
            <text:p>Sint-Truiden</text:p>
          </table:table-cell>
          <table:table-cell office:value-type="string">
            <text:p>Engelmanshov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00">
            <text:p>3800</text:p>
          </table:table-cell>
          <table:table-cell office:value-type="string">
            <text:p>Sint-Truiden</text:p>
          </table:table-cell>
          <table:table-cell office:value-type="string">
            <text:p>Gelind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00">
            <text:p>3800</text:p>
          </table:table-cell>
          <table:table-cell office:value-type="string">
            <text:p>Sint-Truiden</text:p>
          </table:table-cell>
          <table:table-cell office:value-type="string">
            <text:p>Groot-Gelm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00">
            <text:p>3800</text:p>
          </table:table-cell>
          <table:table-cell office:value-type="string">
            <text:p>Sint-Truiden</text:p>
          </table:table-cell>
          <table:table-cell office:value-type="string">
            <text:p>Halmaal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00">
            <text:p>3800</text:p>
          </table:table-cell>
          <table:table-cell office:value-type="string">
            <text:p>Sint-Truiden</text:p>
          </table:table-cell>
          <table:table-cell office:value-type="string">
            <text:p>Ording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00">
            <text:p>3800</text:p>
          </table:table-cell>
          <table:table-cell office:value-type="string">
            <text:p>Sint-Truiden</text:p>
          </table:table-cell>
          <table:table-cell office:value-type="string">
            <text:p>Zepper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03">
            <text:p>3803</text:p>
          </table:table-cell>
          <table:table-cell office:value-type="string">
            <text:p>Sint-Truiden</text:p>
          </table:table-cell>
          <table:table-cell office:value-type="string">
            <text:p>Duras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03">
            <text:p>3803</text:p>
          </table:table-cell>
          <table:table-cell office:value-type="string">
            <text:p>Sint-Truiden</text:p>
          </table:table-cell>
          <table:table-cell office:value-type="string">
            <text:p>Gorsem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03">
            <text:p>3803</text:p>
          </table:table-cell>
          <table:table-cell office:value-type="string">
            <text:p>Sint-Truiden</text:p>
          </table:table-cell>
          <table:table-cell office:value-type="string">
            <text:p>Runkel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03">
            <text:p>3803</text:p>
          </table:table-cell>
          <table:table-cell office:value-type="string">
            <text:p>Sint-Truiden</text:p>
          </table:table-cell>
          <table:table-cell office:value-type="string">
            <text:p>Wilder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06">
            <text:p>3806</text:p>
          </table:table-cell>
          <table:table-cell office:value-type="string">
            <text:p>Sint-Truiden</text:p>
          </table:table-cell>
          <table:table-cell office:value-type="string">
            <text:p>Velm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30">
            <text:p>3830</text:p>
          </table:table-cell>
          <table:table-cell office:value-type="string">
            <text:p>Wellen</text:p>
          </table:table-cell>
          <table:table-cell office:value-type="string">
            <text:p>Berling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31">
            <text:p>3831</text:p>
          </table:table-cell>
          <table:table-cell office:value-type="string">
            <text:p>Wellen</text:p>
          </table:table-cell>
          <table:table-cell office:value-type="string">
            <text:p>Hert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32">
            <text:p>3832</text:p>
          </table:table-cell>
          <table:table-cell office:value-type="string">
            <text:p>Wellen</text:p>
          </table:table-cell>
          <table:table-cell office:value-type="string">
            <text:p>Ulbeek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840">
            <text:p>3840</text:p>
          </table:table-cell>
          <table:table-cell office:value-type="string">
            <text:p>Borgloon</text:p>
          </table:table-cell>
          <table:table-cell office:value-type="string">
            <text:p>Bommershov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40">
            <text:p>3840</text:p>
          </table:table-cell>
          <table:table-cell office:value-type="string">
            <text:p>Borgloon</text:p>
          </table:table-cell>
          <table:table-cell office:value-type="string">
            <text:p>Broekom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40">
            <text:p>3840</text:p>
          </table:table-cell>
          <table:table-cell office:value-type="string">
            <text:p>Borgloon</text:p>
          </table:table-cell>
          <table:table-cell office:value-type="string">
            <text:p>Gors-Opleeuw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40">
            <text:p>3840</text:p>
          </table:table-cell>
          <table:table-cell office:value-type="string">
            <text:p>Borgloon</text:p>
          </table:table-cell>
          <table:table-cell office:value-type="string">
            <text:p>Gotem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40">
            <text:p>3840</text:p>
          </table:table-cell>
          <table:table-cell office:value-type="string">
            <text:p>Borgloon</text:p>
          </table:table-cell>
          <table:table-cell office:value-type="string">
            <text:p>Groot-Loo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40">
            <text:p>3840</text:p>
          </table:table-cell>
          <table:table-cell office:value-type="string">
            <text:p>Borgloon</text:p>
          </table:table-cell>
          <table:table-cell office:value-type="string">
            <text:p>Hendriek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40">
            <text:p>3840</text:p>
          </table:table-cell>
          <table:table-cell office:value-type="string">
            <text:p>Borgloon</text:p>
          </table:table-cell>
          <table:table-cell office:value-type="string">
            <text:p>Hoeperting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40">
            <text:p>3840</text:p>
          </table:table-cell>
          <table:table-cell office:value-type="string">
            <text:p>Borgloon</text:p>
          </table:table-cell>
          <table:table-cell office:value-type="string">
            <text:p>Jesser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40">
            <text:p>3840</text:p>
          </table:table-cell>
          <table:table-cell office:value-type="string">
            <text:p>Borgloon</text:p>
          </table:table-cell>
          <table:table-cell office:value-type="string">
            <text:p>Kerniel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40">
            <text:p>3840</text:p>
          </table:table-cell>
          <table:table-cell office:value-type="string">
            <text:p>Borgloon</text:p>
          </table:table-cell>
          <table:table-cell office:value-type="string">
            <text:p>Kuttekov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40">
            <text:p>3840</text:p>
          </table:table-cell>
          <table:table-cell office:value-type="string">
            <text:p>Borgloon</text:p>
          </table:table-cell>
          <table:table-cell office:value-type="string">
            <text:p>Rijkel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40">
            <text:p>3840</text:p>
          </table:table-cell>
          <table:table-cell office:value-type="string">
            <text:p>Borgloon</text:p>
          </table:table-cell>
          <table:table-cell office:value-type="string">
            <text:p>Voort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850">
            <text:p>3850</text:p>
          </table:table-cell>
          <table:table-cell office:value-type="string">
            <text:p>Nieuwerkerken</text:p>
          </table:table-cell>
          <table:table-cell office:value-type="string">
            <text:p>Binderveld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850">
            <text:p>3850</text:p>
          </table:table-cell>
          <table:table-cell office:value-type="string">
            <text:p>Nieuwerkerken</text:p>
          </table:table-cell>
          <table:table-cell office:value-type="string">
            <text:p>Koz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850">
            <text:p>3850</text:p>
          </table:table-cell>
          <table:table-cell office:value-type="string">
            <text:p>Nieuwerkerken</text:p>
          </table:table-cell>
          <table:table-cell office:value-type="string">
            <text:p>Wijer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70">
            <text:p>3870</text:p>
          </table:table-cell>
          <table:table-cell office:value-type="string">
            <text:p>Heers</text:p>
          </table:table-cell>
          <table:table-cell office:value-type="string">
            <text:p>Batsheers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70">
            <text:p>3870</text:p>
          </table:table-cell>
          <table:table-cell office:value-type="string">
            <text:p>Heers</text:p>
          </table:table-cell>
          <table:table-cell office:value-type="string">
            <text:p>Gutschov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70">
            <text:p>3870</text:p>
          </table:table-cell>
          <table:table-cell office:value-type="string">
            <text:p>Heers</text:p>
          </table:table-cell>
          <table:table-cell office:value-type="string">
            <text:p>Heks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70">
            <text:p>3870</text:p>
          </table:table-cell>
          <table:table-cell office:value-type="string">
            <text:p>Heers</text:p>
          </table:table-cell>
          <table:table-cell office:value-type="string">
            <text:p>Horpmaal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70">
            <text:p>3870</text:p>
          </table:table-cell>
          <table:table-cell office:value-type="string">
            <text:p>Heers</text:p>
          </table:table-cell>
          <table:table-cell office:value-type="string">
            <text:p>Klein-Gelm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870">
            <text:p>3870</text:p>
          </table:table-cell>
          <table:table-cell office:value-type="string">
            <text:p>Heers</text:p>
          </table:table-cell>
          <table:table-cell office:value-type="string">
            <text:p>Mechelen-Boveling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70">
            <text:p>3870</text:p>
          </table:table-cell>
          <table:table-cell office:value-type="string">
            <text:p>Heers</text:p>
          </table:table-cell>
          <table:table-cell office:value-type="string">
            <text:p>Mettekov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70">
            <text:p>3870</text:p>
          </table:table-cell>
          <table:table-cell office:value-type="string">
            <text:p>Heers</text:p>
          </table:table-cell>
          <table:table-cell office:value-type="string">
            <text:p>Opheers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870">
            <text:p>3870</text:p>
          </table:table-cell>
          <table:table-cell office:value-type="string">
            <text:p>Heers</text:p>
          </table:table-cell>
          <table:table-cell office:value-type="string">
            <text:p>Rukkelingen-Loo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70">
            <text:p>3870</text:p>
          </table:table-cell>
          <table:table-cell office:value-type="string">
            <text:p>Heers</text:p>
          </table:table-cell>
          <table:table-cell office:value-type="string">
            <text:p>Vechmaal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70">
            <text:p>3870</text:p>
          </table:table-cell>
          <table:table-cell office:value-type="string">
            <text:p>Heers</text:p>
          </table:table-cell>
          <table:table-cell office:value-type="string">
            <text:p>Veul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90">
            <text:p>3890</text:p>
          </table:table-cell>
          <table:table-cell office:value-type="string">
            <text:p>Gingelom</text:p>
          </table:table-cell>
          <table:table-cell office:value-type="string">
            <text:p>Boekhout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90">
            <text:p>3890</text:p>
          </table:table-cell>
          <table:table-cell office:value-type="string">
            <text:p>Gingelom</text:p>
          </table:table-cell>
          <table:table-cell office:value-type="string">
            <text:p>Jeuk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90">
            <text:p>3890</text:p>
          </table:table-cell>
          <table:table-cell office:value-type="string">
            <text:p>Gingelom</text:p>
          </table:table-cell>
          <table:table-cell office:value-type="string">
            <text:p>Kortijs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90">
            <text:p>3890</text:p>
          </table:table-cell>
          <table:table-cell office:value-type="string">
            <text:p>Gingelom</text:p>
          </table:table-cell>
          <table:table-cell office:value-type="string">
            <text:p>Montenak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890">
            <text:p>3890</text:p>
          </table:table-cell>
          <table:table-cell office:value-type="string">
            <text:p>Gingelom</text:p>
          </table:table-cell>
          <table:table-cell office:value-type="string">
            <text:p>Niel-bij-Sint-Truid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90">
            <text:p>3890</text:p>
          </table:table-cell>
          <table:table-cell office:value-type="string">
            <text:p>Gingelom</text:p>
          </table:table-cell>
          <table:table-cell office:value-type="string">
            <text:p>Vors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91">
            <text:p>3891</text:p>
          </table:table-cell>
          <table:table-cell office:value-type="string">
            <text:p>Gingelom</text:p>
          </table:table-cell>
          <table:table-cell office:value-type="string">
            <text:p>Borlo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91">
            <text:p>3891</text:p>
          </table:table-cell>
          <table:table-cell office:value-type="string">
            <text:p>Gingelom</text:p>
          </table:table-cell>
          <table:table-cell office:value-type="string">
            <text:p>Buving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891">
            <text:p>3891</text:p>
          </table:table-cell>
          <table:table-cell office:value-type="string">
            <text:p>Gingelom</text:p>
          </table:table-cell>
          <table:table-cell office:value-type="string">
            <text:p>Kerkom-bij-Sint-Truid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891">
            <text:p>3891</text:p>
          </table:table-cell>
          <table:table-cell office:value-type="string">
            <text:p>Gingelom</text:p>
          </table:table-cell>
          <table:table-cell office:value-type="string">
            <text:p>Mielen-Boven-Aalst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891">
            <text:p>3891</text:p>
          </table:table-cell>
          <table:table-cell office:value-type="string">
            <text:p>Gingelom</text:p>
          </table:table-cell>
          <table:table-cell office:value-type="string">
            <text:p>Muiz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2">
          <table:table-cell office:value-type="float" office:value="3910">
            <text:p>3910</text:p>
          </table:table-cell>
          <table:table-cell office:value-type="string">
            <text:p>Pelt</text:p>
          </table:table-cell>
          <table:table-cell office:value-type="string">
            <text:p>Sint-Huibrechts-Lille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930">
            <text:p>3930</text:p>
          </table:table-cell>
          <table:table-cell office:value-type="string">
            <text:p>Hamont-Achel</text:p>
          </table:table-cell>
          <table:table-cell office:value-type="string">
            <text:p>Achel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930">
            <text:p>3930</text:p>
          </table:table-cell>
          <table:table-cell office:value-type="string">
            <text:p>Hamont-Achel</text:p>
          </table:table-cell>
          <table:table-cell office:value-type="string">
            <text:p>Hamont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940">
            <text:p>3940</text:p>
          </table:table-cell>
          <table:table-cell office:value-type="string">
            <text:p>Hechtel-Eksel</text:p>
          </table:table-cell>
          <table:table-cell office:value-type="string">
            <text:p>Hechtel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941">
            <text:p>3941</text:p>
          </table:table-cell>
          <table:table-cell office:value-type="string">
            <text:p>Hechtel-Eksel</text:p>
          </table:table-cell>
          <table:table-cell office:value-type="string">
            <text:p>Eksel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3">
          <table:table-cell office:value-type="float" office:value="3945">
            <text:p>3945</text:p>
          </table:table-cell>
          <table:table-cell office:value-type="string">
            <text:p>Ham</text:p>
          </table:table-cell>
          <table:table-cell office:value-type="string">
            <text:p>Kwaadmechel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945">
            <text:p>3945</text:p>
          </table:table-cell>
          <table:table-cell office:value-type="string">
            <text:p>Ham</text:p>
          </table:table-cell>
          <table:table-cell office:value-type="string">
            <text:p>Oostham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950">
            <text:p>3950</text:p>
          </table:table-cell>
          <table:table-cell office:value-type="string">
            <text:p>Bocholt</text:p>
          </table:table-cell>
          <table:table-cell office:value-type="string">
            <text:p>Kaulille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950">
            <text:p>3950</text:p>
          </table:table-cell>
          <table:table-cell office:value-type="string">
            <text:p>Bocholt</text:p>
          </table:table-cell>
          <table:table-cell office:value-type="string">
            <text:p>Reppel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960">
            <text:p>3960</text:p>
          </table:table-cell>
          <table:table-cell office:value-type="string">
            <text:p>Bree</text:p>
          </table:table-cell>
          <table:table-cell office:value-type="string">
            <text:p>Beek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960">
            <text:p>3960</text:p>
          </table:table-cell>
          <table:table-cell office:value-type="string">
            <text:p>Bree</text:p>
          </table:table-cell>
          <table:table-cell office:value-type="string">
            <text:p>Gerding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960">
            <text:p>3960</text:p>
          </table:table-cell>
          <table:table-cell office:value-type="string">
            <text:p>Bree</text:p>
          </table:table-cell>
          <table:table-cell office:value-type="string">
            <text:p>Opitter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960">
            <text:p>3960</text:p>
          </table:table-cell>
          <table:table-cell office:value-type="string">
            <text:p>Bree</text:p>
          </table:table-cell>
          <table:table-cell office:value-type="string">
            <text:p>Tongerlo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971">
            <text:p>3971</text:p>
          </table:table-cell>
          <table:table-cell office:value-type="string">
            <text:p>Leopoldsburg</text:p>
          </table:table-cell>
          <table:table-cell office:value-type="string">
            <text:p>Heppen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990">
            <text:p>3990</text:p>
          </table:table-cell>
          <table:table-cell office:value-type="string">
            <text:p>Peer</text:p>
          </table:table-cell>
          <table:table-cell office:value-type="string">
            <text:p>Grote-Brogel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990">
            <text:p>3990</text:p>
          </table:table-cell>
          <table:table-cell office:value-type="string">
            <text:p>Peer</text:p>
          </table:table-cell>
          <table:table-cell office:value-type="string">
            <text:p>Kleine-Brogel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3990">
            <text:p>3990</text:p>
          </table:table-cell>
          <table:table-cell office:value-type="string">
            <text:p>Peer</text:p>
          </table:table-cell>
          <table:table-cell office:value-type="string">
            <text:p>Wijchmaal</text:p>
          </table:table-cell>
          <table:table-cell office:value-type="string">
            <text:p>Limburg</text:p>
          </table:table-cell>
          <table:table-cell table:number-columns-repeated="2"/>
        </table:table-row>
        <table:table-row table:style-name="ro4">
          <table:table-cell office:value-type="float" office:value="4000">
            <text:p>4000</text:p>
          </table:table-cell>
          <table:table-cell office:value-type="string">
            <text:p>Liège</text:p>
          </table:table-cell>
          <table:table-cell office:value-type="string">
            <text:p>Glain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000">
            <text:p>4000</text:p>
          </table:table-cell>
          <table:table-cell office:value-type="string">
            <text:p>Liège</text:p>
          </table:table-cell>
          <table:table-cell office:value-type="string">
            <text:p>Rocour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020">
            <text:p>4020</text:p>
          </table:table-cell>
          <table:table-cell office:value-type="string">
            <text:p>Liège</text:p>
          </table:table-cell>
          <table:table-cell office:value-type="string">
            <text:p>Bressoux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020">
            <text:p>4020</text:p>
          </table:table-cell>
          <table:table-cell office:value-type="string">
            <text:p>Liège</text:p>
          </table:table-cell>
          <table:table-cell office:value-type="string">
            <text:p>Jupille-sur-Meus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020">
            <text:p>4020</text:p>
          </table:table-cell>
          <table:table-cell office:value-type="string">
            <text:p>Liège</text:p>
          </table:table-cell>
          <table:table-cell office:value-type="string">
            <text:p>Wandr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030">
            <text:p>4030</text:p>
          </table:table-cell>
          <table:table-cell office:value-type="string">
            <text:p>Liège</text:p>
          </table:table-cell>
          <table:table-cell office:value-type="string">
            <text:p>Grivegné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031">
            <text:p>4031</text:p>
          </table:table-cell>
          <table:table-cell office:value-type="string">
            <text:p>Liège</text:p>
          </table:table-cell>
          <table:table-cell office:value-type="string">
            <text:p>Angleur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032">
            <text:p>4032</text:p>
          </table:table-cell>
          <table:table-cell office:value-type="string">
            <text:p>Liège</text:p>
          </table:table-cell>
          <table:table-cell office:value-type="string">
            <text:p>Chêné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041">
            <text:p>4041</text:p>
          </table:table-cell>
          <table:table-cell office:value-type="string">
            <text:p>Herstal</text:p>
          </table:table-cell>
          <table:table-cell office:value-type="string">
            <text:p>Milmor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041">
            <text:p>4041</text:p>
          </table:table-cell>
          <table:table-cell office:value-type="string">
            <text:p>Herstal</text:p>
          </table:table-cell>
          <table:table-cell office:value-type="string">
            <text:p>Vottem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042">
            <text:p>4042</text:p>
          </table:table-cell>
          <table:table-cell office:value-type="string">
            <text:p>Herstal</text:p>
          </table:table-cell>
          <table:table-cell office:value-type="string">
            <text:p>Liers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051">
            <text:p>4051</text:p>
          </table:table-cell>
          <table:table-cell office:value-type="string">
            <text:p>Chaudfontaine</text:p>
          </table:table-cell>
          <table:table-cell office:value-type="string">
            <text:p>Vaux-sous-Chèvremon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052">
            <text:p>4052</text:p>
          </table:table-cell>
          <table:table-cell office:value-type="string">
            <text:p>Chaudfontaine</text:p>
          </table:table-cell>
          <table:table-cell office:value-type="string">
            <text:p>Beaufays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053">
            <text:p>4053</text:p>
          </table:table-cell>
          <table:table-cell office:value-type="string">
            <text:p>Chaudfontaine</text:p>
          </table:table-cell>
          <table:table-cell office:value-type="string">
            <text:p>Embourg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100">
            <text:p>4100</text:p>
          </table:table-cell>
          <table:table-cell office:value-type="string">
            <text:p>Seraing</text:p>
          </table:table-cell>
          <table:table-cell office:value-type="string">
            <text:p>Boncelles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101">
            <text:p>4101</text:p>
          </table:table-cell>
          <table:table-cell office:value-type="string">
            <text:p>Seraing</text:p>
          </table:table-cell>
          <table:table-cell office:value-type="string">
            <text:p>Jemeppe-sur-Meus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102">
            <text:p>4102</text:p>
          </table:table-cell>
          <table:table-cell office:value-type="string">
            <text:p>Seraing</text:p>
          </table:table-cell>
          <table:table-cell office:value-type="string">
            <text:p>Ougré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120">
            <text:p>4120</text:p>
          </table:table-cell>
          <table:table-cell office:value-type="string">
            <text:p>Neupré</text:p>
          </table:table-cell>
          <table:table-cell office:value-type="string">
            <text:p>Ehein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120">
            <text:p>4120</text:p>
          </table:table-cell>
          <table:table-cell office:value-type="string">
            <text:p>Neupré</text:p>
          </table:table-cell>
          <table:table-cell office:value-type="string">
            <text:p>Rotheux-Rimièr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121">
            <text:p>4121</text:p>
          </table:table-cell>
          <table:table-cell office:value-type="string">
            <text:p>Neupré</text:p>
          </table:table-cell>
          <table:table-cell office:value-type="string">
            <text:p>Neuville-en-Condroz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122">
            <text:p>4122</text:p>
          </table:table-cell>
          <table:table-cell office:value-type="string">
            <text:p>Neupré</text:p>
          </table:table-cell>
          <table:table-cell office:value-type="string">
            <text:p>Plainevaux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130">
            <text:p>4130</text:p>
          </table:table-cell>
          <table:table-cell office:value-type="string">
            <text:p>Esneux</text:p>
          </table:table-cell>
          <table:table-cell office:value-type="string">
            <text:p>Tilff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140">
            <text:p>4140</text:p>
          </table:table-cell>
          <table:table-cell office:value-type="string">
            <text:p>Sprimont</text:p>
          </table:table-cell>
          <table:table-cell office:value-type="string">
            <text:p>Dolembreux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140">
            <text:p>4140</text:p>
          </table:table-cell>
          <table:table-cell office:value-type="string">
            <text:p>Sprimont</text:p>
          </table:table-cell>
          <table:table-cell office:value-type="string">
            <text:p>Gomzé-Andoumon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140">
            <text:p>4140</text:p>
          </table:table-cell>
          <table:table-cell office:value-type="string">
            <text:p>Sprimont</text:p>
          </table:table-cell>
          <table:table-cell office:value-type="string">
            <text:p>Rouvreux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141">
            <text:p>4141</text:p>
          </table:table-cell>
          <table:table-cell office:value-type="string">
            <text:p>Sprimont</text:p>
          </table:table-cell>
          <table:table-cell office:value-type="string">
            <text:p>Louveigné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161">
            <text:p>4161</text:p>
          </table:table-cell>
          <table:table-cell office:value-type="string">
            <text:p>Anthisnes</text:p>
          </table:table-cell>
          <table:table-cell office:value-type="string">
            <text:p>Villers-aux-Tours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162">
            <text:p>4162</text:p>
          </table:table-cell>
          <table:table-cell office:value-type="string">
            <text:p>Anthisnes</text:p>
          </table:table-cell>
          <table:table-cell office:value-type="string">
            <text:p>Hody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163">
            <text:p>4163</text:p>
          </table:table-cell>
          <table:table-cell office:value-type="string">
            <text:p>Anthisnes</text:p>
          </table:table-cell>
          <table:table-cell office:value-type="string">
            <text:p>Tavier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171">
            <text:p>4171</text:p>
          </table:table-cell>
          <table:table-cell office:value-type="string">
            <text:p>Comblain-au-Pont</text:p>
          </table:table-cell>
          <table:table-cell office:value-type="string">
            <text:p>Poulseur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180">
            <text:p>4180</text:p>
          </table:table-cell>
          <table:table-cell office:value-type="string">
            <text:p>Hamoir</text:p>
          </table:table-cell>
          <table:table-cell office:value-type="string">
            <text:p>Comblain-Fairon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181">
            <text:p>4181</text:p>
          </table:table-cell>
          <table:table-cell office:value-type="string">
            <text:p>Hamoir</text:p>
          </table:table-cell>
          <table:table-cell office:value-type="string">
            <text:p>Filo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190">
            <text:p>4190</text:p>
          </table:table-cell>
          <table:table-cell office:value-type="string">
            <text:p>Ferrières</text:p>
          </table:table-cell>
          <table:table-cell office:value-type="string">
            <text:p>My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190">
            <text:p>4190</text:p>
          </table:table-cell>
          <table:table-cell office:value-type="string">
            <text:p>Ferrières</text:p>
          </table:table-cell>
          <table:table-cell office:value-type="string">
            <text:p>Vieuxvill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190">
            <text:p>4190</text:p>
          </table:table-cell>
          <table:table-cell office:value-type="string">
            <text:p>Ferrières</text:p>
          </table:table-cell>
          <table:table-cell office:value-type="string">
            <text:p>Werbomon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190">
            <text:p>4190</text:p>
          </table:table-cell>
          <table:table-cell office:value-type="string">
            <text:p>Ferrières</text:p>
          </table:table-cell>
          <table:table-cell office:value-type="string">
            <text:p>Xhoris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10">
            <text:p>4210</text:p>
          </table:table-cell>
          <table:table-cell office:value-type="string">
            <text:p>Burdinne</text:p>
          </table:table-cell>
          <table:table-cell office:value-type="string">
            <text:p>Hannêch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10">
            <text:p>4210</text:p>
          </table:table-cell>
          <table:table-cell office:value-type="string">
            <text:p>Burdinne</text:p>
          </table:table-cell>
          <table:table-cell office:value-type="string">
            <text:p>Lamontzé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10">
            <text:p>4210</text:p>
          </table:table-cell>
          <table:table-cell office:value-type="string">
            <text:p>Burdinne</text:p>
          </table:table-cell>
          <table:table-cell office:value-type="string">
            <text:p>Marneff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10">
            <text:p>4210</text:p>
          </table:table-cell>
          <table:table-cell office:value-type="string">
            <text:p>Burdinne</text:p>
          </table:table-cell>
          <table:table-cell office:value-type="string">
            <text:p>Otepp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10">
            <text:p>4210</text:p>
          </table:table-cell>
          <table:table-cell office:value-type="string">
            <text:p>Burdinne</text:p>
          </table:table-cell>
          <table:table-cell office:value-type="string">
            <text:p>Vissoul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17">
            <text:p>4217</text:p>
          </table:table-cell>
          <table:table-cell office:value-type="string">
            <text:p>Héron</text:p>
          </table:table-cell>
          <table:table-cell office:value-type="string">
            <text:p>Lavoir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217">
            <text:p>4217</text:p>
          </table:table-cell>
          <table:table-cell office:value-type="string">
            <text:p>Héron</text:p>
          </table:table-cell>
          <table:table-cell office:value-type="string">
            <text:p>Waret-l'Évêqu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18">
            <text:p>4218</text:p>
          </table:table-cell>
          <table:table-cell office:value-type="string">
            <text:p>Héron</text:p>
          </table:table-cell>
          <table:table-cell office:value-type="string">
            <text:p>Couthuin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19">
            <text:p>4219</text:p>
          </table:table-cell>
          <table:table-cell office:value-type="string">
            <text:p>Wasseiges</text:p>
          </table:table-cell>
          <table:table-cell office:value-type="string">
            <text:p>Acoss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19">
            <text:p>4219</text:p>
          </table:table-cell>
          <table:table-cell office:value-type="string">
            <text:p>Wasseiges</text:p>
          </table:table-cell>
          <table:table-cell office:value-type="string">
            <text:p>Ambresin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19">
            <text:p>4219</text:p>
          </table:table-cell>
          <table:table-cell office:value-type="string">
            <text:p>Wasseiges</text:p>
          </table:table-cell>
          <table:table-cell office:value-type="string">
            <text:p>Meeff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50">
            <text:p>4250</text:p>
          </table:table-cell>
          <table:table-cell office:value-type="string">
            <text:p>Geer</text:p>
          </table:table-cell>
          <table:table-cell office:value-type="string">
            <text:p>Boëlh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250">
            <text:p>4250</text:p>
          </table:table-cell>
          <table:table-cell office:value-type="string">
            <text:p>Geer</text:p>
          </table:table-cell>
          <table:table-cell office:value-type="string">
            <text:p>Hollogne-sur-Geer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250">
            <text:p>4250</text:p>
          </table:table-cell>
          <table:table-cell office:value-type="string">
            <text:p>Geer</text:p>
          </table:table-cell>
          <table:table-cell office:value-type="string">
            <text:p>Lens-Saint-Servais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52">
            <text:p>4252</text:p>
          </table:table-cell>
          <table:table-cell office:value-type="string">
            <text:p>Geer</text:p>
          </table:table-cell>
          <table:table-cell office:value-type="string">
            <text:p>Omal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53">
            <text:p>4253</text:p>
          </table:table-cell>
          <table:table-cell office:value-type="string">
            <text:p>Geer</text:p>
          </table:table-cell>
          <table:table-cell office:value-type="string">
            <text:p>Darion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54">
            <text:p>4254</text:p>
          </table:table-cell>
          <table:table-cell office:value-type="string">
            <text:p>Geer</text:p>
          </table:table-cell>
          <table:table-cell office:value-type="string">
            <text:p>Ligney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57">
            <text:p>4257</text:p>
          </table:table-cell>
          <table:table-cell office:value-type="string">
            <text:p>Berloz</text:p>
          </table:table-cell>
          <table:table-cell office:value-type="string">
            <text:p>Corswarem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257">
            <text:p>4257</text:p>
          </table:table-cell>
          <table:table-cell office:value-type="string">
            <text:p>Berloz</text:p>
          </table:table-cell>
          <table:table-cell office:value-type="string">
            <text:p>Rosoux-Crenwick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60">
            <text:p>4260</text:p>
          </table:table-cell>
          <table:table-cell office:value-type="string">
            <text:p>Braives</text:p>
          </table:table-cell>
          <table:table-cell office:value-type="string">
            <text:p>Avennes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60">
            <text:p>4260</text:p>
          </table:table-cell>
          <table:table-cell office:value-type="string">
            <text:p>Braives</text:p>
          </table:table-cell>
          <table:table-cell office:value-type="string">
            <text:p>Ciple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60">
            <text:p>4260</text:p>
          </table:table-cell>
          <table:table-cell office:value-type="string">
            <text:p>Braives</text:p>
          </table:table-cell>
          <table:table-cell office:value-type="string">
            <text:p>Fallais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60">
            <text:p>4260</text:p>
          </table:table-cell>
          <table:table-cell office:value-type="string">
            <text:p>Braives</text:p>
          </table:table-cell>
          <table:table-cell office:value-type="string">
            <text:p>Fumal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260">
            <text:p>4260</text:p>
          </table:table-cell>
          <table:table-cell office:value-type="string">
            <text:p>Braives</text:p>
          </table:table-cell>
          <table:table-cell office:value-type="string">
            <text:p>Ville-en-Hesbay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61">
            <text:p>4261</text:p>
          </table:table-cell>
          <table:table-cell office:value-type="string">
            <text:p>Braives</text:p>
          </table:table-cell>
          <table:table-cell office:value-type="string">
            <text:p>Latinn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63">
            <text:p>4263</text:p>
          </table:table-cell>
          <table:table-cell office:value-type="string">
            <text:p>Braives</text:p>
          </table:table-cell>
          <table:table-cell office:value-type="string">
            <text:p>Tourinn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80">
            <text:p>4280</text:p>
          </table:table-cell>
          <table:table-cell office:value-type="string">
            <text:p>Hannut</text:p>
          </table:table-cell>
          <table:table-cell office:value-type="string">
            <text:p>Abolens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280">
            <text:p>4280</text:p>
          </table:table-cell>
          <table:table-cell office:value-type="string">
            <text:p>Hannut</text:p>
          </table:table-cell>
          <table:table-cell office:value-type="string">
            <text:p>Avernas-le-Bauduin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80">
            <text:p>4280</text:p>
          </table:table-cell>
          <table:table-cell office:value-type="string">
            <text:p>Hannut</text:p>
          </table:table-cell>
          <table:table-cell office:value-type="string">
            <text:p>Avin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80">
            <text:p>4280</text:p>
          </table:table-cell>
          <table:table-cell office:value-type="string">
            <text:p>Hannut</text:p>
          </table:table-cell>
          <table:table-cell office:value-type="string">
            <text:p>Bertré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80">
            <text:p>4280</text:p>
          </table:table-cell>
          <table:table-cell office:value-type="string">
            <text:p>Hannut</text:p>
          </table:table-cell>
          <table:table-cell office:value-type="string">
            <text:p>Blehen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80">
            <text:p>4280</text:p>
          </table:table-cell>
          <table:table-cell office:value-type="string">
            <text:p>Hannut</text:p>
          </table:table-cell>
          <table:table-cell office:value-type="string">
            <text:p>Cras-Avernas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80">
            <text:p>4280</text:p>
          </table:table-cell>
          <table:table-cell office:value-type="string">
            <text:p>Hannut</text:p>
          </table:table-cell>
          <table:table-cell office:value-type="string">
            <text:p>Crehen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80">
            <text:p>4280</text:p>
          </table:table-cell>
          <table:table-cell office:value-type="string">
            <text:p>Hannut</text:p>
          </table:table-cell>
          <table:table-cell office:value-type="string">
            <text:p>Grand-Halle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280">
            <text:p>4280</text:p>
          </table:table-cell>
          <table:table-cell office:value-type="string">
            <text:p>Hannut</text:p>
          </table:table-cell>
          <table:table-cell office:value-type="string">
            <text:p>Lens-Saint-Remy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80">
            <text:p>4280</text:p>
          </table:table-cell>
          <table:table-cell office:value-type="string">
            <text:p>Hannut</text:p>
          </table:table-cell>
          <table:table-cell office:value-type="string">
            <text:p>Merdorp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80">
            <text:p>4280</text:p>
          </table:table-cell>
          <table:table-cell office:value-type="string">
            <text:p>Hannut</text:p>
          </table:table-cell>
          <table:table-cell office:value-type="string">
            <text:p>Moxh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80">
            <text:p>4280</text:p>
          </table:table-cell>
          <table:table-cell office:value-type="string">
            <text:p>Hannut</text:p>
          </table:table-cell>
          <table:table-cell office:value-type="string">
            <text:p>Petit-Halle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80">
            <text:p>4280</text:p>
          </table:table-cell>
          <table:table-cell office:value-type="string">
            <text:p>Hannut</text:p>
          </table:table-cell>
          <table:table-cell office:value-type="string">
            <text:p>Pouce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80">
            <text:p>4280</text:p>
          </table:table-cell>
          <table:table-cell office:value-type="string">
            <text:p>Hannut</text:p>
          </table:table-cell>
          <table:table-cell office:value-type="string">
            <text:p>Thisnes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80">
            <text:p>4280</text:p>
          </table:table-cell>
          <table:table-cell office:value-type="string">
            <text:p>Hannut</text:p>
          </table:table-cell>
          <table:table-cell office:value-type="string">
            <text:p>Trogné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280">
            <text:p>4280</text:p>
          </table:table-cell>
          <table:table-cell office:value-type="string">
            <text:p>Hannut</text:p>
          </table:table-cell>
          <table:table-cell office:value-type="string">
            <text:p>Villers-le-Peuplier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80">
            <text:p>4280</text:p>
          </table:table-cell>
          <table:table-cell office:value-type="string">
            <text:p>Hannut</text:p>
          </table:table-cell>
          <table:table-cell office:value-type="string">
            <text:p>Wansin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87">
            <text:p>4287</text:p>
          </table:table-cell>
          <table:table-cell office:value-type="string">
            <text:p>Lincent</text:p>
          </table:table-cell>
          <table:table-cell office:value-type="string">
            <text:p>Pellaines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287">
            <text:p>4287</text:p>
          </table:table-cell>
          <table:table-cell office:value-type="string">
            <text:p>Lincent</text:p>
          </table:table-cell>
          <table:table-cell office:value-type="string">
            <text:p>Racour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300">
            <text:p>4300</text:p>
          </table:table-cell>
          <table:table-cell office:value-type="string">
            <text:p>Waremme</text:p>
          </table:table-cell>
          <table:table-cell office:value-type="string">
            <text:p>Bettincour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300">
            <text:p>4300</text:p>
          </table:table-cell>
          <table:table-cell office:value-type="string">
            <text:p>Waremme</text:p>
          </table:table-cell>
          <table:table-cell office:value-type="string">
            <text:p>Blere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300">
            <text:p>4300</text:p>
          </table:table-cell>
          <table:table-cell office:value-type="string">
            <text:p>Waremme</text:p>
          </table:table-cell>
          <table:table-cell office:value-type="string">
            <text:p>Bovenistier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300">
            <text:p>4300</text:p>
          </table:table-cell>
          <table:table-cell office:value-type="string">
            <text:p>Waremme</text:p>
          </table:table-cell>
          <table:table-cell office:value-type="string">
            <text:p>Grand-Axh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300">
            <text:p>4300</text:p>
          </table:table-cell>
          <table:table-cell office:value-type="string">
            <text:p>Waremme</text:p>
          </table:table-cell>
          <table:table-cell office:value-type="string">
            <text:p>Lantremang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300">
            <text:p>4300</text:p>
          </table:table-cell>
          <table:table-cell office:value-type="string">
            <text:p>Waremme</text:p>
          </table:table-cell>
          <table:table-cell office:value-type="string">
            <text:p>Oley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317">
            <text:p>4317</text:p>
          </table:table-cell>
          <table:table-cell office:value-type="string">
            <text:p>Faimes</text:p>
          </table:table-cell>
          <table:table-cell office:value-type="string">
            <text:p>Aineff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317">
            <text:p>4317</text:p>
          </table:table-cell>
          <table:table-cell office:value-type="string">
            <text:p>Faimes</text:p>
          </table:table-cell>
          <table:table-cell office:value-type="string">
            <text:p>Borlez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317">
            <text:p>4317</text:p>
          </table:table-cell>
          <table:table-cell office:value-type="string">
            <text:p>Faimes</text:p>
          </table:table-cell>
          <table:table-cell office:value-type="string">
            <text:p>Celles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317">
            <text:p>4317</text:p>
          </table:table-cell>
          <table:table-cell office:value-type="string">
            <text:p>Faimes</text:p>
          </table:table-cell>
          <table:table-cell office:value-type="string">
            <text:p>Les Waleffes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317">
            <text:p>4317</text:p>
          </table:table-cell>
          <table:table-cell office:value-type="string">
            <text:p>Faimes</text:p>
          </table:table-cell>
          <table:table-cell office:value-type="string">
            <text:p>Viemm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340">
            <text:p>4340</text:p>
          </table:table-cell>
          <table:table-cell office:value-type="string">
            <text:p>Awans</text:p>
          </table:table-cell>
          <table:table-cell office:value-type="string">
            <text:p>Fooz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340">
            <text:p>4340</text:p>
          </table:table-cell>
          <table:table-cell office:value-type="string">
            <text:p>Awans</text:p>
          </table:table-cell>
          <table:table-cell office:value-type="string">
            <text:p>Othé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340">
            <text:p>4340</text:p>
          </table:table-cell>
          <table:table-cell office:value-type="string">
            <text:p>Awans</text:p>
          </table:table-cell>
          <table:table-cell office:value-type="string">
            <text:p>Villers-Évêqu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342">
            <text:p>4342</text:p>
          </table:table-cell>
          <table:table-cell office:value-type="string">
            <text:p>Awans</text:p>
          </table:table-cell>
          <table:table-cell office:value-type="string">
            <text:p>Hognoul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347">
            <text:p>4347</text:p>
          </table:table-cell>
          <table:table-cell office:value-type="string">
            <text:p>Fexhe-le-Haut-Clocher</text:p>
          </table:table-cell>
          <table:table-cell office:value-type="string">
            <text:p>Freloux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347">
            <text:p>4347</text:p>
          </table:table-cell>
          <table:table-cell office:value-type="string">
            <text:p>Fexhe-le-Haut-Clocher</text:p>
          </table:table-cell>
          <table:table-cell office:value-type="string">
            <text:p>Novill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347">
            <text:p>4347</text:p>
          </table:table-cell>
          <table:table-cell office:value-type="string">
            <text:p>Fexhe-le-Haut-Clocher</text:p>
          </table:table-cell>
          <table:table-cell office:value-type="string">
            <text:p>Roloux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347">
            <text:p>4347</text:p>
          </table:table-cell>
          <table:table-cell office:value-type="string">
            <text:p>Fexhe-le-Haut-Clocher</text:p>
          </table:table-cell>
          <table:table-cell office:value-type="string">
            <text:p>Voroux-Goreux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350">
            <text:p>4350</text:p>
          </table:table-cell>
          <table:table-cell office:value-type="string">
            <text:p>Remicourt</text:p>
          </table:table-cell>
          <table:table-cell office:value-type="string">
            <text:p>Lamin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350">
            <text:p>4350</text:p>
          </table:table-cell>
          <table:table-cell office:value-type="string">
            <text:p>Remicourt</text:p>
          </table:table-cell>
          <table:table-cell office:value-type="string">
            <text:p>Momall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350">
            <text:p>4350</text:p>
          </table:table-cell>
          <table:table-cell office:value-type="string">
            <text:p>Remicourt</text:p>
          </table:table-cell>
          <table:table-cell office:value-type="string">
            <text:p>Pousse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351">
            <text:p>4351</text:p>
          </table:table-cell>
          <table:table-cell office:value-type="string">
            <text:p>Remicourt</text:p>
          </table:table-cell>
          <table:table-cell office:value-type="string">
            <text:p>Hodeig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357">
            <text:p>4357</text:p>
          </table:table-cell>
          <table:table-cell office:value-type="string">
            <text:p>Donceel</text:p>
          </table:table-cell>
          <table:table-cell office:value-type="string">
            <text:p>Haneff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357">
            <text:p>4357</text:p>
          </table:table-cell>
          <table:table-cell office:value-type="string">
            <text:p>Donceel</text:p>
          </table:table-cell>
          <table:table-cell office:value-type="string">
            <text:p>Jeneff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357">
            <text:p>4357</text:p>
          </table:table-cell>
          <table:table-cell office:value-type="string">
            <text:p>Donceel</text:p>
          </table:table-cell>
          <table:table-cell office:value-type="string">
            <text:p>Limon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360">
            <text:p>4360</text:p>
          </table:table-cell>
          <table:table-cell office:value-type="string">
            <text:p>Oreye</text:p>
          </table:table-cell>
          <table:table-cell office:value-type="string">
            <text:p>Bergilers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360">
            <text:p>4360</text:p>
          </table:table-cell>
          <table:table-cell office:value-type="string">
            <text:p>Oreye</text:p>
          </table:table-cell>
          <table:table-cell office:value-type="string">
            <text:p>Grandvill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360">
            <text:p>4360</text:p>
          </table:table-cell>
          <table:table-cell office:value-type="string">
            <text:p>Oreye</text:p>
          </table:table-cell>
          <table:table-cell office:value-type="string">
            <text:p>Lens-sur-Geer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360">
            <text:p>4360</text:p>
          </table:table-cell>
          <table:table-cell office:value-type="string">
            <text:p>Oreye</text:p>
          </table:table-cell>
          <table:table-cell office:value-type="string">
            <text:p>Otrang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367">
            <text:p>4367</text:p>
          </table:table-cell>
          <table:table-cell office:value-type="string">
            <text:p>Crisnée</text:p>
          </table:table-cell>
          <table:table-cell office:value-type="string">
            <text:p>Fize-le-Marsal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367">
            <text:p>4367</text:p>
          </table:table-cell>
          <table:table-cell office:value-type="string">
            <text:p>Crisnée</text:p>
          </table:table-cell>
          <table:table-cell office:value-type="string">
            <text:p>Kemexh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367">
            <text:p>4367</text:p>
          </table:table-cell>
          <table:table-cell office:value-type="string">
            <text:p>Crisnée</text:p>
          </table:table-cell>
          <table:table-cell office:value-type="string">
            <text:p>Odeur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367">
            <text:p>4367</text:p>
          </table:table-cell>
          <table:table-cell office:value-type="string">
            <text:p>Crisnée</text:p>
          </table:table-cell>
          <table:table-cell office:value-type="string">
            <text:p>Thys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400">
            <text:p>4400</text:p>
          </table:table-cell>
          <table:table-cell office:value-type="string">
            <text:p>Flémalle</text:p>
          </table:table-cell>
          <table:table-cell office:value-type="string">
            <text:p>Awirs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400">
            <text:p>4400</text:p>
          </table:table-cell>
          <table:table-cell office:value-type="string">
            <text:p>Flémalle</text:p>
          </table:table-cell>
          <table:table-cell office:value-type="string">
            <text:p>Chokier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400">
            <text:p>4400</text:p>
          </table:table-cell>
          <table:table-cell office:value-type="string">
            <text:p>Flémalle</text:p>
          </table:table-cell>
          <table:table-cell office:value-type="string">
            <text:p>Flémalle-Grand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400">
            <text:p>4400</text:p>
          </table:table-cell>
          <table:table-cell office:value-type="string">
            <text:p>Flémalle</text:p>
          </table:table-cell>
          <table:table-cell office:value-type="string">
            <text:p>Flémalle-Haut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400">
            <text:p>4400</text:p>
          </table:table-cell>
          <table:table-cell office:value-type="string">
            <text:p>Flémalle</text:p>
          </table:table-cell>
          <table:table-cell office:value-type="string">
            <text:p>Gleixh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400">
            <text:p>4400</text:p>
          </table:table-cell>
          <table:table-cell office:value-type="string">
            <text:p>Flémalle</text:p>
          </table:table-cell>
          <table:table-cell office:value-type="string">
            <text:p>Ivoz-Rame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400">
            <text:p>4400</text:p>
          </table:table-cell>
          <table:table-cell office:value-type="string">
            <text:p>Flémalle</text:p>
          </table:table-cell>
          <table:table-cell office:value-type="string">
            <text:p>Mons-lez-Lièg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420">
            <text:p>4420</text:p>
          </table:table-cell>
          <table:table-cell office:value-type="string">
            <text:p>Saint-Nicolas</text:p>
          </table:table-cell>
          <table:table-cell office:value-type="string">
            <text:p>Montegné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420">
            <text:p>4420</text:p>
          </table:table-cell>
          <table:table-cell office:value-type="string">
            <text:p>Saint-Nicolas</text:p>
          </table:table-cell>
          <table:table-cell office:value-type="string">
            <text:p>Tilleur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431">
            <text:p>4431</text:p>
          </table:table-cell>
          <table:table-cell office:value-type="string">
            <text:p>Ans</text:p>
          </table:table-cell>
          <table:table-cell office:value-type="string">
            <text:p>Loncin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432">
            <text:p>4432</text:p>
          </table:table-cell>
          <table:table-cell office:value-type="string">
            <text:p>Ans</text:p>
          </table:table-cell>
          <table:table-cell office:value-type="string">
            <text:p>Alleur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432">
            <text:p>4432</text:p>
          </table:table-cell>
          <table:table-cell office:value-type="string">
            <text:p>Ans</text:p>
          </table:table-cell>
          <table:table-cell office:value-type="string">
            <text:p>Xhendremael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450">
            <text:p>4450</text:p>
          </table:table-cell>
          <table:table-cell office:value-type="string">
            <text:p>Juprelle</text:p>
          </table:table-cell>
          <table:table-cell office:value-type="string">
            <text:p>Lantin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450">
            <text:p>4450</text:p>
          </table:table-cell>
          <table:table-cell office:value-type="string">
            <text:p>Juprelle</text:p>
          </table:table-cell>
          <table:table-cell office:value-type="string">
            <text:p>Slins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451">
            <text:p>4451</text:p>
          </table:table-cell>
          <table:table-cell office:value-type="string">
            <text:p>Juprelle</text:p>
          </table:table-cell>
          <table:table-cell office:value-type="string">
            <text:p>Voroux-lez-Liers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452">
            <text:p>4452</text:p>
          </table:table-cell>
          <table:table-cell office:value-type="string">
            <text:p>Juprelle</text:p>
          </table:table-cell>
          <table:table-cell office:value-type="string">
            <text:p>Paifv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452">
            <text:p>4452</text:p>
          </table:table-cell>
          <table:table-cell office:value-type="string">
            <text:p>Juprelle</text:p>
          </table:table-cell>
          <table:table-cell office:value-type="string">
            <text:p>Wihogn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453">
            <text:p>4453</text:p>
          </table:table-cell>
          <table:table-cell office:value-type="string">
            <text:p>Juprelle</text:p>
          </table:table-cell>
          <table:table-cell office:value-type="string">
            <text:p>Villers-Saint-Siméon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458">
            <text:p>4458</text:p>
          </table:table-cell>
          <table:table-cell office:value-type="string">
            <text:p>Juprelle</text:p>
          </table:table-cell>
          <table:table-cell office:value-type="string">
            <text:p>Fexhe-Slins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460">
            <text:p>4460</text:p>
          </table:table-cell>
          <table:table-cell office:value-type="string">
            <text:p>Grâce-Hollogne</text:p>
          </table:table-cell>
          <table:table-cell office:value-type="string">
            <text:p>Bierse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460">
            <text:p>4460</text:p>
          </table:table-cell>
          <table:table-cell office:value-type="string">
            <text:p>Grâce-Hollogne</text:p>
          </table:table-cell>
          <table:table-cell office:value-type="string">
            <text:p>Grâce-Berleur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460">
            <text:p>4460</text:p>
          </table:table-cell>
          <table:table-cell office:value-type="string">
            <text:p>Grâce-Hollogne</text:p>
          </table:table-cell>
          <table:table-cell office:value-type="string">
            <text:p>Hollogne-aux-Pierres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460">
            <text:p>4460</text:p>
          </table:table-cell>
          <table:table-cell office:value-type="string">
            <text:p>Grâce-Hollogne</text:p>
          </table:table-cell>
          <table:table-cell office:value-type="string">
            <text:p>Horion-Hozémon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460">
            <text:p>4460</text:p>
          </table:table-cell>
          <table:table-cell office:value-type="string">
            <text:p>Grâce-Hollogne</text:p>
          </table:table-cell>
          <table:table-cell office:value-type="string">
            <text:p>Velroux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480">
            <text:p>4480</text:p>
          </table:table-cell>
          <table:table-cell office:value-type="string">
            <text:p>Engis</text:p>
          </table:table-cell>
          <table:table-cell office:value-type="string">
            <text:p>Clermont-sous-Huy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480">
            <text:p>4480</text:p>
          </table:table-cell>
          <table:table-cell office:value-type="string">
            <text:p>Engis</text:p>
          </table:table-cell>
          <table:table-cell office:value-type="string">
            <text:p>Hermalle-sous-Huy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500">
            <text:p>4500</text:p>
          </table:table-cell>
          <table:table-cell office:value-type="string">
            <text:p>Huy</text:p>
          </table:table-cell>
          <table:table-cell office:value-type="string">
            <text:p>Ben-Ahin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500">
            <text:p>4500</text:p>
          </table:table-cell>
          <table:table-cell office:value-type="string">
            <text:p>Huy</text:p>
          </table:table-cell>
          <table:table-cell office:value-type="string">
            <text:p>Neuville-sous-Huy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500">
            <text:p>4500</text:p>
          </table:table-cell>
          <table:table-cell office:value-type="string">
            <text:p>Huy</text:p>
          </table:table-cell>
          <table:table-cell office:value-type="string">
            <text:p>Tihang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520">
            <text:p>4520</text:p>
          </table:table-cell>
          <table:table-cell office:value-type="string">
            <text:p>Wanze</text:p>
          </table:table-cell>
          <table:table-cell office:value-type="string">
            <text:p>Anthei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520">
            <text:p>4520</text:p>
          </table:table-cell>
          <table:table-cell office:value-type="string">
            <text:p>Wanze</text:p>
          </table:table-cell>
          <table:table-cell office:value-type="string">
            <text:p>Bas-Oha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520">
            <text:p>4520</text:p>
          </table:table-cell>
          <table:table-cell office:value-type="string">
            <text:p>Wanze</text:p>
          </table:table-cell>
          <table:table-cell office:value-type="string">
            <text:p>Huccorgn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520">
            <text:p>4520</text:p>
          </table:table-cell>
          <table:table-cell office:value-type="string">
            <text:p>Wanze</text:p>
          </table:table-cell>
          <table:table-cell office:value-type="string">
            <text:p>Moha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520">
            <text:p>4520</text:p>
          </table:table-cell>
          <table:table-cell office:value-type="string">
            <text:p>Wanze</text:p>
          </table:table-cell>
          <table:table-cell office:value-type="string">
            <text:p>Vinalmon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530">
            <text:p>4530</text:p>
          </table:table-cell>
          <table:table-cell office:value-type="string">
            <text:p>Villers-le-Bouillet</text:p>
          </table:table-cell>
          <table:table-cell office:value-type="string">
            <text:p>Fize-Fontain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530">
            <text:p>4530</text:p>
          </table:table-cell>
          <table:table-cell office:value-type="string">
            <text:p>Villers-le-Bouillet</text:p>
          </table:table-cell>
          <table:table-cell office:value-type="string">
            <text:p>Vaux-et-Borse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530">
            <text:p>4530</text:p>
          </table:table-cell>
          <table:table-cell office:value-type="string">
            <text:p>Villers-le-Bouillet</text:p>
          </table:table-cell>
          <table:table-cell office:value-type="string">
            <text:p>Vieux-Waleff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530">
            <text:p>4530</text:p>
          </table:table-cell>
          <table:table-cell office:value-type="string">
            <text:p>Villers-le-Bouillet</text:p>
          </table:table-cell>
          <table:table-cell office:value-type="string">
            <text:p>Warnant-Drey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537">
            <text:p>4537</text:p>
          </table:table-cell>
          <table:table-cell office:value-type="string">
            <text:p>Verlaine</text:p>
          </table:table-cell>
          <table:table-cell office:value-type="string">
            <text:p>Chapon-Seraing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537">
            <text:p>4537</text:p>
          </table:table-cell>
          <table:table-cell office:value-type="string">
            <text:p>Verlaine</text:p>
          </table:table-cell>
          <table:table-cell office:value-type="string">
            <text:p>Seraing-le-Château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540">
            <text:p>4540</text:p>
          </table:table-cell>
          <table:table-cell office:value-type="string">
            <text:p>Amay</text:p>
          </table:table-cell>
          <table:table-cell office:value-type="string">
            <text:p>Ampsin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540">
            <text:p>4540</text:p>
          </table:table-cell>
          <table:table-cell office:value-type="string">
            <text:p>Amay</text:p>
          </table:table-cell>
          <table:table-cell office:value-type="string">
            <text:p>Flôn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540">
            <text:p>4540</text:p>
          </table:table-cell>
          <table:table-cell office:value-type="string">
            <text:p>Amay</text:p>
          </table:table-cell>
          <table:table-cell office:value-type="string">
            <text:p>Jehay-Bodegné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540">
            <text:p>4540</text:p>
          </table:table-cell>
          <table:table-cell office:value-type="string">
            <text:p>Amay</text:p>
          </table:table-cell>
          <table:table-cell office:value-type="string">
            <text:p>Ombret-Rawsa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550">
            <text:p>4550</text:p>
          </table:table-cell>
          <table:table-cell office:value-type="string">
            <text:p>Nandrin</text:p>
          </table:table-cell>
          <table:table-cell office:value-type="string">
            <text:p>Saint-Séverin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550">
            <text:p>4550</text:p>
          </table:table-cell>
          <table:table-cell office:value-type="string">
            <text:p>Nandrin</text:p>
          </table:table-cell>
          <table:table-cell office:value-type="string">
            <text:p>Villers-le-Templ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550">
            <text:p>4550</text:p>
          </table:table-cell>
          <table:table-cell office:value-type="string">
            <text:p>Nandrin</text:p>
          </table:table-cell>
          <table:table-cell office:value-type="string">
            <text:p>Yernée-Fraineux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557">
            <text:p>4557</text:p>
          </table:table-cell>
          <table:table-cell office:value-type="string">
            <text:p>Tinlot</text:p>
          </table:table-cell>
          <table:table-cell office:value-type="string">
            <text:p>Abé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557">
            <text:p>4557</text:p>
          </table:table-cell>
          <table:table-cell office:value-type="string">
            <text:p>Tinlot</text:p>
          </table:table-cell>
          <table:table-cell office:value-type="string">
            <text:p>Fraitur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557">
            <text:p>4557</text:p>
          </table:table-cell>
          <table:table-cell office:value-type="string">
            <text:p>Tinlot</text:p>
          </table:table-cell>
          <table:table-cell office:value-type="string">
            <text:p>Ramelo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557">
            <text:p>4557</text:p>
          </table:table-cell>
          <table:table-cell office:value-type="string">
            <text:p>Tinlot</text:p>
          </table:table-cell>
          <table:table-cell office:value-type="string">
            <text:p>Seny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557">
            <text:p>4557</text:p>
          </table:table-cell>
          <table:table-cell office:value-type="string">
            <text:p>Tinlot</text:p>
          </table:table-cell>
          <table:table-cell office:value-type="string">
            <text:p>Soheit-Tinlo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560">
            <text:p>4560</text:p>
          </table:table-cell>
          <table:table-cell office:value-type="string">
            <text:p>Clavier</text:p>
          </table:table-cell>
          <table:table-cell office:value-type="string">
            <text:p>Bois-et-Borsu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560">
            <text:p>4560</text:p>
          </table:table-cell>
          <table:table-cell office:value-type="string">
            <text:p>Clavier</text:p>
          </table:table-cell>
          <table:table-cell office:value-type="string">
            <text:p>Les Avins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560">
            <text:p>4560</text:p>
          </table:table-cell>
          <table:table-cell office:value-type="string">
            <text:p>Clavier</text:p>
          </table:table-cell>
          <table:table-cell office:value-type="string">
            <text:p>Ocquier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560">
            <text:p>4560</text:p>
          </table:table-cell>
          <table:table-cell office:value-type="string">
            <text:p>Clavier</text:p>
          </table:table-cell>
          <table:table-cell office:value-type="string">
            <text:p>Pailh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560">
            <text:p>4560</text:p>
          </table:table-cell>
          <table:table-cell office:value-type="string">
            <text:p>Clavier</text:p>
          </table:table-cell>
          <table:table-cell office:value-type="string">
            <text:p>Terwagn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570">
            <text:p>4570</text:p>
          </table:table-cell>
          <table:table-cell office:value-type="string">
            <text:p>Marchin</text:p>
          </table:table-cell>
          <table:table-cell office:value-type="string">
            <text:p>Vyle-et-Tharoul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577">
            <text:p>4577</text:p>
          </table:table-cell>
          <table:table-cell office:value-type="string">
            <text:p>Modave</text:p>
          </table:table-cell>
          <table:table-cell office:value-type="string">
            <text:p>Linche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577">
            <text:p>4577</text:p>
          </table:table-cell>
          <table:table-cell office:value-type="string">
            <text:p>Modave</text:p>
          </table:table-cell>
          <table:table-cell office:value-type="string">
            <text:p>Outrelouxh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577">
            <text:p>4577</text:p>
          </table:table-cell>
          <table:table-cell office:value-type="string">
            <text:p>Modave</text:p>
          </table:table-cell>
          <table:table-cell office:value-type="string">
            <text:p>Stré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577">
            <text:p>4577</text:p>
          </table:table-cell>
          <table:table-cell office:value-type="string">
            <text:p>Modave</text:p>
          </table:table-cell>
          <table:table-cell office:value-type="string">
            <text:p>Vierset-Bars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590">
            <text:p>4590</text:p>
          </table:table-cell>
          <table:table-cell office:value-type="string">
            <text:p>Ouffet</text:p>
          </table:table-cell>
          <table:table-cell office:value-type="string">
            <text:p>Ellemell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590">
            <text:p>4590</text:p>
          </table:table-cell>
          <table:table-cell office:value-type="string">
            <text:p>Ouffet</text:p>
          </table:table-cell>
          <table:table-cell office:value-type="string">
            <text:p>Warzé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600">
            <text:p>4600</text:p>
          </table:table-cell>
          <table:table-cell office:value-type="string">
            <text:p>Visé</text:p>
          </table:table-cell>
          <table:table-cell office:value-type="string">
            <text:p>Lanay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600">
            <text:p>4600</text:p>
          </table:table-cell>
          <table:table-cell office:value-type="string">
            <text:p>Visé</text:p>
          </table:table-cell>
          <table:table-cell office:value-type="string">
            <text:p>Lixh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600">
            <text:p>4600</text:p>
          </table:table-cell>
          <table:table-cell office:value-type="string">
            <text:p>Visé</text:p>
          </table:table-cell>
          <table:table-cell office:value-type="string">
            <text:p>Richell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601">
            <text:p>4601</text:p>
          </table:table-cell>
          <table:table-cell office:value-type="string">
            <text:p>Visé</text:p>
          </table:table-cell>
          <table:table-cell office:value-type="string">
            <text:p>Argenteau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602">
            <text:p>4602</text:p>
          </table:table-cell>
          <table:table-cell office:value-type="string">
            <text:p>Visé</text:p>
          </table:table-cell>
          <table:table-cell office:value-type="string">
            <text:p>Cheratt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606">
            <text:p>4606</text:p>
          </table:table-cell>
          <table:table-cell office:value-type="string">
            <text:p>Dalhem</text:p>
          </table:table-cell>
          <table:table-cell office:value-type="string">
            <text:p>Saint-André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607">
            <text:p>4607</text:p>
          </table:table-cell>
          <table:table-cell office:value-type="string">
            <text:p>Blégny</text:p>
          </table:table-cell>
          <table:table-cell office:value-type="string">
            <text:p>Feneur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607">
            <text:p>4607</text:p>
          </table:table-cell>
          <table:table-cell office:value-type="string">
            <text:p>Dalhem</text:p>
          </table:table-cell>
          <table:table-cell office:value-type="string">
            <text:p>Berneau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607">
            <text:p>4607</text:p>
          </table:table-cell>
          <table:table-cell office:value-type="string">
            <text:p>Dalhem</text:p>
          </table:table-cell>
          <table:table-cell office:value-type="string">
            <text:p>Bombay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607">
            <text:p>4607</text:p>
          </table:table-cell>
          <table:table-cell office:value-type="string">
            <text:p>Dalhem</text:p>
          </table:table-cell>
          <table:table-cell office:value-type="string">
            <text:p>Mortroux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608">
            <text:p>4608</text:p>
          </table:table-cell>
          <table:table-cell office:value-type="string">
            <text:p>Dalhem</text:p>
          </table:table-cell>
          <table:table-cell office:value-type="string">
            <text:p>Neufchâteau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608">
            <text:p>4608</text:p>
          </table:table-cell>
          <table:table-cell office:value-type="string">
            <text:p>Dalhem</text:p>
          </table:table-cell>
          <table:table-cell office:value-type="string">
            <text:p>Warsag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610">
            <text:p>4610</text:p>
          </table:table-cell>
          <table:table-cell office:value-type="string">
            <text:p>Beyne-Heusay</text:p>
          </table:table-cell>
          <table:table-cell office:value-type="string">
            <text:p>Bellair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610">
            <text:p>4610</text:p>
          </table:table-cell>
          <table:table-cell office:value-type="string">
            <text:p>Beyne-Heusay</text:p>
          </table:table-cell>
          <table:table-cell office:value-type="string">
            <text:p>Queue-du-Bois</text:p>
          </table:table-cell>
          <table:table-cell office:value-type="string">
            <text:p>Liège</text:p>
          </table:table-cell>
          <table:table-cell/>
          <table:table-cell table:style-name="ce1"/>
        </table:table-row>
        <table:table-row table:style-name="ro4">
          <table:table-cell office:value-type="float" office:value="4621">
            <text:p>4621</text:p>
          </table:table-cell>
          <table:table-cell office:value-type="string">
            <text:p>Fléron</text:p>
          </table:table-cell>
          <table:table-cell office:value-type="string">
            <text:p>Retinne</text:p>
          </table:table-cell>
          <table:table-cell office:value-type="string">
            <text:p>Liège</text:p>
          </table:table-cell>
          <table:table-cell/>
          <table:table-cell table:style-name="ce1"/>
        </table:table-row>
        <table:table-row table:style-name="ro4">
          <table:table-cell office:value-type="float" office:value="4623">
            <text:p>4623</text:p>
          </table:table-cell>
          <table:table-cell office:value-type="string">
            <text:p>Fléron</text:p>
          </table:table-cell>
          <table:table-cell office:value-type="string">
            <text:p>Magnée</text:p>
          </table:table-cell>
          <table:table-cell office:value-type="string">
            <text:p>Liège</text:p>
          </table:table-cell>
          <table:table-cell/>
          <table:table-cell table:style-name="ce1"/>
        </table:table-row>
        <table:table-row table:style-name="ro4">
          <table:table-cell office:value-type="float" office:value="4624">
            <text:p>4624</text:p>
          </table:table-cell>
          <table:table-cell office:value-type="string">
            <text:p>Fléron</text:p>
          </table:table-cell>
          <table:table-cell office:value-type="string">
            <text:p>Romsée</text:p>
          </table:table-cell>
          <table:table-cell office:value-type="string">
            <text:p>Liège</text:p>
          </table:table-cell>
          <table:table-cell/>
          <table:table-cell table:style-name="ce1"/>
        </table:table-row>
        <table:table-row table:style-name="ro4">
          <table:table-cell office:value-type="float" office:value="4630">
            <text:p>4630</text:p>
          </table:table-cell>
          <table:table-cell office:value-type="string">
            <text:p>Soumagne</text:p>
          </table:table-cell>
          <table:table-cell office:value-type="string">
            <text:p>Ayeneux</text:p>
          </table:table-cell>
          <table:table-cell office:value-type="string">
            <text:p>Liège</text:p>
          </table:table-cell>
          <table:table-cell/>
          <table:table-cell table:style-name="ce1"/>
        </table:table-row>
        <table:table-row table:style-name="ro4">
          <table:table-cell office:value-type="float" office:value="4630">
            <text:p>4630</text:p>
          </table:table-cell>
          <table:table-cell office:value-type="string">
            <text:p>Soumagne</text:p>
          </table:table-cell>
          <table:table-cell office:value-type="string">
            <text:p>Micheroux</text:p>
          </table:table-cell>
          <table:table-cell office:value-type="string">
            <text:p>Liège</text:p>
          </table:table-cell>
          <table:table-cell/>
          <table:table-cell table:style-name="ce1"/>
        </table:table-row>
        <table:table-row table:style-name="ro4">
          <table:table-cell office:value-type="float" office:value="4631">
            <text:p>4631</text:p>
          </table:table-cell>
          <table:table-cell office:value-type="string">
            <text:p>Soumagne</text:p>
          </table:table-cell>
          <table:table-cell office:value-type="string">
            <text:p>Evegnée</text:p>
          </table:table-cell>
          <table:table-cell office:value-type="string">
            <text:p>Liège</text:p>
          </table:table-cell>
          <table:table-cell/>
          <table:table-cell table:style-name="ce1"/>
        </table:table-row>
        <table:table-row table:style-name="ro4">
          <table:table-cell office:value-type="float" office:value="4631">
            <text:p>4631</text:p>
          </table:table-cell>
          <table:table-cell office:value-type="string">
            <text:p>Soumagne</text:p>
          </table:table-cell>
          <table:table-cell office:value-type="string">
            <text:p>Tignée</text:p>
          </table:table-cell>
          <table:table-cell office:value-type="string">
            <text:p>Liège</text:p>
          </table:table-cell>
          <table:table-cell/>
          <table:table-cell table:style-name="ce1"/>
        </table:table-row>
        <table:table-row table:style-name="ro3">
          <table:table-cell office:value-type="float" office:value="4632">
            <text:p>4632</text:p>
          </table:table-cell>
          <table:table-cell office:value-type="string">
            <text:p>Soumagne</text:p>
          </table:table-cell>
          <table:table-cell office:value-type="string">
            <text:p>Cerexhe-Heuseux</text:p>
          </table:table-cell>
          <table:table-cell office:value-type="string">
            <text:p>Liège</text:p>
          </table:table-cell>
          <table:table-cell/>
          <table:table-cell table:style-name="ce1"/>
        </table:table-row>
        <table:table-row table:style-name="ro4">
          <table:table-cell office:value-type="float" office:value="4633">
            <text:p>4633</text:p>
          </table:table-cell>
          <table:table-cell office:value-type="string">
            <text:p>Soumagne</text:p>
          </table:table-cell>
          <table:table-cell office:value-type="string">
            <text:p>Melen</text:p>
          </table:table-cell>
          <table:table-cell office:value-type="string">
            <text:p>Liège</text:p>
          </table:table-cell>
          <table:table-cell/>
          <table:table-cell table:style-name="ce1"/>
        </table:table-row>
        <table:table-row table:style-name="ro4">
          <table:table-cell office:value-type="float" office:value="4650">
            <text:p>4650</text:p>
          </table:table-cell>
          <table:table-cell office:value-type="string">
            <text:p>Herve</text:p>
          </table:table-cell>
          <table:table-cell office:value-type="string">
            <text:p>Chaineux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650">
            <text:p>4650</text:p>
          </table:table-cell>
          <table:table-cell office:value-type="string">
            <text:p>Herve</text:p>
          </table:table-cell>
          <table:table-cell office:value-type="string">
            <text:p>Grand-Rechain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650">
            <text:p>4650</text:p>
          </table:table-cell>
          <table:table-cell office:value-type="string">
            <text:p>Herve</text:p>
          </table:table-cell>
          <table:table-cell office:value-type="string">
            <text:p>Julémon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651">
            <text:p>4651</text:p>
          </table:table-cell>
          <table:table-cell office:value-type="string">
            <text:p>Herve</text:p>
          </table:table-cell>
          <table:table-cell office:value-type="string">
            <text:p>Battic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652">
            <text:p>4652</text:p>
          </table:table-cell>
          <table:table-cell office:value-type="string">
            <text:p>Herve</text:p>
          </table:table-cell>
          <table:table-cell office:value-type="string">
            <text:p>Xhendeless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653">
            <text:p>4653</text:p>
          </table:table-cell>
          <table:table-cell office:value-type="string">
            <text:p>Herve</text:p>
          </table:table-cell>
          <table:table-cell office:value-type="string">
            <text:p>Bolland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654">
            <text:p>4654</text:p>
          </table:table-cell>
          <table:table-cell office:value-type="string">
            <text:p>Herve</text:p>
          </table:table-cell>
          <table:table-cell office:value-type="string">
            <text:p>Charneux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670">
            <text:p>4670</text:p>
          </table:table-cell>
          <table:table-cell office:value-type="string">
            <text:p>Blégny</text:p>
          </table:table-cell>
          <table:table-cell office:value-type="string">
            <text:p>Mortier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670">
            <text:p>4670</text:p>
          </table:table-cell>
          <table:table-cell office:value-type="string">
            <text:p>Blégny</text:p>
          </table:table-cell>
          <table:table-cell office:value-type="string">
            <text:p>Trembleur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671">
            <text:p>4671</text:p>
          </table:table-cell>
          <table:table-cell office:value-type="string">
            <text:p>Blégny</text:p>
          </table:table-cell>
          <table:table-cell office:value-type="string">
            <text:p>Barchon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671">
            <text:p>4671</text:p>
          </table:table-cell>
          <table:table-cell office:value-type="string">
            <text:p>Blégny</text:p>
          </table:table-cell>
          <table:table-cell office:value-type="string">
            <text:p>Houss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671">
            <text:p>4671</text:p>
          </table:table-cell>
          <table:table-cell office:value-type="string">
            <text:p>Blégny</text:p>
          </table:table-cell>
          <table:table-cell office:value-type="string">
            <text:p>Saiv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672">
            <text:p>4672</text:p>
          </table:table-cell>
          <table:table-cell office:value-type="string">
            <text:p>Blégny</text:p>
          </table:table-cell>
          <table:table-cell office:value-type="string">
            <text:p>Saint-Remy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680">
            <text:p>4680</text:p>
          </table:table-cell>
          <table:table-cell office:value-type="string">
            <text:p>Oupeye</text:p>
          </table:table-cell>
          <table:table-cell office:value-type="string">
            <text:p>Hermé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2">
          <table:table-cell office:value-type="float" office:value="4681">
            <text:p>4681</text:p>
          </table:table-cell>
          <table:table-cell office:value-type="string">
            <text:p>Oupeye</text:p>
          </table:table-cell>
          <table:table-cell office:value-type="string">
            <text:p>Hermalle-sous-Argenteau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682">
            <text:p>4682</text:p>
          </table:table-cell>
          <table:table-cell office:value-type="string">
            <text:p>Oupeye</text:p>
          </table:table-cell>
          <table:table-cell office:value-type="string">
            <text:p>Heure-le-Romain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682">
            <text:p>4682</text:p>
          </table:table-cell>
          <table:table-cell office:value-type="string">
            <text:p>Oupeye</text:p>
          </table:table-cell>
          <table:table-cell office:value-type="string">
            <text:p>Houtain-Saint-Siméon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683">
            <text:p>4683</text:p>
          </table:table-cell>
          <table:table-cell office:value-type="string">
            <text:p>Oupeye</text:p>
          </table:table-cell>
          <table:table-cell office:value-type="string">
            <text:p>Vivegnis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684">
            <text:p>4684</text:p>
          </table:table-cell>
          <table:table-cell office:value-type="string">
            <text:p>Oupeye</text:p>
          </table:table-cell>
          <table:table-cell office:value-type="string">
            <text:p>Haccour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690">
            <text:p>4690</text:p>
          </table:table-cell>
          <table:table-cell office:value-type="string">
            <text:p>Bassenge</text:p>
          </table:table-cell>
          <table:table-cell office:value-type="string">
            <text:p>Boirs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690">
            <text:p>4690</text:p>
          </table:table-cell>
          <table:table-cell office:value-type="string">
            <text:p>Bassenge</text:p>
          </table:table-cell>
          <table:table-cell office:value-type="string">
            <text:p>Eben-Emael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690">
            <text:p>4690</text:p>
          </table:table-cell>
          <table:table-cell office:value-type="string">
            <text:p>Bassenge</text:p>
          </table:table-cell>
          <table:table-cell office:value-type="string">
            <text:p>Glons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690">
            <text:p>4690</text:p>
          </table:table-cell>
          <table:table-cell office:value-type="string">
            <text:p>Bassenge</text:p>
          </table:table-cell>
          <table:table-cell office:value-type="string">
            <text:p>Roclenge-sur-Geer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690">
            <text:p>4690</text:p>
          </table:table-cell>
          <table:table-cell office:value-type="string">
            <text:p>Bassenge</text:p>
          </table:table-cell>
          <table:table-cell office:value-type="string">
            <text:p>Wonck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701">
            <text:p>4701</text:p>
          </table:table-cell>
          <table:table-cell office:value-type="string">
            <text:p>Eupen</text:p>
          </table:table-cell>
          <table:table-cell office:value-type="string">
            <text:p>Kettenis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711">
            <text:p>4711</text:p>
          </table:table-cell>
          <table:table-cell office:value-type="string">
            <text:p>Lontzen</text:p>
          </table:table-cell>
          <table:table-cell office:value-type="string">
            <text:p>Walhorn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721">
            <text:p>4721</text:p>
          </table:table-cell>
          <table:table-cell office:value-type="string">
            <text:p>Kelmis</text:p>
          </table:table-cell>
          <table:table-cell office:value-type="string">
            <text:p>Neu-Moresne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728">
            <text:p>4728</text:p>
          </table:table-cell>
          <table:table-cell office:value-type="string">
            <text:p>Kelmis</text:p>
          </table:table-cell>
          <table:table-cell office:value-type="string">
            <text:p>Hergenrath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730">
            <text:p>4730</text:p>
          </table:table-cell>
          <table:table-cell office:value-type="string">
            <text:p>Raeren</text:p>
          </table:table-cell>
          <table:table-cell office:value-type="string">
            <text:p>Hause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731">
            <text:p>4731</text:p>
          </table:table-cell>
          <table:table-cell office:value-type="string">
            <text:p>Raeren</text:p>
          </table:table-cell>
          <table:table-cell office:value-type="string">
            <text:p>Eynatten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750">
            <text:p>4750</text:p>
          </table:table-cell>
          <table:table-cell office:value-type="string">
            <text:p>Bütgenbach</text:p>
          </table:table-cell>
          <table:table-cell office:value-type="string">
            <text:p>Elsenborn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760">
            <text:p>4760</text:p>
          </table:table-cell>
          <table:table-cell office:value-type="string">
            <text:p>Büllingen</text:p>
          </table:table-cell>
          <table:table-cell office:value-type="string">
            <text:p>Manderfeld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761">
            <text:p>4761</text:p>
          </table:table-cell>
          <table:table-cell office:value-type="string">
            <text:p>Büllingen</text:p>
          </table:table-cell>
          <table:table-cell office:value-type="string">
            <text:p>Rocherath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770">
            <text:p>4770</text:p>
          </table:table-cell>
          <table:table-cell office:value-type="string">
            <text:p>Amel</text:p>
          </table:table-cell>
          <table:table-cell office:value-type="string">
            <text:p>Meyerod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771">
            <text:p>4771</text:p>
          </table:table-cell>
          <table:table-cell office:value-type="string">
            <text:p>Amel</text:p>
          </table:table-cell>
          <table:table-cell office:value-type="string">
            <text:p>Heppenbach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780">
            <text:p>4780</text:p>
          </table:table-cell>
          <table:table-cell office:value-type="string">
            <text:p>Sankt Vith</text:p>
          </table:table-cell>
          <table:table-cell office:value-type="string">
            <text:p>Rech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782">
            <text:p>4782</text:p>
          </table:table-cell>
          <table:table-cell office:value-type="string">
            <text:p>Sankt Vith</text:p>
          </table:table-cell>
          <table:table-cell office:value-type="string">
            <text:p>Schönberg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783">
            <text:p>4783</text:p>
          </table:table-cell>
          <table:table-cell office:value-type="string">
            <text:p>Sankt Vith</text:p>
          </table:table-cell>
          <table:table-cell office:value-type="string">
            <text:p>Lommersweiler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784">
            <text:p>4784</text:p>
          </table:table-cell>
          <table:table-cell office:value-type="string">
            <text:p>Sankt Vith</text:p>
          </table:table-cell>
          <table:table-cell office:value-type="string">
            <text:p>Crombach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790">
            <text:p>4790</text:p>
          </table:table-cell>
          <table:table-cell office:value-type="string">
            <text:p>Burg-Reuland</text:p>
          </table:table-cell>
          <table:table-cell office:value-type="string">
            <text:p>Reuland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791">
            <text:p>4791</text:p>
          </table:table-cell>
          <table:table-cell office:value-type="string">
            <text:p>Burg-Reuland</text:p>
          </table:table-cell>
          <table:table-cell office:value-type="string">
            <text:p>Thommen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800">
            <text:p>4800</text:p>
          </table:table-cell>
          <table:table-cell office:value-type="string">
            <text:p>Verviers</text:p>
          </table:table-cell>
          <table:table-cell office:value-type="string">
            <text:p>Ensival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800">
            <text:p>4800</text:p>
          </table:table-cell>
          <table:table-cell office:value-type="string">
            <text:p>Verviers</text:p>
          </table:table-cell>
          <table:table-cell office:value-type="string">
            <text:p>Lambermon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800">
            <text:p>4800</text:p>
          </table:table-cell>
          <table:table-cell office:value-type="string">
            <text:p>Verviers</text:p>
          </table:table-cell>
          <table:table-cell office:value-type="string">
            <text:p>Petit-Rechain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801">
            <text:p>4801</text:p>
          </table:table-cell>
          <table:table-cell office:value-type="string">
            <text:p>Verviers</text:p>
          </table:table-cell>
          <table:table-cell office:value-type="string">
            <text:p>Stember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802">
            <text:p>4802</text:p>
          </table:table-cell>
          <table:table-cell office:value-type="string">
            <text:p>Verviers</text:p>
          </table:table-cell>
          <table:table-cell office:value-type="string">
            <text:p>Heusy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821">
            <text:p>4821</text:p>
          </table:table-cell>
          <table:table-cell office:value-type="string">
            <text:p>Dison</text:p>
          </table:table-cell>
          <table:table-cell office:value-type="string">
            <text:p>Andrimon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831">
            <text:p>4831</text:p>
          </table:table-cell>
          <table:table-cell office:value-type="string">
            <text:p>Limbourg</text:p>
          </table:table-cell>
          <table:table-cell office:value-type="string">
            <text:p>Bilstain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834">
            <text:p>4834</text:p>
          </table:table-cell>
          <table:table-cell office:value-type="string">
            <text:p>Limbourg</text:p>
          </table:table-cell>
          <table:table-cell office:value-type="string">
            <text:p>Goé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837">
            <text:p>4837</text:p>
          </table:table-cell>
          <table:table-cell office:value-type="string">
            <text:p>Baelen</text:p>
          </table:table-cell>
          <table:table-cell office:value-type="string">
            <text:p>Membach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841">
            <text:p>4841</text:p>
          </table:table-cell>
          <table:table-cell office:value-type="string">
            <text:p>Welkenraedt</text:p>
          </table:table-cell>
          <table:table-cell office:value-type="string">
            <text:p>Henri-Chapell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845">
            <text:p>4845</text:p>
          </table:table-cell>
          <table:table-cell office:value-type="string">
            <text:p>Jalhay</text:p>
          </table:table-cell>
          <table:table-cell office:value-type="string">
            <text:p>Sar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850">
            <text:p>4850</text:p>
          </table:table-cell>
          <table:table-cell office:value-type="string">
            <text:p>Plombières</text:p>
          </table:table-cell>
          <table:table-cell office:value-type="string">
            <text:p>Montzen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850">
            <text:p>4850</text:p>
          </table:table-cell>
          <table:table-cell office:value-type="string">
            <text:p>Plombières</text:p>
          </table:table-cell>
          <table:table-cell office:value-type="string">
            <text:p>Moresne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851">
            <text:p>4851</text:p>
          </table:table-cell>
          <table:table-cell office:value-type="string">
            <text:p>Plombières</text:p>
          </table:table-cell>
          <table:table-cell office:value-type="string">
            <text:p>Gemmenich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851">
            <text:p>4851</text:p>
          </table:table-cell>
          <table:table-cell office:value-type="string">
            <text:p>Plombières</text:p>
          </table:table-cell>
          <table:table-cell office:value-type="string">
            <text:p>Sippenaeken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852">
            <text:p>4852</text:p>
          </table:table-cell>
          <table:table-cell office:value-type="string">
            <text:p>Plombières</text:p>
          </table:table-cell>
          <table:table-cell office:value-type="string">
            <text:p>Hombourg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860">
            <text:p>4860</text:p>
          </table:table-cell>
          <table:table-cell office:value-type="string">
            <text:p>Pepinster</text:p>
          </table:table-cell>
          <table:table-cell office:value-type="string">
            <text:p>Corness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860">
            <text:p>4860</text:p>
          </table:table-cell>
          <table:table-cell office:value-type="string">
            <text:p>Pepinster</text:p>
          </table:table-cell>
          <table:table-cell office:value-type="string">
            <text:p>Wegnez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861">
            <text:p>4861</text:p>
          </table:table-cell>
          <table:table-cell office:value-type="string">
            <text:p>Pepinster</text:p>
          </table:table-cell>
          <table:table-cell office:value-type="string">
            <text:p>Soiron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870">
            <text:p>4870</text:p>
          </table:table-cell>
          <table:table-cell office:value-type="string">
            <text:p>Trooz</text:p>
          </table:table-cell>
          <table:table-cell office:value-type="string">
            <text:p>Forê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870">
            <text:p>4870</text:p>
          </table:table-cell>
          <table:table-cell office:value-type="string">
            <text:p>Trooz</text:p>
          </table:table-cell>
          <table:table-cell office:value-type="string">
            <text:p>Fraipon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870">
            <text:p>4870</text:p>
          </table:table-cell>
          <table:table-cell office:value-type="string">
            <text:p>Trooz</text:p>
          </table:table-cell>
          <table:table-cell office:value-type="string">
            <text:p>Nessonvaux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890">
            <text:p>4890</text:p>
          </table:table-cell>
          <table:table-cell office:value-type="string">
            <text:p>Thimister-Clermont</text:p>
          </table:table-cell>
          <table:table-cell office:value-type="string">
            <text:p>Clermont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890">
            <text:p>4890</text:p>
          </table:table-cell>
          <table:table-cell office:value-type="string">
            <text:p>Thimister-Clermont</text:p>
          </table:table-cell>
          <table:table-cell office:value-type="string">
            <text:p>Thimister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910">
            <text:p>4910</text:p>
          </table:table-cell>
          <table:table-cell office:value-type="string">
            <text:p>Theux</text:p>
          </table:table-cell>
          <table:table-cell office:value-type="string">
            <text:p>La Reid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910">
            <text:p>4910</text:p>
          </table:table-cell>
          <table:table-cell office:value-type="string">
            <text:p>Theux</text:p>
          </table:table-cell>
          <table:table-cell office:value-type="string">
            <text:p>Polleur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920">
            <text:p>4920</text:p>
          </table:table-cell>
          <table:table-cell office:value-type="string">
            <text:p>Aywaille</text:p>
          </table:table-cell>
          <table:table-cell office:value-type="string">
            <text:p>Ernonheid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920">
            <text:p>4920</text:p>
          </table:table-cell>
          <table:table-cell office:value-type="string">
            <text:p>Aywaille</text:p>
          </table:table-cell>
          <table:table-cell office:value-type="string">
            <text:p>Harzé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2">
          <table:table-cell office:value-type="float" office:value="4920">
            <text:p>4920</text:p>
          </table:table-cell>
          <table:table-cell office:value-type="string">
            <text:p>Aywaille</text:p>
          </table:table-cell>
          <table:table-cell office:value-type="string">
            <text:p>Sougné-Remouchamps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950">
            <text:p>4950</text:p>
          </table:table-cell>
          <table:table-cell office:value-type="string">
            <text:p>Waimes</text:p>
          </table:table-cell>
          <table:table-cell office:value-type="string">
            <text:p>Faymonvill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950">
            <text:p>4950</text:p>
          </table:table-cell>
          <table:table-cell office:value-type="string">
            <text:p>Waimes</text:p>
          </table:table-cell>
          <table:table-cell office:value-type="string">
            <text:p>Robertvill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960">
            <text:p>4960</text:p>
          </table:table-cell>
          <table:table-cell office:value-type="string">
            <text:p>Malmedy</text:p>
          </table:table-cell>
          <table:table-cell office:value-type="string">
            <text:p>Bellevaux-Ligneuvill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960">
            <text:p>4960</text:p>
          </table:table-cell>
          <table:table-cell office:value-type="string">
            <text:p>Malmedy</text:p>
          </table:table-cell>
          <table:table-cell office:value-type="string">
            <text:p>Bevercé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3">
          <table:table-cell office:value-type="float" office:value="4970">
            <text:p>4970</text:p>
          </table:table-cell>
          <table:table-cell office:value-type="string">
            <text:p>Stavelot</text:p>
          </table:table-cell>
          <table:table-cell office:value-type="string">
            <text:p>Francorchamps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980">
            <text:p>4980</text:p>
          </table:table-cell>
          <table:table-cell office:value-type="string">
            <text:p>Trois-Ponts</text:p>
          </table:table-cell>
          <table:table-cell office:value-type="string">
            <text:p>Foss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980">
            <text:p>4980</text:p>
          </table:table-cell>
          <table:table-cell office:value-type="string">
            <text:p>Trois-Ponts</text:p>
          </table:table-cell>
          <table:table-cell office:value-type="string">
            <text:p>Wann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983">
            <text:p>4983</text:p>
          </table:table-cell>
          <table:table-cell office:value-type="string">
            <text:p>Trois-Ponts</text:p>
          </table:table-cell>
          <table:table-cell office:value-type="string">
            <text:p>Basse-Bodeux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987">
            <text:p>4987</text:p>
          </table:table-cell>
          <table:table-cell office:value-type="string">
            <text:p>Stoumont</text:p>
          </table:table-cell>
          <table:table-cell office:value-type="string">
            <text:p>Chevron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987">
            <text:p>4987</text:p>
          </table:table-cell>
          <table:table-cell office:value-type="string">
            <text:p>Stoumont</text:p>
          </table:table-cell>
          <table:table-cell office:value-type="string">
            <text:p>La Gleiz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987">
            <text:p>4987</text:p>
          </table:table-cell>
          <table:table-cell office:value-type="string">
            <text:p>Stoumont</text:p>
          </table:table-cell>
          <table:table-cell office:value-type="string">
            <text:p>Lorcé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987">
            <text:p>4987</text:p>
          </table:table-cell>
          <table:table-cell office:value-type="string">
            <text:p>Stoumont</text:p>
          </table:table-cell>
          <table:table-cell office:value-type="string">
            <text:p>Rahier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990">
            <text:p>4990</text:p>
          </table:table-cell>
          <table:table-cell office:value-type="string">
            <text:p>Lierneux</text:p>
          </table:table-cell>
          <table:table-cell office:value-type="string">
            <text:p>Arbrefontaine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4990">
            <text:p>4990</text:p>
          </table:table-cell>
          <table:table-cell office:value-type="string">
            <text:p>Lierneux</text:p>
          </table:table-cell>
          <table:table-cell office:value-type="string">
            <text:p>Bra</text:p>
          </table:table-cell>
          <table:table-cell office:value-type="string">
            <text:p>Liège</text:p>
          </table:table-cell>
          <table:table-cell table:number-columns-repeated="2"/>
        </table:table-row>
        <table:table-row table:style-name="ro4">
          <table:table-cell office:value-type="float" office:value="5000">
            <text:p>5000</text:p>
          </table:table-cell>
          <table:table-cell office:value-type="string">
            <text:p>Namur</text:p>
          </table:table-cell>
          <table:table-cell office:value-type="string">
            <text:p>Beez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01">
            <text:p>5001</text:p>
          </table:table-cell>
          <table:table-cell office:value-type="string">
            <text:p>Namur</text:p>
          </table:table-cell>
          <table:table-cell office:value-type="string">
            <text:p>Belgrad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02">
            <text:p>5002</text:p>
          </table:table-cell>
          <table:table-cell office:value-type="string">
            <text:p>Namur</text:p>
          </table:table-cell>
          <table:table-cell office:value-type="string">
            <text:p>Saint-Servai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03">
            <text:p>5003</text:p>
          </table:table-cell>
          <table:table-cell office:value-type="string">
            <text:p>Namur</text:p>
          </table:table-cell>
          <table:table-cell office:value-type="string">
            <text:p>Saint-Marc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04">
            <text:p>5004</text:p>
          </table:table-cell>
          <table:table-cell office:value-type="string">
            <text:p>Namur</text:p>
          </table:table-cell>
          <table:table-cell office:value-type="string">
            <text:p>Boug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20">
            <text:p>5020</text:p>
          </table:table-cell>
          <table:table-cell office:value-type="string">
            <text:p>Namur</text:p>
          </table:table-cell>
          <table:table-cell office:value-type="string">
            <text:p>Champio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20">
            <text:p>5020</text:p>
          </table:table-cell>
          <table:table-cell office:value-type="string">
            <text:p>Namur</text:p>
          </table:table-cell>
          <table:table-cell office:value-type="string">
            <text:p>Daussoulx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20">
            <text:p>5020</text:p>
          </table:table-cell>
          <table:table-cell office:value-type="string">
            <text:p>Namur</text:p>
          </table:table-cell>
          <table:table-cell office:value-type="string">
            <text:p>Flawin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20">
            <text:p>5020</text:p>
          </table:table-cell>
          <table:table-cell office:value-type="string">
            <text:p>Namur</text:p>
          </table:table-cell>
          <table:table-cell office:value-type="string">
            <text:p>Malon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20">
            <text:p>5020</text:p>
          </table:table-cell>
          <table:table-cell office:value-type="string">
            <text:p>Namur</text:p>
          </table:table-cell>
          <table:table-cell office:value-type="string">
            <text:p>Suarlé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20">
            <text:p>5020</text:p>
          </table:table-cell>
          <table:table-cell office:value-type="string">
            <text:p>Namur</text:p>
          </table:table-cell>
          <table:table-cell office:value-type="string">
            <text:p>Temploux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20">
            <text:p>5020</text:p>
          </table:table-cell>
          <table:table-cell office:value-type="string">
            <text:p>Namur</text:p>
          </table:table-cell>
          <table:table-cell office:value-type="string">
            <text:p>Vedri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21">
            <text:p>5021</text:p>
          </table:table-cell>
          <table:table-cell office:value-type="string">
            <text:p>Namur</text:p>
          </table:table-cell>
          <table:table-cell office:value-type="string">
            <text:p>Bonin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22">
            <text:p>5022</text:p>
          </table:table-cell>
          <table:table-cell office:value-type="string">
            <text:p>Namur</text:p>
          </table:table-cell>
          <table:table-cell office:value-type="string">
            <text:p>Cognelé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24">
            <text:p>5024</text:p>
          </table:table-cell>
          <table:table-cell office:value-type="string">
            <text:p>Namur</text:p>
          </table:table-cell>
          <table:table-cell office:value-type="string">
            <text:p>Gelbressé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024">
            <text:p>5024</text:p>
          </table:table-cell>
          <table:table-cell office:value-type="string">
            <text:p>Namur</text:p>
          </table:table-cell>
          <table:table-cell office:value-type="string">
            <text:p>Marches-les-Dame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30">
            <text:p>5030</text:p>
          </table:table-cell>
          <table:table-cell office:value-type="string">
            <text:p>Gembloux</text:p>
          </table:table-cell>
          <table:table-cell office:value-type="string">
            <text:p>Beuze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30">
            <text:p>5030</text:p>
          </table:table-cell>
          <table:table-cell office:value-type="string">
            <text:p>Gembloux</text:p>
          </table:table-cell>
          <table:table-cell office:value-type="string">
            <text:p>Ernag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30">
            <text:p>5030</text:p>
          </table:table-cell>
          <table:table-cell office:value-type="string">
            <text:p>Gembloux</text:p>
          </table:table-cell>
          <table:table-cell office:value-type="string">
            <text:p>Grand-Manil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30">
            <text:p>5030</text:p>
          </table:table-cell>
          <table:table-cell office:value-type="string">
            <text:p>Gembloux</text:p>
          </table:table-cell>
          <table:table-cell office:value-type="string">
            <text:p>Lonzé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30">
            <text:p>5030</text:p>
          </table:table-cell>
          <table:table-cell office:value-type="string">
            <text:p>Gembloux</text:p>
          </table:table-cell>
          <table:table-cell office:value-type="string">
            <text:p>Sauvenièr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31">
            <text:p>5031</text:p>
          </table:table-cell>
          <table:table-cell office:value-type="string">
            <text:p>Gembloux</text:p>
          </table:table-cell>
          <table:table-cell office:value-type="string">
            <text:p>Grand-Leez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32">
            <text:p>5032</text:p>
          </table:table-cell>
          <table:table-cell office:value-type="string">
            <text:p>Gembloux</text:p>
          </table:table-cell>
          <table:table-cell office:value-type="string">
            <text:p>Bossièr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32">
            <text:p>5032</text:p>
          </table:table-cell>
          <table:table-cell office:value-type="string">
            <text:p>Gembloux</text:p>
          </table:table-cell>
          <table:table-cell office:value-type="string">
            <text:p>Bothey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032">
            <text:p>5032</text:p>
          </table:table-cell>
          <table:table-cell office:value-type="string">
            <text:p>Gembloux</text:p>
          </table:table-cell>
          <table:table-cell office:value-type="string">
            <text:p>Corroy-le-Château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32">
            <text:p>5032</text:p>
          </table:table-cell>
          <table:table-cell office:value-type="string">
            <text:p>Gembloux</text:p>
          </table:table-cell>
          <table:table-cell office:value-type="string">
            <text:p>Isne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32">
            <text:p>5032</text:p>
          </table:table-cell>
          <table:table-cell office:value-type="string">
            <text:p>Gembloux</text:p>
          </table:table-cell>
          <table:table-cell office:value-type="string">
            <text:p>Mazy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60">
            <text:p>5060</text:p>
          </table:table-cell>
          <table:table-cell office:value-type="string">
            <text:p>Sambreville</text:p>
          </table:table-cell>
          <table:table-cell office:value-type="string">
            <text:p>Arsimon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60">
            <text:p>5060</text:p>
          </table:table-cell>
          <table:table-cell office:value-type="string">
            <text:p>Sambreville</text:p>
          </table:table-cell>
          <table:table-cell office:value-type="string">
            <text:p>Auvelai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60">
            <text:p>5060</text:p>
          </table:table-cell>
          <table:table-cell office:value-type="string">
            <text:p>Sambreville</text:p>
          </table:table-cell>
          <table:table-cell office:value-type="string">
            <text:p>Falisoll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60">
            <text:p>5060</text:p>
          </table:table-cell>
          <table:table-cell office:value-type="string">
            <text:p>Sambreville</text:p>
          </table:table-cell>
          <table:table-cell office:value-type="string">
            <text:p>Keumié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60">
            <text:p>5060</text:p>
          </table:table-cell>
          <table:table-cell office:value-type="string">
            <text:p>Sambreville</text:p>
          </table:table-cell>
          <table:table-cell office:value-type="string">
            <text:p>Moignelé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60">
            <text:p>5060</text:p>
          </table:table-cell>
          <table:table-cell office:value-type="string">
            <text:p>Sambreville</text:p>
          </table:table-cell>
          <table:table-cell office:value-type="string">
            <text:p>Tamine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60">
            <text:p>5060</text:p>
          </table:table-cell>
          <table:table-cell office:value-type="string">
            <text:p>Sambreville</text:p>
          </table:table-cell>
          <table:table-cell office:value-type="string">
            <text:p>Velai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070">
            <text:p>5070</text:p>
          </table:table-cell>
          <table:table-cell office:value-type="string">
            <text:p>Fosses-la-Ville</text:p>
          </table:table-cell>
          <table:table-cell office:value-type="string">
            <text:p>Aisemon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070">
            <text:p>5070</text:p>
          </table:table-cell>
          <table:table-cell office:value-type="string">
            <text:p>Fosses-la-Ville</text:p>
          </table:table-cell>
          <table:table-cell office:value-type="string">
            <text:p>Le Roux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070">
            <text:p>5070</text:p>
          </table:table-cell>
          <table:table-cell office:value-type="string">
            <text:p>Fosses-la-Ville</text:p>
          </table:table-cell>
          <table:table-cell office:value-type="string">
            <text:p>Sart-Eustach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070">
            <text:p>5070</text:p>
          </table:table-cell>
          <table:table-cell office:value-type="string">
            <text:p>Fosses-la-Ville</text:p>
          </table:table-cell>
          <table:table-cell office:value-type="string">
            <text:p>Sart-Saint-Lauren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070">
            <text:p>5070</text:p>
          </table:table-cell>
          <table:table-cell office:value-type="string">
            <text:p>Fosses-la-Ville</text:p>
          </table:table-cell>
          <table:table-cell office:value-type="string">
            <text:p>Vitrival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80">
            <text:p>5080</text:p>
          </table:table-cell>
          <table:table-cell office:value-type="string">
            <text:p>La Bruyère</text:p>
          </table:table-cell>
          <table:table-cell office:value-type="string">
            <text:p>Emine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80">
            <text:p>5080</text:p>
          </table:table-cell>
          <table:table-cell office:value-type="string">
            <text:p>La Bruyère</text:p>
          </table:table-cell>
          <table:table-cell office:value-type="string">
            <text:p>Rhisne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080">
            <text:p>5080</text:p>
          </table:table-cell>
          <table:table-cell office:value-type="string">
            <text:p>La Bruyère</text:p>
          </table:table-cell>
          <table:table-cell office:value-type="string">
            <text:p>Villers-lez-Hees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80">
            <text:p>5080</text:p>
          </table:table-cell>
          <table:table-cell office:value-type="string">
            <text:p>La Bruyère</text:p>
          </table:table-cell>
          <table:table-cell office:value-type="string">
            <text:p>Warisoulx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81">
            <text:p>5081</text:p>
          </table:table-cell>
          <table:table-cell office:value-type="string">
            <text:p>La Bruyère</text:p>
          </table:table-cell>
          <table:table-cell office:value-type="string">
            <text:p>Bovess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81">
            <text:p>5081</text:p>
          </table:table-cell>
          <table:table-cell office:value-type="string">
            <text:p>La Bruyère</text:p>
          </table:table-cell>
          <table:table-cell office:value-type="string">
            <text:p>Meux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081">
            <text:p>5081</text:p>
          </table:table-cell>
          <table:table-cell office:value-type="string">
            <text:p>La Bruyère</text:p>
          </table:table-cell>
          <table:table-cell office:value-type="string">
            <text:p>Saint-Deni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100">
            <text:p>5100</text:p>
          </table:table-cell>
          <table:table-cell office:value-type="string">
            <text:p>Namur</text:p>
          </table:table-cell>
          <table:table-cell office:value-type="string">
            <text:p>Dav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100">
            <text:p>5100</text:p>
          </table:table-cell>
          <table:table-cell office:value-type="string">
            <text:p>Namur</text:p>
          </table:table-cell>
          <table:table-cell office:value-type="string">
            <text:p>Jambe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100">
            <text:p>5100</text:p>
          </table:table-cell>
          <table:table-cell office:value-type="string">
            <text:p>Namur</text:p>
          </table:table-cell>
          <table:table-cell office:value-type="string">
            <text:p>Nanin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100">
            <text:p>5100</text:p>
          </table:table-cell>
          <table:table-cell office:value-type="string">
            <text:p>Namur</text:p>
          </table:table-cell>
          <table:table-cell office:value-type="string">
            <text:p>Wépio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100">
            <text:p>5100</text:p>
          </table:table-cell>
          <table:table-cell office:value-type="string">
            <text:p>Namur</text:p>
          </table:table-cell>
          <table:table-cell office:value-type="string">
            <text:p>Wierd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101">
            <text:p>5101</text:p>
          </table:table-cell>
          <table:table-cell office:value-type="string">
            <text:p>Namur</text:p>
          </table:table-cell>
          <table:table-cell office:value-type="string">
            <text:p>Erpen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101">
            <text:p>5101</text:p>
          </table:table-cell>
          <table:table-cell office:value-type="string">
            <text:p>Namur</text:p>
          </table:table-cell>
          <table:table-cell office:value-type="string">
            <text:p>Lives-sur-Meus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101">
            <text:p>5101</text:p>
          </table:table-cell>
          <table:table-cell office:value-type="string">
            <text:p>Namur</text:p>
          </table:table-cell>
          <table:table-cell office:value-type="string">
            <text:p>Loyer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140">
            <text:p>5140</text:p>
          </table:table-cell>
          <table:table-cell office:value-type="string">
            <text:p>Sombreffe</text:p>
          </table:table-cell>
          <table:table-cell office:value-type="string">
            <text:p>Boigné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140">
            <text:p>5140</text:p>
          </table:table-cell>
          <table:table-cell office:value-type="string">
            <text:p>Sombreffe</text:p>
          </table:table-cell>
          <table:table-cell office:value-type="string">
            <text:p>Ligny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140">
            <text:p>5140</text:p>
          </table:table-cell>
          <table:table-cell office:value-type="string">
            <text:p>Sombreffe</text:p>
          </table:table-cell>
          <table:table-cell office:value-type="string">
            <text:p>Tongrin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150">
            <text:p>5150</text:p>
          </table:table-cell>
          <table:table-cell office:value-type="string">
            <text:p>Floreffe</text:p>
          </table:table-cell>
          <table:table-cell office:value-type="string">
            <text:p>Floriffoux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150">
            <text:p>5150</text:p>
          </table:table-cell>
          <table:table-cell office:value-type="string">
            <text:p>Floreffe</text:p>
          </table:table-cell>
          <table:table-cell office:value-type="string">
            <text:p>Franièr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150">
            <text:p>5150</text:p>
          </table:table-cell>
          <table:table-cell office:value-type="string">
            <text:p>Floreffe</text:p>
          </table:table-cell>
          <table:table-cell office:value-type="string">
            <text:p>Soy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170">
            <text:p>5170</text:p>
          </table:table-cell>
          <table:table-cell office:value-type="string">
            <text:p>Profondeville</text:p>
          </table:table-cell>
          <table:table-cell office:value-type="string">
            <text:p>Arbr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170">
            <text:p>5170</text:p>
          </table:table-cell>
          <table:table-cell office:value-type="string">
            <text:p>Profondeville</text:p>
          </table:table-cell>
          <table:table-cell office:value-type="string">
            <text:p>Bois-de-Viller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170">
            <text:p>5170</text:p>
          </table:table-cell>
          <table:table-cell office:value-type="string">
            <text:p>Profondeville</text:p>
          </table:table-cell>
          <table:table-cell office:value-type="string">
            <text:p>Lesv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170">
            <text:p>5170</text:p>
          </table:table-cell>
          <table:table-cell office:value-type="string">
            <text:p>Profondeville</text:p>
          </table:table-cell>
          <table:table-cell office:value-type="string">
            <text:p>Lusti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170">
            <text:p>5170</text:p>
          </table:table-cell>
          <table:table-cell office:value-type="string">
            <text:p>Profondeville</text:p>
          </table:table-cell>
          <table:table-cell office:value-type="string">
            <text:p>Rivièr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190">
            <text:p>5190</text:p>
          </table:table-cell>
          <table:table-cell office:value-type="string">
            <text:p>Jemeppe-sur-Sambre</text:p>
          </table:table-cell>
          <table:table-cell office:value-type="string">
            <text:p>Balâtr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190">
            <text:p>5190</text:p>
          </table:table-cell>
          <table:table-cell office:value-type="string">
            <text:p>Jemeppe-sur-Sambre</text:p>
          </table:table-cell>
          <table:table-cell office:value-type="string">
            <text:p>Ham-sur-Sambr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190">
            <text:p>5190</text:p>
          </table:table-cell>
          <table:table-cell office:value-type="string">
            <text:p>Jemeppe-sur-Sambre</text:p>
          </table:table-cell>
          <table:table-cell office:value-type="string">
            <text:p>Mornimon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190">
            <text:p>5190</text:p>
          </table:table-cell>
          <table:table-cell office:value-type="string">
            <text:p>Jemeppe-sur-Sambre</text:p>
          </table:table-cell>
          <table:table-cell office:value-type="string">
            <text:p>Moustier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190">
            <text:p>5190</text:p>
          </table:table-cell>
          <table:table-cell office:value-type="string">
            <text:p>Jemeppe-sur-Sambre</text:p>
          </table:table-cell>
          <table:table-cell office:value-type="string">
            <text:p>Onoz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190">
            <text:p>5190</text:p>
          </table:table-cell>
          <table:table-cell office:value-type="string">
            <text:p>Jemeppe-sur-Sambre</text:p>
          </table:table-cell>
          <table:table-cell office:value-type="string">
            <text:p>Saint-Marti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190">
            <text:p>5190</text:p>
          </table:table-cell>
          <table:table-cell office:value-type="string">
            <text:p>Jemeppe-sur-Sambre</text:p>
          </table:table-cell>
          <table:table-cell office:value-type="string">
            <text:p>Spy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00">
            <text:p>5300</text:p>
          </table:table-cell>
          <table:table-cell office:value-type="string">
            <text:p>Andenne</text:p>
          </table:table-cell>
          <table:table-cell office:value-type="string">
            <text:p>Bonnevill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00">
            <text:p>5300</text:p>
          </table:table-cell>
          <table:table-cell office:value-type="string">
            <text:p>Andenne</text:p>
          </table:table-cell>
          <table:table-cell office:value-type="string">
            <text:p>Coutiss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00">
            <text:p>5300</text:p>
          </table:table-cell>
          <table:table-cell office:value-type="string">
            <text:p>Andenne</text:p>
          </table:table-cell>
          <table:table-cell office:value-type="string">
            <text:p>Landen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00">
            <text:p>5300</text:p>
          </table:table-cell>
          <table:table-cell office:value-type="string">
            <text:p>Andenne</text:p>
          </table:table-cell>
          <table:table-cell office:value-type="string">
            <text:p>Maizere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00">
            <text:p>5300</text:p>
          </table:table-cell>
          <table:table-cell office:value-type="string">
            <text:p>Andenne</text:p>
          </table:table-cell>
          <table:table-cell office:value-type="string">
            <text:p>Namêch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00">
            <text:p>5300</text:p>
          </table:table-cell>
          <table:table-cell office:value-type="string">
            <text:p>Andenne</text:p>
          </table:table-cell>
          <table:table-cell office:value-type="string">
            <text:p>Sclay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00">
            <text:p>5300</text:p>
          </table:table-cell>
          <table:table-cell office:value-type="string">
            <text:p>Andenne</text:p>
          </table:table-cell>
          <table:table-cell office:value-type="string">
            <text:p>Seille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00">
            <text:p>5300</text:p>
          </table:table-cell>
          <table:table-cell office:value-type="string">
            <text:p>Andenne</text:p>
          </table:table-cell>
          <table:table-cell office:value-type="string">
            <text:p>Tho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00">
            <text:p>5300</text:p>
          </table:table-cell>
          <table:table-cell office:value-type="string">
            <text:p>Andenne</text:p>
          </table:table-cell>
          <table:table-cell office:value-type="string">
            <text:p>Vezi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310">
            <text:p>5310</text:p>
          </table:table-cell>
          <table:table-cell office:value-type="string">
            <text:p>Éghezée</text:p>
          </table:table-cell>
          <table:table-cell office:value-type="string">
            <text:p>Aische-en-Refail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10">
            <text:p>5310</text:p>
          </table:table-cell>
          <table:table-cell office:value-type="string">
            <text:p>Éghezée</text:p>
          </table:table-cell>
          <table:table-cell office:value-type="string">
            <text:p>Bolin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10">
            <text:p>5310</text:p>
          </table:table-cell>
          <table:table-cell office:value-type="string">
            <text:p>Éghezée</text:p>
          </table:table-cell>
          <table:table-cell office:value-type="string">
            <text:p>Boneff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10">
            <text:p>5310</text:p>
          </table:table-cell>
          <table:table-cell office:value-type="string">
            <text:p>Éghezée</text:p>
          </table:table-cell>
          <table:table-cell office:value-type="string">
            <text:p>Brancho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10">
            <text:p>5310</text:p>
          </table:table-cell>
          <table:table-cell office:value-type="string">
            <text:p>Éghezée</text:p>
          </table:table-cell>
          <table:table-cell office:value-type="string">
            <text:p>Dhuy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10">
            <text:p>5310</text:p>
          </table:table-cell>
          <table:table-cell office:value-type="string">
            <text:p>Éghezée</text:p>
          </table:table-cell>
          <table:table-cell office:value-type="string">
            <text:p>Hanre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10">
            <text:p>5310</text:p>
          </table:table-cell>
          <table:table-cell office:value-type="string">
            <text:p>Éghezée</text:p>
          </table:table-cell>
          <table:table-cell office:value-type="string">
            <text:p>Leuz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10">
            <text:p>5310</text:p>
          </table:table-cell>
          <table:table-cell office:value-type="string">
            <text:p>Éghezée</text:p>
          </table:table-cell>
          <table:table-cell office:value-type="string">
            <text:p>Liernu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10">
            <text:p>5310</text:p>
          </table:table-cell>
          <table:table-cell office:value-type="string">
            <text:p>Éghezée</text:p>
          </table:table-cell>
          <table:table-cell office:value-type="string">
            <text:p>Longchamp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10">
            <text:p>5310</text:p>
          </table:table-cell>
          <table:table-cell office:value-type="string">
            <text:p>Éghezée</text:p>
          </table:table-cell>
          <table:table-cell office:value-type="string">
            <text:p>Mehaig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310">
            <text:p>5310</text:p>
          </table:table-cell>
          <table:table-cell office:value-type="string">
            <text:p>Éghezée</text:p>
          </table:table-cell>
          <table:table-cell office:value-type="string">
            <text:p>Noville-sur-Mehaig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10">
            <text:p>5310</text:p>
          </table:table-cell>
          <table:table-cell office:value-type="string">
            <text:p>Éghezée</text:p>
          </table:table-cell>
          <table:table-cell office:value-type="string">
            <text:p>Saint-Germai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10">
            <text:p>5310</text:p>
          </table:table-cell>
          <table:table-cell office:value-type="string">
            <text:p>Éghezée</text:p>
          </table:table-cell>
          <table:table-cell office:value-type="string">
            <text:p>Tavier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10">
            <text:p>5310</text:p>
          </table:table-cell>
          <table:table-cell office:value-type="string">
            <text:p>Éghezée</text:p>
          </table:table-cell>
          <table:table-cell office:value-type="string">
            <text:p>Upigny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310">
            <text:p>5310</text:p>
          </table:table-cell>
          <table:table-cell office:value-type="string">
            <text:p>Éghezée</text:p>
          </table:table-cell>
          <table:table-cell office:value-type="string">
            <text:p>Waret-la-Chaussé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30">
            <text:p>5330</text:p>
          </table:table-cell>
          <table:table-cell office:value-type="string">
            <text:p>Assesse</text:p>
          </table:table-cell>
          <table:table-cell office:value-type="string">
            <text:p>Maille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30">
            <text:p>5330</text:p>
          </table:table-cell>
          <table:table-cell office:value-type="string">
            <text:p>Assesse</text:p>
          </table:table-cell>
          <table:table-cell office:value-type="string">
            <text:p>Sart-Bernard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32">
            <text:p>5332</text:p>
          </table:table-cell>
          <table:table-cell office:value-type="string">
            <text:p>Assesse</text:p>
          </table:table-cell>
          <table:table-cell office:value-type="string">
            <text:p>Crupe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333">
            <text:p>5333</text:p>
          </table:table-cell>
          <table:table-cell office:value-type="string">
            <text:p>Assesse</text:p>
          </table:table-cell>
          <table:table-cell office:value-type="string">
            <text:p>Sorinne-la-Longu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34">
            <text:p>5334</text:p>
          </table:table-cell>
          <table:table-cell office:value-type="string">
            <text:p>Assesse</text:p>
          </table:table-cell>
          <table:table-cell office:value-type="string">
            <text:p>Floré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36">
            <text:p>5336</text:p>
          </table:table-cell>
          <table:table-cell office:value-type="string">
            <text:p>Assesse</text:p>
          </table:table-cell>
          <table:table-cell office:value-type="string">
            <text:p>Courrièr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340">
            <text:p>5340</text:p>
          </table:table-cell>
          <table:table-cell office:value-type="string">
            <text:p>Gesves</text:p>
          </table:table-cell>
          <table:table-cell office:value-type="string">
            <text:p>Faulx-les-Tombe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40">
            <text:p>5340</text:p>
          </table:table-cell>
          <table:table-cell office:value-type="string">
            <text:p>Gesves</text:p>
          </table:table-cell>
          <table:table-cell office:value-type="string">
            <text:p>Haltin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40">
            <text:p>5340</text:p>
          </table:table-cell>
          <table:table-cell office:value-type="string">
            <text:p>Gesves</text:p>
          </table:table-cell>
          <table:table-cell office:value-type="string">
            <text:p>Moze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40">
            <text:p>5340</text:p>
          </table:table-cell>
          <table:table-cell office:value-type="string">
            <text:p>Gesves</text:p>
          </table:table-cell>
          <table:table-cell office:value-type="string">
            <text:p>Soré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50">
            <text:p>5350</text:p>
          </table:table-cell>
          <table:table-cell office:value-type="string">
            <text:p>Ohey</text:p>
          </table:table-cell>
          <table:table-cell office:value-type="string">
            <text:p>Evelett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51">
            <text:p>5351</text:p>
          </table:table-cell>
          <table:table-cell office:value-type="string">
            <text:p>Ohey</text:p>
          </table:table-cell>
          <table:table-cell office:value-type="string">
            <text:p>Haillo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52">
            <text:p>5352</text:p>
          </table:table-cell>
          <table:table-cell office:value-type="string">
            <text:p>Ohey</text:p>
          </table:table-cell>
          <table:table-cell office:value-type="string">
            <text:p>Perwez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53">
            <text:p>5353</text:p>
          </table:table-cell>
          <table:table-cell office:value-type="string">
            <text:p>Ohey</text:p>
          </table:table-cell>
          <table:table-cell office:value-type="string">
            <text:p>Goesne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54">
            <text:p>5354</text:p>
          </table:table-cell>
          <table:table-cell office:value-type="string">
            <text:p>Ohey</text:p>
          </table:table-cell>
          <table:table-cell office:value-type="string">
            <text:p>Jalle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60">
            <text:p>5360</text:p>
          </table:table-cell>
          <table:table-cell office:value-type="string">
            <text:p>Hamois</text:p>
          </table:table-cell>
          <table:table-cell office:value-type="string">
            <text:p>Natoy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61">
            <text:p>5361</text:p>
          </table:table-cell>
          <table:table-cell office:value-type="string">
            <text:p>Hamois</text:p>
          </table:table-cell>
          <table:table-cell office:value-type="string">
            <text:p>Mohivill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61">
            <text:p>5361</text:p>
          </table:table-cell>
          <table:table-cell office:value-type="string">
            <text:p>Hamois</text:p>
          </table:table-cell>
          <table:table-cell office:value-type="string">
            <text:p>Scy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62">
            <text:p>5362</text:p>
          </table:table-cell>
          <table:table-cell office:value-type="string">
            <text:p>Hamois</text:p>
          </table:table-cell>
          <table:table-cell office:value-type="string">
            <text:p>Ache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63">
            <text:p>5363</text:p>
          </table:table-cell>
          <table:table-cell office:value-type="string">
            <text:p>Hamois</text:p>
          </table:table-cell>
          <table:table-cell office:value-type="string">
            <text:p>Emptin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64">
            <text:p>5364</text:p>
          </table:table-cell>
          <table:table-cell office:value-type="string">
            <text:p>Hamois</text:p>
          </table:table-cell>
          <table:table-cell office:value-type="string">
            <text:p>Schalti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370">
            <text:p>5370</text:p>
          </table:table-cell>
          <table:table-cell office:value-type="string">
            <text:p>Havelange</text:p>
          </table:table-cell>
          <table:table-cell office:value-type="string">
            <text:p>Barvaux-Condroz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70">
            <text:p>5370</text:p>
          </table:table-cell>
          <table:table-cell office:value-type="string">
            <text:p>Havelange</text:p>
          </table:table-cell>
          <table:table-cell office:value-type="string">
            <text:p>Flostoy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70">
            <text:p>5370</text:p>
          </table:table-cell>
          <table:table-cell office:value-type="string">
            <text:p>Havelange</text:p>
          </table:table-cell>
          <table:table-cell office:value-type="string">
            <text:p>Jeneff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70">
            <text:p>5370</text:p>
          </table:table-cell>
          <table:table-cell office:value-type="string">
            <text:p>Havelange</text:p>
          </table:table-cell>
          <table:table-cell office:value-type="string">
            <text:p>Porcheress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70">
            <text:p>5370</text:p>
          </table:table-cell>
          <table:table-cell office:value-type="string">
            <text:p>Havelange</text:p>
          </table:table-cell>
          <table:table-cell office:value-type="string">
            <text:p>Verlé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72">
            <text:p>5372</text:p>
          </table:table-cell>
          <table:table-cell office:value-type="string">
            <text:p>Havelange</text:p>
          </table:table-cell>
          <table:table-cell office:value-type="string">
            <text:p>Méa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74">
            <text:p>5374</text:p>
          </table:table-cell>
          <table:table-cell office:value-type="string">
            <text:p>Havelange</text:p>
          </table:table-cell>
          <table:table-cell office:value-type="string">
            <text:p>Maff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76">
            <text:p>5376</text:p>
          </table:table-cell>
          <table:table-cell office:value-type="string">
            <text:p>Havelange</text:p>
          </table:table-cell>
          <table:table-cell office:value-type="string">
            <text:p>Miécre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77">
            <text:p>5377</text:p>
          </table:table-cell>
          <table:table-cell office:value-type="string">
            <text:p>Somme-Leuze</text:p>
          </table:table-cell>
          <table:table-cell office:value-type="string">
            <text:p>Baillonvill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77">
            <text:p>5377</text:p>
          </table:table-cell>
          <table:table-cell office:value-type="string">
            <text:p>Somme-Leuze</text:p>
          </table:table-cell>
          <table:table-cell office:value-type="string">
            <text:p>Bonsi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77">
            <text:p>5377</text:p>
          </table:table-cell>
          <table:table-cell office:value-type="string">
            <text:p>Somme-Leuze</text:p>
          </table:table-cell>
          <table:table-cell office:value-type="string">
            <text:p>Heur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77">
            <text:p>5377</text:p>
          </table:table-cell>
          <table:table-cell office:value-type="string">
            <text:p>Somme-Leuze</text:p>
          </table:table-cell>
          <table:table-cell office:value-type="string">
            <text:p>Hog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77">
            <text:p>5377</text:p>
          </table:table-cell>
          <table:table-cell office:value-type="string">
            <text:p>Somme-Leuze</text:p>
          </table:table-cell>
          <table:table-cell office:value-type="string">
            <text:p>Nettin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77">
            <text:p>5377</text:p>
          </table:table-cell>
          <table:table-cell office:value-type="string">
            <text:p>Somme-Leuze</text:p>
          </table:table-cell>
          <table:table-cell office:value-type="string">
            <text:p>Noiseux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77">
            <text:p>5377</text:p>
          </table:table-cell>
          <table:table-cell office:value-type="string">
            <text:p>Somme-Leuze</text:p>
          </table:table-cell>
          <table:table-cell office:value-type="string">
            <text:p>Sinsi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77">
            <text:p>5377</text:p>
          </table:table-cell>
          <table:table-cell office:value-type="string">
            <text:p>Somme-Leuze</text:p>
          </table:table-cell>
          <table:table-cell office:value-type="string">
            <text:p>Waille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80">
            <text:p>5380</text:p>
          </table:table-cell>
          <table:table-cell office:value-type="string">
            <text:p>Fernelmont</text:p>
          </table:table-cell>
          <table:table-cell office:value-type="string">
            <text:p>Bierwar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80">
            <text:p>5380</text:p>
          </table:table-cell>
          <table:table-cell office:value-type="string">
            <text:p>Fernelmont</text:p>
          </table:table-cell>
          <table:table-cell office:value-type="string">
            <text:p>Cortil-Wodo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80">
            <text:p>5380</text:p>
          </table:table-cell>
          <table:table-cell office:value-type="string">
            <text:p>Fernelmont</text:p>
          </table:table-cell>
          <table:table-cell office:value-type="string">
            <text:p>Forvill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80">
            <text:p>5380</text:p>
          </table:table-cell>
          <table:table-cell office:value-type="string">
            <text:p>Fernelmont</text:p>
          </table:table-cell>
          <table:table-cell office:value-type="string">
            <text:p>Franc-Ware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80">
            <text:p>5380</text:p>
          </table:table-cell>
          <table:table-cell office:value-type="string">
            <text:p>Fernelmont</text:p>
          </table:table-cell>
          <table:table-cell office:value-type="string">
            <text:p>Hemptin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80">
            <text:p>5380</text:p>
          </table:table-cell>
          <table:table-cell office:value-type="string">
            <text:p>Fernelmont</text:p>
          </table:table-cell>
          <table:table-cell office:value-type="string">
            <text:p>Hingeo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380">
            <text:p>5380</text:p>
          </table:table-cell>
          <table:table-cell office:value-type="string">
            <text:p>Fernelmont</text:p>
          </table:table-cell>
          <table:table-cell office:value-type="string">
            <text:p>Marchovelett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380">
            <text:p>5380</text:p>
          </table:table-cell>
          <table:table-cell office:value-type="string">
            <text:p>Fernelmont</text:p>
          </table:table-cell>
          <table:table-cell office:value-type="string">
            <text:p>Noville-les-Boi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80">
            <text:p>5380</text:p>
          </table:table-cell>
          <table:table-cell office:value-type="string">
            <text:p>Fernelmont</text:p>
          </table:table-cell>
          <table:table-cell office:value-type="string">
            <text:p>Pontilla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380">
            <text:p>5380</text:p>
          </table:table-cell>
          <table:table-cell office:value-type="string">
            <text:p>Fernelmont</text:p>
          </table:table-cell>
          <table:table-cell office:value-type="string">
            <text:p>Tillier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00">
            <text:p>5500</text:p>
          </table:table-cell>
          <table:table-cell office:value-type="string">
            <text:p>Dinant</text:p>
          </table:table-cell>
          <table:table-cell office:value-type="string">
            <text:p>Anseremm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500">
            <text:p>5500</text:p>
          </table:table-cell>
          <table:table-cell office:value-type="string">
            <text:p>Dinant</text:p>
          </table:table-cell>
          <table:table-cell office:value-type="string">
            <text:p>Bouvignes-sur-Meus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00">
            <text:p>5500</text:p>
          </table:table-cell>
          <table:table-cell office:value-type="string">
            <text:p>Dinant</text:p>
          </table:table-cell>
          <table:table-cell office:value-type="string">
            <text:p>Dréhanc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00">
            <text:p>5500</text:p>
          </table:table-cell>
          <table:table-cell office:value-type="string">
            <text:p>Dinant</text:p>
          </table:table-cell>
          <table:table-cell office:value-type="string">
            <text:p>Falmag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00">
            <text:p>5500</text:p>
          </table:table-cell>
          <table:table-cell office:value-type="string">
            <text:p>Dinant</text:p>
          </table:table-cell>
          <table:table-cell office:value-type="string">
            <text:p>Falmignoul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00">
            <text:p>5500</text:p>
          </table:table-cell>
          <table:table-cell office:value-type="string">
            <text:p>Dinant</text:p>
          </table:table-cell>
          <table:table-cell office:value-type="string">
            <text:p>Furfooz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01">
            <text:p>5501</text:p>
          </table:table-cell>
          <table:table-cell office:value-type="string">
            <text:p>Dinant</text:p>
          </table:table-cell>
          <table:table-cell office:value-type="string">
            <text:p>Lisog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02">
            <text:p>5502</text:p>
          </table:table-cell>
          <table:table-cell office:value-type="string">
            <text:p>Dinant</text:p>
          </table:table-cell>
          <table:table-cell office:value-type="string">
            <text:p>Thyne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03">
            <text:p>5503</text:p>
          </table:table-cell>
          <table:table-cell office:value-type="string">
            <text:p>Dinant</text:p>
          </table:table-cell>
          <table:table-cell office:value-type="string">
            <text:p>Sorinne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504">
            <text:p>5504</text:p>
          </table:table-cell>
          <table:table-cell office:value-type="string">
            <text:p>Dinant</text:p>
          </table:table-cell>
          <table:table-cell office:value-type="string">
            <text:p>Foy-Notre-Dam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20">
            <text:p>5520</text:p>
          </table:table-cell>
          <table:table-cell office:value-type="string">
            <text:p>Onhaye</text:p>
          </table:table-cell>
          <table:table-cell office:value-type="string">
            <text:p>Anthé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21">
            <text:p>5521</text:p>
          </table:table-cell>
          <table:table-cell office:value-type="string">
            <text:p>Onhaye</text:p>
          </table:table-cell>
          <table:table-cell office:value-type="string">
            <text:p>Servill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22">
            <text:p>5522</text:p>
          </table:table-cell>
          <table:table-cell office:value-type="string">
            <text:p>Onhaye</text:p>
          </table:table-cell>
          <table:table-cell office:value-type="string">
            <text:p>Falaë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23">
            <text:p>5523</text:p>
          </table:table-cell>
          <table:table-cell office:value-type="string">
            <text:p>Onhaye</text:p>
          </table:table-cell>
          <table:table-cell office:value-type="string">
            <text:p>Sommièr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23">
            <text:p>5523</text:p>
          </table:table-cell>
          <table:table-cell office:value-type="string">
            <text:p>Onhaye</text:p>
          </table:table-cell>
          <table:table-cell office:value-type="string">
            <text:p>Weille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24">
            <text:p>5524</text:p>
          </table:table-cell>
          <table:table-cell office:value-type="string">
            <text:p>Onhaye</text:p>
          </table:table-cell>
          <table:table-cell office:value-type="string">
            <text:p>Géri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30">
            <text:p>5530</text:p>
          </table:table-cell>
          <table:table-cell office:value-type="string">
            <text:p>Yvoir</text:p>
          </table:table-cell>
          <table:table-cell office:value-type="string">
            <text:p>Dorin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30">
            <text:p>5530</text:p>
          </table:table-cell>
          <table:table-cell office:value-type="string">
            <text:p>Yvoir</text:p>
          </table:table-cell>
          <table:table-cell office:value-type="string">
            <text:p>Durnal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30">
            <text:p>5530</text:p>
          </table:table-cell>
          <table:table-cell office:value-type="string">
            <text:p>Yvoir</text:p>
          </table:table-cell>
          <table:table-cell office:value-type="string">
            <text:p>Evrehaille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30">
            <text:p>5530</text:p>
          </table:table-cell>
          <table:table-cell office:value-type="string">
            <text:p>Yvoir</text:p>
          </table:table-cell>
          <table:table-cell office:value-type="string">
            <text:p>Godin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30">
            <text:p>5530</text:p>
          </table:table-cell>
          <table:table-cell office:value-type="string">
            <text:p>Yvoir</text:p>
          </table:table-cell>
          <table:table-cell office:value-type="string">
            <text:p>Houx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30">
            <text:p>5530</text:p>
          </table:table-cell>
          <table:table-cell office:value-type="string">
            <text:p>Yvoir</text:p>
          </table:table-cell>
          <table:table-cell office:value-type="string">
            <text:p>Mon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30">
            <text:p>5530</text:p>
          </table:table-cell>
          <table:table-cell office:value-type="string">
            <text:p>Yvoir</text:p>
          </table:table-cell>
          <table:table-cell office:value-type="string">
            <text:p>Purnod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30">
            <text:p>5530</text:p>
          </table:table-cell>
          <table:table-cell office:value-type="string">
            <text:p>Yvoir</text:p>
          </table:table-cell>
          <table:table-cell office:value-type="string">
            <text:p>Sponti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537">
            <text:p>5537</text:p>
          </table:table-cell>
          <table:table-cell office:value-type="string">
            <text:p>Anhée</text:p>
          </table:table-cell>
          <table:table-cell office:value-type="string">
            <text:p>Annevoie-Rouillo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37">
            <text:p>5537</text:p>
          </table:table-cell>
          <table:table-cell office:value-type="string">
            <text:p>Anhée</text:p>
          </table:table-cell>
          <table:table-cell office:value-type="string">
            <text:p>Bioul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37">
            <text:p>5537</text:p>
          </table:table-cell>
          <table:table-cell office:value-type="string">
            <text:p>Anhée</text:p>
          </table:table-cell>
          <table:table-cell office:value-type="string">
            <text:p>Dené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537">
            <text:p>5537</text:p>
          </table:table-cell>
          <table:table-cell office:value-type="string">
            <text:p>Anhée</text:p>
          </table:table-cell>
          <table:table-cell office:value-type="string">
            <text:p>Haut-le-Wastia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37">
            <text:p>5537</text:p>
          </table:table-cell>
          <table:table-cell office:value-type="string">
            <text:p>Anhée</text:p>
          </table:table-cell>
          <table:table-cell office:value-type="string">
            <text:p>Madrede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37">
            <text:p>5537</text:p>
          </table:table-cell>
          <table:table-cell office:value-type="string">
            <text:p>Anhée</text:p>
          </table:table-cell>
          <table:table-cell office:value-type="string">
            <text:p>Sale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37">
            <text:p>5537</text:p>
          </table:table-cell>
          <table:table-cell office:value-type="string">
            <text:p>Anhée</text:p>
          </table:table-cell>
          <table:table-cell office:value-type="string">
            <text:p>Sosoy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37">
            <text:p>5537</text:p>
          </table:table-cell>
          <table:table-cell office:value-type="string">
            <text:p>Anhée</text:p>
          </table:table-cell>
          <table:table-cell office:value-type="string">
            <text:p>Warnan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540">
            <text:p>5540</text:p>
          </table:table-cell>
          <table:table-cell office:value-type="string">
            <text:p>Hastière</text:p>
          </table:table-cell>
          <table:table-cell office:value-type="string">
            <text:p>Hastière-Lavaux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540">
            <text:p>5540</text:p>
          </table:table-cell>
          <table:table-cell office:value-type="string">
            <text:p>Hastière</text:p>
          </table:table-cell>
          <table:table-cell office:value-type="string">
            <text:p>Hermeton-sur-Meus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40">
            <text:p>5540</text:p>
          </table:table-cell>
          <table:table-cell office:value-type="string">
            <text:p>Hastière</text:p>
          </table:table-cell>
          <table:table-cell office:value-type="string">
            <text:p>Waulsor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541">
            <text:p>5541</text:p>
          </table:table-cell>
          <table:table-cell office:value-type="string">
            <text:p>Hastière</text:p>
          </table:table-cell>
          <table:table-cell office:value-type="string">
            <text:p>Hastière-par-delà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42">
            <text:p>5542</text:p>
          </table:table-cell>
          <table:table-cell office:value-type="string">
            <text:p>Hastière</text:p>
          </table:table-cell>
          <table:table-cell office:value-type="string">
            <text:p>Blaimon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43">
            <text:p>5543</text:p>
          </table:table-cell>
          <table:table-cell office:value-type="string">
            <text:p>Hastière</text:p>
          </table:table-cell>
          <table:table-cell office:value-type="string">
            <text:p>Heer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44">
            <text:p>5544</text:p>
          </table:table-cell>
          <table:table-cell office:value-type="string">
            <text:p>Hastière</text:p>
          </table:table-cell>
          <table:table-cell office:value-type="string">
            <text:p>Agimon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550">
            <text:p>5550</text:p>
          </table:table-cell>
          <table:table-cell office:value-type="string">
            <text:p>Vresse-sur-Semois</text:p>
          </table:table-cell>
          <table:table-cell office:value-type="string">
            <text:p>All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550">
            <text:p>5550</text:p>
          </table:table-cell>
          <table:table-cell office:value-type="string">
            <text:p>Vresse-sur-Semois</text:p>
          </table:table-cell>
          <table:table-cell office:value-type="string">
            <text:p>Bagimon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550">
            <text:p>5550</text:p>
          </table:table-cell>
          <table:table-cell office:value-type="string">
            <text:p>Vresse-sur-Semois</text:p>
          </table:table-cell>
          <table:table-cell office:value-type="string">
            <text:p>Boha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550">
            <text:p>5550</text:p>
          </table:table-cell>
          <table:table-cell office:value-type="string">
            <text:p>Vresse-sur-Semois</text:p>
          </table:table-cell>
          <table:table-cell office:value-type="string">
            <text:p>Chairièr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550">
            <text:p>5550</text:p>
          </table:table-cell>
          <table:table-cell office:value-type="string">
            <text:p>Vresse-sur-Semois</text:p>
          </table:table-cell>
          <table:table-cell office:value-type="string">
            <text:p>Laforê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550">
            <text:p>5550</text:p>
          </table:table-cell>
          <table:table-cell office:value-type="string">
            <text:p>Vresse-sur-Semois</text:p>
          </table:table-cell>
          <table:table-cell office:value-type="string">
            <text:p>Membr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550">
            <text:p>5550</text:p>
          </table:table-cell>
          <table:table-cell office:value-type="string">
            <text:p>Vresse-sur-Semois</text:p>
          </table:table-cell>
          <table:table-cell office:value-type="string">
            <text:p>Mouzaiv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550">
            <text:p>5550</text:p>
          </table:table-cell>
          <table:table-cell office:value-type="string">
            <text:p>Vresse-sur-Semois</text:p>
          </table:table-cell>
          <table:table-cell office:value-type="string">
            <text:p>Nafraitur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550">
            <text:p>5550</text:p>
          </table:table-cell>
          <table:table-cell office:value-type="string">
            <text:p>Vresse-sur-Semois</text:p>
          </table:table-cell>
          <table:table-cell office:value-type="string">
            <text:p>Orchimon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550">
            <text:p>5550</text:p>
          </table:table-cell>
          <table:table-cell office:value-type="string">
            <text:p>Vresse-sur-Semois</text:p>
          </table:table-cell>
          <table:table-cell office:value-type="string">
            <text:p>Pussemang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550">
            <text:p>5550</text:p>
          </table:table-cell>
          <table:table-cell office:value-type="string">
            <text:p>Vresse-sur-Semois</text:p>
          </table:table-cell>
          <table:table-cell office:value-type="string">
            <text:p>Sugny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550">
            <text:p>5550</text:p>
          </table:table-cell>
          <table:table-cell office:value-type="string">
            <text:p>Vresse-sur-Semois</text:p>
          </table:table-cell>
          <table:table-cell office:value-type="string">
            <text:p>Vress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55">
            <text:p>5555</text:p>
          </table:table-cell>
          <table:table-cell office:value-type="string">
            <text:p>Bièvre</text:p>
          </table:table-cell>
          <table:table-cell office:value-type="string">
            <text:p>Baillamon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55">
            <text:p>5555</text:p>
          </table:table-cell>
          <table:table-cell office:value-type="string">
            <text:p>Bièvre</text:p>
          </table:table-cell>
          <table:table-cell office:value-type="string">
            <text:p>Bellefontai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55">
            <text:p>5555</text:p>
          </table:table-cell>
          <table:table-cell office:value-type="string">
            <text:p>Bièvre</text:p>
          </table:table-cell>
          <table:table-cell office:value-type="string">
            <text:p>Cornimon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55">
            <text:p>5555</text:p>
          </table:table-cell>
          <table:table-cell office:value-type="string">
            <text:p>Bièvre</text:p>
          </table:table-cell>
          <table:table-cell office:value-type="string">
            <text:p>Graid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55">
            <text:p>5555</text:p>
          </table:table-cell>
          <table:table-cell office:value-type="string">
            <text:p>Bièvre</text:p>
          </table:table-cell>
          <table:table-cell office:value-type="string">
            <text:p>Gros-Fay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555">
            <text:p>5555</text:p>
          </table:table-cell>
          <table:table-cell office:value-type="string">
            <text:p>Bièvre</text:p>
          </table:table-cell>
          <table:table-cell office:value-type="string">
            <text:p>Monceau-en-Arden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55">
            <text:p>5555</text:p>
          </table:table-cell>
          <table:table-cell office:value-type="string">
            <text:p>Bièvre</text:p>
          </table:table-cell>
          <table:table-cell office:value-type="string">
            <text:p>Naomé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55">
            <text:p>5555</text:p>
          </table:table-cell>
          <table:table-cell office:value-type="string">
            <text:p>Bièvre</text:p>
          </table:table-cell>
          <table:table-cell office:value-type="string">
            <text:p>Oizy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55">
            <text:p>5555</text:p>
          </table:table-cell>
          <table:table-cell office:value-type="string">
            <text:p>Bièvre</text:p>
          </table:table-cell>
          <table:table-cell office:value-type="string">
            <text:p>Petit-Fay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60">
            <text:p>5560</text:p>
          </table:table-cell>
          <table:table-cell office:value-type="string">
            <text:p>Houyet</text:p>
          </table:table-cell>
          <table:table-cell office:value-type="string">
            <text:p>Ciergno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60">
            <text:p>5560</text:p>
          </table:table-cell>
          <table:table-cell office:value-type="string">
            <text:p>Houyet</text:p>
          </table:table-cell>
          <table:table-cell office:value-type="string">
            <text:p>Finnevaux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60">
            <text:p>5560</text:p>
          </table:table-cell>
          <table:table-cell office:value-type="string">
            <text:p>Houyet</text:p>
          </table:table-cell>
          <table:table-cell office:value-type="string">
            <text:p>Hulsonniaux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60">
            <text:p>5560</text:p>
          </table:table-cell>
          <table:table-cell office:value-type="string">
            <text:p>Houyet</text:p>
          </table:table-cell>
          <table:table-cell office:value-type="string">
            <text:p>Mesnil-Églis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560">
            <text:p>5560</text:p>
          </table:table-cell>
          <table:table-cell office:value-type="string">
            <text:p>Houyet</text:p>
          </table:table-cell>
          <table:table-cell office:value-type="string">
            <text:p>Mesnil-Saint-Blais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61">
            <text:p>5561</text:p>
          </table:table-cell>
          <table:table-cell office:value-type="string">
            <text:p>Houyet</text:p>
          </table:table-cell>
          <table:table-cell office:value-type="string">
            <text:p>Celle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62">
            <text:p>5562</text:p>
          </table:table-cell>
          <table:table-cell office:value-type="string">
            <text:p>Houyet</text:p>
          </table:table-cell>
          <table:table-cell office:value-type="string">
            <text:p>Custin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63">
            <text:p>5563</text:p>
          </table:table-cell>
          <table:table-cell office:value-type="string">
            <text:p>Houyet</text:p>
          </table:table-cell>
          <table:table-cell office:value-type="string">
            <text:p>Hour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64">
            <text:p>5564</text:p>
          </table:table-cell>
          <table:table-cell office:value-type="string">
            <text:p>Houyet</text:p>
          </table:table-cell>
          <table:table-cell office:value-type="string">
            <text:p>Wanli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70">
            <text:p>5570</text:p>
          </table:table-cell>
          <table:table-cell office:value-type="string">
            <text:p>Beauraing</text:p>
          </table:table-cell>
          <table:table-cell office:value-type="string">
            <text:p>Baronville</text:p>
          </table:table-cell>
          <table:table-cell office:value-type="string">
            <text:p>Namur</text:p>
          </table:table-cell>
          <table:table-cell/>
          <table:table-cell table:style-name="ce1"/>
        </table:table-row>
        <table:table-row table:style-name="ro4">
          <table:table-cell office:value-type="float" office:value="5570">
            <text:p>5570</text:p>
          </table:table-cell>
          <table:table-cell office:value-type="string">
            <text:p>Beauraing</text:p>
          </table:table-cell>
          <table:table-cell office:value-type="string">
            <text:p>Dion</text:p>
          </table:table-cell>
          <table:table-cell office:value-type="string">
            <text:p>Namur</text:p>
          </table:table-cell>
          <table:table-cell/>
          <table:table-cell table:style-name="ce1"/>
        </table:table-row>
        <table:table-row table:style-name="ro4">
          <table:table-cell office:value-type="float" office:value="5570">
            <text:p>5570</text:p>
          </table:table-cell>
          <table:table-cell office:value-type="string">
            <text:p>Beauraing</text:p>
          </table:table-cell>
          <table:table-cell office:value-type="string">
            <text:p>Felenne</text:p>
          </table:table-cell>
          <table:table-cell office:value-type="string">
            <text:p>Namur</text:p>
          </table:table-cell>
          <table:table-cell/>
          <table:table-cell table:style-name="ce1"/>
        </table:table-row>
        <table:table-row table:style-name="ro4">
          <table:table-cell office:value-type="float" office:value="5570">
            <text:p>5570</text:p>
          </table:table-cell>
          <table:table-cell office:value-type="string">
            <text:p>Beauraing</text:p>
          </table:table-cell>
          <table:table-cell office:value-type="string">
            <text:p>Feschaux</text:p>
          </table:table-cell>
          <table:table-cell office:value-type="string">
            <text:p>Namur</text:p>
          </table:table-cell>
          <table:table-cell/>
          <table:table-cell table:style-name="ce1"/>
        </table:table-row>
        <table:table-row table:style-name="ro4">
          <table:table-cell office:value-type="float" office:value="5570">
            <text:p>5570</text:p>
          </table:table-cell>
          <table:table-cell office:value-type="string">
            <text:p>Beauraing</text:p>
          </table:table-cell>
          <table:table-cell office:value-type="string">
            <text:p>Honnay</text:p>
          </table:table-cell>
          <table:table-cell office:value-type="string">
            <text:p>Namur</text:p>
          </table:table-cell>
          <table:table-cell/>
          <table:table-cell table:style-name="ce1"/>
        </table:table-row>
        <table:table-row table:style-name="ro4">
          <table:table-cell office:value-type="float" office:value="5570">
            <text:p>5570</text:p>
          </table:table-cell>
          <table:table-cell office:value-type="string">
            <text:p>Beauraing</text:p>
          </table:table-cell>
          <table:table-cell office:value-type="string">
            <text:p>Javingue</text:p>
          </table:table-cell>
          <table:table-cell office:value-type="string">
            <text:p>Namur</text:p>
          </table:table-cell>
          <table:table-cell/>
          <table:table-cell table:style-name="ce1"/>
        </table:table-row>
        <table:table-row table:style-name="ro4">
          <table:table-cell office:value-type="float" office:value="5570">
            <text:p>5570</text:p>
          </table:table-cell>
          <table:table-cell office:value-type="string">
            <text:p>Beauraing</text:p>
          </table:table-cell>
          <table:table-cell office:value-type="string">
            <text:p>Vonêche</text:p>
          </table:table-cell>
          <table:table-cell office:value-type="string">
            <text:p>Namur</text:p>
          </table:table-cell>
          <table:table-cell/>
          <table:table-cell table:style-name="ce1"/>
        </table:table-row>
        <table:table-row table:style-name="ro4">
          <table:table-cell office:value-type="float" office:value="5570">
            <text:p>5570</text:p>
          </table:table-cell>
          <table:table-cell office:value-type="string">
            <text:p>Beauraing</text:p>
          </table:table-cell>
          <table:table-cell office:value-type="string">
            <text:p>Wancennes</text:p>
          </table:table-cell>
          <table:table-cell office:value-type="string">
            <text:p>Namur</text:p>
          </table:table-cell>
          <table:table-cell/>
          <table:table-cell table:style-name="ce1"/>
        </table:table-row>
        <table:table-row table:style-name="ro4">
          <table:table-cell office:value-type="float" office:value="5570">
            <text:p>5570</text:p>
          </table:table-cell>
          <table:table-cell office:value-type="string">
            <text:p>Beauraing</text:p>
          </table:table-cell>
          <table:table-cell office:value-type="string">
            <text:p>Winenne</text:p>
          </table:table-cell>
          <table:table-cell office:value-type="string">
            <text:p>Namur</text:p>
          </table:table-cell>
          <table:table-cell/>
          <table:table-cell table:style-name="ce1"/>
        </table:table-row>
        <table:table-row table:style-name="ro4">
          <table:table-cell office:value-type="float" office:value="5571">
            <text:p>5571</text:p>
          </table:table-cell>
          <table:table-cell office:value-type="string">
            <text:p>Beauraing</text:p>
          </table:table-cell>
          <table:table-cell office:value-type="string">
            <text:p>Wiesme</text:p>
          </table:table-cell>
          <table:table-cell office:value-type="string">
            <text:p>Namur</text:p>
          </table:table-cell>
          <table:table-cell/>
          <table:table-cell table:style-name="ce1"/>
        </table:table-row>
        <table:table-row table:style-name="ro4">
          <table:table-cell office:value-type="float" office:value="5572">
            <text:p>5572</text:p>
          </table:table-cell>
          <table:table-cell office:value-type="string">
            <text:p>Beauraing</text:p>
          </table:table-cell>
          <table:table-cell office:value-type="string">
            <text:p>Focant</text:p>
          </table:table-cell>
          <table:table-cell office:value-type="string">
            <text:p>Namur</text:p>
          </table:table-cell>
          <table:table-cell/>
          <table:table-cell table:style-name="ce1"/>
        </table:table-row>
        <table:table-row table:style-name="ro3">
          <table:table-cell office:value-type="float" office:value="5573">
            <text:p>5573</text:p>
          </table:table-cell>
          <table:table-cell office:value-type="string">
            <text:p>Beauraing</text:p>
          </table:table-cell>
          <table:table-cell office:value-type="string">
            <text:p>Martouzin-Neuville</text:p>
          </table:table-cell>
          <table:table-cell office:value-type="string">
            <text:p>Namur</text:p>
          </table:table-cell>
          <table:table-cell/>
          <table:table-cell table:style-name="ce1"/>
        </table:table-row>
        <table:table-row table:style-name="ro4">
          <table:table-cell office:value-type="float" office:value="5574">
            <text:p>5574</text:p>
          </table:table-cell>
          <table:table-cell office:value-type="string">
            <text:p>Beauraing</text:p>
          </table:table-cell>
          <table:table-cell office:value-type="string">
            <text:p>Pondrôme</text:p>
          </table:table-cell>
          <table:table-cell office:value-type="string">
            <text:p>Namur</text:p>
          </table:table-cell>
          <table:table-cell/>
          <table:table-cell table:style-name="ce1"/>
        </table:table-row>
        <table:table-row table:style-name="ro3">
          <table:table-cell office:value-type="float" office:value="5575">
            <text:p>5575</text:p>
          </table:table-cell>
          <table:table-cell office:value-type="string">
            <text:p>Gedinne</text:p>
          </table:table-cell>
          <table:table-cell office:value-type="string">
            <text:p>Bourseigne-Neuve</text:p>
          </table:table-cell>
          <table:table-cell office:value-type="string">
            <text:p>Namur</text:p>
          </table:table-cell>
          <table:table-cell/>
          <table:table-cell table:style-name="ce1"/>
        </table:table-row>
        <table:table-row table:style-name="ro3">
          <table:table-cell office:value-type="float" office:value="5575">
            <text:p>5575</text:p>
          </table:table-cell>
          <table:table-cell office:value-type="string">
            <text:p>Gedinne</text:p>
          </table:table-cell>
          <table:table-cell office:value-type="string">
            <text:p>Bourseigne-Vieille</text:p>
          </table:table-cell>
          <table:table-cell office:value-type="string">
            <text:p>Namur</text:p>
          </table:table-cell>
          <table:table-cell/>
          <table:table-cell table:style-name="ce1"/>
        </table:table-row>
        <table:table-row table:style-name="ro4">
          <table:table-cell office:value-type="float" office:value="5575">
            <text:p>5575</text:p>
          </table:table-cell>
          <table:table-cell office:value-type="string">
            <text:p>Gedinne</text:p>
          </table:table-cell>
          <table:table-cell office:value-type="string">
            <text:p>Houdremont</text:p>
          </table:table-cell>
          <table:table-cell office:value-type="string">
            <text:p>Namur</text:p>
          </table:table-cell>
          <table:table-cell/>
          <table:table-cell table:style-name="ce1"/>
        </table:table-row>
        <table:table-row table:style-name="ro3">
          <table:table-cell office:value-type="float" office:value="5575">
            <text:p>5575</text:p>
          </table:table-cell>
          <table:table-cell office:value-type="string">
            <text:p>Gedinne</text:p>
          </table:table-cell>
          <table:table-cell office:value-type="string">
            <text:p>Louette-Saint-Denis</text:p>
          </table:table-cell>
          <table:table-cell office:value-type="string">
            <text:p>Namur</text:p>
          </table:table-cell>
          <table:table-cell/>
          <table:table-cell table:style-name="ce1"/>
        </table:table-row>
        <table:table-row table:style-name="ro3">
          <table:table-cell office:value-type="float" office:value="5575">
            <text:p>5575</text:p>
          </table:table-cell>
          <table:table-cell office:value-type="string">
            <text:p>Gedinne</text:p>
          </table:table-cell>
          <table:table-cell office:value-type="string">
            <text:p>Louette-Saint-Pierr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75">
            <text:p>5575</text:p>
          </table:table-cell>
          <table:table-cell office:value-type="string">
            <text:p>Gedinne</text:p>
          </table:table-cell>
          <table:table-cell office:value-type="string">
            <text:p>Malvoisi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75">
            <text:p>5575</text:p>
          </table:table-cell>
          <table:table-cell office:value-type="string">
            <text:p>Gedinne</text:p>
          </table:table-cell>
          <table:table-cell office:value-type="string">
            <text:p>Patignie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75">
            <text:p>5575</text:p>
          </table:table-cell>
          <table:table-cell office:value-type="string">
            <text:p>Gedinne</text:p>
          </table:table-cell>
          <table:table-cell office:value-type="string">
            <text:p>Rien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75">
            <text:p>5575</text:p>
          </table:table-cell>
          <table:table-cell office:value-type="string">
            <text:p>Gedinne</text:p>
          </table:table-cell>
          <table:table-cell office:value-type="string">
            <text:p>Sart-Custin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75">
            <text:p>5575</text:p>
          </table:table-cell>
          <table:table-cell office:value-type="string">
            <text:p>Gedinne</text:p>
          </table:table-cell>
          <table:table-cell office:value-type="string">
            <text:p>Vencimon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75">
            <text:p>5575</text:p>
          </table:table-cell>
          <table:table-cell office:value-type="string">
            <text:p>Gedinne</text:p>
          </table:table-cell>
          <table:table-cell office:value-type="string">
            <text:p>Willerzi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76">
            <text:p>5576</text:p>
          </table:table-cell>
          <table:table-cell office:value-type="string">
            <text:p>Beauraing</text:p>
          </table:table-cell>
          <table:table-cell office:value-type="string">
            <text:p>Froidfontai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80">
            <text:p>5580</text:p>
          </table:table-cell>
          <table:table-cell office:value-type="string">
            <text:p>Rochefort</text:p>
          </table:table-cell>
          <table:table-cell office:value-type="string">
            <text:p>Ave-et-Auff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80">
            <text:p>5580</text:p>
          </table:table-cell>
          <table:table-cell office:value-type="string">
            <text:p>Rochefort</text:p>
          </table:table-cell>
          <table:table-cell office:value-type="string">
            <text:p>Buissonvill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80">
            <text:p>5580</text:p>
          </table:table-cell>
          <table:table-cell office:value-type="string">
            <text:p>Rochefort</text:p>
          </table:table-cell>
          <table:table-cell office:value-type="string">
            <text:p>Eprav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580">
            <text:p>5580</text:p>
          </table:table-cell>
          <table:table-cell office:value-type="string">
            <text:p>Rochefort</text:p>
          </table:table-cell>
          <table:table-cell office:value-type="string">
            <text:p>Han-sur-Less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80">
            <text:p>5580</text:p>
          </table:table-cell>
          <table:table-cell office:value-type="string">
            <text:p>Rochefort</text:p>
          </table:table-cell>
          <table:table-cell office:value-type="string">
            <text:p>Jemell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580">
            <text:p>5580</text:p>
          </table:table-cell>
          <table:table-cell office:value-type="string">
            <text:p>Rochefort</text:p>
          </table:table-cell>
          <table:table-cell office:value-type="string">
            <text:p>Lavaux-Sainte-An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80">
            <text:p>5580</text:p>
          </table:table-cell>
          <table:table-cell office:value-type="string">
            <text:p>Rochefort</text:p>
          </table:table-cell>
          <table:table-cell office:value-type="string">
            <text:p>Lessiv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580">
            <text:p>5580</text:p>
          </table:table-cell>
          <table:table-cell office:value-type="string">
            <text:p>Rochefort</text:p>
          </table:table-cell>
          <table:table-cell office:value-type="string">
            <text:p>Mont-Gauthier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580">
            <text:p>5580</text:p>
          </table:table-cell>
          <table:table-cell office:value-type="string">
            <text:p>Rochefort</text:p>
          </table:table-cell>
          <table:table-cell office:value-type="string">
            <text:p>Villers-sur-Less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80">
            <text:p>5580</text:p>
          </table:table-cell>
          <table:table-cell office:value-type="string">
            <text:p>Rochefort</text:p>
          </table:table-cell>
          <table:table-cell office:value-type="string">
            <text:p>Wavreill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90">
            <text:p>5590</text:p>
          </table:table-cell>
          <table:table-cell office:value-type="string">
            <text:p>Ciney</text:p>
          </table:table-cell>
          <table:table-cell office:value-type="string">
            <text:p>Achê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90">
            <text:p>5590</text:p>
          </table:table-cell>
          <table:table-cell office:value-type="string">
            <text:p>Ciney</text:p>
          </table:table-cell>
          <table:table-cell office:value-type="string">
            <text:p>Braiban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90">
            <text:p>5590</text:p>
          </table:table-cell>
          <table:table-cell office:value-type="string">
            <text:p>Ciney</text:p>
          </table:table-cell>
          <table:table-cell office:value-type="string">
            <text:p>Chevetog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90">
            <text:p>5590</text:p>
          </table:table-cell>
          <table:table-cell office:value-type="string">
            <text:p>Ciney</text:p>
          </table:table-cell>
          <table:table-cell office:value-type="string">
            <text:p>Conneux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90">
            <text:p>5590</text:p>
          </table:table-cell>
          <table:table-cell office:value-type="string">
            <text:p>Ciney</text:p>
          </table:table-cell>
          <table:table-cell office:value-type="string">
            <text:p>Leigno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90">
            <text:p>5590</text:p>
          </table:table-cell>
          <table:table-cell office:value-type="string">
            <text:p>Ciney</text:p>
          </table:table-cell>
          <table:table-cell office:value-type="string">
            <text:p>Pessoux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90">
            <text:p>5590</text:p>
          </table:table-cell>
          <table:table-cell office:value-type="string">
            <text:p>Ciney</text:p>
          </table:table-cell>
          <table:table-cell office:value-type="string">
            <text:p>Serinchamp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590">
            <text:p>5590</text:p>
          </table:table-cell>
          <table:table-cell office:value-type="string">
            <text:p>Ciney</text:p>
          </table:table-cell>
          <table:table-cell office:value-type="string">
            <text:p>Sove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00">
            <text:p>5600</text:p>
          </table:table-cell>
          <table:table-cell office:value-type="string">
            <text:p>Philippeville</text:p>
          </table:table-cell>
          <table:table-cell office:value-type="string">
            <text:p>Fagnoll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00">
            <text:p>5600</text:p>
          </table:table-cell>
          <table:table-cell office:value-type="string">
            <text:p>Philippeville</text:p>
          </table:table-cell>
          <table:table-cell office:value-type="string">
            <text:p>Franchimon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00">
            <text:p>5600</text:p>
          </table:table-cell>
          <table:table-cell office:value-type="string">
            <text:p>Philippeville</text:p>
          </table:table-cell>
          <table:table-cell office:value-type="string">
            <text:p>Jamag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00">
            <text:p>5600</text:p>
          </table:table-cell>
          <table:table-cell office:value-type="string">
            <text:p>Philippeville</text:p>
          </table:table-cell>
          <table:table-cell office:value-type="string">
            <text:p>Jamiolle</text:p>
          </table:table-cell>
          <table:table-cell office:value-type="string">
            <text:p>Namur</text:p>
          </table:table-cell>
          <table:table-cell/>
          <table:table-cell table:style-name="ce1"/>
        </table:table-row>
        <table:table-row table:style-name="ro4">
          <table:table-cell office:value-type="float" office:value="5600">
            <text:p>5600</text:p>
          </table:table-cell>
          <table:table-cell office:value-type="string">
            <text:p>Philippeville</text:p>
          </table:table-cell>
          <table:table-cell office:value-type="string">
            <text:p>Merlemont</text:p>
          </table:table-cell>
          <table:table-cell office:value-type="string">
            <text:p>Namur</text:p>
          </table:table-cell>
          <table:table-cell/>
          <table:table-cell table:style-name="ce1"/>
        </table:table-row>
        <table:table-row table:style-name="ro4">
          <table:table-cell office:value-type="float" office:value="5600">
            <text:p>5600</text:p>
          </table:table-cell>
          <table:table-cell office:value-type="string">
            <text:p>Philippeville</text:p>
          </table:table-cell>
          <table:table-cell office:value-type="string">
            <text:p>Neuville</text:p>
          </table:table-cell>
          <table:table-cell office:value-type="string">
            <text:p>Namur</text:p>
          </table:table-cell>
          <table:table-cell/>
          <table:table-cell table:style-name="ce1"/>
        </table:table-row>
        <table:table-row table:style-name="ro4">
          <table:table-cell office:value-type="float" office:value="5600">
            <text:p>5600</text:p>
          </table:table-cell>
          <table:table-cell office:value-type="string">
            <text:p>Philippeville</text:p>
          </table:table-cell>
          <table:table-cell office:value-type="string">
            <text:p>Omezée</text:p>
          </table:table-cell>
          <table:table-cell office:value-type="string">
            <text:p>Namur</text:p>
          </table:table-cell>
          <table:table-cell/>
          <table:table-cell table:style-name="ce1"/>
        </table:table-row>
        <table:table-row table:style-name="ro4">
          <table:table-cell office:value-type="float" office:value="5600">
            <text:p>5600</text:p>
          </table:table-cell>
          <table:table-cell office:value-type="string">
            <text:p>Philippeville</text:p>
          </table:table-cell>
          <table:table-cell office:value-type="string">
            <text:p>Roly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00">
            <text:p>5600</text:p>
          </table:table-cell>
          <table:table-cell office:value-type="string">
            <text:p>Philippeville</text:p>
          </table:table-cell>
          <table:table-cell office:value-type="string">
            <text:p>Romeden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00">
            <text:p>5600</text:p>
          </table:table-cell>
          <table:table-cell office:value-type="string">
            <text:p>Philippeville</text:p>
          </table:table-cell>
          <table:table-cell office:value-type="string">
            <text:p>Samar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00">
            <text:p>5600</text:p>
          </table:table-cell>
          <table:table-cell office:value-type="string">
            <text:p>Philippeville</text:p>
          </table:table-cell>
          <table:table-cell office:value-type="string">
            <text:p>Sart-en-Fag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00">
            <text:p>5600</text:p>
          </table:table-cell>
          <table:table-cell office:value-type="string">
            <text:p>Philippeville</text:p>
          </table:table-cell>
          <table:table-cell office:value-type="string">
            <text:p>Sautour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00">
            <text:p>5600</text:p>
          </table:table-cell>
          <table:table-cell office:value-type="string">
            <text:p>Philippeville</text:p>
          </table:table-cell>
          <table:table-cell office:value-type="string">
            <text:p>Suric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600">
            <text:p>5600</text:p>
          </table:table-cell>
          <table:table-cell office:value-type="string">
            <text:p>Philippeville</text:p>
          </table:table-cell>
          <table:table-cell office:value-type="string">
            <text:p>Villers-en-Fag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600">
            <text:p>5600</text:p>
          </table:table-cell>
          <table:table-cell office:value-type="string">
            <text:p>Philippeville</text:p>
          </table:table-cell>
          <table:table-cell office:value-type="string">
            <text:p>Villers-le-Gambo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00">
            <text:p>5600</text:p>
          </table:table-cell>
          <table:table-cell office:value-type="string">
            <text:p>Philippeville</text:p>
          </table:table-cell>
          <table:table-cell office:value-type="string">
            <text:p>Vodecé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20">
            <text:p>5620</text:p>
          </table:table-cell>
          <table:table-cell office:value-type="string">
            <text:p>Florennes</text:p>
          </table:table-cell>
          <table:table-cell office:value-type="string">
            <text:p>Coren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20">
            <text:p>5620</text:p>
          </table:table-cell>
          <table:table-cell office:value-type="string">
            <text:p>Florennes</text:p>
          </table:table-cell>
          <table:table-cell office:value-type="string">
            <text:p>Flavio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20">
            <text:p>5620</text:p>
          </table:table-cell>
          <table:table-cell office:value-type="string">
            <text:p>Florennes</text:p>
          </table:table-cell>
          <table:table-cell office:value-type="string">
            <text:p>Hemptin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20">
            <text:p>5620</text:p>
          </table:table-cell>
          <table:table-cell office:value-type="string">
            <text:p>Florennes</text:p>
          </table:table-cell>
          <table:table-cell office:value-type="string">
            <text:p>Morvill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20">
            <text:p>5620</text:p>
          </table:table-cell>
          <table:table-cell office:value-type="string">
            <text:p>Florennes</text:p>
          </table:table-cell>
          <table:table-cell office:value-type="string">
            <text:p>Rosé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20">
            <text:p>5620</text:p>
          </table:table-cell>
          <table:table-cell office:value-type="string">
            <text:p>Florennes</text:p>
          </table:table-cell>
          <table:table-cell office:value-type="string">
            <text:p>Saint-Aubi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21">
            <text:p>5621</text:p>
          </table:table-cell>
          <table:table-cell office:value-type="string">
            <text:p>Florennes</text:p>
          </table:table-cell>
          <table:table-cell office:value-type="string">
            <text:p>Hanzinell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21">
            <text:p>5621</text:p>
          </table:table-cell>
          <table:table-cell office:value-type="string">
            <text:p>Florennes</text:p>
          </table:table-cell>
          <table:table-cell office:value-type="string">
            <text:p>Hanzin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21">
            <text:p>5621</text:p>
          </table:table-cell>
          <table:table-cell office:value-type="string">
            <text:p>Florennes</text:p>
          </table:table-cell>
          <table:table-cell office:value-type="string">
            <text:p>Morialmé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621">
            <text:p>5621</text:p>
          </table:table-cell>
          <table:table-cell office:value-type="string">
            <text:p>Florennes</text:p>
          </table:table-cell>
          <table:table-cell office:value-type="string">
            <text:p>Thy-le-Baudui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30">
            <text:p>5630</text:p>
          </table:table-cell>
          <table:table-cell office:value-type="string">
            <text:p>Cerfontaine</text:p>
          </table:table-cell>
          <table:table-cell office:value-type="string">
            <text:p>Daussoi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30">
            <text:p>5630</text:p>
          </table:table-cell>
          <table:table-cell office:value-type="string">
            <text:p>Cerfontaine</text:p>
          </table:table-cell>
          <table:table-cell office:value-type="string">
            <text:p>Senzeill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30">
            <text:p>5630</text:p>
          </table:table-cell>
          <table:table-cell office:value-type="string">
            <text:p>Cerfontaine</text:p>
          </table:table-cell>
          <table:table-cell office:value-type="string">
            <text:p>Silenrieux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30">
            <text:p>5630</text:p>
          </table:table-cell>
          <table:table-cell office:value-type="string">
            <text:p>Cerfontaine</text:p>
          </table:table-cell>
          <table:table-cell office:value-type="string">
            <text:p>Soumoy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630">
            <text:p>5630</text:p>
          </table:table-cell>
          <table:table-cell office:value-type="string">
            <text:p>Cerfontaine</text:p>
          </table:table-cell>
          <table:table-cell office:value-type="string">
            <text:p>Villers-Deux-Église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40">
            <text:p>5640</text:p>
          </table:table-cell>
          <table:table-cell office:value-type="string">
            <text:p>Mettet</text:p>
          </table:table-cell>
          <table:table-cell office:value-type="string">
            <text:p>Biesm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40">
            <text:p>5640</text:p>
          </table:table-cell>
          <table:table-cell office:value-type="string">
            <text:p>Mettet</text:p>
          </table:table-cell>
          <table:table-cell office:value-type="string">
            <text:p>Biesmeré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40">
            <text:p>5640</text:p>
          </table:table-cell>
          <table:table-cell office:value-type="string">
            <text:p>Mettet</text:p>
          </table:table-cell>
          <table:table-cell office:value-type="string">
            <text:p>Graux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40">
            <text:p>5640</text:p>
          </table:table-cell>
          <table:table-cell office:value-type="string">
            <text:p>Mettet</text:p>
          </table:table-cell>
          <table:table-cell office:value-type="string">
            <text:p>Ore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40">
            <text:p>5640</text:p>
          </table:table-cell>
          <table:table-cell office:value-type="string">
            <text:p>Mettet</text:p>
          </table:table-cell>
          <table:table-cell office:value-type="string">
            <text:p>Saint-Gérard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41">
            <text:p>5641</text:p>
          </table:table-cell>
          <table:table-cell office:value-type="string">
            <text:p>Mettet</text:p>
          </table:table-cell>
          <table:table-cell office:value-type="string">
            <text:p>Furnaux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644">
            <text:p>5644</text:p>
          </table:table-cell>
          <table:table-cell office:value-type="string">
            <text:p>Mettet</text:p>
          </table:table-cell>
          <table:table-cell office:value-type="string">
            <text:p>Ermeton-sur-Bier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46">
            <text:p>5646</text:p>
          </table:table-cell>
          <table:table-cell office:value-type="string">
            <text:p>Mettet</text:p>
          </table:table-cell>
          <table:table-cell office:value-type="string">
            <text:p>Stav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50">
            <text:p>5650</text:p>
          </table:table-cell>
          <table:table-cell office:value-type="string">
            <text:p>Walcourt</text:p>
          </table:table-cell>
          <table:table-cell office:value-type="string">
            <text:p>Castillo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50">
            <text:p>5650</text:p>
          </table:table-cell>
          <table:table-cell office:value-type="string">
            <text:p>Walcourt</text:p>
          </table:table-cell>
          <table:table-cell office:value-type="string">
            <text:p>Chastrè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50">
            <text:p>5650</text:p>
          </table:table-cell>
          <table:table-cell office:value-type="string">
            <text:p>Walcourt</text:p>
          </table:table-cell>
          <table:table-cell office:value-type="string">
            <text:p>Clermont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50">
            <text:p>5650</text:p>
          </table:table-cell>
          <table:table-cell office:value-type="string">
            <text:p>Walcourt</text:p>
          </table:table-cell>
          <table:table-cell office:value-type="string">
            <text:p>Fontenell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50">
            <text:p>5650</text:p>
          </table:table-cell>
          <table:table-cell office:value-type="string">
            <text:p>Walcourt</text:p>
          </table:table-cell>
          <table:table-cell office:value-type="string">
            <text:p>Frair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50">
            <text:p>5650</text:p>
          </table:table-cell>
          <table:table-cell office:value-type="string">
            <text:p>Walcourt</text:p>
          </table:table-cell>
          <table:table-cell office:value-type="string">
            <text:p>Pry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50">
            <text:p>5650</text:p>
          </table:table-cell>
          <table:table-cell office:value-type="string">
            <text:p>Walcourt</text:p>
          </table:table-cell>
          <table:table-cell office:value-type="string">
            <text:p>Vogené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650">
            <text:p>5650</text:p>
          </table:table-cell>
          <table:table-cell office:value-type="string">
            <text:p>Walcourt</text:p>
          </table:table-cell>
          <table:table-cell office:value-type="string">
            <text:p>Yves-Gomezé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51">
            <text:p>5651</text:p>
          </table:table-cell>
          <table:table-cell office:value-type="string">
            <text:p>Walcourt</text:p>
          </table:table-cell>
          <table:table-cell office:value-type="string">
            <text:p>Berzé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51">
            <text:p>5651</text:p>
          </table:table-cell>
          <table:table-cell office:value-type="string">
            <text:p>Walcourt</text:p>
          </table:table-cell>
          <table:table-cell office:value-type="string">
            <text:p>Gourdin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51">
            <text:p>5651</text:p>
          </table:table-cell>
          <table:table-cell office:value-type="string">
            <text:p>Walcourt</text:p>
          </table:table-cell>
          <table:table-cell office:value-type="string">
            <text:p>Laneff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51">
            <text:p>5651</text:p>
          </table:table-cell>
          <table:table-cell office:value-type="string">
            <text:p>Walcourt</text:p>
          </table:table-cell>
          <table:table-cell office:value-type="string">
            <text:p>Rogné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51">
            <text:p>5651</text:p>
          </table:table-cell>
          <table:table-cell office:value-type="string">
            <text:p>Walcourt</text:p>
          </table:table-cell>
          <table:table-cell office:value-type="string">
            <text:p>Somzé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51">
            <text:p>5651</text:p>
          </table:table-cell>
          <table:table-cell office:value-type="string">
            <text:p>Walcourt</text:p>
          </table:table-cell>
          <table:table-cell office:value-type="string">
            <text:p>Tarcien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651">
            <text:p>5651</text:p>
          </table:table-cell>
          <table:table-cell office:value-type="string">
            <text:p>Walcourt</text:p>
          </table:table-cell>
          <table:table-cell office:value-type="string">
            <text:p>Thy-le-Château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60">
            <text:p>5660</text:p>
          </table:table-cell>
          <table:table-cell office:value-type="string">
            <text:p>Couvin</text:p>
          </table:table-cell>
          <table:table-cell office:value-type="string">
            <text:p>Aublai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660">
            <text:p>5660</text:p>
          </table:table-cell>
          <table:table-cell office:value-type="string">
            <text:p>Couvin</text:p>
          </table:table-cell>
          <table:table-cell office:value-type="string">
            <text:p>Boussu-en-Fagn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60">
            <text:p>5660</text:p>
          </table:table-cell>
          <table:table-cell office:value-type="string">
            <text:p>Couvin</text:p>
          </table:table-cell>
          <table:table-cell office:value-type="string">
            <text:p>Brûly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660">
            <text:p>5660</text:p>
          </table:table-cell>
          <table:table-cell office:value-type="string">
            <text:p>Couvin</text:p>
          </table:table-cell>
          <table:table-cell office:value-type="string">
            <text:p>Brûly-de-Pesch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60">
            <text:p>5660</text:p>
          </table:table-cell>
          <table:table-cell office:value-type="string">
            <text:p>Couvin</text:p>
          </table:table-cell>
          <table:table-cell office:value-type="string">
            <text:p>Cul-des-Sart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60">
            <text:p>5660</text:p>
          </table:table-cell>
          <table:table-cell office:value-type="string">
            <text:p>Couvin</text:p>
          </table:table-cell>
          <table:table-cell office:value-type="string">
            <text:p>Dailly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60">
            <text:p>5660</text:p>
          </table:table-cell>
          <table:table-cell office:value-type="string">
            <text:p>Couvin</text:p>
          </table:table-cell>
          <table:table-cell office:value-type="string">
            <text:p>Frasne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60">
            <text:p>5660</text:p>
          </table:table-cell>
          <table:table-cell office:value-type="string">
            <text:p>Couvin</text:p>
          </table:table-cell>
          <table:table-cell office:value-type="string">
            <text:p>Gonrieux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60">
            <text:p>5660</text:p>
          </table:table-cell>
          <table:table-cell office:value-type="string">
            <text:p>Couvin</text:p>
          </table:table-cell>
          <table:table-cell office:value-type="string">
            <text:p>Mariembourg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60">
            <text:p>5660</text:p>
          </table:table-cell>
          <table:table-cell office:value-type="string">
            <text:p>Couvin</text:p>
          </table:table-cell>
          <table:table-cell office:value-type="string">
            <text:p>Pesch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60">
            <text:p>5660</text:p>
          </table:table-cell>
          <table:table-cell office:value-type="string">
            <text:p>Couvin</text:p>
          </table:table-cell>
          <table:table-cell office:value-type="string">
            <text:p>Petigny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660">
            <text:p>5660</text:p>
          </table:table-cell>
          <table:table-cell office:value-type="string">
            <text:p>Couvin</text:p>
          </table:table-cell>
          <table:table-cell office:value-type="string">
            <text:p>Petite-Chapell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60">
            <text:p>5660</text:p>
          </table:table-cell>
          <table:table-cell office:value-type="string">
            <text:p>Couvin</text:p>
          </table:table-cell>
          <table:table-cell office:value-type="string">
            <text:p>Presgaux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70">
            <text:p>5670</text:p>
          </table:table-cell>
          <table:table-cell office:value-type="string">
            <text:p>Viroinval</text:p>
          </table:table-cell>
          <table:table-cell office:value-type="string">
            <text:p>Dourbe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70">
            <text:p>5670</text:p>
          </table:table-cell>
          <table:table-cell office:value-type="string">
            <text:p>Viroinval</text:p>
          </table:table-cell>
          <table:table-cell office:value-type="string">
            <text:p>Le Mesnil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70">
            <text:p>5670</text:p>
          </table:table-cell>
          <table:table-cell office:value-type="string">
            <text:p>Viroinval</text:p>
          </table:table-cell>
          <table:table-cell office:value-type="string">
            <text:p>Mazé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70">
            <text:p>5670</text:p>
          </table:table-cell>
          <table:table-cell office:value-type="string">
            <text:p>Viroinval</text:p>
          </table:table-cell>
          <table:table-cell office:value-type="string">
            <text:p>Nisme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670">
            <text:p>5670</text:p>
          </table:table-cell>
          <table:table-cell office:value-type="string">
            <text:p>Viroinval</text:p>
          </table:table-cell>
          <table:table-cell office:value-type="string">
            <text:p>Oignies-en-Thiérach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670">
            <text:p>5670</text:p>
          </table:table-cell>
          <table:table-cell office:value-type="string">
            <text:p>Viroinval</text:p>
          </table:table-cell>
          <table:table-cell office:value-type="string">
            <text:p>Olloy-sur-Viroi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70">
            <text:p>5670</text:p>
          </table:table-cell>
          <table:table-cell office:value-type="string">
            <text:p>Viroinval</text:p>
          </table:table-cell>
          <table:table-cell office:value-type="string">
            <text:p>Treigne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670">
            <text:p>5670</text:p>
          </table:table-cell>
          <table:table-cell office:value-type="string">
            <text:p>Viroinval</text:p>
          </table:table-cell>
          <table:table-cell office:value-type="string">
            <text:p>Vierves-sur-Viroin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80">
            <text:p>5680</text:p>
          </table:table-cell>
          <table:table-cell office:value-type="string">
            <text:p>Doische</text:p>
          </table:table-cell>
          <table:table-cell office:value-type="string">
            <text:p>Gimné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80">
            <text:p>5680</text:p>
          </table:table-cell>
          <table:table-cell office:value-type="string">
            <text:p>Doische</text:p>
          </table:table-cell>
          <table:table-cell office:value-type="string">
            <text:p>Gochené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680">
            <text:p>5680</text:p>
          </table:table-cell>
          <table:table-cell office:value-type="string">
            <text:p>Doische</text:p>
          </table:table-cell>
          <table:table-cell office:value-type="string">
            <text:p>Matagne-la-Grand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3">
          <table:table-cell office:value-type="float" office:value="5680">
            <text:p>5680</text:p>
          </table:table-cell>
          <table:table-cell office:value-type="string">
            <text:p>Doische</text:p>
          </table:table-cell>
          <table:table-cell office:value-type="string">
            <text:p>Matagne-la-Petit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80">
            <text:p>5680</text:p>
          </table:table-cell>
          <table:table-cell office:value-type="string">
            <text:p>Doische</text:p>
          </table:table-cell>
          <table:table-cell office:value-type="string">
            <text:p>Niverlé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80">
            <text:p>5680</text:p>
          </table:table-cell>
          <table:table-cell office:value-type="string">
            <text:p>Doische</text:p>
          </table:table-cell>
          <table:table-cell office:value-type="string">
            <text:p>Romeré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80">
            <text:p>5680</text:p>
          </table:table-cell>
          <table:table-cell office:value-type="string">
            <text:p>Doische</text:p>
          </table:table-cell>
          <table:table-cell office:value-type="string">
            <text:p>Soulm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80">
            <text:p>5680</text:p>
          </table:table-cell>
          <table:table-cell office:value-type="string">
            <text:p>Doische</text:p>
          </table:table-cell>
          <table:table-cell office:value-type="string">
            <text:p>Vaucelles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5680">
            <text:p>5680</text:p>
          </table:table-cell>
          <table:table-cell office:value-type="string">
            <text:p>Doische</text:p>
          </table:table-cell>
          <table:table-cell office:value-type="string">
            <text:p>Vodelée</text:p>
          </table:table-cell>
          <table:table-cell office:value-type="string">
            <text:p>Namur</text:p>
          </table:table-cell>
          <table:table-cell table:number-columns-repeated="2"/>
        </table:table-row>
        <table:table-row table:style-name="ro4">
          <table:table-cell office:value-type="float" office:value="6001">
            <text:p>6001</text:p>
          </table:table-cell>
          <table:table-cell office:value-type="string">
            <text:p>Charleroi</text:p>
          </table:table-cell>
          <table:table-cell office:value-type="string">
            <text:p>Marcinell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010">
            <text:p>6010</text:p>
          </table:table-cell>
          <table:table-cell office:value-type="string">
            <text:p>Charleroi</text:p>
          </table:table-cell>
          <table:table-cell office:value-type="string">
            <text:p>Couille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020">
            <text:p>6020</text:p>
          </table:table-cell>
          <table:table-cell office:value-type="string">
            <text:p>Charleroi</text:p>
          </table:table-cell>
          <table:table-cell office:value-type="string">
            <text:p>Dampremy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030">
            <text:p>6030</text:p>
          </table:table-cell>
          <table:table-cell office:value-type="string">
            <text:p>Charleroi</text:p>
          </table:table-cell>
          <table:table-cell office:value-type="string">
            <text:p>Goutroux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030">
            <text:p>6030</text:p>
          </table:table-cell>
          <table:table-cell office:value-type="string">
            <text:p>Charleroi</text:p>
          </table:table-cell>
          <table:table-cell office:value-type="string">
            <text:p>Marchienne-au-Pon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031">
            <text:p>6031</text:p>
          </table:table-cell>
          <table:table-cell office:value-type="string">
            <text:p>Charleroi</text:p>
          </table:table-cell>
          <table:table-cell office:value-type="string">
            <text:p>Monceau-sur-Sambr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032">
            <text:p>6032</text:p>
          </table:table-cell>
          <table:table-cell office:value-type="string">
            <text:p>Charleroi</text:p>
          </table:table-cell>
          <table:table-cell office:value-type="string">
            <text:p>Mont-sur-Marchienn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040">
            <text:p>6040</text:p>
          </table:table-cell>
          <table:table-cell office:value-type="string">
            <text:p>Charleroi</text:p>
          </table:table-cell>
          <table:table-cell office:value-type="string">
            <text:p>Jume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041">
            <text:p>6041</text:p>
          </table:table-cell>
          <table:table-cell office:value-type="string">
            <text:p>Charleroi</text:p>
          </table:table-cell>
          <table:table-cell office:value-type="string">
            <text:p>Gossel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042">
            <text:p>6042</text:p>
          </table:table-cell>
          <table:table-cell office:value-type="string">
            <text:p>Charleroi</text:p>
          </table:table-cell>
          <table:table-cell office:value-type="string">
            <text:p>Lodelinsar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043">
            <text:p>6043</text:p>
          </table:table-cell>
          <table:table-cell office:value-type="string">
            <text:p>Charleroi</text:p>
          </table:table-cell>
          <table:table-cell office:value-type="string">
            <text:p>Ransar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044">
            <text:p>6044</text:p>
          </table:table-cell>
          <table:table-cell office:value-type="string">
            <text:p>Charleroi</text:p>
          </table:table-cell>
          <table:table-cell office:value-type="string">
            <text:p>Roux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060">
            <text:p>6060</text:p>
          </table:table-cell>
          <table:table-cell office:value-type="string">
            <text:p>Charleroi</text:p>
          </table:table-cell>
          <table:table-cell office:value-type="string">
            <text:p>Gilly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061">
            <text:p>6061</text:p>
          </table:table-cell>
          <table:table-cell office:value-type="string">
            <text:p>Charleroi</text:p>
          </table:table-cell>
          <table:table-cell office:value-type="string">
            <text:p>Montignies-sur-Sambr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111">
            <text:p>6111</text:p>
          </table:table-cell>
          <table:table-cell office:value-type="string">
            <text:p>Montigny-le-Tilleul</text:p>
          </table:table-cell>
          <table:table-cell office:value-type="string">
            <text:p>Landel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2">
          <table:table-cell office:value-type="float" office:value="6120">
            <text:p>6120</text:p>
          </table:table-cell>
          <table:table-cell office:value-type="string">
            <text:p>Ham-sur-Heure-Nalinnes</text:p>
          </table:table-cell>
          <table:table-cell office:value-type="string">
            <text:p>Cour-sur-Heur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2">
          <table:table-cell office:value-type="float" office:value="6120">
            <text:p>6120</text:p>
          </table:table-cell>
          <table:table-cell office:value-type="string">
            <text:p>Ham-sur-Heure-Nalinnes</text:p>
          </table:table-cell>
          <table:table-cell office:value-type="string">
            <text:p>Ham-sur-Heur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2">
          <table:table-cell office:value-type="float" office:value="6120">
            <text:p>6120</text:p>
          </table:table-cell>
          <table:table-cell office:value-type="string">
            <text:p>Ham-sur-Heure-Nalinnes</text:p>
          </table:table-cell>
          <table:table-cell office:value-type="string">
            <text:p>Jamioulx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2">
          <table:table-cell office:value-type="float" office:value="6120">
            <text:p>6120</text:p>
          </table:table-cell>
          <table:table-cell office:value-type="string">
            <text:p>Ham-sur-Heure-Nalinnes</text:p>
          </table:table-cell>
          <table:table-cell office:value-type="string">
            <text:p>Marbaix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2">
          <table:table-cell office:value-type="float" office:value="6120">
            <text:p>6120</text:p>
          </table:table-cell>
          <table:table-cell office:value-type="string">
            <text:p>Ham-sur-Heure-Nalinnes</text:p>
          </table:table-cell>
          <table:table-cell office:value-type="string">
            <text:p>Nalinn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141">
            <text:p>6141</text:p>
          </table:table-cell>
          <table:table-cell office:value-type="string">
            <text:p>Fontaine-l'Évêque</text:p>
          </table:table-cell>
          <table:table-cell office:value-type="string">
            <text:p>Forchies-la-March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142">
            <text:p>6142</text:p>
          </table:table-cell>
          <table:table-cell office:value-type="string">
            <text:p>Fontaine-l'Évêque</text:p>
          </table:table-cell>
          <table:table-cell office:value-type="string">
            <text:p>Leern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181">
            <text:p>6181</text:p>
          </table:table-cell>
          <table:table-cell office:value-type="string">
            <text:p>Courcelles</text:p>
          </table:table-cell>
          <table:table-cell office:value-type="string">
            <text:p>Gouy-lez-Piéto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182">
            <text:p>6182</text:p>
          </table:table-cell>
          <table:table-cell office:value-type="string">
            <text:p>Courcelles</text:p>
          </table:table-cell>
          <table:table-cell office:value-type="string">
            <text:p>Souvre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183">
            <text:p>6183</text:p>
          </table:table-cell>
          <table:table-cell office:value-type="string">
            <text:p>Courcelles</text:p>
          </table:table-cell>
          <table:table-cell office:value-type="string">
            <text:p>Trazegn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200">
            <text:p>6200</text:p>
          </table:table-cell>
          <table:table-cell office:value-type="string">
            <text:p>Châtelet</text:p>
          </table:table-cell>
          <table:table-cell office:value-type="string">
            <text:p>Bouffioulx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200">
            <text:p>6200</text:p>
          </table:table-cell>
          <table:table-cell office:value-type="string">
            <text:p>Châtelet</text:p>
          </table:table-cell>
          <table:table-cell office:value-type="string">
            <text:p>Châtelineau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210">
            <text:p>6210</text:p>
          </table:table-cell>
          <table:table-cell office:value-type="string">
            <text:p>Les Bons Villers</text:p>
          </table:table-cell>
          <table:table-cell office:value-type="string">
            <text:p>Frasnes-lez-Gossel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210">
            <text:p>6210</text:p>
          </table:table-cell>
          <table:table-cell office:value-type="string">
            <text:p>Les Bons Villers</text:p>
          </table:table-cell>
          <table:table-cell office:value-type="string">
            <text:p>Rèv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210">
            <text:p>6210</text:p>
          </table:table-cell>
          <table:table-cell office:value-type="string">
            <text:p>Les Bons Villers</text:p>
          </table:table-cell>
          <table:table-cell office:value-type="string">
            <text:p>Villers-Perwi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210">
            <text:p>6210</text:p>
          </table:table-cell>
          <table:table-cell office:value-type="string">
            <text:p>Les Bons Villers</text:p>
          </table:table-cell>
          <table:table-cell office:value-type="string">
            <text:p>Wayaux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211">
            <text:p>6211</text:p>
          </table:table-cell>
          <table:table-cell office:value-type="string">
            <text:p>Les Bons Villers</text:p>
          </table:table-cell>
          <table:table-cell office:value-type="string">
            <text:p>Melle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220">
            <text:p>6220</text:p>
          </table:table-cell>
          <table:table-cell office:value-type="string">
            <text:p>Fleurus</text:p>
          </table:table-cell>
          <table:table-cell office:value-type="string">
            <text:p>Heppign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220">
            <text:p>6220</text:p>
          </table:table-cell>
          <table:table-cell office:value-type="string">
            <text:p>Fleurus</text:p>
          </table:table-cell>
          <table:table-cell office:value-type="string">
            <text:p>Lambusar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220">
            <text:p>6220</text:p>
          </table:table-cell>
          <table:table-cell office:value-type="string">
            <text:p>Fleurus</text:p>
          </table:table-cell>
          <table:table-cell office:value-type="string">
            <text:p>Wangen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221">
            <text:p>6221</text:p>
          </table:table-cell>
          <table:table-cell office:value-type="string">
            <text:p>Fleurus</text:p>
          </table:table-cell>
          <table:table-cell office:value-type="string">
            <text:p>Saint-Amand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222">
            <text:p>6222</text:p>
          </table:table-cell>
          <table:table-cell office:value-type="string">
            <text:p>Fleurus</text:p>
          </table:table-cell>
          <table:table-cell office:value-type="string">
            <text:p>Bry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223">
            <text:p>6223</text:p>
          </table:table-cell>
          <table:table-cell office:value-type="string">
            <text:p>Fleurus</text:p>
          </table:table-cell>
          <table:table-cell office:value-type="string">
            <text:p>Wagnelé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224">
            <text:p>6224</text:p>
          </table:table-cell>
          <table:table-cell office:value-type="string">
            <text:p>Fleurus</text:p>
          </table:table-cell>
          <table:table-cell office:value-type="string">
            <text:p>Wanfercée-Baule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230">
            <text:p>6230</text:p>
          </table:table-cell>
          <table:table-cell office:value-type="string">
            <text:p>Pont-à-Celles</text:p>
          </table:table-cell>
          <table:table-cell office:value-type="string">
            <text:p>Buze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230">
            <text:p>6230</text:p>
          </table:table-cell>
          <table:table-cell office:value-type="string">
            <text:p>Pont-à-Celles</text:p>
          </table:table-cell>
          <table:table-cell office:value-type="string">
            <text:p>Obaix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230">
            <text:p>6230</text:p>
          </table:table-cell>
          <table:table-cell office:value-type="string">
            <text:p>Pont-à-Celles</text:p>
          </table:table-cell>
          <table:table-cell office:value-type="string">
            <text:p>Thiméo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230">
            <text:p>6230</text:p>
          </table:table-cell>
          <table:table-cell office:value-type="string">
            <text:p>Pont-à-Celles</text:p>
          </table:table-cell>
          <table:table-cell office:value-type="string">
            <text:p>Viesvill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238">
            <text:p>6238</text:p>
          </table:table-cell>
          <table:table-cell office:value-type="string">
            <text:p>Pont-à-Celles</text:p>
          </table:table-cell>
          <table:table-cell office:value-type="string">
            <text:p>Liberch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238">
            <text:p>6238</text:p>
          </table:table-cell>
          <table:table-cell office:value-type="string">
            <text:p>Pont-à-Celles</text:p>
          </table:table-cell>
          <table:table-cell office:value-type="string">
            <text:p>Luttr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240">
            <text:p>6240</text:p>
          </table:table-cell>
          <table:table-cell office:value-type="string">
            <text:p>Farciennes</text:p>
          </table:table-cell>
          <table:table-cell office:value-type="string">
            <text:p>Pironchamp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250">
            <text:p>6250</text:p>
          </table:table-cell>
          <table:table-cell office:value-type="string">
            <text:p>Aiseau-Presles</text:p>
          </table:table-cell>
          <table:table-cell office:value-type="string">
            <text:p>Aiseau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250">
            <text:p>6250</text:p>
          </table:table-cell>
          <table:table-cell office:value-type="string">
            <text:p>Aiseau-Presles</text:p>
          </table:table-cell>
          <table:table-cell office:value-type="string">
            <text:p>Pont-de-Loup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250">
            <text:p>6250</text:p>
          </table:table-cell>
          <table:table-cell office:value-type="string">
            <text:p>Aiseau-Presles</text:p>
          </table:table-cell>
          <table:table-cell office:value-type="string">
            <text:p>Presl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250">
            <text:p>6250</text:p>
          </table:table-cell>
          <table:table-cell office:value-type="string">
            <text:p>Aiseau-Presles</text:p>
          </table:table-cell>
          <table:table-cell office:value-type="string">
            <text:p>Rosel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280">
            <text:p>6280</text:p>
          </table:table-cell>
          <table:table-cell office:value-type="string">
            <text:p>Gerpinnes</text:p>
          </table:table-cell>
          <table:table-cell office:value-type="string">
            <text:p>Acoz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280">
            <text:p>6280</text:p>
          </table:table-cell>
          <table:table-cell office:value-type="string">
            <text:p>Gerpinnes</text:p>
          </table:table-cell>
          <table:table-cell office:value-type="string">
            <text:p>Gougn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280">
            <text:p>6280</text:p>
          </table:table-cell>
          <table:table-cell office:value-type="string">
            <text:p>Gerpinnes</text:p>
          </table:table-cell>
          <table:table-cell office:value-type="string">
            <text:p>Joncre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280">
            <text:p>6280</text:p>
          </table:table-cell>
          <table:table-cell office:value-type="string">
            <text:p>Gerpinnes</text:p>
          </table:table-cell>
          <table:table-cell office:value-type="string">
            <text:p>Loverval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280">
            <text:p>6280</text:p>
          </table:table-cell>
          <table:table-cell office:value-type="string">
            <text:p>Gerpinnes</text:p>
          </table:table-cell>
          <table:table-cell office:value-type="string">
            <text:p>Villers-Poteri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440">
            <text:p>6440</text:p>
          </table:table-cell>
          <table:table-cell office:value-type="string">
            <text:p>Froidchapelle</text:p>
          </table:table-cell>
          <table:table-cell office:value-type="string">
            <text:p>Boussu-lez-Walcour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440">
            <text:p>6440</text:p>
          </table:table-cell>
          <table:table-cell office:value-type="string">
            <text:p>Froidchapelle</text:p>
          </table:table-cell>
          <table:table-cell office:value-type="string">
            <text:p>Fourbech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440">
            <text:p>6440</text:p>
          </table:table-cell>
          <table:table-cell office:value-type="string">
            <text:p>Froidchapelle</text:p>
          </table:table-cell>
          <table:table-cell office:value-type="string">
            <text:p>Vergn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441">
            <text:p>6441</text:p>
          </table:table-cell>
          <table:table-cell office:value-type="string">
            <text:p>Froidchapelle</text:p>
          </table:table-cell>
          <table:table-cell office:value-type="string">
            <text:p>Erpio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460">
            <text:p>6460</text:p>
          </table:table-cell>
          <table:table-cell office:value-type="string">
            <text:p>Chimay</text:p>
          </table:table-cell>
          <table:table-cell office:value-type="string">
            <text:p>Bailièvr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460">
            <text:p>6460</text:p>
          </table:table-cell>
          <table:table-cell office:value-type="string">
            <text:p>Chimay</text:p>
          </table:table-cell>
          <table:table-cell office:value-type="string">
            <text:p>Robech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460">
            <text:p>6460</text:p>
          </table:table-cell>
          <table:table-cell office:value-type="string">
            <text:p>Chimay</text:p>
          </table:table-cell>
          <table:table-cell office:value-type="string">
            <text:p>Saint-Remy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460">
            <text:p>6460</text:p>
          </table:table-cell>
          <table:table-cell office:value-type="string">
            <text:p>Chimay</text:p>
          </table:table-cell>
          <table:table-cell office:value-type="string">
            <text:p>Sall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460">
            <text:p>6460</text:p>
          </table:table-cell>
          <table:table-cell office:value-type="string">
            <text:p>Chimay</text:p>
          </table:table-cell>
          <table:table-cell office:value-type="string">
            <text:p>Villers-la-Tour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461">
            <text:p>6461</text:p>
          </table:table-cell>
          <table:table-cell office:value-type="string">
            <text:p>Chimay</text:p>
          </table:table-cell>
          <table:table-cell office:value-type="string">
            <text:p>Virell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462">
            <text:p>6462</text:p>
          </table:table-cell>
          <table:table-cell office:value-type="string">
            <text:p>Chimay</text:p>
          </table:table-cell>
          <table:table-cell office:value-type="string">
            <text:p>Vaulx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463">
            <text:p>6463</text:p>
          </table:table-cell>
          <table:table-cell office:value-type="string">
            <text:p>Chimay</text:p>
          </table:table-cell>
          <table:table-cell office:value-type="string">
            <text:p>Lompre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464">
            <text:p>6464</text:p>
          </table:table-cell>
          <table:table-cell office:value-type="string">
            <text:p>Chimay</text:p>
          </table:table-cell>
          <table:table-cell office:value-type="string">
            <text:p>Baileux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464">
            <text:p>6464</text:p>
          </table:table-cell>
          <table:table-cell office:value-type="string">
            <text:p>Chimay</text:p>
          </table:table-cell>
          <table:table-cell office:value-type="string">
            <text:p>Bourler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464">
            <text:p>6464</text:p>
          </table:table-cell>
          <table:table-cell office:value-type="string">
            <text:p>Chimay</text:p>
          </table:table-cell>
          <table:table-cell office:value-type="string">
            <text:p>Forg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464">
            <text:p>6464</text:p>
          </table:table-cell>
          <table:table-cell office:value-type="string">
            <text:p>Chimay</text:p>
          </table:table-cell>
          <table:table-cell office:value-type="string">
            <text:p>L'Escaillèr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464">
            <text:p>6464</text:p>
          </table:table-cell>
          <table:table-cell office:value-type="string">
            <text:p>Chimay</text:p>
          </table:table-cell>
          <table:table-cell office:value-type="string">
            <text:p>Rièz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470">
            <text:p>6470</text:p>
          </table:table-cell>
          <table:table-cell office:value-type="string">
            <text:p>Sivry-Rance</text:p>
          </table:table-cell>
          <table:table-cell office:value-type="string">
            <text:p>Grandrieu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470">
            <text:p>6470</text:p>
          </table:table-cell>
          <table:table-cell office:value-type="string">
            <text:p>Sivry-Rance</text:p>
          </table:table-cell>
          <table:table-cell office:value-type="string">
            <text:p>Montbliar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470">
            <text:p>6470</text:p>
          </table:table-cell>
          <table:table-cell office:value-type="string">
            <text:p>Sivry-Rance</text:p>
          </table:table-cell>
          <table:table-cell office:value-type="string">
            <text:p>Ranc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470">
            <text:p>6470</text:p>
          </table:table-cell>
          <table:table-cell office:value-type="string">
            <text:p>Sivry-Rance</text:p>
          </table:table-cell>
          <table:table-cell office:value-type="string">
            <text:p>Sauti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470">
            <text:p>6470</text:p>
          </table:table-cell>
          <table:table-cell office:value-type="string">
            <text:p>Sivry-Rance</text:p>
          </table:table-cell>
          <table:table-cell office:value-type="string">
            <text:p>Sivry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500">
            <text:p>6500</text:p>
          </table:table-cell>
          <table:table-cell office:value-type="string">
            <text:p>Beaumont</text:p>
          </table:table-cell>
          <table:table-cell office:value-type="string">
            <text:p>Barbenço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500">
            <text:p>6500</text:p>
          </table:table-cell>
          <table:table-cell office:value-type="string">
            <text:p>Beaumont</text:p>
          </table:table-cell>
          <table:table-cell office:value-type="string">
            <text:p>Leugn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500">
            <text:p>6500</text:p>
          </table:table-cell>
          <table:table-cell office:value-type="string">
            <text:p>Beaumont</text:p>
          </table:table-cell>
          <table:table-cell office:value-type="string">
            <text:p>Leval-Chaudevill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500">
            <text:p>6500</text:p>
          </table:table-cell>
          <table:table-cell office:value-type="string">
            <text:p>Beaumont</text:p>
          </table:table-cell>
          <table:table-cell office:value-type="string">
            <text:p>Renl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500">
            <text:p>6500</text:p>
          </table:table-cell>
          <table:table-cell office:value-type="string">
            <text:p>Beaumont</text:p>
          </table:table-cell>
          <table:table-cell office:value-type="string">
            <text:p>Solre-Saint-Géry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500">
            <text:p>6500</text:p>
          </table:table-cell>
          <table:table-cell office:value-type="string">
            <text:p>Beaumont</text:p>
          </table:table-cell>
          <table:table-cell office:value-type="string">
            <text:p>Thirimon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511">
            <text:p>6511</text:p>
          </table:table-cell>
          <table:table-cell office:value-type="string">
            <text:p>Beaumont</text:p>
          </table:table-cell>
          <table:table-cell office:value-type="string">
            <text:p>Stré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530">
            <text:p>6530</text:p>
          </table:table-cell>
          <table:table-cell office:value-type="string">
            <text:p>Thuin</text:p>
          </table:table-cell>
          <table:table-cell office:value-type="string">
            <text:p>Leers-et-Fosteau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531">
            <text:p>6531</text:p>
          </table:table-cell>
          <table:table-cell office:value-type="string">
            <text:p>Thuin</text:p>
          </table:table-cell>
          <table:table-cell office:value-type="string">
            <text:p>Biesme-sous-Thui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532">
            <text:p>6532</text:p>
          </table:table-cell>
          <table:table-cell office:value-type="string">
            <text:p>Thuin</text:p>
          </table:table-cell>
          <table:table-cell office:value-type="string">
            <text:p>Ragn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533">
            <text:p>6533</text:p>
          </table:table-cell>
          <table:table-cell office:value-type="string">
            <text:p>Thuin</text:p>
          </table:table-cell>
          <table:table-cell office:value-type="string">
            <text:p>Biercé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534">
            <text:p>6534</text:p>
          </table:table-cell>
          <table:table-cell office:value-type="string">
            <text:p>Thuin</text:p>
          </table:table-cell>
          <table:table-cell office:value-type="string">
            <text:p>Gozeé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536">
            <text:p>6536</text:p>
          </table:table-cell>
          <table:table-cell office:value-type="string">
            <text:p>Thuin</text:p>
          </table:table-cell>
          <table:table-cell office:value-type="string">
            <text:p>Donstienn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536">
            <text:p>6536</text:p>
          </table:table-cell>
          <table:table-cell office:value-type="string">
            <text:p>Thuin</text:p>
          </table:table-cell>
          <table:table-cell office:value-type="string">
            <text:p>Thuill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540">
            <text:p>6540</text:p>
          </table:table-cell>
          <table:table-cell office:value-type="string">
            <text:p>Lobbes</text:p>
          </table:table-cell>
          <table:table-cell office:value-type="string">
            <text:p>Mont-Sainte-Genevièv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542">
            <text:p>6542</text:p>
          </table:table-cell>
          <table:table-cell office:value-type="string">
            <text:p>Lobbes</text:p>
          </table:table-cell>
          <table:table-cell office:value-type="string">
            <text:p>Sars-la-Buissièr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543">
            <text:p>6543</text:p>
          </table:table-cell>
          <table:table-cell office:value-type="string">
            <text:p>Lobbes</text:p>
          </table:table-cell>
          <table:table-cell office:value-type="string">
            <text:p>Bienne-lez-Happar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560">
            <text:p>6560</text:p>
          </table:table-cell>
          <table:table-cell office:value-type="string">
            <text:p>Erquelinnes</text:p>
          </table:table-cell>
          <table:table-cell office:value-type="string">
            <text:p>Bersillies-L'Abbay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560">
            <text:p>6560</text:p>
          </table:table-cell>
          <table:table-cell office:value-type="string">
            <text:p>Erquelinnes</text:p>
          </table:table-cell>
          <table:table-cell office:value-type="string">
            <text:p>Grand-Reng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560">
            <text:p>6560</text:p>
          </table:table-cell>
          <table:table-cell office:value-type="string">
            <text:p>Erquelinnes</text:p>
          </table:table-cell>
          <table:table-cell office:value-type="string">
            <text:p>Hantes-Wihér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2">
          <table:table-cell office:value-type="float" office:value="6560">
            <text:p>6560</text:p>
          </table:table-cell>
          <table:table-cell office:value-type="string">
            <text:p>Erquelinnes</text:p>
          </table:table-cell>
          <table:table-cell office:value-type="string">
            <text:p>Montignies-Saint-Christoph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560">
            <text:p>6560</text:p>
          </table:table-cell>
          <table:table-cell office:value-type="string">
            <text:p>Erquelinnes</text:p>
          </table:table-cell>
          <table:table-cell office:value-type="string">
            <text:p>Solre-sur-Sambr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567">
            <text:p>6567</text:p>
          </table:table-cell>
          <table:table-cell office:value-type="string">
            <text:p>Merbes-le-Château</text:p>
          </table:table-cell>
          <table:table-cell office:value-type="string">
            <text:p>Fontaine-Valmon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567">
            <text:p>6567</text:p>
          </table:table-cell>
          <table:table-cell office:value-type="string">
            <text:p>Merbes-le-Château</text:p>
          </table:table-cell>
          <table:table-cell office:value-type="string">
            <text:p>Labuissièr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567">
            <text:p>6567</text:p>
          </table:table-cell>
          <table:table-cell office:value-type="string">
            <text:p>Merbes-le-Château</text:p>
          </table:table-cell>
          <table:table-cell office:value-type="string">
            <text:p>Merbes-Sainte-Mari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591">
            <text:p>6591</text:p>
          </table:table-cell>
          <table:table-cell office:value-type="string">
            <text:p>Momignies</text:p>
          </table:table-cell>
          <table:table-cell office:value-type="string">
            <text:p>Maco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592">
            <text:p>6592</text:p>
          </table:table-cell>
          <table:table-cell office:value-type="string">
            <text:p>Momignies</text:p>
          </table:table-cell>
          <table:table-cell office:value-type="string">
            <text:p>Monceau-Imbrech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593">
            <text:p>6593</text:p>
          </table:table-cell>
          <table:table-cell office:value-type="string">
            <text:p>Momignies</text:p>
          </table:table-cell>
          <table:table-cell office:value-type="string">
            <text:p>Macquenois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594">
            <text:p>6594</text:p>
          </table:table-cell>
          <table:table-cell office:value-type="string">
            <text:p>Momignies</text:p>
          </table:table-cell>
          <table:table-cell office:value-type="string">
            <text:p>Beauwelz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6596">
            <text:p>6596</text:p>
          </table:table-cell>
          <table:table-cell office:value-type="string">
            <text:p>Momignies</text:p>
          </table:table-cell>
          <table:table-cell office:value-type="string">
            <text:p>Forge-Philipp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596">
            <text:p>6596</text:p>
          </table:table-cell>
          <table:table-cell office:value-type="string">
            <text:p>Momignies</text:p>
          </table:table-cell>
          <table:table-cell office:value-type="string">
            <text:p>Seloign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6600">
            <text:p>6600</text:p>
          </table:table-cell>
          <table:table-cell office:value-type="string">
            <text:p>Bastogne</text:p>
          </table:table-cell>
          <table:table-cell office:value-type="string">
            <text:p>Longvilly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600">
            <text:p>6600</text:p>
          </table:table-cell>
          <table:table-cell office:value-type="string">
            <text:p>Bastogne</text:p>
          </table:table-cell>
          <table:table-cell office:value-type="string">
            <text:p>Novill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600">
            <text:p>6600</text:p>
          </table:table-cell>
          <table:table-cell office:value-type="string">
            <text:p>Bastogne</text:p>
          </table:table-cell>
          <table:table-cell office:value-type="string">
            <text:p>Villers-la-Bonne-Eau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600">
            <text:p>6600</text:p>
          </table:table-cell>
          <table:table-cell office:value-type="string">
            <text:p>Bastogne</text:p>
          </table:table-cell>
          <table:table-cell office:value-type="string">
            <text:p>Wardin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637">
            <text:p>6637</text:p>
          </table:table-cell>
          <table:table-cell office:value-type="string">
            <text:p>Fauvillers</text:p>
          </table:table-cell>
          <table:table-cell office:value-type="string">
            <text:p>Hollang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637">
            <text:p>6637</text:p>
          </table:table-cell>
          <table:table-cell office:value-type="string">
            <text:p>Fauvillers</text:p>
          </table:table-cell>
          <table:table-cell office:value-type="string">
            <text:p>Tintang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640">
            <text:p>6640</text:p>
          </table:table-cell>
          <table:table-cell office:value-type="string">
            <text:p>Vaux-sur-Sûre</text:p>
          </table:table-cell>
          <table:table-cell office:value-type="string">
            <text:p>Hompré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640">
            <text:p>6640</text:p>
          </table:table-cell>
          <table:table-cell office:value-type="string">
            <text:p>Vaux-sur-Sûre</text:p>
          </table:table-cell>
          <table:table-cell office:value-type="string">
            <text:p>Morhet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640">
            <text:p>6640</text:p>
          </table:table-cell>
          <table:table-cell office:value-type="string">
            <text:p>Vaux-sur-Sûre</text:p>
          </table:table-cell>
          <table:table-cell office:value-type="string">
            <text:p>Nives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640">
            <text:p>6640</text:p>
          </table:table-cell>
          <table:table-cell office:value-type="string">
            <text:p>Vaux-sur-Sûre</text:p>
          </table:table-cell>
          <table:table-cell office:value-type="string">
            <text:p>Sibret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640">
            <text:p>6640</text:p>
          </table:table-cell>
          <table:table-cell office:value-type="string">
            <text:p>Vaux-sur-Sûre</text:p>
          </table:table-cell>
          <table:table-cell office:value-type="string">
            <text:p>Vaux-lez-Rosières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642">
            <text:p>6642</text:p>
          </table:table-cell>
          <table:table-cell office:value-type="string">
            <text:p>Vaux-sur-Sûre</text:p>
          </table:table-cell>
          <table:table-cell office:value-type="string">
            <text:p>Juseret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660">
            <text:p>6660</text:p>
          </table:table-cell>
          <table:table-cell office:value-type="string">
            <text:p>Houffalize</text:p>
          </table:table-cell>
          <table:table-cell office:value-type="string">
            <text:p>Nadrin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661">
            <text:p>6661</text:p>
          </table:table-cell>
          <table:table-cell office:value-type="string">
            <text:p>Houffalize</text:p>
          </table:table-cell>
          <table:table-cell office:value-type="string">
            <text:p>Mont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661">
            <text:p>6661</text:p>
          </table:table-cell>
          <table:table-cell office:value-type="string">
            <text:p>Houffalize</text:p>
          </table:table-cell>
          <table:table-cell office:value-type="string">
            <text:p>Tailles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662">
            <text:p>6662</text:p>
          </table:table-cell>
          <table:table-cell office:value-type="string">
            <text:p>Houffalize</text:p>
          </table:table-cell>
          <table:table-cell office:value-type="string">
            <text:p>Tavigny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663">
            <text:p>6663</text:p>
          </table:table-cell>
          <table:table-cell office:value-type="string">
            <text:p>Houffalize</text:p>
          </table:table-cell>
          <table:table-cell office:value-type="string">
            <text:p>Mabompré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666">
            <text:p>6666</text:p>
          </table:table-cell>
          <table:table-cell office:value-type="string">
            <text:p>Houffalize</text:p>
          </table:table-cell>
          <table:table-cell office:value-type="string">
            <text:p>Wibrin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670">
            <text:p>6670</text:p>
          </table:table-cell>
          <table:table-cell office:value-type="string">
            <text:p>Gouvy</text:p>
          </table:table-cell>
          <table:table-cell office:value-type="string">
            <text:p>Limerlé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671">
            <text:p>6671</text:p>
          </table:table-cell>
          <table:table-cell office:value-type="string">
            <text:p>Gouvy</text:p>
          </table:table-cell>
          <table:table-cell office:value-type="string">
            <text:p>Bovigny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672">
            <text:p>6672</text:p>
          </table:table-cell>
          <table:table-cell office:value-type="string">
            <text:p>Gouvy</text:p>
          </table:table-cell>
          <table:table-cell office:value-type="string">
            <text:p>Beho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673">
            <text:p>6673</text:p>
          </table:table-cell>
          <table:table-cell office:value-type="string">
            <text:p>Gouvy</text:p>
          </table:table-cell>
          <table:table-cell office:value-type="string">
            <text:p>Cherain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674">
            <text:p>6674</text:p>
          </table:table-cell>
          <table:table-cell office:value-type="string">
            <text:p>Gouvy</text:p>
          </table:table-cell>
          <table:table-cell office:value-type="string">
            <text:p>Montleban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680">
            <text:p>6680</text:p>
          </table:table-cell>
          <table:table-cell office:value-type="string">
            <text:p>Sainte-Ode</text:p>
          </table:table-cell>
          <table:table-cell office:value-type="string">
            <text:p>Amberloup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680">
            <text:p>6680</text:p>
          </table:table-cell>
          <table:table-cell office:value-type="string">
            <text:p>Sainte-Ode</text:p>
          </table:table-cell>
          <table:table-cell office:value-type="string">
            <text:p>Tillet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681">
            <text:p>6681</text:p>
          </table:table-cell>
          <table:table-cell office:value-type="string">
            <text:p>Sainte-Ode</text:p>
          </table:table-cell>
          <table:table-cell office:value-type="string">
            <text:p>Lavacheri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686">
            <text:p>6686</text:p>
          </table:table-cell>
          <table:table-cell office:value-type="string">
            <text:p>Bertogne</text:p>
          </table:table-cell>
          <table:table-cell office:value-type="string">
            <text:p>Flamierg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688">
            <text:p>6688</text:p>
          </table:table-cell>
          <table:table-cell office:value-type="string">
            <text:p>Bertogne</text:p>
          </table:table-cell>
          <table:table-cell office:value-type="string">
            <text:p>Longchamps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690">
            <text:p>6690</text:p>
          </table:table-cell>
          <table:table-cell office:value-type="string">
            <text:p>Vielsalm</text:p>
          </table:table-cell>
          <table:table-cell office:value-type="string">
            <text:p>Bihain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692">
            <text:p>6692</text:p>
          </table:table-cell>
          <table:table-cell office:value-type="string">
            <text:p>Vielsalm</text:p>
          </table:table-cell>
          <table:table-cell office:value-type="string">
            <text:p>Petit-Thier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698">
            <text:p>6698</text:p>
          </table:table-cell>
          <table:table-cell office:value-type="string">
            <text:p>Vielsalm</text:p>
          </table:table-cell>
          <table:table-cell office:value-type="string">
            <text:p>Grand-Halleux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00">
            <text:p>6700</text:p>
          </table:table-cell>
          <table:table-cell office:value-type="string">
            <text:p>Arlon</text:p>
          </table:table-cell>
          <table:table-cell office:value-type="string">
            <text:p>Bonnert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00">
            <text:p>6700</text:p>
          </table:table-cell>
          <table:table-cell office:value-type="string">
            <text:p>Arlon</text:p>
          </table:table-cell>
          <table:table-cell office:value-type="string">
            <text:p>Heinsch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00">
            <text:p>6700</text:p>
          </table:table-cell>
          <table:table-cell office:value-type="string">
            <text:p>Arlon</text:p>
          </table:table-cell>
          <table:table-cell office:value-type="string">
            <text:p>Toernich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04">
            <text:p>6704</text:p>
          </table:table-cell>
          <table:table-cell office:value-type="string">
            <text:p>Arlon</text:p>
          </table:table-cell>
          <table:table-cell office:value-type="string">
            <text:p>Guirsch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06">
            <text:p>6706</text:p>
          </table:table-cell>
          <table:table-cell office:value-type="string">
            <text:p>Arlon</text:p>
          </table:table-cell>
          <table:table-cell office:value-type="string">
            <text:p>Autelbas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17">
            <text:p>6717</text:p>
          </table:table-cell>
          <table:table-cell office:value-type="string">
            <text:p>Attert</text:p>
          </table:table-cell>
          <table:table-cell office:value-type="string">
            <text:p>Nobressart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17">
            <text:p>6717</text:p>
          </table:table-cell>
          <table:table-cell office:value-type="string">
            <text:p>Attert</text:p>
          </table:table-cell>
          <table:table-cell office:value-type="string">
            <text:p>Nothomb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17">
            <text:p>6717</text:p>
          </table:table-cell>
          <table:table-cell office:value-type="string">
            <text:p>Attert</text:p>
          </table:table-cell>
          <table:table-cell office:value-type="string">
            <text:p>Thiaumont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17">
            <text:p>6717</text:p>
          </table:table-cell>
          <table:table-cell office:value-type="string">
            <text:p>Attert</text:p>
          </table:table-cell>
          <table:table-cell office:value-type="string">
            <text:p>Tontelang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720">
            <text:p>6720</text:p>
          </table:table-cell>
          <table:table-cell office:value-type="string">
            <text:p>Habay</text:p>
          </table:table-cell>
          <table:table-cell office:value-type="string">
            <text:p>Habay-la-Neuv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20">
            <text:p>6720</text:p>
          </table:table-cell>
          <table:table-cell office:value-type="string">
            <text:p>Habay</text:p>
          </table:table-cell>
          <table:table-cell office:value-type="string">
            <text:p>Hachy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21">
            <text:p>6721</text:p>
          </table:table-cell>
          <table:table-cell office:value-type="string">
            <text:p>Habay</text:p>
          </table:table-cell>
          <table:table-cell office:value-type="string">
            <text:p>Anlier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723">
            <text:p>6723</text:p>
          </table:table-cell>
          <table:table-cell office:value-type="string">
            <text:p>Habay</text:p>
          </table:table-cell>
          <table:table-cell office:value-type="string">
            <text:p>Habay-la-Vieill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24">
            <text:p>6724</text:p>
          </table:table-cell>
          <table:table-cell office:value-type="string">
            <text:p>Habay</text:p>
          </table:table-cell>
          <table:table-cell office:value-type="string">
            <text:p>Houdemont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24">
            <text:p>6724</text:p>
          </table:table-cell>
          <table:table-cell office:value-type="string">
            <text:p>Habay</text:p>
          </table:table-cell>
          <table:table-cell office:value-type="string">
            <text:p>Rulles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30">
            <text:p>6730</text:p>
          </table:table-cell>
          <table:table-cell office:value-type="string">
            <text:p>Tintigny</text:p>
          </table:table-cell>
          <table:table-cell office:value-type="string">
            <text:p>Bellefontain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30">
            <text:p>6730</text:p>
          </table:table-cell>
          <table:table-cell office:value-type="string">
            <text:p>Tintigny</text:p>
          </table:table-cell>
          <table:table-cell office:value-type="string">
            <text:p>Rossignol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30">
            <text:p>6730</text:p>
          </table:table-cell>
          <table:table-cell office:value-type="string">
            <text:p>Tintigny</text:p>
          </table:table-cell>
          <table:table-cell office:value-type="string">
            <text:p>Saint-Vincent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40">
            <text:p>6740</text:p>
          </table:table-cell>
          <table:table-cell office:value-type="string">
            <text:p>Étalle</text:p>
          </table:table-cell>
          <table:table-cell office:value-type="string">
            <text:p>Sainte-Mari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740">
            <text:p>6740</text:p>
          </table:table-cell>
          <table:table-cell office:value-type="string">
            <text:p>Étalle</text:p>
          </table:table-cell>
          <table:table-cell office:value-type="string">
            <text:p>Villers-sur-Semois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41">
            <text:p>6741</text:p>
          </table:table-cell>
          <table:table-cell office:value-type="string">
            <text:p>Étalle</text:p>
          </table:table-cell>
          <table:table-cell office:value-type="string">
            <text:p>Vanc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42">
            <text:p>6742</text:p>
          </table:table-cell>
          <table:table-cell office:value-type="string">
            <text:p>Étalle</text:p>
          </table:table-cell>
          <table:table-cell office:value-type="string">
            <text:p>Chantemell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43">
            <text:p>6743</text:p>
          </table:table-cell>
          <table:table-cell office:value-type="string">
            <text:p>Étalle</text:p>
          </table:table-cell>
          <table:table-cell office:value-type="string">
            <text:p>Buzenol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47">
            <text:p>6747</text:p>
          </table:table-cell>
          <table:table-cell office:value-type="string">
            <text:p>Saint-Léger</text:p>
          </table:table-cell>
          <table:table-cell office:value-type="string">
            <text:p>Châtillon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47">
            <text:p>6747</text:p>
          </table:table-cell>
          <table:table-cell office:value-type="string">
            <text:p>Saint-Léger</text:p>
          </table:table-cell>
          <table:table-cell office:value-type="string">
            <text:p>Meix-le-Tig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750">
            <text:p>6750</text:p>
          </table:table-cell>
          <table:table-cell office:value-type="string">
            <text:p>Musson</text:p>
          </table:table-cell>
          <table:table-cell office:value-type="string">
            <text:p>Mussy-la-Vill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60">
            <text:p>6760</text:p>
          </table:table-cell>
          <table:table-cell office:value-type="string">
            <text:p>Virton</text:p>
          </table:table-cell>
          <table:table-cell office:value-type="string">
            <text:p>Bleid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60">
            <text:p>6760</text:p>
          </table:table-cell>
          <table:table-cell office:value-type="string">
            <text:p>Virton</text:p>
          </table:table-cell>
          <table:table-cell office:value-type="string">
            <text:p>Eth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60">
            <text:p>6760</text:p>
          </table:table-cell>
          <table:table-cell office:value-type="string">
            <text:p>Virton</text:p>
          </table:table-cell>
          <table:table-cell office:value-type="string">
            <text:p>Ruett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61">
            <text:p>6761</text:p>
          </table:table-cell>
          <table:table-cell office:value-type="string">
            <text:p>Virton</text:p>
          </table:table-cell>
          <table:table-cell office:value-type="string">
            <text:p>Latour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62">
            <text:p>6762</text:p>
          </table:table-cell>
          <table:table-cell office:value-type="string">
            <text:p>Virton</text:p>
          </table:table-cell>
          <table:table-cell office:value-type="string">
            <text:p>Saint-Mard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67">
            <text:p>6767</text:p>
          </table:table-cell>
          <table:table-cell office:value-type="string">
            <text:p>Rouvroy</text:p>
          </table:table-cell>
          <table:table-cell office:value-type="string">
            <text:p>Dampicourt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67">
            <text:p>6767</text:p>
          </table:table-cell>
          <table:table-cell office:value-type="string">
            <text:p>Rouvroy</text:p>
          </table:table-cell>
          <table:table-cell office:value-type="string">
            <text:p>Harnoncourt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67">
            <text:p>6767</text:p>
          </table:table-cell>
          <table:table-cell office:value-type="string">
            <text:p>Rouvroy</text:p>
          </table:table-cell>
          <table:table-cell office:value-type="string">
            <text:p>Lamorteau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67">
            <text:p>6767</text:p>
          </table:table-cell>
          <table:table-cell office:value-type="string">
            <text:p>Rouvroy</text:p>
          </table:table-cell>
          <table:table-cell office:value-type="string">
            <text:p>Torgny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769">
            <text:p>6769</text:p>
          </table:table-cell>
          <table:table-cell office:value-type="string">
            <text:p>Meix-devant-Virton</text:p>
          </table:table-cell>
          <table:table-cell office:value-type="string">
            <text:p>Gérouvill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769">
            <text:p>6769</text:p>
          </table:table-cell>
          <table:table-cell office:value-type="string">
            <text:p>Meix-devant-Virton</text:p>
          </table:table-cell>
          <table:table-cell office:value-type="string">
            <text:p>Robelmont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769">
            <text:p>6769</text:p>
          </table:table-cell>
          <table:table-cell office:value-type="string">
            <text:p>Meix-devant-Virton</text:p>
          </table:table-cell>
          <table:table-cell office:value-type="string">
            <text:p>Sommethonn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769">
            <text:p>6769</text:p>
          </table:table-cell>
          <table:table-cell office:value-type="string">
            <text:p>Meix-devant-Virton</text:p>
          </table:table-cell>
          <table:table-cell office:value-type="string">
            <text:p>Villers-la-Lou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80">
            <text:p>6780</text:p>
          </table:table-cell>
          <table:table-cell office:value-type="string">
            <text:p>Messancy</text:p>
          </table:table-cell>
          <table:table-cell office:value-type="string">
            <text:p>Hondelang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80">
            <text:p>6780</text:p>
          </table:table-cell>
          <table:table-cell office:value-type="string">
            <text:p>Messancy</text:p>
          </table:table-cell>
          <table:table-cell office:value-type="string">
            <text:p>Wolkrang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81">
            <text:p>6781</text:p>
          </table:table-cell>
          <table:table-cell office:value-type="string">
            <text:p>Messancy</text:p>
          </table:table-cell>
          <table:table-cell office:value-type="string">
            <text:p>Sélang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82">
            <text:p>6782</text:p>
          </table:table-cell>
          <table:table-cell office:value-type="string">
            <text:p>Messancy</text:p>
          </table:table-cell>
          <table:table-cell office:value-type="string">
            <text:p>Habergy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91">
            <text:p>6791</text:p>
          </table:table-cell>
          <table:table-cell office:value-type="string">
            <text:p>Aubange</text:p>
          </table:table-cell>
          <table:table-cell office:value-type="string">
            <text:p>Athus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92">
            <text:p>6792</text:p>
          </table:table-cell>
          <table:table-cell office:value-type="string">
            <text:p>Aubange</text:p>
          </table:table-cell>
          <table:table-cell office:value-type="string">
            <text:p>Halanzy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792">
            <text:p>6792</text:p>
          </table:table-cell>
          <table:table-cell office:value-type="string">
            <text:p>Aubange</text:p>
          </table:table-cell>
          <table:table-cell office:value-type="string">
            <text:p>Rachecourt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800">
            <text:p>6800</text:p>
          </table:table-cell>
          <table:table-cell office:value-type="string">
            <text:p>Libramont-Chevigny</text:p>
          </table:table-cell>
          <table:table-cell office:value-type="string">
            <text:p>Bras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800">
            <text:p>6800</text:p>
          </table:table-cell>
          <table:table-cell office:value-type="string">
            <text:p>Libramont-Chevigny</text:p>
          </table:table-cell>
          <table:table-cell office:value-type="string">
            <text:p>Freux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800">
            <text:p>6800</text:p>
          </table:table-cell>
          <table:table-cell office:value-type="string">
            <text:p>Libramont-Chevigny</text:p>
          </table:table-cell>
          <table:table-cell office:value-type="string">
            <text:p>Libramont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800">
            <text:p>6800</text:p>
          </table:table-cell>
          <table:table-cell office:value-type="string">
            <text:p>Libramont-Chevigny</text:p>
          </table:table-cell>
          <table:table-cell office:value-type="string">
            <text:p>Moircy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800">
            <text:p>6800</text:p>
          </table:table-cell>
          <table:table-cell office:value-type="string">
            <text:p>Libramont-Chevigny</text:p>
          </table:table-cell>
          <table:table-cell office:value-type="string">
            <text:p>Recogn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800">
            <text:p>6800</text:p>
          </table:table-cell>
          <table:table-cell office:value-type="string">
            <text:p>Libramont-Chevigny</text:p>
          </table:table-cell>
          <table:table-cell office:value-type="string">
            <text:p>Remagn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800">
            <text:p>6800</text:p>
          </table:table-cell>
          <table:table-cell office:value-type="string">
            <text:p>Libramont-Chevigny</text:p>
          </table:table-cell>
          <table:table-cell office:value-type="string">
            <text:p>Sainte-Marie-Chevigny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800">
            <text:p>6800</text:p>
          </table:table-cell>
          <table:table-cell office:value-type="string">
            <text:p>Libramont-Chevigny</text:p>
          </table:table-cell>
          <table:table-cell office:value-type="string">
            <text:p>Saint-Pierr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10">
            <text:p>6810</text:p>
          </table:table-cell>
          <table:table-cell office:value-type="string">
            <text:p>Chiny</text:p>
          </table:table-cell>
          <table:table-cell office:value-type="string">
            <text:p>Izel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10">
            <text:p>6810</text:p>
          </table:table-cell>
          <table:table-cell office:value-type="string">
            <text:p>Chiny</text:p>
          </table:table-cell>
          <table:table-cell office:value-type="string">
            <text:p>Jamoign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11">
            <text:p>6811</text:p>
          </table:table-cell>
          <table:table-cell office:value-type="string">
            <text:p>Chiny</text:p>
          </table:table-cell>
          <table:table-cell office:value-type="string">
            <text:p>Les Bulles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12">
            <text:p>6812</text:p>
          </table:table-cell>
          <table:table-cell office:value-type="string">
            <text:p>Chiny</text:p>
          </table:table-cell>
          <table:table-cell office:value-type="string">
            <text:p>Suxy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13">
            <text:p>6813</text:p>
          </table:table-cell>
          <table:table-cell office:value-type="string">
            <text:p>Chiny</text:p>
          </table:table-cell>
          <table:table-cell office:value-type="string">
            <text:p>Termes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20">
            <text:p>6820</text:p>
          </table:table-cell>
          <table:table-cell office:value-type="string">
            <text:p>Florenville</text:p>
          </table:table-cell>
          <table:table-cell office:value-type="string">
            <text:p>Fontenoill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20">
            <text:p>6820</text:p>
          </table:table-cell>
          <table:table-cell office:value-type="string">
            <text:p>Florenville</text:p>
          </table:table-cell>
          <table:table-cell office:value-type="string">
            <text:p>Muno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20">
            <text:p>6820</text:p>
          </table:table-cell>
          <table:table-cell office:value-type="string">
            <text:p>Florenville</text:p>
          </table:table-cell>
          <table:table-cell office:value-type="string">
            <text:p>Sainte-Cécil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21">
            <text:p>6821</text:p>
          </table:table-cell>
          <table:table-cell office:value-type="string">
            <text:p>Florenville</text:p>
          </table:table-cell>
          <table:table-cell office:value-type="string">
            <text:p>Lacuisin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823">
            <text:p>6823</text:p>
          </table:table-cell>
          <table:table-cell office:value-type="string">
            <text:p>Florenville</text:p>
          </table:table-cell>
          <table:table-cell office:value-type="string">
            <text:p>Villers-devant-Orval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24">
            <text:p>6824</text:p>
          </table:table-cell>
          <table:table-cell office:value-type="string">
            <text:p>Florenville</text:p>
          </table:table-cell>
          <table:table-cell office:value-type="string">
            <text:p>Chassepierr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30">
            <text:p>6830</text:p>
          </table:table-cell>
          <table:table-cell office:value-type="string">
            <text:p>Bouillon</text:p>
          </table:table-cell>
          <table:table-cell office:value-type="string">
            <text:p>Les Hayons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30">
            <text:p>6830</text:p>
          </table:table-cell>
          <table:table-cell office:value-type="string">
            <text:p>Bouillon</text:p>
          </table:table-cell>
          <table:table-cell office:value-type="string">
            <text:p>Poupehan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30">
            <text:p>6830</text:p>
          </table:table-cell>
          <table:table-cell office:value-type="string">
            <text:p>Bouillon</text:p>
          </table:table-cell>
          <table:table-cell office:value-type="string">
            <text:p>Rochehaut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31">
            <text:p>6831</text:p>
          </table:table-cell>
          <table:table-cell office:value-type="string">
            <text:p>Bouillon</text:p>
          </table:table-cell>
          <table:table-cell office:value-type="string">
            <text:p>Noirefontain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32">
            <text:p>6832</text:p>
          </table:table-cell>
          <table:table-cell office:value-type="string">
            <text:p>Bouillon</text:p>
          </table:table-cell>
          <table:table-cell office:value-type="string">
            <text:p>Sensenruth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33">
            <text:p>6833</text:p>
          </table:table-cell>
          <table:table-cell office:value-type="string">
            <text:p>Bouillon</text:p>
          </table:table-cell>
          <table:table-cell office:value-type="string">
            <text:p>Ucimont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33">
            <text:p>6833</text:p>
          </table:table-cell>
          <table:table-cell office:value-type="string">
            <text:p>Bouillon</text:p>
          </table:table-cell>
          <table:table-cell office:value-type="string">
            <text:p>Vivy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34">
            <text:p>6834</text:p>
          </table:table-cell>
          <table:table-cell office:value-type="string">
            <text:p>Bouillon</text:p>
          </table:table-cell>
          <table:table-cell office:value-type="string">
            <text:p>Bellevaux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36">
            <text:p>6836</text:p>
          </table:table-cell>
          <table:table-cell office:value-type="string">
            <text:p>Bouillon</text:p>
          </table:table-cell>
          <table:table-cell office:value-type="string">
            <text:p>Dohan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38">
            <text:p>6838</text:p>
          </table:table-cell>
          <table:table-cell office:value-type="string">
            <text:p>Bouillon</text:p>
          </table:table-cell>
          <table:table-cell office:value-type="string">
            <text:p>Corbion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40">
            <text:p>6840</text:p>
          </table:table-cell>
          <table:table-cell office:value-type="string">
            <text:p>Neufchâteau</text:p>
          </table:table-cell>
          <table:table-cell office:value-type="string">
            <text:p>Grandvoir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40">
            <text:p>6840</text:p>
          </table:table-cell>
          <table:table-cell office:value-type="string">
            <text:p>Neufchâteau</text:p>
          </table:table-cell>
          <table:table-cell office:value-type="string">
            <text:p>Grapfontain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40">
            <text:p>6840</text:p>
          </table:table-cell>
          <table:table-cell office:value-type="string">
            <text:p>Neufchâteau</text:p>
          </table:table-cell>
          <table:table-cell office:value-type="string">
            <text:p>Hamipré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40">
            <text:p>6840</text:p>
          </table:table-cell>
          <table:table-cell office:value-type="string">
            <text:p>Neufchâteau</text:p>
          </table:table-cell>
          <table:table-cell office:value-type="string">
            <text:p>Longlier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40">
            <text:p>6840</text:p>
          </table:table-cell>
          <table:table-cell office:value-type="string">
            <text:p>Neufchâteau</text:p>
          </table:table-cell>
          <table:table-cell office:value-type="string">
            <text:p>Tournay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50">
            <text:p>6850</text:p>
          </table:table-cell>
          <table:table-cell office:value-type="string">
            <text:p>Paliseul</text:p>
          </table:table-cell>
          <table:table-cell office:value-type="string">
            <text:p>Carlsbourg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50">
            <text:p>6850</text:p>
          </table:table-cell>
          <table:table-cell office:value-type="string">
            <text:p>Paliseul</text:p>
          </table:table-cell>
          <table:table-cell office:value-type="string">
            <text:p>Offagn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51">
            <text:p>6851</text:p>
          </table:table-cell>
          <table:table-cell office:value-type="string">
            <text:p>Paliseul</text:p>
          </table:table-cell>
          <table:table-cell office:value-type="string">
            <text:p>Nollevaux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52">
            <text:p>6852</text:p>
          </table:table-cell>
          <table:table-cell office:value-type="string">
            <text:p>Paliseul</text:p>
          </table:table-cell>
          <table:table-cell office:value-type="string">
            <text:p>Maissin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52">
            <text:p>6852</text:p>
          </table:table-cell>
          <table:table-cell office:value-type="string">
            <text:p>Paliseul</text:p>
          </table:table-cell>
          <table:table-cell office:value-type="string">
            <text:p>Opont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53">
            <text:p>6853</text:p>
          </table:table-cell>
          <table:table-cell office:value-type="string">
            <text:p>Paliseul</text:p>
          </table:table-cell>
          <table:table-cell office:value-type="string">
            <text:p>Framont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856">
            <text:p>6856</text:p>
          </table:table-cell>
          <table:table-cell office:value-type="string">
            <text:p>Paliseul</text:p>
          </table:table-cell>
          <table:table-cell office:value-type="string">
            <text:p>Fays-les-Veneurs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60">
            <text:p>6860</text:p>
          </table:table-cell>
          <table:table-cell office:value-type="string">
            <text:p>Léglise</text:p>
          </table:table-cell>
          <table:table-cell office:value-type="string">
            <text:p>Assenois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60">
            <text:p>6860</text:p>
          </table:table-cell>
          <table:table-cell office:value-type="string">
            <text:p>Léglise</text:p>
          </table:table-cell>
          <table:table-cell office:value-type="string">
            <text:p>Ebly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60">
            <text:p>6860</text:p>
          </table:table-cell>
          <table:table-cell office:value-type="string">
            <text:p>Léglise</text:p>
          </table:table-cell>
          <table:table-cell office:value-type="string">
            <text:p>Mellier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60">
            <text:p>6860</text:p>
          </table:table-cell>
          <table:table-cell office:value-type="string">
            <text:p>Léglise</text:p>
          </table:table-cell>
          <table:table-cell office:value-type="string">
            <text:p>Witry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70">
            <text:p>6870</text:p>
          </table:table-cell>
          <table:table-cell office:value-type="string">
            <text:p>Saint-Hubert</text:p>
          </table:table-cell>
          <table:table-cell office:value-type="string">
            <text:p>Arvill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70">
            <text:p>6870</text:p>
          </table:table-cell>
          <table:table-cell office:value-type="string">
            <text:p>Saint-Hubert</text:p>
          </table:table-cell>
          <table:table-cell office:value-type="string">
            <text:p>Awenn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70">
            <text:p>6870</text:p>
          </table:table-cell>
          <table:table-cell office:value-type="string">
            <text:p>Saint-Hubert</text:p>
          </table:table-cell>
          <table:table-cell office:value-type="string">
            <text:p>Hatrival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70">
            <text:p>6870</text:p>
          </table:table-cell>
          <table:table-cell office:value-type="string">
            <text:p>Saint-Hubert</text:p>
          </table:table-cell>
          <table:table-cell office:value-type="string">
            <text:p>Mirwart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70">
            <text:p>6870</text:p>
          </table:table-cell>
          <table:table-cell office:value-type="string">
            <text:p>Saint-Hubert</text:p>
          </table:table-cell>
          <table:table-cell office:value-type="string">
            <text:p>Vesquevill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880">
            <text:p>6880</text:p>
          </table:table-cell>
          <table:table-cell office:value-type="string">
            <text:p>Bertrix</text:p>
          </table:table-cell>
          <table:table-cell office:value-type="string">
            <text:p>Auby-sur-Semois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80">
            <text:p>6880</text:p>
          </table:table-cell>
          <table:table-cell office:value-type="string">
            <text:p>Bertrix</text:p>
          </table:table-cell>
          <table:table-cell office:value-type="string">
            <text:p>Cugnon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80">
            <text:p>6880</text:p>
          </table:table-cell>
          <table:table-cell office:value-type="string">
            <text:p>Bertrix</text:p>
          </table:table-cell>
          <table:table-cell office:value-type="string">
            <text:p>Jehonvill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80">
            <text:p>6880</text:p>
          </table:table-cell>
          <table:table-cell office:value-type="string">
            <text:p>Bertrix</text:p>
          </table:table-cell>
          <table:table-cell office:value-type="string">
            <text:p>Orgeo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87">
            <text:p>6887</text:p>
          </table:table-cell>
          <table:table-cell office:value-type="string">
            <text:p>Herbeumont</text:p>
          </table:table-cell>
          <table:table-cell office:value-type="string">
            <text:p>Saint-Médard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87">
            <text:p>6887</text:p>
          </table:table-cell>
          <table:table-cell office:value-type="string">
            <text:p>Herbeumont</text:p>
          </table:table-cell>
          <table:table-cell office:value-type="string">
            <text:p>Straimont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90">
            <text:p>6890</text:p>
          </table:table-cell>
          <table:table-cell office:value-type="string">
            <text:p>Libin</text:p>
          </table:table-cell>
          <table:table-cell office:value-type="string">
            <text:p>Anloy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90">
            <text:p>6890</text:p>
          </table:table-cell>
          <table:table-cell office:value-type="string">
            <text:p>Libin</text:p>
          </table:table-cell>
          <table:table-cell office:value-type="string">
            <text:p>Ochamps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90">
            <text:p>6890</text:p>
          </table:table-cell>
          <table:table-cell office:value-type="string">
            <text:p>Libin</text:p>
          </table:table-cell>
          <table:table-cell office:value-type="string">
            <text:p>Redu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90">
            <text:p>6890</text:p>
          </table:table-cell>
          <table:table-cell office:value-type="string">
            <text:p>Libin</text:p>
          </table:table-cell>
          <table:table-cell office:value-type="string">
            <text:p>Smuid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90">
            <text:p>6890</text:p>
          </table:table-cell>
          <table:table-cell office:value-type="string">
            <text:p>Libin</text:p>
          </table:table-cell>
          <table:table-cell office:value-type="string">
            <text:p>Transinn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890">
            <text:p>6890</text:p>
          </table:table-cell>
          <table:table-cell office:value-type="string">
            <text:p>Libin</text:p>
          </table:table-cell>
          <table:table-cell office:value-type="string">
            <text:p>Villanc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900">
            <text:p>6900</text:p>
          </table:table-cell>
          <table:table-cell office:value-type="string">
            <text:p>Marche-en-Famenne</text:p>
          </table:table-cell>
          <table:table-cell office:value-type="string">
            <text:p>Ay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900">
            <text:p>6900</text:p>
          </table:table-cell>
          <table:table-cell office:value-type="string">
            <text:p>Marche-en-Famenne</text:p>
          </table:table-cell>
          <table:table-cell office:value-type="string">
            <text:p>Hargimont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900">
            <text:p>6900</text:p>
          </table:table-cell>
          <table:table-cell office:value-type="string">
            <text:p>Marche-en-Famenne</text:p>
          </table:table-cell>
          <table:table-cell office:value-type="string">
            <text:p>Humain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900">
            <text:p>6900</text:p>
          </table:table-cell>
          <table:table-cell office:value-type="string">
            <text:p>Marche-en-Famenne</text:p>
          </table:table-cell>
          <table:table-cell office:value-type="string">
            <text:p>On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900">
            <text:p>6900</text:p>
          </table:table-cell>
          <table:table-cell office:value-type="string">
            <text:p>Marche-en-Famenne</text:p>
          </table:table-cell>
          <table:table-cell office:value-type="string">
            <text:p>Roy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900">
            <text:p>6900</text:p>
          </table:table-cell>
          <table:table-cell office:value-type="string">
            <text:p>Marche-en-Famenne</text:p>
          </table:table-cell>
          <table:table-cell office:value-type="string">
            <text:p>Waha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20">
            <text:p>6920</text:p>
          </table:table-cell>
          <table:table-cell office:value-type="string">
            <text:p>Wellin</text:p>
          </table:table-cell>
          <table:table-cell office:value-type="string">
            <text:p>Sohier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21">
            <text:p>6921</text:p>
          </table:table-cell>
          <table:table-cell office:value-type="string">
            <text:p>Wellin</text:p>
          </table:table-cell>
          <table:table-cell office:value-type="string">
            <text:p>Chanly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22">
            <text:p>6922</text:p>
          </table:table-cell>
          <table:table-cell office:value-type="string">
            <text:p>Wellin</text:p>
          </table:table-cell>
          <table:table-cell office:value-type="string">
            <text:p>Halma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24">
            <text:p>6924</text:p>
          </table:table-cell>
          <table:table-cell office:value-type="string">
            <text:p>Wellin</text:p>
          </table:table-cell>
          <table:table-cell office:value-type="string">
            <text:p>Lomprez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27">
            <text:p>6927</text:p>
          </table:table-cell>
          <table:table-cell office:value-type="string">
            <text:p>Tellin</text:p>
          </table:table-cell>
          <table:table-cell office:value-type="string">
            <text:p>Bur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27">
            <text:p>6927</text:p>
          </table:table-cell>
          <table:table-cell office:value-type="string">
            <text:p>Tellin</text:p>
          </table:table-cell>
          <table:table-cell office:value-type="string">
            <text:p>Grupont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27">
            <text:p>6927</text:p>
          </table:table-cell>
          <table:table-cell office:value-type="string">
            <text:p>Tellin</text:p>
          </table:table-cell>
          <table:table-cell office:value-type="string">
            <text:p>Resteign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29">
            <text:p>6929</text:p>
          </table:table-cell>
          <table:table-cell office:value-type="string">
            <text:p>Daverdisse</text:p>
          </table:table-cell>
          <table:table-cell office:value-type="string">
            <text:p>Gembes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29">
            <text:p>6929</text:p>
          </table:table-cell>
          <table:table-cell office:value-type="string">
            <text:p>Daverdisse</text:p>
          </table:table-cell>
          <table:table-cell office:value-type="string">
            <text:p>Haut-Fays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29">
            <text:p>6929</text:p>
          </table:table-cell>
          <table:table-cell office:value-type="string">
            <text:p>Daverdisse</text:p>
          </table:table-cell>
          <table:table-cell office:value-type="string">
            <text:p>Porcheress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40">
            <text:p>6940</text:p>
          </table:table-cell>
          <table:table-cell office:value-type="string">
            <text:p>Durbuy</text:p>
          </table:table-cell>
          <table:table-cell office:value-type="string">
            <text:p>Barvaux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40">
            <text:p>6940</text:p>
          </table:table-cell>
          <table:table-cell office:value-type="string">
            <text:p>Durbuy</text:p>
          </table:table-cell>
          <table:table-cell office:value-type="string">
            <text:p>Grandhan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40">
            <text:p>6940</text:p>
          </table:table-cell>
          <table:table-cell office:value-type="string">
            <text:p>Durbuy</text:p>
          </table:table-cell>
          <table:table-cell office:value-type="string">
            <text:p>Septon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40">
            <text:p>6940</text:p>
          </table:table-cell>
          <table:table-cell office:value-type="string">
            <text:p>Durbuy</text:p>
          </table:table-cell>
          <table:table-cell office:value-type="string">
            <text:p>Wéris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41">
            <text:p>6941</text:p>
          </table:table-cell>
          <table:table-cell office:value-type="string">
            <text:p>Durbuy</text:p>
          </table:table-cell>
          <table:table-cell office:value-type="string">
            <text:p>Bend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41">
            <text:p>6941</text:p>
          </table:table-cell>
          <table:table-cell office:value-type="string">
            <text:p>Durbuy</text:p>
          </table:table-cell>
          <table:table-cell office:value-type="string">
            <text:p>Bomal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41">
            <text:p>6941</text:p>
          </table:table-cell>
          <table:table-cell office:value-type="string">
            <text:p>Durbuy</text:p>
          </table:table-cell>
          <table:table-cell office:value-type="string">
            <text:p>Borlon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41">
            <text:p>6941</text:p>
          </table:table-cell>
          <table:table-cell office:value-type="string">
            <text:p>Durbuy</text:p>
          </table:table-cell>
          <table:table-cell office:value-type="string">
            <text:p>Heyd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41">
            <text:p>6941</text:p>
          </table:table-cell>
          <table:table-cell office:value-type="string">
            <text:p>Durbuy</text:p>
          </table:table-cell>
          <table:table-cell office:value-type="string">
            <text:p>Izier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41">
            <text:p>6941</text:p>
          </table:table-cell>
          <table:table-cell office:value-type="string">
            <text:p>Durbuy</text:p>
          </table:table-cell>
          <table:table-cell office:value-type="string">
            <text:p>Tohogn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941">
            <text:p>6941</text:p>
          </table:table-cell>
          <table:table-cell office:value-type="string">
            <text:p>Durbuy</text:p>
          </table:table-cell>
          <table:table-cell office:value-type="string">
            <text:p>Villers-Sainte-Gertrud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50">
            <text:p>6950</text:p>
          </table:table-cell>
          <table:table-cell office:value-type="string">
            <text:p>Nassogne</text:p>
          </table:table-cell>
          <table:table-cell office:value-type="string">
            <text:p>Harsin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51">
            <text:p>6951</text:p>
          </table:table-cell>
          <table:table-cell office:value-type="string">
            <text:p>Nassogne</text:p>
          </table:table-cell>
          <table:table-cell office:value-type="string">
            <text:p>Band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52">
            <text:p>6952</text:p>
          </table:table-cell>
          <table:table-cell office:value-type="string">
            <text:p>Nassogne</text:p>
          </table:table-cell>
          <table:table-cell office:value-type="string">
            <text:p>Grun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53">
            <text:p>6953</text:p>
          </table:table-cell>
          <table:table-cell office:value-type="string">
            <text:p>Nassogne</text:p>
          </table:table-cell>
          <table:table-cell office:value-type="string">
            <text:p>Ambly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53">
            <text:p>6953</text:p>
          </table:table-cell>
          <table:table-cell office:value-type="string">
            <text:p>Nassogne</text:p>
          </table:table-cell>
          <table:table-cell office:value-type="string">
            <text:p>Forrières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53">
            <text:p>6953</text:p>
          </table:table-cell>
          <table:table-cell office:value-type="string">
            <text:p>Nassogne</text:p>
          </table:table-cell>
          <table:table-cell office:value-type="string">
            <text:p>Lesterny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53">
            <text:p>6953</text:p>
          </table:table-cell>
          <table:table-cell office:value-type="string">
            <text:p>Nassogne</text:p>
          </table:table-cell>
          <table:table-cell office:value-type="string">
            <text:p>Masbourg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60">
            <text:p>6960</text:p>
          </table:table-cell>
          <table:table-cell office:value-type="string">
            <text:p>Manhay</text:p>
          </table:table-cell>
          <table:table-cell office:value-type="string">
            <text:p>Dochamps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60">
            <text:p>6960</text:p>
          </table:table-cell>
          <table:table-cell office:value-type="string">
            <text:p>Manhay</text:p>
          </table:table-cell>
          <table:table-cell office:value-type="string">
            <text:p>Grandmenil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60">
            <text:p>6960</text:p>
          </table:table-cell>
          <table:table-cell office:value-type="string">
            <text:p>Manhay</text:p>
          </table:table-cell>
          <table:table-cell office:value-type="string">
            <text:p>Harr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60">
            <text:p>6960</text:p>
          </table:table-cell>
          <table:table-cell office:value-type="string">
            <text:p>Manhay</text:p>
          </table:table-cell>
          <table:table-cell office:value-type="string">
            <text:p>Malempré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60">
            <text:p>6960</text:p>
          </table:table-cell>
          <table:table-cell office:value-type="string">
            <text:p>Manhay</text:p>
          </table:table-cell>
          <table:table-cell office:value-type="string">
            <text:p>Odeign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960">
            <text:p>6960</text:p>
          </table:table-cell>
          <table:table-cell office:value-type="string">
            <text:p>Manhay</text:p>
          </table:table-cell>
          <table:table-cell office:value-type="string">
            <text:p>Vaux-Chavann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71">
            <text:p>6971</text:p>
          </table:table-cell>
          <table:table-cell office:value-type="string">
            <text:p>Tenneville</text:p>
          </table:table-cell>
          <table:table-cell office:value-type="string">
            <text:p>Champlon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72">
            <text:p>6972</text:p>
          </table:table-cell>
          <table:table-cell office:value-type="string">
            <text:p>Tenneville</text:p>
          </table:table-cell>
          <table:table-cell office:value-type="string">
            <text:p>Erneuvill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980">
            <text:p>6980</text:p>
          </table:table-cell>
          <table:table-cell office:value-type="string">
            <text:p>La Roche-en-Ardenne</text:p>
          </table:table-cell>
          <table:table-cell office:value-type="string">
            <text:p>Beausaint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982">
            <text:p>6982</text:p>
          </table:table-cell>
          <table:table-cell office:value-type="string">
            <text:p>La Roche-en-Ardenne</text:p>
          </table:table-cell>
          <table:table-cell office:value-type="string">
            <text:p>Samré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983">
            <text:p>6983</text:p>
          </table:table-cell>
          <table:table-cell office:value-type="string">
            <text:p>La Roche-en-Ardenne</text:p>
          </table:table-cell>
          <table:table-cell office:value-type="string">
            <text:p>Ortho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984">
            <text:p>6984</text:p>
          </table:table-cell>
          <table:table-cell office:value-type="string">
            <text:p>La Roche-en-Ardenne</text:p>
          </table:table-cell>
          <table:table-cell office:value-type="string">
            <text:p>Hives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3">
          <table:table-cell office:value-type="float" office:value="6986">
            <text:p>6986</text:p>
          </table:table-cell>
          <table:table-cell office:value-type="string">
            <text:p>La Roche-en-Ardenne</text:p>
          </table:table-cell>
          <table:table-cell office:value-type="string">
            <text:p>Halleux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87">
            <text:p>6987</text:p>
          </table:table-cell>
          <table:table-cell office:value-type="string">
            <text:p>Rendeux</text:p>
          </table:table-cell>
          <table:table-cell office:value-type="string">
            <text:p>Beff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87">
            <text:p>6987</text:p>
          </table:table-cell>
          <table:table-cell office:value-type="string">
            <text:p>Rendeux</text:p>
          </table:table-cell>
          <table:table-cell office:value-type="string">
            <text:p>Hodister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87">
            <text:p>6987</text:p>
          </table:table-cell>
          <table:table-cell office:value-type="string">
            <text:p>Rendeux</text:p>
          </table:table-cell>
          <table:table-cell office:value-type="string">
            <text:p>Marcourt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90">
            <text:p>6990</text:p>
          </table:table-cell>
          <table:table-cell office:value-type="string">
            <text:p>Hotton</text:p>
          </table:table-cell>
          <table:table-cell office:value-type="string">
            <text:p>Fronvill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90">
            <text:p>6990</text:p>
          </table:table-cell>
          <table:table-cell office:value-type="string">
            <text:p>Hotton</text:p>
          </table:table-cell>
          <table:table-cell office:value-type="string">
            <text:p>Hampteau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90">
            <text:p>6990</text:p>
          </table:table-cell>
          <table:table-cell office:value-type="string">
            <text:p>Hotton</text:p>
          </table:table-cell>
          <table:table-cell office:value-type="string">
            <text:p>Marenne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97">
            <text:p>6997</text:p>
          </table:table-cell>
          <table:table-cell office:value-type="string">
            <text:p>Érezée</text:p>
          </table:table-cell>
          <table:table-cell office:value-type="string">
            <text:p>Amonines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97">
            <text:p>6997</text:p>
          </table:table-cell>
          <table:table-cell office:value-type="string">
            <text:p>Érezée</text:p>
          </table:table-cell>
          <table:table-cell office:value-type="string">
            <text:p>Mormont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6997">
            <text:p>6997</text:p>
          </table:table-cell>
          <table:table-cell office:value-type="string">
            <text:p>Érezée</text:p>
          </table:table-cell>
          <table:table-cell office:value-type="string">
            <text:p>Soy</text:p>
          </table:table-cell>
          <table:table-cell office:value-type="string">
            <text:p>Luxembourg</text:p>
          </table:table-cell>
          <table:table-cell table:number-columns-repeated="2"/>
        </table:table-row>
        <table:table-row table:style-name="ro4">
          <table:table-cell office:value-type="float" office:value="7011">
            <text:p>7011</text:p>
          </table:table-cell>
          <table:table-cell office:value-type="string">
            <text:p>Mons</text:p>
          </table:table-cell>
          <table:table-cell office:value-type="string">
            <text:p>Ghli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12">
            <text:p>7012</text:p>
          </table:table-cell>
          <table:table-cell office:value-type="string">
            <text:p>Mons</text:p>
          </table:table-cell>
          <table:table-cell office:value-type="string">
            <text:p>Flénu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12">
            <text:p>7012</text:p>
          </table:table-cell>
          <table:table-cell office:value-type="string">
            <text:p>Mons</text:p>
          </table:table-cell>
          <table:table-cell office:value-type="string">
            <text:p>Jemapp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20">
            <text:p>7020</text:p>
          </table:table-cell>
          <table:table-cell office:value-type="string">
            <text:p>Mons</text:p>
          </table:table-cell>
          <table:table-cell office:value-type="string">
            <text:p>Maisièr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20">
            <text:p>7020</text:p>
          </table:table-cell>
          <table:table-cell office:value-type="string">
            <text:p>Mons</text:p>
          </table:table-cell>
          <table:table-cell office:value-type="string">
            <text:p>Nimy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21">
            <text:p>7021</text:p>
          </table:table-cell>
          <table:table-cell office:value-type="string">
            <text:p>Mons</text:p>
          </table:table-cell>
          <table:table-cell office:value-type="string">
            <text:p>Havré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22">
            <text:p>7022</text:p>
          </table:table-cell>
          <table:table-cell office:value-type="string">
            <text:p>Mons</text:p>
          </table:table-cell>
          <table:table-cell office:value-type="string">
            <text:p>Harmign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22">
            <text:p>7022</text:p>
          </table:table-cell>
          <table:table-cell office:value-type="string">
            <text:p>Mons</text:p>
          </table:table-cell>
          <table:table-cell office:value-type="string">
            <text:p>Harveng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22">
            <text:p>7022</text:p>
          </table:table-cell>
          <table:table-cell office:value-type="string">
            <text:p>Mons</text:p>
          </table:table-cell>
          <table:table-cell office:value-type="string">
            <text:p>Hyo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22">
            <text:p>7022</text:p>
          </table:table-cell>
          <table:table-cell office:value-type="string">
            <text:p>Mons</text:p>
          </table:table-cell>
          <table:table-cell office:value-type="string">
            <text:p>Mesvi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22">
            <text:p>7022</text:p>
          </table:table-cell>
          <table:table-cell office:value-type="string">
            <text:p>Mons</text:p>
          </table:table-cell>
          <table:table-cell office:value-type="string">
            <text:p>Nouvell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24">
            <text:p>7024</text:p>
          </table:table-cell>
          <table:table-cell office:value-type="string">
            <text:p>Mons</text:p>
          </table:table-cell>
          <table:table-cell office:value-type="string">
            <text:p>Ciply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030">
            <text:p>7030</text:p>
          </table:table-cell>
          <table:table-cell office:value-type="string">
            <text:p>Mons</text:p>
          </table:table-cell>
          <table:table-cell office:value-type="string">
            <text:p>Saint-Symphorie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031">
            <text:p>7031</text:p>
          </table:table-cell>
          <table:table-cell office:value-type="string">
            <text:p>Mons</text:p>
          </table:table-cell>
          <table:table-cell office:value-type="string">
            <text:p>Villers-Saint-Ghislai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32">
            <text:p>7032</text:p>
          </table:table-cell>
          <table:table-cell office:value-type="string">
            <text:p>Mons</text:p>
          </table:table-cell>
          <table:table-cell office:value-type="string">
            <text:p>Spienn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33">
            <text:p>7033</text:p>
          </table:table-cell>
          <table:table-cell office:value-type="string">
            <text:p>Mons</text:p>
          </table:table-cell>
          <table:table-cell office:value-type="string">
            <text:p>Cuesm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34">
            <text:p>7034</text:p>
          </table:table-cell>
          <table:table-cell office:value-type="string">
            <text:p>Mons</text:p>
          </table:table-cell>
          <table:table-cell office:value-type="string">
            <text:p>Obourg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34">
            <text:p>7034</text:p>
          </table:table-cell>
          <table:table-cell office:value-type="string">
            <text:p>Mons</text:p>
          </table:table-cell>
          <table:table-cell office:value-type="string">
            <text:p>Saint-Deni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40">
            <text:p>7040</text:p>
          </table:table-cell>
          <table:table-cell office:value-type="string">
            <text:p>Quévy</text:p>
          </table:table-cell>
          <table:table-cell office:value-type="string">
            <text:p>Asquill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40">
            <text:p>7040</text:p>
          </table:table-cell>
          <table:table-cell office:value-type="string">
            <text:p>Quévy</text:p>
          </table:table-cell>
          <table:table-cell office:value-type="string">
            <text:p>Aulnoi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40">
            <text:p>7040</text:p>
          </table:table-cell>
          <table:table-cell office:value-type="string">
            <text:p>Quévy</text:p>
          </table:table-cell>
          <table:table-cell office:value-type="string">
            <text:p>Blaregn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40">
            <text:p>7040</text:p>
          </table:table-cell>
          <table:table-cell office:value-type="string">
            <text:p>Quévy</text:p>
          </table:table-cell>
          <table:table-cell office:value-type="string">
            <text:p>Bougn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40">
            <text:p>7040</text:p>
          </table:table-cell>
          <table:table-cell office:value-type="string">
            <text:p>Quévy</text:p>
          </table:table-cell>
          <table:table-cell office:value-type="string">
            <text:p>Genly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040">
            <text:p>7040</text:p>
          </table:table-cell>
          <table:table-cell office:value-type="string">
            <text:p>Quévy</text:p>
          </table:table-cell>
          <table:table-cell office:value-type="string">
            <text:p>Goegnies-Chaussé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040">
            <text:p>7040</text:p>
          </table:table-cell>
          <table:table-cell office:value-type="string">
            <text:p>Quévy</text:p>
          </table:table-cell>
          <table:table-cell office:value-type="string">
            <text:p>Quévy-le-Grand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40">
            <text:p>7040</text:p>
          </table:table-cell>
          <table:table-cell office:value-type="string">
            <text:p>Quévy</text:p>
          </table:table-cell>
          <table:table-cell office:value-type="string">
            <text:p>Quévy-le-Peti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41">
            <text:p>7041</text:p>
          </table:table-cell>
          <table:table-cell office:value-type="string">
            <text:p>Quévy</text:p>
          </table:table-cell>
          <table:table-cell office:value-type="string">
            <text:p>Givry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41">
            <text:p>7041</text:p>
          </table:table-cell>
          <table:table-cell office:value-type="string">
            <text:p>Quévy</text:p>
          </table:table-cell>
          <table:table-cell office:value-type="string">
            <text:p>Havay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50">
            <text:p>7050</text:p>
          </table:table-cell>
          <table:table-cell office:value-type="string">
            <text:p>Jurbise</text:p>
          </table:table-cell>
          <table:table-cell office:value-type="string">
            <text:p>Erbau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50">
            <text:p>7050</text:p>
          </table:table-cell>
          <table:table-cell office:value-type="string">
            <text:p>Jurbise</text:p>
          </table:table-cell>
          <table:table-cell office:value-type="string">
            <text:p>Erbisoeul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50">
            <text:p>7050</text:p>
          </table:table-cell>
          <table:table-cell office:value-type="string">
            <text:p>Jurbise</text:p>
          </table:table-cell>
          <table:table-cell office:value-type="string">
            <text:p>Herch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050">
            <text:p>7050</text:p>
          </table:table-cell>
          <table:table-cell office:value-type="string">
            <text:p>Jurbise</text:p>
          </table:table-cell>
          <table:table-cell office:value-type="string">
            <text:p>Masnuy-Saint-Jea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050">
            <text:p>7050</text:p>
          </table:table-cell>
          <table:table-cell office:value-type="string">
            <text:p>Jurbise</text:p>
          </table:table-cell>
          <table:table-cell office:value-type="string">
            <text:p>Masnuy-Saint-Pierr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60">
            <text:p>7060</text:p>
          </table:table-cell>
          <table:table-cell office:value-type="string">
            <text:p>Soignies</text:p>
          </table:table-cell>
          <table:table-cell office:value-type="string">
            <text:p>Horru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61">
            <text:p>7061</text:p>
          </table:table-cell>
          <table:table-cell office:value-type="string">
            <text:p>Soignies</text:p>
          </table:table-cell>
          <table:table-cell office:value-type="string">
            <text:p>Casteau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61">
            <text:p>7061</text:p>
          </table:table-cell>
          <table:table-cell office:value-type="string">
            <text:p>Soignies</text:p>
          </table:table-cell>
          <table:table-cell office:value-type="string">
            <text:p>Thieus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62">
            <text:p>7062</text:p>
          </table:table-cell>
          <table:table-cell office:value-type="string">
            <text:p>Soignies</text:p>
          </table:table-cell>
          <table:table-cell office:value-type="string">
            <text:p>Naas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2">
          <table:table-cell office:value-type="float" office:value="7063">
            <text:p>7063</text:p>
          </table:table-cell>
          <table:table-cell office:value-type="string">
            <text:p>Soignies</text:p>
          </table:table-cell>
          <table:table-cell office:value-type="string">
            <text:p>Chaussée-Notre-Dame-Louvign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63">
            <text:p>7063</text:p>
          </table:table-cell>
          <table:table-cell office:value-type="string">
            <text:p>Soignies</text:p>
          </table:table-cell>
          <table:table-cell office:value-type="string">
            <text:p>Neufvill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70">
            <text:p>7070</text:p>
          </table:table-cell>
          <table:table-cell office:value-type="string">
            <text:p>Le Roeulx</text:p>
          </table:table-cell>
          <table:table-cell office:value-type="string">
            <text:p>Gottign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70">
            <text:p>7070</text:p>
          </table:table-cell>
          <table:table-cell office:value-type="string">
            <text:p>Le Roeulx</text:p>
          </table:table-cell>
          <table:table-cell office:value-type="string">
            <text:p>Mignaul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70">
            <text:p>7070</text:p>
          </table:table-cell>
          <table:table-cell office:value-type="string">
            <text:p>Le Roeulx</text:p>
          </table:table-cell>
          <table:table-cell office:value-type="string">
            <text:p>Thieu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070">
            <text:p>7070</text:p>
          </table:table-cell>
          <table:table-cell office:value-type="string">
            <text:p>Le Roeulx</text:p>
          </table:table-cell>
          <table:table-cell office:value-type="string">
            <text:p>Ville-sur-Hain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80">
            <text:p>7080</text:p>
          </table:table-cell>
          <table:table-cell office:value-type="string">
            <text:p>Frameries</text:p>
          </table:table-cell>
          <table:table-cell office:value-type="string">
            <text:p>Eug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80">
            <text:p>7080</text:p>
          </table:table-cell>
          <table:table-cell office:value-type="string">
            <text:p>Frameries</text:p>
          </table:table-cell>
          <table:table-cell office:value-type="string">
            <text:p>La Bouveri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080">
            <text:p>7080</text:p>
          </table:table-cell>
          <table:table-cell office:value-type="string">
            <text:p>Frameries</text:p>
          </table:table-cell>
          <table:table-cell office:value-type="string">
            <text:p>Noirchai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080">
            <text:p>7080</text:p>
          </table:table-cell>
          <table:table-cell office:value-type="string">
            <text:p>Frameries</text:p>
          </table:table-cell>
          <table:table-cell office:value-type="string">
            <text:p>Sars-la-Bruyèr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090">
            <text:p>7090</text:p>
          </table:table-cell>
          <table:table-cell office:value-type="string">
            <text:p>Braine-le-Comte</text:p>
          </table:table-cell>
          <table:table-cell office:value-type="string">
            <text:p>Hennuyèr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090">
            <text:p>7090</text:p>
          </table:table-cell>
          <table:table-cell office:value-type="string">
            <text:p>Braine-le-Comte</text:p>
          </table:table-cell>
          <table:table-cell office:value-type="string">
            <text:p>Henripon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090">
            <text:p>7090</text:p>
          </table:table-cell>
          <table:table-cell office:value-type="string">
            <text:p>Braine-le-Comte</text:p>
          </table:table-cell>
          <table:table-cell office:value-type="string">
            <text:p>Petit-Roeulx-lez-Brain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090">
            <text:p>7090</text:p>
          </table:table-cell>
          <table:table-cell office:value-type="string">
            <text:p>Braine-le-Comte</text:p>
          </table:table-cell>
          <table:table-cell office:value-type="string">
            <text:p>Ronquièr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090">
            <text:p>7090</text:p>
          </table:table-cell>
          <table:table-cell office:value-type="string">
            <text:p>Braine-le-Comte</text:p>
          </table:table-cell>
          <table:table-cell office:value-type="string">
            <text:p>Steenkerqu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100">
            <text:p>7100</text:p>
          </table:table-cell>
          <table:table-cell office:value-type="string">
            <text:p>La Louvière</text:p>
          </table:table-cell>
          <table:table-cell office:value-type="string">
            <text:p>Haine-Saint-Paul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100">
            <text:p>7100</text:p>
          </table:table-cell>
          <table:table-cell office:value-type="string">
            <text:p>La Louvière</text:p>
          </table:table-cell>
          <table:table-cell office:value-type="string">
            <text:p>Haine-Saint-Pierr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100">
            <text:p>7100</text:p>
          </table:table-cell>
          <table:table-cell office:value-type="string">
            <text:p>La Louvière</text:p>
          </table:table-cell>
          <table:table-cell office:value-type="string">
            <text:p>Saint-Vaas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100">
            <text:p>7100</text:p>
          </table:table-cell>
          <table:table-cell office:value-type="string">
            <text:p>La Louvière</text:p>
          </table:table-cell>
          <table:table-cell office:value-type="string">
            <text:p>Trivièr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110">
            <text:p>7110</text:p>
          </table:table-cell>
          <table:table-cell office:value-type="string">
            <text:p>La Louvière</text:p>
          </table:table-cell>
          <table:table-cell office:value-type="string">
            <text:p>Houdeng-Aimer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110">
            <text:p>7110</text:p>
          </table:table-cell>
          <table:table-cell office:value-type="string">
            <text:p>La Louvière</text:p>
          </table:table-cell>
          <table:table-cell office:value-type="string">
            <text:p>Houdeng-Goegn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110">
            <text:p>7110</text:p>
          </table:table-cell>
          <table:table-cell office:value-type="string">
            <text:p>La Louvière</text:p>
          </table:table-cell>
          <table:table-cell office:value-type="string">
            <text:p>Maurag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110">
            <text:p>7110</text:p>
          </table:table-cell>
          <table:table-cell office:value-type="string">
            <text:p>La Louvière</text:p>
          </table:table-cell>
          <table:table-cell office:value-type="string">
            <text:p>Strépy-Bracquegn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120">
            <text:p>7120</text:p>
          </table:table-cell>
          <table:table-cell office:value-type="string">
            <text:p>Estinnes</text:p>
          </table:table-cell>
          <table:table-cell office:value-type="string">
            <text:p>Croix-lez-Rouveroy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120">
            <text:p>7120</text:p>
          </table:table-cell>
          <table:table-cell office:value-type="string">
            <text:p>Estinnes</text:p>
          </table:table-cell>
          <table:table-cell office:value-type="string">
            <text:p>Estinnes-au-Mon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120">
            <text:p>7120</text:p>
          </table:table-cell>
          <table:table-cell office:value-type="string">
            <text:p>Estinnes</text:p>
          </table:table-cell>
          <table:table-cell office:value-type="string">
            <text:p>Estinnes-au-Val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120">
            <text:p>7120</text:p>
          </table:table-cell>
          <table:table-cell office:value-type="string">
            <text:p>Estinnes</text:p>
          </table:table-cell>
          <table:table-cell office:value-type="string">
            <text:p>Fauroeulx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120">
            <text:p>7120</text:p>
          </table:table-cell>
          <table:table-cell office:value-type="string">
            <text:p>Estinnes</text:p>
          </table:table-cell>
          <table:table-cell office:value-type="string">
            <text:p>Haulchi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120">
            <text:p>7120</text:p>
          </table:table-cell>
          <table:table-cell office:value-type="string">
            <text:p>Estinnes</text:p>
          </table:table-cell>
          <table:table-cell office:value-type="string">
            <text:p>Peissan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120">
            <text:p>7120</text:p>
          </table:table-cell>
          <table:table-cell office:value-type="string">
            <text:p>Estinnes</text:p>
          </table:table-cell>
          <table:table-cell office:value-type="string">
            <text:p>Rouveroy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120">
            <text:p>7120</text:p>
          </table:table-cell>
          <table:table-cell office:value-type="string">
            <text:p>Estinnes</text:p>
          </table:table-cell>
          <table:table-cell office:value-type="string">
            <text:p>Vellereille-les-Brayeux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120">
            <text:p>7120</text:p>
          </table:table-cell>
          <table:table-cell office:value-type="string">
            <text:p>Estinnes</text:p>
          </table:table-cell>
          <table:table-cell office:value-type="string">
            <text:p>Vellereille-le-Sec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130">
            <text:p>7130</text:p>
          </table:table-cell>
          <table:table-cell office:value-type="string">
            <text:p>Binche</text:p>
          </table:table-cell>
          <table:table-cell office:value-type="string">
            <text:p>Battign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130">
            <text:p>7130</text:p>
          </table:table-cell>
          <table:table-cell office:value-type="string">
            <text:p>Binche</text:p>
          </table:table-cell>
          <table:table-cell office:value-type="string">
            <text:p>Bray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131">
            <text:p>7131</text:p>
          </table:table-cell>
          <table:table-cell office:value-type="string">
            <text:p>Binche</text:p>
          </table:table-cell>
          <table:table-cell office:value-type="string">
            <text:p>Waudrez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133">
            <text:p>7133</text:p>
          </table:table-cell>
          <table:table-cell office:value-type="string">
            <text:p>Binche</text:p>
          </table:table-cell>
          <table:table-cell office:value-type="string">
            <text:p>Buvrinn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134">
            <text:p>7134</text:p>
          </table:table-cell>
          <table:table-cell office:value-type="string">
            <text:p>Binche</text:p>
          </table:table-cell>
          <table:table-cell office:value-type="string">
            <text:p>Epinoi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134">
            <text:p>7134</text:p>
          </table:table-cell>
          <table:table-cell office:value-type="string">
            <text:p>Binche</text:p>
          </table:table-cell>
          <table:table-cell office:value-type="string">
            <text:p>Leval-Trahegn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134">
            <text:p>7134</text:p>
          </table:table-cell>
          <table:table-cell office:value-type="string">
            <text:p>Binche</text:p>
          </table:table-cell>
          <table:table-cell office:value-type="string">
            <text:p>Péronn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134">
            <text:p>7134</text:p>
          </table:table-cell>
          <table:table-cell office:value-type="string">
            <text:p>Binche</text:p>
          </table:table-cell>
          <table:table-cell office:value-type="string">
            <text:p>Ressaix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140">
            <text:p>7140</text:p>
          </table:table-cell>
          <table:table-cell office:value-type="string">
            <text:p>Morlanwelz</text:p>
          </table:table-cell>
          <table:table-cell office:value-type="string">
            <text:p>Morlanweiz-Mariemon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141">
            <text:p>7141</text:p>
          </table:table-cell>
          <table:table-cell office:value-type="string">
            <text:p>Morlanwelz</text:p>
          </table:table-cell>
          <table:table-cell office:value-type="string">
            <text:p>Carnièr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141">
            <text:p>7141</text:p>
          </table:table-cell>
          <table:table-cell office:value-type="string">
            <text:p>Morlanwelz</text:p>
          </table:table-cell>
          <table:table-cell office:value-type="string">
            <text:p>Mont-Sainte-Aldegond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160">
            <text:p>7160</text:p>
          </table:table-cell>
          <table:table-cell office:value-type="string">
            <text:p>Chapelle-lez-Herlaimont</text:p>
          </table:table-cell>
          <table:table-cell office:value-type="string">
            <text:p>Godarvill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160">
            <text:p>7160</text:p>
          </table:table-cell>
          <table:table-cell office:value-type="string">
            <text:p>Chapelle-lez-Herlaimont</text:p>
          </table:table-cell>
          <table:table-cell office:value-type="string">
            <text:p>Piéto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170">
            <text:p>7170</text:p>
          </table:table-cell>
          <table:table-cell office:value-type="string">
            <text:p>Manage</text:p>
          </table:table-cell>
          <table:table-cell office:value-type="string">
            <text:p>Bellecour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170">
            <text:p>7170</text:p>
          </table:table-cell>
          <table:table-cell office:value-type="string">
            <text:p>Manage</text:p>
          </table:table-cell>
          <table:table-cell office:value-type="string">
            <text:p>Bois-d'Hain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170">
            <text:p>7170</text:p>
          </table:table-cell>
          <table:table-cell office:value-type="string">
            <text:p>Manage</text:p>
          </table:table-cell>
          <table:table-cell office:value-type="string">
            <text:p>Fayt-lez-Manag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170">
            <text:p>7170</text:p>
          </table:table-cell>
          <table:table-cell office:value-type="string">
            <text:p>Manage</text:p>
          </table:table-cell>
          <table:table-cell office:value-type="string">
            <text:p>La Hestr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181">
            <text:p>7181</text:p>
          </table:table-cell>
          <table:table-cell office:value-type="string">
            <text:p>Seneffe</text:p>
          </table:table-cell>
          <table:table-cell office:value-type="string">
            <text:p>Arquenn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181">
            <text:p>7181</text:p>
          </table:table-cell>
          <table:table-cell office:value-type="string">
            <text:p>Seneffe</text:p>
          </table:table-cell>
          <table:table-cell office:value-type="string">
            <text:p>Familleureux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181">
            <text:p>7181</text:p>
          </table:table-cell>
          <table:table-cell office:value-type="string">
            <text:p>Seneffe</text:p>
          </table:table-cell>
          <table:table-cell office:value-type="string">
            <text:p>Feluy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181">
            <text:p>7181</text:p>
          </table:table-cell>
          <table:table-cell office:value-type="string">
            <text:p>Seneffe</text:p>
          </table:table-cell>
          <table:table-cell office:value-type="string">
            <text:p>Petit-Roeulx-lez-Nivell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190">
            <text:p>7190</text:p>
          </table:table-cell>
          <table:table-cell office:value-type="string">
            <text:p>Écaussinnes</text:p>
          </table:table-cell>
          <table:table-cell office:value-type="string">
            <text:p>Ecaussinnes d'Enghie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190">
            <text:p>7190</text:p>
          </table:table-cell>
          <table:table-cell office:value-type="string">
            <text:p>Écaussinnes</text:p>
          </table:table-cell>
          <table:table-cell office:value-type="string">
            <text:p>Marche-lez-Ecaussinn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191">
            <text:p>7191</text:p>
          </table:table-cell>
          <table:table-cell office:value-type="string">
            <text:p>Écaussinnes</text:p>
          </table:table-cell>
          <table:table-cell office:value-type="string">
            <text:p>Ecaussinnes-Lalaing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301">
            <text:p>7301</text:p>
          </table:table-cell>
          <table:table-cell office:value-type="string">
            <text:p>Boussu</text:p>
          </table:table-cell>
          <table:table-cell office:value-type="string">
            <text:p>Hornu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321">
            <text:p>7321</text:p>
          </table:table-cell>
          <table:table-cell office:value-type="string">
            <text:p>Bernissart</text:p>
          </table:table-cell>
          <table:table-cell office:value-type="string">
            <text:p>Blato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321">
            <text:p>7321</text:p>
          </table:table-cell>
          <table:table-cell office:value-type="string">
            <text:p>Bernissart</text:p>
          </table:table-cell>
          <table:table-cell office:value-type="string">
            <text:p>Harch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322">
            <text:p>7322</text:p>
          </table:table-cell>
          <table:table-cell office:value-type="string">
            <text:p>Bernissart</text:p>
          </table:table-cell>
          <table:table-cell office:value-type="string">
            <text:p>Pommeroeul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322">
            <text:p>7322</text:p>
          </table:table-cell>
          <table:table-cell office:value-type="string">
            <text:p>Bernissart</text:p>
          </table:table-cell>
          <table:table-cell office:value-type="string">
            <text:p>Ville-Pommeroeul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331">
            <text:p>7331</text:p>
          </table:table-cell>
          <table:table-cell office:value-type="string">
            <text:p>Saint-Ghislain</text:p>
          </table:table-cell>
          <table:table-cell office:value-type="string">
            <text:p>Baudour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332">
            <text:p>7332</text:p>
          </table:table-cell>
          <table:table-cell office:value-type="string">
            <text:p>Saint-Ghislain</text:p>
          </table:table-cell>
          <table:table-cell office:value-type="string">
            <text:p>Neufmaiso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332">
            <text:p>7332</text:p>
          </table:table-cell>
          <table:table-cell office:value-type="string">
            <text:p>Saint-Ghislain</text:p>
          </table:table-cell>
          <table:table-cell office:value-type="string">
            <text:p>Siraul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333">
            <text:p>7333</text:p>
          </table:table-cell>
          <table:table-cell office:value-type="string">
            <text:p>Saint-Ghislain</text:p>
          </table:table-cell>
          <table:table-cell office:value-type="string">
            <text:p>Tertr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334">
            <text:p>7334</text:p>
          </table:table-cell>
          <table:table-cell office:value-type="string">
            <text:p>Saint-Ghislain</text:p>
          </table:table-cell>
          <table:table-cell office:value-type="string">
            <text:p>Hautrag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334">
            <text:p>7334</text:p>
          </table:table-cell>
          <table:table-cell office:value-type="string">
            <text:p>Saint-Ghislain</text:p>
          </table:table-cell>
          <table:table-cell office:value-type="string">
            <text:p>Villero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340">
            <text:p>7340</text:p>
          </table:table-cell>
          <table:table-cell office:value-type="string">
            <text:p>Colfontaine</text:p>
          </table:table-cell>
          <table:table-cell office:value-type="string">
            <text:p>Pâturag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340">
            <text:p>7340</text:p>
          </table:table-cell>
          <table:table-cell office:value-type="string">
            <text:p>Colfontaine</text:p>
          </table:table-cell>
          <table:table-cell office:value-type="string">
            <text:p>Warquign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340">
            <text:p>7340</text:p>
          </table:table-cell>
          <table:table-cell office:value-type="string">
            <text:p>Colfontaine</text:p>
          </table:table-cell>
          <table:table-cell office:value-type="string">
            <text:p>Wasm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350">
            <text:p>7350</text:p>
          </table:table-cell>
          <table:table-cell office:value-type="string">
            <text:p>Hensies</text:p>
          </table:table-cell>
          <table:table-cell office:value-type="string">
            <text:p>Haini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350">
            <text:p>7350</text:p>
          </table:table-cell>
          <table:table-cell office:value-type="string">
            <text:p>Hensies</text:p>
          </table:table-cell>
          <table:table-cell office:value-type="string">
            <text:p>Montroeul-sur-Hain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350">
            <text:p>7350</text:p>
          </table:table-cell>
          <table:table-cell office:value-type="string">
            <text:p>Hensies</text:p>
          </table:table-cell>
          <table:table-cell office:value-type="string">
            <text:p>Thuli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370">
            <text:p>7370</text:p>
          </table:table-cell>
          <table:table-cell office:value-type="string">
            <text:p>Dour</text:p>
          </table:table-cell>
          <table:table-cell office:value-type="string">
            <text:p>Blaug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370">
            <text:p>7370</text:p>
          </table:table-cell>
          <table:table-cell office:value-type="string">
            <text:p>Dour</text:p>
          </table:table-cell>
          <table:table-cell office:value-type="string">
            <text:p>Eloug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370">
            <text:p>7370</text:p>
          </table:table-cell>
          <table:table-cell office:value-type="string">
            <text:p>Dour</text:p>
          </table:table-cell>
          <table:table-cell office:value-type="string">
            <text:p>Wihér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380">
            <text:p>7380</text:p>
          </table:table-cell>
          <table:table-cell office:value-type="string">
            <text:p>Quiévrain</text:p>
          </table:table-cell>
          <table:table-cell office:value-type="string">
            <text:p>Baisieux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382">
            <text:p>7382</text:p>
          </table:table-cell>
          <table:table-cell office:value-type="string">
            <text:p>Quiévrain</text:p>
          </table:table-cell>
          <table:table-cell office:value-type="string">
            <text:p>Audregn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387">
            <text:p>7387</text:p>
          </table:table-cell>
          <table:table-cell office:value-type="string">
            <text:p>Honnelles</text:p>
          </table:table-cell>
          <table:table-cell office:value-type="string">
            <text:p>Angr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387">
            <text:p>7387</text:p>
          </table:table-cell>
          <table:table-cell office:value-type="string">
            <text:p>Honnelles</text:p>
          </table:table-cell>
          <table:table-cell office:value-type="string">
            <text:p>Angreau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387">
            <text:p>7387</text:p>
          </table:table-cell>
          <table:table-cell office:value-type="string">
            <text:p>Honnelles</text:p>
          </table:table-cell>
          <table:table-cell office:value-type="string">
            <text:p>Athi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387">
            <text:p>7387</text:p>
          </table:table-cell>
          <table:table-cell office:value-type="string">
            <text:p>Honnelles</text:p>
          </table:table-cell>
          <table:table-cell office:value-type="string">
            <text:p>Autrepp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387">
            <text:p>7387</text:p>
          </table:table-cell>
          <table:table-cell office:value-type="string">
            <text:p>Honnelles</text:p>
          </table:table-cell>
          <table:table-cell office:value-type="string">
            <text:p>Erquenn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387">
            <text:p>7387</text:p>
          </table:table-cell>
          <table:table-cell office:value-type="string">
            <text:p>Honnelles</text:p>
          </table:table-cell>
          <table:table-cell office:value-type="string">
            <text:p>Fayt-le-Franc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387">
            <text:p>7387</text:p>
          </table:table-cell>
          <table:table-cell office:value-type="string">
            <text:p>Honnelles</text:p>
          </table:table-cell>
          <table:table-cell office:value-type="string">
            <text:p>Marchipon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387">
            <text:p>7387</text:p>
          </table:table-cell>
          <table:table-cell office:value-type="string">
            <text:p>Honnelles</text:p>
          </table:table-cell>
          <table:table-cell office:value-type="string">
            <text:p>Montignies-sur-Roc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387">
            <text:p>7387</text:p>
          </table:table-cell>
          <table:table-cell office:value-type="string">
            <text:p>Honnelles</text:p>
          </table:table-cell>
          <table:table-cell office:value-type="string">
            <text:p>Onnez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387">
            <text:p>7387</text:p>
          </table:table-cell>
          <table:table-cell office:value-type="string">
            <text:p>Honnelles</text:p>
          </table:table-cell>
          <table:table-cell office:value-type="string">
            <text:p>Roisi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390">
            <text:p>7390</text:p>
          </table:table-cell>
          <table:table-cell office:value-type="string">
            <text:p>Quaregnon</text:p>
          </table:table-cell>
          <table:table-cell office:value-type="string">
            <text:p>Wasmuel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500">
            <text:p>7500</text:p>
          </table:table-cell>
          <table:table-cell office:value-type="string">
            <text:p>Tournai</text:p>
          </table:table-cell>
          <table:table-cell office:value-type="string">
            <text:p>Er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500">
            <text:p>7500</text:p>
          </table:table-cell>
          <table:table-cell office:value-type="string">
            <text:p>Tournai</text:p>
          </table:table-cell>
          <table:table-cell office:value-type="string">
            <text:p>Saint-Maur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501">
            <text:p>7501</text:p>
          </table:table-cell>
          <table:table-cell office:value-type="string">
            <text:p>Tournai</text:p>
          </table:table-cell>
          <table:table-cell office:value-type="string">
            <text:p>Orcq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502">
            <text:p>7502</text:p>
          </table:table-cell>
          <table:table-cell office:value-type="string">
            <text:p>Tournai</text:p>
          </table:table-cell>
          <table:table-cell office:value-type="string">
            <text:p>Esplechi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503">
            <text:p>7503</text:p>
          </table:table-cell>
          <table:table-cell office:value-type="string">
            <text:p>Tournai</text:p>
          </table:table-cell>
          <table:table-cell office:value-type="string">
            <text:p>Froyenn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504">
            <text:p>7504</text:p>
          </table:table-cell>
          <table:table-cell office:value-type="string">
            <text:p>Tournai</text:p>
          </table:table-cell>
          <table:table-cell office:value-type="string">
            <text:p>Froidmon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506">
            <text:p>7506</text:p>
          </table:table-cell>
          <table:table-cell office:value-type="string">
            <text:p>Tournai</text:p>
          </table:table-cell>
          <table:table-cell office:value-type="string">
            <text:p>Willemeau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520">
            <text:p>7520</text:p>
          </table:table-cell>
          <table:table-cell office:value-type="string">
            <text:p>Tournai</text:p>
          </table:table-cell>
          <table:table-cell office:value-type="string">
            <text:p>Ramegnies-Chi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520">
            <text:p>7520</text:p>
          </table:table-cell>
          <table:table-cell office:value-type="string">
            <text:p>Tournai</text:p>
          </table:table-cell>
          <table:table-cell office:value-type="string">
            <text:p>Templeuv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521">
            <text:p>7521</text:p>
          </table:table-cell>
          <table:table-cell office:value-type="string">
            <text:p>Tournai</text:p>
          </table:table-cell>
          <table:table-cell office:value-type="string">
            <text:p>Chercq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522">
            <text:p>7522</text:p>
          </table:table-cell>
          <table:table-cell office:value-type="string">
            <text:p>Tournai</text:p>
          </table:table-cell>
          <table:table-cell office:value-type="string">
            <text:p>Blandai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522">
            <text:p>7522</text:p>
          </table:table-cell>
          <table:table-cell office:value-type="string">
            <text:p>Tournai</text:p>
          </table:table-cell>
          <table:table-cell office:value-type="string">
            <text:p>Hertai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522">
            <text:p>7522</text:p>
          </table:table-cell>
          <table:table-cell office:value-type="string">
            <text:p>Tournai</text:p>
          </table:table-cell>
          <table:table-cell office:value-type="string">
            <text:p>Lamai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522">
            <text:p>7522</text:p>
          </table:table-cell>
          <table:table-cell office:value-type="string">
            <text:p>Tournai</text:p>
          </table:table-cell>
          <table:table-cell office:value-type="string">
            <text:p>Marquai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530">
            <text:p>7530</text:p>
          </table:table-cell>
          <table:table-cell office:value-type="string">
            <text:p>Tournai</text:p>
          </table:table-cell>
          <table:table-cell office:value-type="string">
            <text:p>Gaurain-Ramecroix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531">
            <text:p>7531</text:p>
          </table:table-cell>
          <table:table-cell office:value-type="string">
            <text:p>Tournai</text:p>
          </table:table-cell>
          <table:table-cell office:value-type="string">
            <text:p>Havinn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532">
            <text:p>7532</text:p>
          </table:table-cell>
          <table:table-cell office:value-type="string">
            <text:p>Tournai</text:p>
          </table:table-cell>
          <table:table-cell office:value-type="string">
            <text:p>Becler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533">
            <text:p>7533</text:p>
          </table:table-cell>
          <table:table-cell office:value-type="string">
            <text:p>Tournai</text:p>
          </table:table-cell>
          <table:table-cell office:value-type="string">
            <text:p>Thimoug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534">
            <text:p>7534</text:p>
          </table:table-cell>
          <table:table-cell office:value-type="string">
            <text:p>Tournai</text:p>
          </table:table-cell>
          <table:table-cell office:value-type="string">
            <text:p>Barry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534">
            <text:p>7534</text:p>
          </table:table-cell>
          <table:table-cell office:value-type="string">
            <text:p>Tournai</text:p>
          </table:table-cell>
          <table:table-cell office:value-type="string">
            <text:p>Mauld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536">
            <text:p>7536</text:p>
          </table:table-cell>
          <table:table-cell office:value-type="string">
            <text:p>Tournai</text:p>
          </table:table-cell>
          <table:table-cell office:value-type="string">
            <text:p>Vaulx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538">
            <text:p>7538</text:p>
          </table:table-cell>
          <table:table-cell office:value-type="string">
            <text:p>Tournai</text:p>
          </table:table-cell>
          <table:table-cell office:value-type="string">
            <text:p>Vezo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540">
            <text:p>7540</text:p>
          </table:table-cell>
          <table:table-cell office:value-type="string">
            <text:p>Tournai</text:p>
          </table:table-cell>
          <table:table-cell office:value-type="string">
            <text:p>Kai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540">
            <text:p>7540</text:p>
          </table:table-cell>
          <table:table-cell office:value-type="string">
            <text:p>Tournai</text:p>
          </table:table-cell>
          <table:table-cell office:value-type="string">
            <text:p>Mell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540">
            <text:p>7540</text:p>
          </table:table-cell>
          <table:table-cell office:value-type="string">
            <text:p>Tournai</text:p>
          </table:table-cell>
          <table:table-cell office:value-type="string">
            <text:p>Quart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540">
            <text:p>7540</text:p>
          </table:table-cell>
          <table:table-cell office:value-type="string">
            <text:p>Tournai</text:p>
          </table:table-cell>
          <table:table-cell office:value-type="string">
            <text:p>Rumill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542">
            <text:p>7542</text:p>
          </table:table-cell>
          <table:table-cell office:value-type="string">
            <text:p>Tournai</text:p>
          </table:table-cell>
          <table:table-cell office:value-type="string">
            <text:p>Mont-Saint-Auber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543">
            <text:p>7543</text:p>
          </table:table-cell>
          <table:table-cell office:value-type="string">
            <text:p>Tournai</text:p>
          </table:table-cell>
          <table:table-cell office:value-type="string">
            <text:p>Mourcour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548">
            <text:p>7548</text:p>
          </table:table-cell>
          <table:table-cell office:value-type="string">
            <text:p>Tournai</text:p>
          </table:table-cell>
          <table:table-cell office:value-type="string">
            <text:p>Warchi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601">
            <text:p>7601</text:p>
          </table:table-cell>
          <table:table-cell office:value-type="string">
            <text:p>Péruwelz</text:p>
          </table:table-cell>
          <table:table-cell office:value-type="string">
            <text:p>Roucour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602">
            <text:p>7602</text:p>
          </table:table-cell>
          <table:table-cell office:value-type="string">
            <text:p>Péruwelz</text:p>
          </table:table-cell>
          <table:table-cell office:value-type="string">
            <text:p>Bury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603">
            <text:p>7603</text:p>
          </table:table-cell>
          <table:table-cell office:value-type="string">
            <text:p>Péruwelz</text:p>
          </table:table-cell>
          <table:table-cell office:value-type="string">
            <text:p>Bon-Secour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604">
            <text:p>7604</text:p>
          </table:table-cell>
          <table:table-cell office:value-type="string">
            <text:p>Péruwelz</text:p>
          </table:table-cell>
          <table:table-cell office:value-type="string">
            <text:p>Baugn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604">
            <text:p>7604</text:p>
          </table:table-cell>
          <table:table-cell office:value-type="string">
            <text:p>Péruwelz</text:p>
          </table:table-cell>
          <table:table-cell office:value-type="string">
            <text:p>Braff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604">
            <text:p>7604</text:p>
          </table:table-cell>
          <table:table-cell office:value-type="string">
            <text:p>Péruwelz</text:p>
          </table:table-cell>
          <table:table-cell office:value-type="string">
            <text:p>Brasmenil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604">
            <text:p>7604</text:p>
          </table:table-cell>
          <table:table-cell office:value-type="string">
            <text:p>Péruwelz</text:p>
          </table:table-cell>
          <table:table-cell office:value-type="string">
            <text:p>Callenell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2">
          <table:table-cell office:value-type="float" office:value="7604">
            <text:p>7604</text:p>
          </table:table-cell>
          <table:table-cell office:value-type="string">
            <text:p>Péruwelz</text:p>
          </table:table-cell>
          <table:table-cell office:value-type="string">
            <text:p>Wasmes-Audemez-Briffoeil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608">
            <text:p>7608</text:p>
          </table:table-cell>
          <table:table-cell office:value-type="string">
            <text:p>Péruwelz</text:p>
          </table:table-cell>
          <table:table-cell office:value-type="string">
            <text:p>Wier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611">
            <text:p>7611</text:p>
          </table:table-cell>
          <table:table-cell office:value-type="string">
            <text:p>Rumes</text:p>
          </table:table-cell>
          <table:table-cell office:value-type="string">
            <text:p>La Glaneri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618">
            <text:p>7618</text:p>
          </table:table-cell>
          <table:table-cell office:value-type="string">
            <text:p>Rumes</text:p>
          </table:table-cell>
          <table:table-cell office:value-type="string">
            <text:p>Taintign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620">
            <text:p>7620</text:p>
          </table:table-cell>
          <table:table-cell office:value-type="string">
            <text:p>Brunehaut</text:p>
          </table:table-cell>
          <table:table-cell office:value-type="string">
            <text:p>Bléhar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620">
            <text:p>7620</text:p>
          </table:table-cell>
          <table:table-cell office:value-type="string">
            <text:p>Brunehaut</text:p>
          </table:table-cell>
          <table:table-cell office:value-type="string">
            <text:p>Guign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620">
            <text:p>7620</text:p>
          </table:table-cell>
          <table:table-cell office:value-type="string">
            <text:p>Brunehaut</text:p>
          </table:table-cell>
          <table:table-cell office:value-type="string">
            <text:p>Hollai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620">
            <text:p>7620</text:p>
          </table:table-cell>
          <table:table-cell office:value-type="string">
            <text:p>Brunehaut</text:p>
          </table:table-cell>
          <table:table-cell office:value-type="string">
            <text:p>Jollain-Merli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620">
            <text:p>7620</text:p>
          </table:table-cell>
          <table:table-cell office:value-type="string">
            <text:p>Brunehaut</text:p>
          </table:table-cell>
          <table:table-cell office:value-type="string">
            <text:p>Wez-Velvai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621">
            <text:p>7621</text:p>
          </table:table-cell>
          <table:table-cell office:value-type="string">
            <text:p>Brunehaut</text:p>
          </table:table-cell>
          <table:table-cell office:value-type="string">
            <text:p>Lesdai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622">
            <text:p>7622</text:p>
          </table:table-cell>
          <table:table-cell office:value-type="string">
            <text:p>Brunehaut</text:p>
          </table:table-cell>
          <table:table-cell office:value-type="string">
            <text:p>Laplaign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623">
            <text:p>7623</text:p>
          </table:table-cell>
          <table:table-cell office:value-type="string">
            <text:p>Brunehaut</text:p>
          </table:table-cell>
          <table:table-cell office:value-type="string">
            <text:p>Rongy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624">
            <text:p>7624</text:p>
          </table:table-cell>
          <table:table-cell office:value-type="string">
            <text:p>Brunehaut</text:p>
          </table:table-cell>
          <table:table-cell office:value-type="string">
            <text:p>Howardr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640">
            <text:p>7640</text:p>
          </table:table-cell>
          <table:table-cell office:value-type="string">
            <text:p>Antoing</text:p>
          </table:table-cell>
          <table:table-cell office:value-type="string">
            <text:p>Maubray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640">
            <text:p>7640</text:p>
          </table:table-cell>
          <table:table-cell office:value-type="string">
            <text:p>Antoing</text:p>
          </table:table-cell>
          <table:table-cell office:value-type="string">
            <text:p>Péronn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641">
            <text:p>7641</text:p>
          </table:table-cell>
          <table:table-cell office:value-type="string">
            <text:p>Antoing</text:p>
          </table:table-cell>
          <table:table-cell office:value-type="string">
            <text:p>Bruyell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642">
            <text:p>7642</text:p>
          </table:table-cell>
          <table:table-cell office:value-type="string">
            <text:p>Antoing</text:p>
          </table:table-cell>
          <table:table-cell office:value-type="string">
            <text:p>Calonn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643">
            <text:p>7643</text:p>
          </table:table-cell>
          <table:table-cell office:value-type="string">
            <text:p>Antoing</text:p>
          </table:table-cell>
          <table:table-cell office:value-type="string">
            <text:p>Fontenoy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700">
            <text:p>7700</text:p>
          </table:table-cell>
          <table:table-cell office:value-type="string">
            <text:p>Mouscron</text:p>
          </table:table-cell>
          <table:table-cell office:value-type="string">
            <text:p>Luingn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710">
            <text:p>7710</text:p>
          </table:table-cell>
          <table:table-cell office:value-type="string">
            <text:p>La Louvière</text:p>
          </table:table-cell>
          <table:table-cell office:value-type="string">
            <text:p>Boussoi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711">
            <text:p>7711</text:p>
          </table:table-cell>
          <table:table-cell office:value-type="string">
            <text:p>Mouscron</text:p>
          </table:table-cell>
          <table:table-cell office:value-type="string">
            <text:p>Dottenijs</text:p>
          </table:table-cell>
          <table:table-cell office:value-type="string">
            <text:p>Hainaut</text:p>
          </table:table-cell>
          <table:table-cell table:style-name="ce1" office:value-type="string">
            <text:p>Dottignies</text:p>
          </table:table-cell>
          <table:table-cell/>
        </table:table-row>
        <table:table-row table:style-name="ro4">
          <table:table-cell office:value-type="float" office:value="7711">
            <text:p>7711</text:p>
          </table:table-cell>
          <table:table-cell office:value-type="string">
            <text:p>Mouscron</text:p>
          </table:table-cell>
          <table:table-cell office:value-type="string">
            <text:p>Dottignies</text:p>
          </table:table-cell>
          <table:table-cell office:value-type="string">
            <text:p>Hainaut</text:p>
          </table:table-cell>
          <table:table-cell table:style-name="ce1" office:value-type="string">
            <text:p>Dottenijs</text:p>
          </table:table-cell>
          <table:table-cell/>
        </table:table-row>
        <table:table-row table:style-name="ro4">
          <table:table-cell office:value-type="float" office:value="7712">
            <text:p>7712</text:p>
          </table:table-cell>
          <table:table-cell office:value-type="string">
            <text:p>Mouscron</text:p>
          </table:table-cell>
          <table:table-cell office:value-type="string">
            <text:p>Herseaux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730">
            <text:p>7730</text:p>
          </table:table-cell>
          <table:table-cell office:value-type="string">
            <text:p>Estaimpuis</text:p>
          </table:table-cell>
          <table:table-cell office:value-type="string">
            <text:p>Bailleul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730">
            <text:p>7730</text:p>
          </table:table-cell>
          <table:table-cell office:value-type="string">
            <text:p>Estaimpuis</text:p>
          </table:table-cell>
          <table:table-cell office:value-type="string">
            <text:p>Estaimbourg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730">
            <text:p>7730</text:p>
          </table:table-cell>
          <table:table-cell office:value-type="string">
            <text:p>Estaimpuis</text:p>
          </table:table-cell>
          <table:table-cell office:value-type="string">
            <text:p>Evregn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730">
            <text:p>7730</text:p>
          </table:table-cell>
          <table:table-cell office:value-type="string">
            <text:p>Estaimpuis</text:p>
          </table:table-cell>
          <table:table-cell office:value-type="string">
            <text:p>Leers-Nord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730">
            <text:p>7730</text:p>
          </table:table-cell>
          <table:table-cell office:value-type="string">
            <text:p>Estaimpuis</text:p>
          </table:table-cell>
          <table:table-cell office:value-type="string">
            <text:p>Néchi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730">
            <text:p>7730</text:p>
          </table:table-cell>
          <table:table-cell office:value-type="string">
            <text:p>Estaimpuis</text:p>
          </table:table-cell>
          <table:table-cell office:value-type="string">
            <text:p>Saint-Léger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740">
            <text:p>7740</text:p>
          </table:table-cell>
          <table:table-cell office:value-type="string">
            <text:p>Pecq</text:p>
          </table:table-cell>
          <table:table-cell office:value-type="string">
            <text:p>Warcoing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742">
            <text:p>7742</text:p>
          </table:table-cell>
          <table:table-cell office:value-type="string">
            <text:p>Pecq</text:p>
          </table:table-cell>
          <table:table-cell office:value-type="string">
            <text:p>Hérinn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743">
            <text:p>7743</text:p>
          </table:table-cell>
          <table:table-cell office:value-type="string">
            <text:p>Pecq</text:p>
          </table:table-cell>
          <table:table-cell office:value-type="string">
            <text:p>Esquelm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743">
            <text:p>7743</text:p>
          </table:table-cell>
          <table:table-cell office:value-type="string">
            <text:p>Pecq</text:p>
          </table:table-cell>
          <table:table-cell office:value-type="string">
            <text:p>Obig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750">
            <text:p>7750</text:p>
          </table:table-cell>
          <table:table-cell office:value-type="string">
            <text:p>Mont-de-l'Enclus</text:p>
          </table:table-cell>
          <table:table-cell office:value-type="string">
            <text:p>Amoug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750">
            <text:p>7750</text:p>
          </table:table-cell>
          <table:table-cell office:value-type="string">
            <text:p>Mont-de-l'Enclus</text:p>
          </table:table-cell>
          <table:table-cell office:value-type="string">
            <text:p>Anseroeul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750">
            <text:p>7750</text:p>
          </table:table-cell>
          <table:table-cell office:value-type="string">
            <text:p>Mont-de-l'Enclus</text:p>
          </table:table-cell>
          <table:table-cell office:value-type="string">
            <text:p>Orroir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750">
            <text:p>7750</text:p>
          </table:table-cell>
          <table:table-cell office:value-type="string">
            <text:p>Mont-de-l'Enclus</text:p>
          </table:table-cell>
          <table:table-cell office:value-type="string">
            <text:p>Russeign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760">
            <text:p>7760</text:p>
          </table:table-cell>
          <table:table-cell office:value-type="string">
            <text:p>Celles</text:p>
          </table:table-cell>
          <table:table-cell office:value-type="string">
            <text:p>Escanaffl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760">
            <text:p>7760</text:p>
          </table:table-cell>
          <table:table-cell office:value-type="string">
            <text:p>Celles</text:p>
          </table:table-cell>
          <table:table-cell office:value-type="string">
            <text:p>Molenbaix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760">
            <text:p>7760</text:p>
          </table:table-cell>
          <table:table-cell office:value-type="string">
            <text:p>Celles</text:p>
          </table:table-cell>
          <table:table-cell office:value-type="string">
            <text:p>Popuell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760">
            <text:p>7760</text:p>
          </table:table-cell>
          <table:table-cell office:value-type="string">
            <text:p>Celles</text:p>
          </table:table-cell>
          <table:table-cell office:value-type="string">
            <text:p>Pott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760">
            <text:p>7760</text:p>
          </table:table-cell>
          <table:table-cell office:value-type="string">
            <text:p>Celles</text:p>
          </table:table-cell>
          <table:table-cell office:value-type="string">
            <text:p>Velain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780">
            <text:p>7780</text:p>
          </table:table-cell>
          <table:table-cell office:value-type="string">
            <text:p>Comines-Warneton</text:p>
          </table:table-cell>
          <table:table-cell office:value-type="string">
            <text:p>Comines</text:p>
          </table:table-cell>
          <table:table-cell office:value-type="string">
            <text:p>Hainaut</text:p>
          </table:table-cell>
          <table:table-cell table:style-name="ce1" office:value-type="string">
            <text:p>Komen</text:p>
          </table:table-cell>
          <table:table-cell/>
        </table:table-row>
        <table:table-row table:style-name="ro3">
          <table:table-cell office:value-type="float" office:value="7780">
            <text:p>7780</text:p>
          </table:table-cell>
          <table:table-cell office:value-type="string">
            <text:p>Comines-Warneton</text:p>
          </table:table-cell>
          <table:table-cell office:value-type="string">
            <text:p>Komen</text:p>
          </table:table-cell>
          <table:table-cell office:value-type="string">
            <text:p>Hainaut</text:p>
          </table:table-cell>
          <table:table-cell table:style-name="ce1" office:value-type="string">
            <text:p>Comines</text:p>
          </table:table-cell>
          <table:table-cell/>
        </table:table-row>
        <table:table-row table:style-name="ro3">
          <table:table-cell office:value-type="float" office:value="7781">
            <text:p>7781</text:p>
          </table:table-cell>
          <table:table-cell office:value-type="string">
            <text:p>Comines-Warneton</text:p>
          </table:table-cell>
          <table:table-cell office:value-type="string">
            <text:p>Houthem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782">
            <text:p>7782</text:p>
          </table:table-cell>
          <table:table-cell office:value-type="string">
            <text:p>Comines-Warneton</text:p>
          </table:table-cell>
          <table:table-cell office:value-type="string">
            <text:p>Ploegsteer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784">
            <text:p>7784</text:p>
          </table:table-cell>
          <table:table-cell office:value-type="string">
            <text:p>Comines-Warneton</text:p>
          </table:table-cell>
          <table:table-cell office:value-type="string">
            <text:p>Bas-Warneton</text:p>
          </table:table-cell>
          <table:table-cell office:value-type="string">
            <text:p>Hainaut</text:p>
          </table:table-cell>
          <table:table-cell table:style-name="ce1" office:value-type="string">
            <text:p>Neerwaasten</text:p>
          </table:table-cell>
          <table:table-cell/>
        </table:table-row>
        <table:table-row table:style-name="ro3">
          <table:table-cell office:value-type="float" office:value="7784">
            <text:p>7784</text:p>
          </table:table-cell>
          <table:table-cell office:value-type="string">
            <text:p>Comines-Warneton</text:p>
          </table:table-cell>
          <table:table-cell office:value-type="string">
            <text:p>Neerwaasten</text:p>
          </table:table-cell>
          <table:table-cell office:value-type="string">
            <text:p>Hainaut</text:p>
          </table:table-cell>
          <table:table-cell table:style-name="ce1" office:value-type="string">
            <text:p>Bas-Warneton</text:p>
          </table:table-cell>
          <table:table-cell/>
        </table:table-row>
        <table:table-row table:style-name="ro3">
          <table:table-cell office:value-type="float" office:value="7784">
            <text:p>7784</text:p>
          </table:table-cell>
          <table:table-cell office:value-type="string">
            <text:p>Comines-Warneton</text:p>
          </table:table-cell>
          <table:table-cell office:value-type="string">
            <text:p>Waasten</text:p>
          </table:table-cell>
          <table:table-cell office:value-type="string">
            <text:p>Hainaut</text:p>
          </table:table-cell>
          <table:table-cell table:style-name="ce1" office:value-type="string">
            <text:p>Warneton</text:p>
          </table:table-cell>
          <table:table-cell/>
        </table:table-row>
        <table:table-row table:style-name="ro3">
          <table:table-cell office:value-type="float" office:value="7784">
            <text:p>7784</text:p>
          </table:table-cell>
          <table:table-cell office:value-type="string">
            <text:p>Comines-Warneton</text:p>
          </table:table-cell>
          <table:table-cell office:value-type="string">
            <text:p>Warneton</text:p>
          </table:table-cell>
          <table:table-cell office:value-type="string">
            <text:p>Hainaut</text:p>
          </table:table-cell>
          <table:table-cell table:style-name="ce1" office:value-type="string">
            <text:p>Waasten</text:p>
          </table:table-cell>
          <table:table-cell/>
        </table:table-row>
        <table:table-row table:style-name="ro4">
          <table:table-cell office:value-type="float" office:value="7800">
            <text:p>7800</text:p>
          </table:table-cell>
          <table:table-cell office:value-type="string">
            <text:p>Ath</text:p>
          </table:table-cell>
          <table:table-cell office:value-type="string">
            <text:p>Lanquesain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801">
            <text:p>7801</text:p>
          </table:table-cell>
          <table:table-cell office:value-type="string">
            <text:p>Ath</text:p>
          </table:table-cell>
          <table:table-cell office:value-type="string">
            <text:p>Irchonwelz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802">
            <text:p>7802</text:p>
          </table:table-cell>
          <table:table-cell office:value-type="string">
            <text:p>Ath</text:p>
          </table:table-cell>
          <table:table-cell office:value-type="string">
            <text:p>Ormeign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803">
            <text:p>7803</text:p>
          </table:table-cell>
          <table:table-cell office:value-type="string">
            <text:p>Ath</text:p>
          </table:table-cell>
          <table:table-cell office:value-type="string">
            <text:p>Bouvign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804">
            <text:p>7804</text:p>
          </table:table-cell>
          <table:table-cell office:value-type="string">
            <text:p>Ath</text:p>
          </table:table-cell>
          <table:table-cell office:value-type="string">
            <text:p>Ostich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804">
            <text:p>7804</text:p>
          </table:table-cell>
          <table:table-cell office:value-type="string">
            <text:p>Ath</text:p>
          </table:table-cell>
          <table:table-cell office:value-type="string">
            <text:p>Rebaix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810">
            <text:p>7810</text:p>
          </table:table-cell>
          <table:table-cell office:value-type="string">
            <text:p>Ath</text:p>
          </table:table-cell>
          <table:table-cell office:value-type="string">
            <text:p>Maffl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811">
            <text:p>7811</text:p>
          </table:table-cell>
          <table:table-cell office:value-type="string">
            <text:p>Ath</text:p>
          </table:table-cell>
          <table:table-cell office:value-type="string">
            <text:p>Arbr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812">
            <text:p>7812</text:p>
          </table:table-cell>
          <table:table-cell office:value-type="string">
            <text:p>Ath</text:p>
          </table:table-cell>
          <table:table-cell office:value-type="string">
            <text:p>Houtaing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812">
            <text:p>7812</text:p>
          </table:table-cell>
          <table:table-cell office:value-type="string">
            <text:p>Ath</text:p>
          </table:table-cell>
          <table:table-cell office:value-type="string">
            <text:p>Lign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812">
            <text:p>7812</text:p>
          </table:table-cell>
          <table:table-cell office:value-type="string">
            <text:p>Ath</text:p>
          </table:table-cell>
          <table:table-cell office:value-type="string">
            <text:p>Mainvaul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812">
            <text:p>7812</text:p>
          </table:table-cell>
          <table:table-cell office:value-type="string">
            <text:p>Ath</text:p>
          </table:table-cell>
          <table:table-cell office:value-type="string">
            <text:p>Moulbaix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812">
            <text:p>7812</text:p>
          </table:table-cell>
          <table:table-cell office:value-type="string">
            <text:p>Ath</text:p>
          </table:table-cell>
          <table:table-cell office:value-type="string">
            <text:p>Villers-Notre-Dam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812">
            <text:p>7812</text:p>
          </table:table-cell>
          <table:table-cell office:value-type="string">
            <text:p>Ath</text:p>
          </table:table-cell>
          <table:table-cell office:value-type="string">
            <text:p>Villers-Saint-Amand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822">
            <text:p>7822</text:p>
          </table:table-cell>
          <table:table-cell office:value-type="string">
            <text:p>Ath</text:p>
          </table:table-cell>
          <table:table-cell office:value-type="string">
            <text:p>Ghislenghie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822">
            <text:p>7822</text:p>
          </table:table-cell>
          <table:table-cell office:value-type="string">
            <text:p>Ath</text:p>
          </table:table-cell>
          <table:table-cell office:value-type="string">
            <text:p>Isièr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822">
            <text:p>7822</text:p>
          </table:table-cell>
          <table:table-cell office:value-type="string">
            <text:p>Ath</text:p>
          </table:table-cell>
          <table:table-cell office:value-type="string">
            <text:p>Meslin-Évêqu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823">
            <text:p>7823</text:p>
          </table:table-cell>
          <table:table-cell office:value-type="string">
            <text:p>Ath</text:p>
          </table:table-cell>
          <table:table-cell office:value-type="string">
            <text:p>Gibecq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830">
            <text:p>7830</text:p>
          </table:table-cell>
          <table:table-cell office:value-type="string">
            <text:p>Silly</text:p>
          </table:table-cell>
          <table:table-cell office:value-type="string">
            <text:p>Bassilly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830">
            <text:p>7830</text:p>
          </table:table-cell>
          <table:table-cell office:value-type="string">
            <text:p>Silly</text:p>
          </table:table-cell>
          <table:table-cell office:value-type="string">
            <text:p>Fouleng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830">
            <text:p>7830</text:p>
          </table:table-cell>
          <table:table-cell office:value-type="string">
            <text:p>Silly</text:p>
          </table:table-cell>
          <table:table-cell office:value-type="string">
            <text:p>Gondregn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830">
            <text:p>7830</text:p>
          </table:table-cell>
          <table:table-cell office:value-type="string">
            <text:p>Silly</text:p>
          </table:table-cell>
          <table:table-cell office:value-type="string">
            <text:p>Graty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830">
            <text:p>7830</text:p>
          </table:table-cell>
          <table:table-cell office:value-type="string">
            <text:p>Silly</text:p>
          </table:table-cell>
          <table:table-cell office:value-type="string">
            <text:p>Hellebecq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830">
            <text:p>7830</text:p>
          </table:table-cell>
          <table:table-cell office:value-type="string">
            <text:p>Silly</text:p>
          </table:table-cell>
          <table:table-cell office:value-type="string">
            <text:p>Hov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830">
            <text:p>7830</text:p>
          </table:table-cell>
          <table:table-cell office:value-type="string">
            <text:p>Silly</text:p>
          </table:table-cell>
          <table:table-cell office:value-type="string">
            <text:p>Thoricour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850">
            <text:p>7850</text:p>
          </table:table-cell>
          <table:table-cell office:value-type="string">
            <text:p>Enghien</text:p>
          </table:table-cell>
          <table:table-cell office:value-type="string">
            <text:p>Lettelingen</text:p>
          </table:table-cell>
          <table:table-cell office:value-type="string">
            <text:p>Hainaut</text:p>
          </table:table-cell>
          <table:table-cell table:style-name="ce1" office:value-type="string">
            <text:p>Petit-Enghien</text:p>
          </table:table-cell>
          <table:table-cell/>
        </table:table-row>
        <table:table-row table:style-name="ro4">
          <table:table-cell office:value-type="float" office:value="7850">
            <text:p>7850</text:p>
          </table:table-cell>
          <table:table-cell office:value-type="string">
            <text:p>Enghien</text:p>
          </table:table-cell>
          <table:table-cell office:value-type="string">
            <text:p>Marcq</text:p>
          </table:table-cell>
          <table:table-cell office:value-type="string">
            <text:p>Hainaut</text:p>
          </table:table-cell>
          <table:table-cell table:style-name="ce1" office:value-type="string">
            <text:p>Mark</text:p>
          </table:table-cell>
          <table:table-cell/>
        </table:table-row>
        <table:table-row table:style-name="ro4">
          <table:table-cell office:value-type="float" office:value="7850">
            <text:p>7850</text:p>
          </table:table-cell>
          <table:table-cell office:value-type="string">
            <text:p>Enghien</text:p>
          </table:table-cell>
          <table:table-cell office:value-type="string">
            <text:p>Mark</text:p>
          </table:table-cell>
          <table:table-cell office:value-type="string">
            <text:p>Hainaut</text:p>
          </table:table-cell>
          <table:table-cell table:style-name="ce1" office:value-type="string">
            <text:p>Marcq</text:p>
          </table:table-cell>
          <table:table-cell/>
        </table:table-row>
        <table:table-row table:style-name="ro4">
          <table:table-cell office:value-type="float" office:value="7850">
            <text:p>7850</text:p>
          </table:table-cell>
          <table:table-cell office:value-type="string">
            <text:p>Enghien</text:p>
          </table:table-cell>
          <table:table-cell office:value-type="string">
            <text:p>Petit-Enghien</text:p>
          </table:table-cell>
          <table:table-cell office:value-type="string">
            <text:p>Hainaut</text:p>
          </table:table-cell>
          <table:table-cell table:style-name="ce1" office:value-type="string">
            <text:p>Lettelingen</text:p>
          </table:table-cell>
          <table:table-cell/>
        </table:table-row>
        <table:table-row table:style-name="ro4">
          <table:table-cell office:value-type="float" office:value="7861">
            <text:p>7861</text:p>
          </table:table-cell>
          <table:table-cell office:value-type="string">
            <text:p>Lessines</text:p>
          </table:table-cell>
          <table:table-cell office:value-type="string">
            <text:p>Papign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861">
            <text:p>7861</text:p>
          </table:table-cell>
          <table:table-cell office:value-type="string">
            <text:p>Lessines</text:p>
          </table:table-cell>
          <table:table-cell office:value-type="string">
            <text:p>Wannebecq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862">
            <text:p>7862</text:p>
          </table:table-cell>
          <table:table-cell office:value-type="string">
            <text:p>Lessines</text:p>
          </table:table-cell>
          <table:table-cell office:value-type="string">
            <text:p>Ogy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863">
            <text:p>7863</text:p>
          </table:table-cell>
          <table:table-cell office:value-type="string">
            <text:p>Lessines</text:p>
          </table:table-cell>
          <table:table-cell office:value-type="string">
            <text:p>Ghoy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864">
            <text:p>7864</text:p>
          </table:table-cell>
          <table:table-cell office:value-type="string">
            <text:p>Lessines</text:p>
          </table:table-cell>
          <table:table-cell office:value-type="string">
            <text:p>Deux-Acre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866">
            <text:p>7866</text:p>
          </table:table-cell>
          <table:table-cell office:value-type="string">
            <text:p>Lessines</text:p>
          </table:table-cell>
          <table:table-cell office:value-type="string">
            <text:p>Bois-de-Lessin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866">
            <text:p>7866</text:p>
          </table:table-cell>
          <table:table-cell office:value-type="string">
            <text:p>Lessines</text:p>
          </table:table-cell>
          <table:table-cell office:value-type="string">
            <text:p>Ollign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870">
            <text:p>7870</text:p>
          </table:table-cell>
          <table:table-cell office:value-type="string">
            <text:p>Lens</text:p>
          </table:table-cell>
          <table:table-cell office:value-type="string">
            <text:p>Bauff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870">
            <text:p>7870</text:p>
          </table:table-cell>
          <table:table-cell office:value-type="string">
            <text:p>Lens</text:p>
          </table:table-cell>
          <table:table-cell office:value-type="string">
            <text:p>Cambron-Saint-Vincen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870">
            <text:p>7870</text:p>
          </table:table-cell>
          <table:table-cell office:value-type="string">
            <text:p>Lens</text:p>
          </table:table-cell>
          <table:table-cell office:value-type="string">
            <text:p>Lombis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870">
            <text:p>7870</text:p>
          </table:table-cell>
          <table:table-cell office:value-type="string">
            <text:p>Lens</text:p>
          </table:table-cell>
          <table:table-cell office:value-type="string">
            <text:p>Montignies-lez-Len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890">
            <text:p>7890</text:p>
          </table:table-cell>
          <table:table-cell office:value-type="string">
            <text:p>Ellezelles</text:p>
          </table:table-cell>
          <table:table-cell office:value-type="string">
            <text:p>Lahamaid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890">
            <text:p>7890</text:p>
          </table:table-cell>
          <table:table-cell office:value-type="string">
            <text:p>Ellezelles</text:p>
          </table:table-cell>
          <table:table-cell office:value-type="string">
            <text:p>Wodecq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900">
            <text:p>7900</text:p>
          </table:table-cell>
          <table:table-cell office:value-type="string">
            <text:p>Leuze-en-Hainaut</text:p>
          </table:table-cell>
          <table:table-cell office:value-type="string">
            <text:p>Grandmetz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900">
            <text:p>7900</text:p>
          </table:table-cell>
          <table:table-cell office:value-type="string">
            <text:p>Leuze-en-Hainaut</text:p>
          </table:table-cell>
          <table:table-cell office:value-type="string">
            <text:p>Leuz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901">
            <text:p>7901</text:p>
          </table:table-cell>
          <table:table-cell office:value-type="string">
            <text:p>Leuze-en-Hainaut</text:p>
          </table:table-cell>
          <table:table-cell office:value-type="string">
            <text:p>Thieulai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903">
            <text:p>7903</text:p>
          </table:table-cell>
          <table:table-cell office:value-type="string">
            <text:p>Leuze-en-Hainaut</text:p>
          </table:table-cell>
          <table:table-cell office:value-type="string">
            <text:p>Blicquy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903">
            <text:p>7903</text:p>
          </table:table-cell>
          <table:table-cell office:value-type="string">
            <text:p>Leuze-en-Hainaut</text:p>
          </table:table-cell>
          <table:table-cell office:value-type="string">
            <text:p>Chapelle-à-Oi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903">
            <text:p>7903</text:p>
          </table:table-cell>
          <table:table-cell office:value-type="string">
            <text:p>Leuze-en-Hainaut</text:p>
          </table:table-cell>
          <table:table-cell office:value-type="string">
            <text:p>Chapelle-à-Wattin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904">
            <text:p>7904</text:p>
          </table:table-cell>
          <table:table-cell office:value-type="string">
            <text:p>Leuze-en-Hainaut</text:p>
          </table:table-cell>
          <table:table-cell office:value-type="string">
            <text:p>Pipaix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904">
            <text:p>7904</text:p>
          </table:table-cell>
          <table:table-cell office:value-type="string">
            <text:p>Leuze-en-Hainaut</text:p>
          </table:table-cell>
          <table:table-cell office:value-type="string">
            <text:p>Tourp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904">
            <text:p>7904</text:p>
          </table:table-cell>
          <table:table-cell office:value-type="string">
            <text:p>Leuze-en-Hainaut</text:p>
          </table:table-cell>
          <table:table-cell office:value-type="string">
            <text:p>Willaupui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906">
            <text:p>7906</text:p>
          </table:table-cell>
          <table:table-cell office:value-type="string">
            <text:p>Leuze-en-Hainaut</text:p>
          </table:table-cell>
          <table:table-cell office:value-type="string">
            <text:p>Gallaix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910">
            <text:p>7910</text:p>
          </table:table-cell>
          <table:table-cell office:value-type="string">
            <text:p>Frasnes-lez-Anvaing</text:p>
          </table:table-cell>
          <table:table-cell office:value-type="string">
            <text:p>Anvaing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910">
            <text:p>7910</text:p>
          </table:table-cell>
          <table:table-cell office:value-type="string">
            <text:p>Frasnes-lez-Anvaing</text:p>
          </table:table-cell>
          <table:table-cell office:value-type="string">
            <text:p>Arc-Ainièr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910">
            <text:p>7910</text:p>
          </table:table-cell>
          <table:table-cell office:value-type="string">
            <text:p>Frasnes-lez-Anvaing</text:p>
          </table:table-cell>
          <table:table-cell office:value-type="string">
            <text:p>Arc-Wattripon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910">
            <text:p>7910</text:p>
          </table:table-cell>
          <table:table-cell office:value-type="string">
            <text:p>Frasnes-lez-Anvaing</text:p>
          </table:table-cell>
          <table:table-cell office:value-type="string">
            <text:p>Cord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910">
            <text:p>7910</text:p>
          </table:table-cell>
          <table:table-cell office:value-type="string">
            <text:p>Frasnes-lez-Anvaing</text:p>
          </table:table-cell>
          <table:table-cell office:value-type="string">
            <text:p>Ellignies-lez-Frasn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910">
            <text:p>7910</text:p>
          </table:table-cell>
          <table:table-cell office:value-type="string">
            <text:p>Frasnes-lez-Anvaing</text:p>
          </table:table-cell>
          <table:table-cell office:value-type="string">
            <text:p>Fores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910">
            <text:p>7910</text:p>
          </table:table-cell>
          <table:table-cell office:value-type="string">
            <text:p>Frasnes-lez-Anvaing</text:p>
          </table:table-cell>
          <table:table-cell office:value-type="string">
            <text:p>Wattripon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911">
            <text:p>7911</text:p>
          </table:table-cell>
          <table:table-cell office:value-type="string">
            <text:p>Frasnes-lez-Anvaing</text:p>
          </table:table-cell>
          <table:table-cell office:value-type="string">
            <text:p>Buissenal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911">
            <text:p>7911</text:p>
          </table:table-cell>
          <table:table-cell office:value-type="string">
            <text:p>Frasnes-lez-Anvaing</text:p>
          </table:table-cell>
          <table:table-cell office:value-type="string">
            <text:p>Frasnes-lez-Buissenal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911">
            <text:p>7911</text:p>
          </table:table-cell>
          <table:table-cell office:value-type="string">
            <text:p>Frasnes-lez-Anvaing</text:p>
          </table:table-cell>
          <table:table-cell office:value-type="string">
            <text:p>Hacquegn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911">
            <text:p>7911</text:p>
          </table:table-cell>
          <table:table-cell office:value-type="string">
            <text:p>Frasnes-lez-Anvaing</text:p>
          </table:table-cell>
          <table:table-cell office:value-type="string">
            <text:p>Herqueg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911">
            <text:p>7911</text:p>
          </table:table-cell>
          <table:table-cell office:value-type="string">
            <text:p>Frasnes-lez-Anvaing</text:p>
          </table:table-cell>
          <table:table-cell office:value-type="string">
            <text:p>Montroeul-au-Boi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911">
            <text:p>7911</text:p>
          </table:table-cell>
          <table:table-cell office:value-type="string">
            <text:p>Frasnes-lez-Anvaing</text:p>
          </table:table-cell>
          <table:table-cell office:value-type="string">
            <text:p>Moustier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911">
            <text:p>7911</text:p>
          </table:table-cell>
          <table:table-cell office:value-type="string">
            <text:p>Frasnes-lez-Anvaing</text:p>
          </table:table-cell>
          <table:table-cell office:value-type="string">
            <text:p>Oeudeghie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912">
            <text:p>7912</text:p>
          </table:table-cell>
          <table:table-cell office:value-type="string">
            <text:p>Frasnes-lez-Anvaing</text:p>
          </table:table-cell>
          <table:table-cell office:value-type="string">
            <text:p>Dergneau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912">
            <text:p>7912</text:p>
          </table:table-cell>
          <table:table-cell office:value-type="string">
            <text:p>Frasnes-lez-Anvaing</text:p>
          </table:table-cell>
          <table:table-cell office:value-type="string">
            <text:p>Saint-Sauveur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940">
            <text:p>7940</text:p>
          </table:table-cell>
          <table:table-cell office:value-type="string">
            <text:p>Brugelette</text:p>
          </table:table-cell>
          <table:table-cell office:value-type="string">
            <text:p>Cambron-Casteau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941">
            <text:p>7941</text:p>
          </table:table-cell>
          <table:table-cell office:value-type="string">
            <text:p>Brugelette</text:p>
          </table:table-cell>
          <table:table-cell office:value-type="string">
            <text:p>Attr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942">
            <text:p>7942</text:p>
          </table:table-cell>
          <table:table-cell office:value-type="string">
            <text:p>Brugelette</text:p>
          </table:table-cell>
          <table:table-cell office:value-type="string">
            <text:p>Mévergnies-lez-Len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943">
            <text:p>7943</text:p>
          </table:table-cell>
          <table:table-cell office:value-type="string">
            <text:p>Brugelette</text:p>
          </table:table-cell>
          <table:table-cell office:value-type="string">
            <text:p>Gag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950">
            <text:p>7950</text:p>
          </table:table-cell>
          <table:table-cell office:value-type="string">
            <text:p>Chièvres</text:p>
          </table:table-cell>
          <table:table-cell office:value-type="string">
            <text:p>Grosag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950">
            <text:p>7950</text:p>
          </table:table-cell>
          <table:table-cell office:value-type="string">
            <text:p>Chièvres</text:p>
          </table:table-cell>
          <table:table-cell office:value-type="string">
            <text:p>Huissign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950">
            <text:p>7950</text:p>
          </table:table-cell>
          <table:table-cell office:value-type="string">
            <text:p>Chièvres</text:p>
          </table:table-cell>
          <table:table-cell office:value-type="string">
            <text:p>Ladeuz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950">
            <text:p>7950</text:p>
          </table:table-cell>
          <table:table-cell office:value-type="string">
            <text:p>Chièvres</text:p>
          </table:table-cell>
          <table:table-cell office:value-type="string">
            <text:p>Tongre-Saint-Martin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951">
            <text:p>7951</text:p>
          </table:table-cell>
          <table:table-cell office:value-type="string">
            <text:p>Chièvres</text:p>
          </table:table-cell>
          <table:table-cell office:value-type="string">
            <text:p>Tongre-Notre-Dam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971">
            <text:p>7971</text:p>
          </table:table-cell>
          <table:table-cell office:value-type="string">
            <text:p>Beloeil</text:p>
          </table:table-cell>
          <table:table-cell office:value-type="string">
            <text:p>Basècl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971">
            <text:p>7971</text:p>
          </table:table-cell>
          <table:table-cell office:value-type="string">
            <text:p>Beloeil</text:p>
          </table:table-cell>
          <table:table-cell office:value-type="string">
            <text:p>Ramegn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971">
            <text:p>7971</text:p>
          </table:table-cell>
          <table:table-cell office:value-type="string">
            <text:p>Beloeil</text:p>
          </table:table-cell>
          <table:table-cell office:value-type="string">
            <text:p>Thumaid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971">
            <text:p>7971</text:p>
          </table:table-cell>
          <table:table-cell office:value-type="string">
            <text:p>Beloeil</text:p>
          </table:table-cell>
          <table:table-cell office:value-type="string">
            <text:p>Wadelincourt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972">
            <text:p>7972</text:p>
          </table:table-cell>
          <table:table-cell office:value-type="string">
            <text:p>Beloeil</text:p>
          </table:table-cell>
          <table:table-cell office:value-type="string">
            <text:p>Aubechi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7972">
            <text:p>7972</text:p>
          </table:table-cell>
          <table:table-cell office:value-type="string">
            <text:p>Beloeil</text:p>
          </table:table-cell>
          <table:table-cell office:value-type="string">
            <text:p>Ellignies-Sainte-Ann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972">
            <text:p>7972</text:p>
          </table:table-cell>
          <table:table-cell office:value-type="string">
            <text:p>Beloeil</text:p>
          </table:table-cell>
          <table:table-cell office:value-type="string">
            <text:p>Quevaucamp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973">
            <text:p>7973</text:p>
          </table:table-cell>
          <table:table-cell office:value-type="string">
            <text:p>Beloeil</text:p>
          </table:table-cell>
          <table:table-cell office:value-type="string">
            <text:p>Grandglise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4">
          <table:table-cell office:value-type="float" office:value="7973">
            <text:p>7973</text:p>
          </table:table-cell>
          <table:table-cell office:value-type="string">
            <text:p>Beloeil</text:p>
          </table:table-cell>
          <table:table-cell office:value-type="string">
            <text:p>Stambruges</text:p>
          </table:table-cell>
          <table:table-cell office:value-type="string">
            <text:p>Hainaut</text:p>
          </table:table-cell>
          <table:table-cell table:number-columns-repeated="2"/>
        </table:table-row>
        <table:table-row table:style-name="ro3">
          <table:table-cell office:value-type="float" office:value="8000">
            <text:p>8000</text:p>
          </table:table-cell>
          <table:table-cell office:value-type="string">
            <text:p>Brugge</text:p>
          </table:table-cell>
          <table:table-cell office:value-type="string">
            <text:p>Koolkerk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020">
            <text:p>8020</text:p>
          </table:table-cell>
          <table:table-cell office:value-type="string">
            <text:p>Oostkamp</text:p>
          </table:table-cell>
          <table:table-cell office:value-type="string">
            <text:p>Hertsberg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020">
            <text:p>8020</text:p>
          </table:table-cell>
          <table:table-cell office:value-type="string">
            <text:p>Oostkamp</text:p>
          </table:table-cell>
          <table:table-cell office:value-type="string">
            <text:p>Ruddervoord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020">
            <text:p>8020</text:p>
          </table:table-cell>
          <table:table-cell office:value-type="string">
            <text:p>Oostkamp</text:p>
          </table:table-cell>
          <table:table-cell office:value-type="string">
            <text:p>Waardamm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200">
            <text:p>8200</text:p>
          </table:table-cell>
          <table:table-cell office:value-type="string">
            <text:p>Brugge</text:p>
          </table:table-cell>
          <table:table-cell office:value-type="string">
            <text:p>Sint-Andries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200">
            <text:p>8200</text:p>
          </table:table-cell>
          <table:table-cell office:value-type="string">
            <text:p>Brugge</text:p>
          </table:table-cell>
          <table:table-cell office:value-type="string">
            <text:p>Sint-Michiels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210">
            <text:p>8210</text:p>
          </table:table-cell>
          <table:table-cell office:value-type="string">
            <text:p>Zedelgem</text:p>
          </table:table-cell>
          <table:table-cell office:value-type="string">
            <text:p>Loppem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210">
            <text:p>8210</text:p>
          </table:table-cell>
          <table:table-cell office:value-type="string">
            <text:p>Zedelgem</text:p>
          </table:table-cell>
          <table:table-cell office:value-type="string">
            <text:p>Veldegem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211">
            <text:p>8211</text:p>
          </table:table-cell>
          <table:table-cell office:value-type="string">
            <text:p>Zedelgem</text:p>
          </table:table-cell>
          <table:table-cell office:value-type="string">
            <text:p>Aartrijk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300">
            <text:p>8300</text:p>
          </table:table-cell>
          <table:table-cell office:value-type="string">
            <text:p>Knokke-Heist</text:p>
          </table:table-cell>
          <table:table-cell office:value-type="string">
            <text:p>Knokk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300">
            <text:p>8300</text:p>
          </table:table-cell>
          <table:table-cell office:value-type="string">
            <text:p>Knokke-Heist</text:p>
          </table:table-cell>
          <table:table-cell office:value-type="string">
            <text:p>Westkapell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301">
            <text:p>8301</text:p>
          </table:table-cell>
          <table:table-cell office:value-type="string">
            <text:p>Knokke-Heist</text:p>
          </table:table-cell>
          <table:table-cell office:value-type="string">
            <text:p>Heist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301">
            <text:p>8301</text:p>
          </table:table-cell>
          <table:table-cell office:value-type="string">
            <text:p>Knokke-Heist</text:p>
          </table:table-cell>
          <table:table-cell office:value-type="string">
            <text:p>Ramskapell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310">
            <text:p>8310</text:p>
          </table:table-cell>
          <table:table-cell office:value-type="string">
            <text:p>Brugge</text:p>
          </table:table-cell>
          <table:table-cell office:value-type="string">
            <text:p>Sint-Kruis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310">
            <text:p>8310</text:p>
          </table:table-cell>
          <table:table-cell office:value-type="string">
            <text:p>Brugge</text:p>
          </table:table-cell>
          <table:table-cell office:value-type="string">
            <text:p>Assebroek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340">
            <text:p>8340</text:p>
          </table:table-cell>
          <table:table-cell office:value-type="string">
            <text:p>Damme</text:p>
          </table:table-cell>
          <table:table-cell office:value-type="string">
            <text:p>Hoek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340">
            <text:p>8340</text:p>
          </table:table-cell>
          <table:table-cell office:value-type="string">
            <text:p>Damme</text:p>
          </table:table-cell>
          <table:table-cell office:value-type="string">
            <text:p>Lapscheur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340">
            <text:p>8340</text:p>
          </table:table-cell>
          <table:table-cell office:value-type="string">
            <text:p>Damme</text:p>
          </table:table-cell>
          <table:table-cell office:value-type="string">
            <text:p>Moerkerk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340">
            <text:p>8340</text:p>
          </table:table-cell>
          <table:table-cell office:value-type="string">
            <text:p>Damme</text:p>
          </table:table-cell>
          <table:table-cell office:value-type="string">
            <text:p>Oostkerk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340">
            <text:p>8340</text:p>
          </table:table-cell>
          <table:table-cell office:value-type="string">
            <text:p>Damme</text:p>
          </table:table-cell>
          <table:table-cell office:value-type="string">
            <text:p>Sijsel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370">
            <text:p>8370</text:p>
          </table:table-cell>
          <table:table-cell office:value-type="string">
            <text:p>Blankenberge</text:p>
          </table:table-cell>
          <table:table-cell office:value-type="string">
            <text:p>Uitkerk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377">
            <text:p>8377</text:p>
          </table:table-cell>
          <table:table-cell office:value-type="string">
            <text:p>Zuienkerke</text:p>
          </table:table-cell>
          <table:table-cell office:value-type="string">
            <text:p>Houtav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377">
            <text:p>8377</text:p>
          </table:table-cell>
          <table:table-cell office:value-type="string">
            <text:p>Zuienkerke</text:p>
          </table:table-cell>
          <table:table-cell office:value-type="string">
            <text:p>Meetkerk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377">
            <text:p>8377</text:p>
          </table:table-cell>
          <table:table-cell office:value-type="string">
            <text:p>Zuienkerke</text:p>
          </table:table-cell>
          <table:table-cell office:value-type="string">
            <text:p>Nieuwmunster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380">
            <text:p>8380</text:p>
          </table:table-cell>
          <table:table-cell office:value-type="string">
            <text:p>Brugge</text:p>
          </table:table-cell>
          <table:table-cell office:value-type="string">
            <text:p>Dudzel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380">
            <text:p>8380</text:p>
          </table:table-cell>
          <table:table-cell office:value-type="string">
            <text:p>Brugge</text:p>
          </table:table-cell>
          <table:table-cell office:value-type="string">
            <text:p>Lisseweg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400">
            <text:p>8400</text:p>
          </table:table-cell>
          <table:table-cell office:value-type="string">
            <text:p>Oostende</text:p>
          </table:table-cell>
          <table:table-cell office:value-type="string">
            <text:p>Sten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400">
            <text:p>8400</text:p>
          </table:table-cell>
          <table:table-cell office:value-type="string">
            <text:p>Oostende</text:p>
          </table:table-cell>
          <table:table-cell office:value-type="string">
            <text:p>Zandvoord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420">
            <text:p>8420</text:p>
          </table:table-cell>
          <table:table-cell office:value-type="string">
            <text:p>De Haan</text:p>
          </table:table-cell>
          <table:table-cell office:value-type="string">
            <text:p>Klemskerk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420">
            <text:p>8420</text:p>
          </table:table-cell>
          <table:table-cell office:value-type="string">
            <text:p>De Haan</text:p>
          </table:table-cell>
          <table:table-cell office:value-type="string">
            <text:p>Wenduin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421">
            <text:p>8421</text:p>
          </table:table-cell>
          <table:table-cell office:value-type="string">
            <text:p>De Haan</text:p>
          </table:table-cell>
          <table:table-cell office:value-type="string">
            <text:p>Vlissegem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431">
            <text:p>8431</text:p>
          </table:table-cell>
          <table:table-cell office:value-type="string">
            <text:p>Middelkerke</text:p>
          </table:table-cell>
          <table:table-cell office:value-type="string">
            <text:p>Wilskerk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432">
            <text:p>8432</text:p>
          </table:table-cell>
          <table:table-cell office:value-type="string">
            <text:p>Middelkerke</text:p>
          </table:table-cell>
          <table:table-cell office:value-type="string">
            <text:p>Leffing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433">
            <text:p>8433</text:p>
          </table:table-cell>
          <table:table-cell office:value-type="string">
            <text:p>Middelkerke</text:p>
          </table:table-cell>
          <table:table-cell office:value-type="string">
            <text:p>Mannekensver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433">
            <text:p>8433</text:p>
          </table:table-cell>
          <table:table-cell office:value-type="string">
            <text:p>Middelkerke</text:p>
          </table:table-cell>
          <table:table-cell office:value-type="string">
            <text:p>Schor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433">
            <text:p>8433</text:p>
          </table:table-cell>
          <table:table-cell office:value-type="string">
            <text:p>Middelkerke</text:p>
          </table:table-cell>
          <table:table-cell office:value-type="string">
            <text:p>Sint-Pieters-Kapell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433">
            <text:p>8433</text:p>
          </table:table-cell>
          <table:table-cell office:value-type="string">
            <text:p>Middelkerke</text:p>
          </table:table-cell>
          <table:table-cell office:value-type="string">
            <text:p>Slijp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434">
            <text:p>8434</text:p>
          </table:table-cell>
          <table:table-cell office:value-type="string">
            <text:p>Middelkerke</text:p>
          </table:table-cell>
          <table:table-cell office:value-type="string">
            <text:p>Lombardsijd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434">
            <text:p>8434</text:p>
          </table:table-cell>
          <table:table-cell office:value-type="string">
            <text:p>Middelkerke</text:p>
          </table:table-cell>
          <table:table-cell office:value-type="string">
            <text:p>Westend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460">
            <text:p>8460</text:p>
          </table:table-cell>
          <table:table-cell office:value-type="string">
            <text:p>Oudenburg</text:p>
          </table:table-cell>
          <table:table-cell office:value-type="string">
            <text:p>Ettelgem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460">
            <text:p>8460</text:p>
          </table:table-cell>
          <table:table-cell office:value-type="string">
            <text:p>Oudenburg</text:p>
          </table:table-cell>
          <table:table-cell office:value-type="string">
            <text:p>Roksem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460">
            <text:p>8460</text:p>
          </table:table-cell>
          <table:table-cell office:value-type="string">
            <text:p>Oudenburg</text:p>
          </table:table-cell>
          <table:table-cell office:value-type="string">
            <text:p>Westkerk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470">
            <text:p>8470</text:p>
          </table:table-cell>
          <table:table-cell office:value-type="string">
            <text:p>Gistel</text:p>
          </table:table-cell>
          <table:table-cell office:value-type="string">
            <text:p>Moer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470">
            <text:p>8470</text:p>
          </table:table-cell>
          <table:table-cell office:value-type="string">
            <text:p>Gistel</text:p>
          </table:table-cell>
          <table:table-cell office:value-type="string">
            <text:p>Snaaskerk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470">
            <text:p>8470</text:p>
          </table:table-cell>
          <table:table-cell office:value-type="string">
            <text:p>Gistel</text:p>
          </table:table-cell>
          <table:table-cell office:value-type="string">
            <text:p>Zevekot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480">
            <text:p>8480</text:p>
          </table:table-cell>
          <table:table-cell office:value-type="string">
            <text:p>Ichtegem</text:p>
          </table:table-cell>
          <table:table-cell office:value-type="string">
            <text:p>Bekegem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480">
            <text:p>8480</text:p>
          </table:table-cell>
          <table:table-cell office:value-type="string">
            <text:p>Ichtegem</text:p>
          </table:table-cell>
          <table:table-cell office:value-type="string">
            <text:p>Eernegem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490">
            <text:p>8490</text:p>
          </table:table-cell>
          <table:table-cell office:value-type="string">
            <text:p>Jabbeke</text:p>
          </table:table-cell>
          <table:table-cell office:value-type="string">
            <text:p>Snellegem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490">
            <text:p>8490</text:p>
          </table:table-cell>
          <table:table-cell office:value-type="string">
            <text:p>Jabbeke</text:p>
          </table:table-cell>
          <table:table-cell office:value-type="string">
            <text:p>Stalhill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490">
            <text:p>8490</text:p>
          </table:table-cell>
          <table:table-cell office:value-type="string">
            <text:p>Jabbeke</text:p>
          </table:table-cell>
          <table:table-cell office:value-type="string">
            <text:p>Varsenar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490">
            <text:p>8490</text:p>
          </table:table-cell>
          <table:table-cell office:value-type="string">
            <text:p>Jabbeke</text:p>
          </table:table-cell>
          <table:table-cell office:value-type="string">
            <text:p>Zerkegem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501">
            <text:p>8501</text:p>
          </table:table-cell>
          <table:table-cell office:value-type="string">
            <text:p>Kortrijk</text:p>
          </table:table-cell>
          <table:table-cell office:value-type="string">
            <text:p>Bissegem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501">
            <text:p>8501</text:p>
          </table:table-cell>
          <table:table-cell office:value-type="string">
            <text:p>Kortrijk</text:p>
          </table:table-cell>
          <table:table-cell office:value-type="string">
            <text:p>Heul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510">
            <text:p>8510</text:p>
          </table:table-cell>
          <table:table-cell office:value-type="string">
            <text:p>Kortrijk</text:p>
          </table:table-cell>
          <table:table-cell office:value-type="string">
            <text:p>Bellegem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510">
            <text:p>8510</text:p>
          </table:table-cell>
          <table:table-cell office:value-type="string">
            <text:p>Kortrijk</text:p>
          </table:table-cell>
          <table:table-cell office:value-type="string">
            <text:p>Kooigem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510">
            <text:p>8510</text:p>
          </table:table-cell>
          <table:table-cell office:value-type="string">
            <text:p>Kortrijk</text:p>
          </table:table-cell>
          <table:table-cell office:value-type="string">
            <text:p>Mark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510">
            <text:p>8510</text:p>
          </table:table-cell>
          <table:table-cell office:value-type="string">
            <text:p>Kortrijk</text:p>
          </table:table-cell>
          <table:table-cell office:value-type="string">
            <text:p>Rollegem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511">
            <text:p>8511</text:p>
          </table:table-cell>
          <table:table-cell office:value-type="string">
            <text:p>Kortrijk</text:p>
          </table:table-cell>
          <table:table-cell office:value-type="string">
            <text:p>Aalbek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531">
            <text:p>8531</text:p>
          </table:table-cell>
          <table:table-cell office:value-type="string">
            <text:p>Harelbeke</text:p>
          </table:table-cell>
          <table:table-cell office:value-type="string">
            <text:p>Bavikhov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531">
            <text:p>8531</text:p>
          </table:table-cell>
          <table:table-cell office:value-type="string">
            <text:p>Harelbeke</text:p>
          </table:table-cell>
          <table:table-cell office:value-type="string">
            <text:p>Hulst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551">
            <text:p>8551</text:p>
          </table:table-cell>
          <table:table-cell office:value-type="string">
            <text:p>Zwevegem</text:p>
          </table:table-cell>
          <table:table-cell office:value-type="string">
            <text:p>Heestert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552">
            <text:p>8552</text:p>
          </table:table-cell>
          <table:table-cell office:value-type="string">
            <text:p>Zwevegem</text:p>
          </table:table-cell>
          <table:table-cell office:value-type="string">
            <text:p>Moen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553">
            <text:p>8553</text:p>
          </table:table-cell>
          <table:table-cell office:value-type="string">
            <text:p>Zwevegem</text:p>
          </table:table-cell>
          <table:table-cell office:value-type="string">
            <text:p>Otegem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554">
            <text:p>8554</text:p>
          </table:table-cell>
          <table:table-cell office:value-type="string">
            <text:p>Zwevegem</text:p>
          </table:table-cell>
          <table:table-cell office:value-type="string">
            <text:p>Sint-Denijs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560">
            <text:p>8560</text:p>
          </table:table-cell>
          <table:table-cell office:value-type="string">
            <text:p>Wevelgem</text:p>
          </table:table-cell>
          <table:table-cell office:value-type="string">
            <text:p>Gullegem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560">
            <text:p>8560</text:p>
          </table:table-cell>
          <table:table-cell office:value-type="string">
            <text:p>Wevelgem</text:p>
          </table:table-cell>
          <table:table-cell office:value-type="string">
            <text:p>Moorsel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570">
            <text:p>8570</text:p>
          </table:table-cell>
          <table:table-cell office:value-type="string">
            <text:p>Anzegem</text:p>
          </table:table-cell>
          <table:table-cell office:value-type="string">
            <text:p>Gijzelbrechtegem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570">
            <text:p>8570</text:p>
          </table:table-cell>
          <table:table-cell office:value-type="string">
            <text:p>Anzegem</text:p>
          </table:table-cell>
          <table:table-cell office:value-type="string">
            <text:p>Ingooigem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570">
            <text:p>8570</text:p>
          </table:table-cell>
          <table:table-cell office:value-type="string">
            <text:p>Anzegem</text:p>
          </table:table-cell>
          <table:table-cell office:value-type="string">
            <text:p>Vicht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572">
            <text:p>8572</text:p>
          </table:table-cell>
          <table:table-cell office:value-type="string">
            <text:p>Anzegem</text:p>
          </table:table-cell>
          <table:table-cell office:value-type="string">
            <text:p>Kaster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573">
            <text:p>8573</text:p>
          </table:table-cell>
          <table:table-cell office:value-type="string">
            <text:p>Anzegem</text:p>
          </table:table-cell>
          <table:table-cell office:value-type="string">
            <text:p>Tiegem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581">
            <text:p>8581</text:p>
          </table:table-cell>
          <table:table-cell office:value-type="string">
            <text:p>Avelgem</text:p>
          </table:table-cell>
          <table:table-cell office:value-type="string">
            <text:p>Kerkhov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581">
            <text:p>8581</text:p>
          </table:table-cell>
          <table:table-cell office:value-type="string">
            <text:p>Avelgem</text:p>
          </table:table-cell>
          <table:table-cell office:value-type="string">
            <text:p>Waarmaard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582">
            <text:p>8582</text:p>
          </table:table-cell>
          <table:table-cell office:value-type="string">
            <text:p>Avelgem</text:p>
          </table:table-cell>
          <table:table-cell office:value-type="string">
            <text:p>Outrijv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583">
            <text:p>8583</text:p>
          </table:table-cell>
          <table:table-cell office:value-type="string">
            <text:p>Avelgem</text:p>
          </table:table-cell>
          <table:table-cell office:value-type="string">
            <text:p>Bossuit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587">
            <text:p>8587</text:p>
          </table:table-cell>
          <table:table-cell office:value-type="string">
            <text:p>Espierres-Helchin</text:p>
          </table:table-cell>
          <table:table-cell office:value-type="string">
            <text:p>Espierres</text:p>
          </table:table-cell>
          <table:table-cell office:value-type="string">
            <text:p>West-Vlaanderen</text:p>
          </table:table-cell>
          <table:table-cell table:style-name="ce1" office:value-type="string">
            <text:p>Spiere</text:p>
          </table:table-cell>
          <table:table-cell/>
        </table:table-row>
        <table:table-row table:style-name="ro3">
          <table:table-cell office:value-type="float" office:value="8587">
            <text:p>8587</text:p>
          </table:table-cell>
          <table:table-cell office:value-type="string">
            <text:p>Espierres-Helchin</text:p>
          </table:table-cell>
          <table:table-cell office:value-type="string">
            <text:p>Helchin</text:p>
          </table:table-cell>
          <table:table-cell office:value-type="string">
            <text:p>West-Vlaanderen</text:p>
          </table:table-cell>
          <table:table-cell table:style-name="ce1" office:value-type="string">
            <text:p>Helkijn</text:p>
          </table:table-cell>
          <table:table-cell/>
        </table:table-row>
        <table:table-row table:style-name="ro3">
          <table:table-cell office:value-type="float" office:value="8587">
            <text:p>8587</text:p>
          </table:table-cell>
          <table:table-cell office:value-type="string">
            <text:p>Spiere-Helkijn</text:p>
          </table:table-cell>
          <table:table-cell office:value-type="string">
            <text:p>Helkijn</text:p>
          </table:table-cell>
          <table:table-cell office:value-type="string">
            <text:p>West-Vlaanderen</text:p>
          </table:table-cell>
          <table:table-cell table:style-name="ce1" office:value-type="string">
            <text:p>Helchin</text:p>
          </table:table-cell>
          <table:table-cell/>
        </table:table-row>
        <table:table-row table:style-name="ro3">
          <table:table-cell office:value-type="float" office:value="8587">
            <text:p>8587</text:p>
          </table:table-cell>
          <table:table-cell office:value-type="string">
            <text:p>Spiere-Helkijn</text:p>
          </table:table-cell>
          <table:table-cell office:value-type="string">
            <text:p>Spiere</text:p>
          </table:table-cell>
          <table:table-cell office:value-type="string">
            <text:p>West-Vlaanderen</text:p>
          </table:table-cell>
          <table:table-cell table:style-name="ce1" office:value-type="string">
            <text:p>Espierres</text:p>
          </table:table-cell>
          <table:table-cell/>
        </table:table-row>
        <table:table-row table:style-name="ro3">
          <table:table-cell office:value-type="float" office:value="8600">
            <text:p>8600</text:p>
          </table:table-cell>
          <table:table-cell office:value-type="string">
            <text:p>Diksmuide</text:p>
          </table:table-cell>
          <table:table-cell office:value-type="string">
            <text:p>Beerst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00">
            <text:p>8600</text:p>
          </table:table-cell>
          <table:table-cell office:value-type="string">
            <text:p>Diksmuide</text:p>
          </table:table-cell>
          <table:table-cell office:value-type="string">
            <text:p>Driekapellen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00">
            <text:p>8600</text:p>
          </table:table-cell>
          <table:table-cell office:value-type="string">
            <text:p>Diksmuide</text:p>
          </table:table-cell>
          <table:table-cell office:value-type="string">
            <text:p>Esen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00">
            <text:p>8600</text:p>
          </table:table-cell>
          <table:table-cell office:value-type="string">
            <text:p>Diksmuide</text:p>
          </table:table-cell>
          <table:table-cell office:value-type="string">
            <text:p>Kaaskerk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00">
            <text:p>8600</text:p>
          </table:table-cell>
          <table:table-cell office:value-type="string">
            <text:p>Diksmuide</text:p>
          </table:table-cell>
          <table:table-cell office:value-type="string">
            <text:p>Keiem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00">
            <text:p>8600</text:p>
          </table:table-cell>
          <table:table-cell office:value-type="string">
            <text:p>Diksmuide</text:p>
          </table:table-cell>
          <table:table-cell office:value-type="string">
            <text:p>Lamperniss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00">
            <text:p>8600</text:p>
          </table:table-cell>
          <table:table-cell office:value-type="string">
            <text:p>Diksmuide</text:p>
          </table:table-cell>
          <table:table-cell office:value-type="string">
            <text:p>Lek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00">
            <text:p>8600</text:p>
          </table:table-cell>
          <table:table-cell office:value-type="string">
            <text:p>Diksmuide</text:p>
          </table:table-cell>
          <table:table-cell office:value-type="string">
            <text:p>Nieuwkapell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00">
            <text:p>8600</text:p>
          </table:table-cell>
          <table:table-cell office:value-type="string">
            <text:p>Diksmuide</text:p>
          </table:table-cell>
          <table:table-cell office:value-type="string">
            <text:p>Oostkerk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00">
            <text:p>8600</text:p>
          </table:table-cell>
          <table:table-cell office:value-type="string">
            <text:p>Diksmuide</text:p>
          </table:table-cell>
          <table:table-cell office:value-type="string">
            <text:p>Oudekapell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00">
            <text:p>8600</text:p>
          </table:table-cell>
          <table:table-cell office:value-type="string">
            <text:p>Diksmuide</text:p>
          </table:table-cell>
          <table:table-cell office:value-type="string">
            <text:p>Pervijz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00">
            <text:p>8600</text:p>
          </table:table-cell>
          <table:table-cell office:value-type="string">
            <text:p>Diksmuide</text:p>
          </table:table-cell>
          <table:table-cell office:value-type="string">
            <text:p>Sint-Jacobs-Kapell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00">
            <text:p>8600</text:p>
          </table:table-cell>
          <table:table-cell office:value-type="string">
            <text:p>Diksmuide</text:p>
          </table:table-cell>
          <table:table-cell office:value-type="string">
            <text:p>Stuivenskerk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00">
            <text:p>8600</text:p>
          </table:table-cell>
          <table:table-cell office:value-type="string">
            <text:p>Diksmuide</text:p>
          </table:table-cell>
          <table:table-cell office:value-type="string">
            <text:p>Vladslo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00">
            <text:p>8600</text:p>
          </table:table-cell>
          <table:table-cell office:value-type="string">
            <text:p>Diksmuide</text:p>
          </table:table-cell>
          <table:table-cell office:value-type="string">
            <text:p>Woumen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10">
            <text:p>8610</text:p>
          </table:table-cell>
          <table:table-cell office:value-type="string">
            <text:p>Kortemark</text:p>
          </table:table-cell>
          <table:table-cell office:value-type="string">
            <text:p>Handzam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10">
            <text:p>8610</text:p>
          </table:table-cell>
          <table:table-cell office:value-type="string">
            <text:p>Kortemark</text:p>
          </table:table-cell>
          <table:table-cell office:value-type="string">
            <text:p>Werken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10">
            <text:p>8610</text:p>
          </table:table-cell>
          <table:table-cell office:value-type="string">
            <text:p>Kortemark</text:p>
          </table:table-cell>
          <table:table-cell office:value-type="string">
            <text:p>Zarren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20">
            <text:p>8620</text:p>
          </table:table-cell>
          <table:table-cell office:value-type="string">
            <text:p>Nieuwpoort</text:p>
          </table:table-cell>
          <table:table-cell office:value-type="string">
            <text:p>Ramskapell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20">
            <text:p>8620</text:p>
          </table:table-cell>
          <table:table-cell office:value-type="string">
            <text:p>Nieuwpoort</text:p>
          </table:table-cell>
          <table:table-cell office:value-type="string">
            <text:p>Sint-Joris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30">
            <text:p>8630</text:p>
          </table:table-cell>
          <table:table-cell office:value-type="string">
            <text:p>Veurne</text:p>
          </table:table-cell>
          <table:table-cell office:value-type="string">
            <text:p>Avekapell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30">
            <text:p>8630</text:p>
          </table:table-cell>
          <table:table-cell office:value-type="string">
            <text:p>Veurne</text:p>
          </table:table-cell>
          <table:table-cell office:value-type="string">
            <text:p>Beauvoord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30">
            <text:p>8630</text:p>
          </table:table-cell>
          <table:table-cell office:value-type="string">
            <text:p>Veurne</text:p>
          </table:table-cell>
          <table:table-cell office:value-type="string">
            <text:p>Booitshoek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30">
            <text:p>8630</text:p>
          </table:table-cell>
          <table:table-cell office:value-type="string">
            <text:p>Veurne</text:p>
          </table:table-cell>
          <table:table-cell office:value-type="string">
            <text:p>Bulskamp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30">
            <text:p>8630</text:p>
          </table:table-cell>
          <table:table-cell office:value-type="string">
            <text:p>Veurne</text:p>
          </table:table-cell>
          <table:table-cell office:value-type="string">
            <text:p>De Moeren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30">
            <text:p>8630</text:p>
          </table:table-cell>
          <table:table-cell office:value-type="string">
            <text:p>Veurne</text:p>
          </table:table-cell>
          <table:table-cell office:value-type="string">
            <text:p>Eggewaartskapell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30">
            <text:p>8630</text:p>
          </table:table-cell>
          <table:table-cell office:value-type="string">
            <text:p>Veurne</text:p>
          </table:table-cell>
          <table:table-cell office:value-type="string">
            <text:p>Houtem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30">
            <text:p>8630</text:p>
          </table:table-cell>
          <table:table-cell office:value-type="string">
            <text:p>Veurne</text:p>
          </table:table-cell>
          <table:table-cell office:value-type="string">
            <text:p>Steenkerk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30">
            <text:p>8630</text:p>
          </table:table-cell>
          <table:table-cell office:value-type="string">
            <text:p>Veurne</text:p>
          </table:table-cell>
          <table:table-cell office:value-type="string">
            <text:p>Vinkem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30">
            <text:p>8630</text:p>
          </table:table-cell>
          <table:table-cell office:value-type="string">
            <text:p>Veurne</text:p>
          </table:table-cell>
          <table:table-cell office:value-type="string">
            <text:p>Wulveringem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30">
            <text:p>8630</text:p>
          </table:table-cell>
          <table:table-cell office:value-type="string">
            <text:p>Veurne</text:p>
          </table:table-cell>
          <table:table-cell office:value-type="string">
            <text:p>Zoutenaai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40">
            <text:p>8640</text:p>
          </table:table-cell>
          <table:table-cell office:value-type="string">
            <text:p>Vleteren</text:p>
          </table:table-cell>
          <table:table-cell office:value-type="string">
            <text:p>Oostvleteren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40">
            <text:p>8640</text:p>
          </table:table-cell>
          <table:table-cell office:value-type="string">
            <text:p>Vleteren</text:p>
          </table:table-cell>
          <table:table-cell office:value-type="string">
            <text:p>Westvleteren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40">
            <text:p>8640</text:p>
          </table:table-cell>
          <table:table-cell office:value-type="string">
            <text:p>Vleteren</text:p>
          </table:table-cell>
          <table:table-cell office:value-type="string">
            <text:p>Woesten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47">
            <text:p>8647</text:p>
          </table:table-cell>
          <table:table-cell office:value-type="string">
            <text:p>Lo-Reninge</text:p>
          </table:table-cell>
          <table:table-cell office:value-type="string">
            <text:p>Lo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47">
            <text:p>8647</text:p>
          </table:table-cell>
          <table:table-cell office:value-type="string">
            <text:p>Lo-Reninge</text:p>
          </table:table-cell>
          <table:table-cell office:value-type="string">
            <text:p>Noordschot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47">
            <text:p>8647</text:p>
          </table:table-cell>
          <table:table-cell office:value-type="string">
            <text:p>Lo-Reninge</text:p>
          </table:table-cell>
          <table:table-cell office:value-type="string">
            <text:p>Pollinkhov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47">
            <text:p>8647</text:p>
          </table:table-cell>
          <table:table-cell office:value-type="string">
            <text:p>Lo-Reninge</text:p>
          </table:table-cell>
          <table:table-cell office:value-type="string">
            <text:p>Rening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50">
            <text:p>8650</text:p>
          </table:table-cell>
          <table:table-cell office:value-type="string">
            <text:p>Houthulst</text:p>
          </table:table-cell>
          <table:table-cell office:value-type="string">
            <text:p>Klerken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50">
            <text:p>8650</text:p>
          </table:table-cell>
          <table:table-cell office:value-type="string">
            <text:p>Houthulst</text:p>
          </table:table-cell>
          <table:table-cell office:value-type="string">
            <text:p>Merkem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60">
            <text:p>8660</text:p>
          </table:table-cell>
          <table:table-cell office:value-type="string">
            <text:p>De Panne</text:p>
          </table:table-cell>
          <table:table-cell office:value-type="string">
            <text:p>Adinkerk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70">
            <text:p>8670</text:p>
          </table:table-cell>
          <table:table-cell office:value-type="string">
            <text:p>Koksijde</text:p>
          </table:table-cell>
          <table:table-cell office:value-type="string">
            <text:p>Oostduinkerk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70">
            <text:p>8670</text:p>
          </table:table-cell>
          <table:table-cell office:value-type="string">
            <text:p>Koksijde</text:p>
          </table:table-cell>
          <table:table-cell office:value-type="string">
            <text:p>Wulpen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80">
            <text:p>8680</text:p>
          </table:table-cell>
          <table:table-cell office:value-type="string">
            <text:p>Koekelare</text:p>
          </table:table-cell>
          <table:table-cell office:value-type="string">
            <text:p>Bovekerk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80">
            <text:p>8680</text:p>
          </table:table-cell>
          <table:table-cell office:value-type="string">
            <text:p>Koekelare</text:p>
          </table:table-cell>
          <table:table-cell office:value-type="string">
            <text:p>Zand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90">
            <text:p>8690</text:p>
          </table:table-cell>
          <table:table-cell office:value-type="string">
            <text:p>Alveringem</text:p>
          </table:table-cell>
          <table:table-cell office:value-type="string">
            <text:p>Hoogstad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90">
            <text:p>8690</text:p>
          </table:table-cell>
          <table:table-cell office:value-type="string">
            <text:p>Alveringem</text:p>
          </table:table-cell>
          <table:table-cell office:value-type="string">
            <text:p>Oeren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90">
            <text:p>8690</text:p>
          </table:table-cell>
          <table:table-cell office:value-type="string">
            <text:p>Alveringem</text:p>
          </table:table-cell>
          <table:table-cell office:value-type="string">
            <text:p>Sint-Rijkers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91">
            <text:p>8691</text:p>
          </table:table-cell>
          <table:table-cell office:value-type="string">
            <text:p>Alveringem</text:p>
          </table:table-cell>
          <table:table-cell office:value-type="string">
            <text:p>Beveren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91">
            <text:p>8691</text:p>
          </table:table-cell>
          <table:table-cell office:value-type="string">
            <text:p>Alveringem</text:p>
          </table:table-cell>
          <table:table-cell office:value-type="string">
            <text:p>Gijverinkhov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91">
            <text:p>8691</text:p>
          </table:table-cell>
          <table:table-cell office:value-type="string">
            <text:p>Alveringem</text:p>
          </table:table-cell>
          <table:table-cell office:value-type="string">
            <text:p>Izenberg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91">
            <text:p>8691</text:p>
          </table:table-cell>
          <table:table-cell office:value-type="string">
            <text:p>Alveringem</text:p>
          </table:table-cell>
          <table:table-cell office:value-type="string">
            <text:p>Leisel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691">
            <text:p>8691</text:p>
          </table:table-cell>
          <table:table-cell office:value-type="string">
            <text:p>Alveringem</text:p>
          </table:table-cell>
          <table:table-cell office:value-type="string">
            <text:p>Stavel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700">
            <text:p>8700</text:p>
          </table:table-cell>
          <table:table-cell office:value-type="string">
            <text:p>Tielt</text:p>
          </table:table-cell>
          <table:table-cell office:value-type="string">
            <text:p>Aarsel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700">
            <text:p>8700</text:p>
          </table:table-cell>
          <table:table-cell office:value-type="string">
            <text:p>Tielt</text:p>
          </table:table-cell>
          <table:table-cell office:value-type="string">
            <text:p>Kanegem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700">
            <text:p>8700</text:p>
          </table:table-cell>
          <table:table-cell office:value-type="string">
            <text:p>Tielt</text:p>
          </table:table-cell>
          <table:table-cell office:value-type="string">
            <text:p>Schuiferskapell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710">
            <text:p>8710</text:p>
          </table:table-cell>
          <table:table-cell office:value-type="string">
            <text:p>Wielsbeke</text:p>
          </table:table-cell>
          <table:table-cell office:value-type="string">
            <text:p>Ooigem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710">
            <text:p>8710</text:p>
          </table:table-cell>
          <table:table-cell office:value-type="string">
            <text:p>Wielsbeke</text:p>
          </table:table-cell>
          <table:table-cell office:value-type="string">
            <text:p>Sint-Baafs-Vijv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720">
            <text:p>8720</text:p>
          </table:table-cell>
          <table:table-cell office:value-type="string">
            <text:p>Dentergem</text:p>
          </table:table-cell>
          <table:table-cell office:value-type="string">
            <text:p>Markegem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720">
            <text:p>8720</text:p>
          </table:table-cell>
          <table:table-cell office:value-type="string">
            <text:p>Dentergem</text:p>
          </table:table-cell>
          <table:table-cell office:value-type="string">
            <text:p>Oeselgem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720">
            <text:p>8720</text:p>
          </table:table-cell>
          <table:table-cell office:value-type="string">
            <text:p>Dentergem</text:p>
          </table:table-cell>
          <table:table-cell office:value-type="string">
            <text:p>Wakken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730">
            <text:p>8730</text:p>
          </table:table-cell>
          <table:table-cell office:value-type="string">
            <text:p>Beernem</text:p>
          </table:table-cell>
          <table:table-cell office:value-type="string">
            <text:p>Oedelem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730">
            <text:p>8730</text:p>
          </table:table-cell>
          <table:table-cell office:value-type="string">
            <text:p>Beernem</text:p>
          </table:table-cell>
          <table:table-cell office:value-type="string">
            <text:p>Sint-Joris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740">
            <text:p>8740</text:p>
          </table:table-cell>
          <table:table-cell office:value-type="string">
            <text:p>Pittem</text:p>
          </table:table-cell>
          <table:table-cell office:value-type="string">
            <text:p>Egem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750">
            <text:p>8750</text:p>
          </table:table-cell>
          <table:table-cell office:value-type="string">
            <text:p>Wingene</text:p>
          </table:table-cell>
          <table:table-cell office:value-type="string">
            <text:p>Zwevezel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791">
            <text:p>8791</text:p>
          </table:table-cell>
          <table:table-cell office:value-type="string">
            <text:p>Waregem</text:p>
          </table:table-cell>
          <table:table-cell office:value-type="string">
            <text:p>Beveren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792">
            <text:p>8792</text:p>
          </table:table-cell>
          <table:table-cell office:value-type="string">
            <text:p>Waregem</text:p>
          </table:table-cell>
          <table:table-cell office:value-type="string">
            <text:p>Desselgem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793">
            <text:p>8793</text:p>
          </table:table-cell>
          <table:table-cell office:value-type="string">
            <text:p>Waregem</text:p>
          </table:table-cell>
          <table:table-cell office:value-type="string">
            <text:p>Sint-Eloois-Vijv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800">
            <text:p>8800</text:p>
          </table:table-cell>
          <table:table-cell office:value-type="string">
            <text:p>Roeselare</text:p>
          </table:table-cell>
          <table:table-cell office:value-type="string">
            <text:p>Beveren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800">
            <text:p>8800</text:p>
          </table:table-cell>
          <table:table-cell office:value-type="string">
            <text:p>Roeselare</text:p>
          </table:table-cell>
          <table:table-cell office:value-type="string">
            <text:p>Oeken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800">
            <text:p>8800</text:p>
          </table:table-cell>
          <table:table-cell office:value-type="string">
            <text:p>Roeselare</text:p>
          </table:table-cell>
          <table:table-cell office:value-type="string">
            <text:p>Rumbek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830">
            <text:p>8830</text:p>
          </table:table-cell>
          <table:table-cell office:value-type="string">
            <text:p>Hooglede</text:p>
          </table:table-cell>
          <table:table-cell office:value-type="string">
            <text:p>Gits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840">
            <text:p>8840</text:p>
          </table:table-cell>
          <table:table-cell office:value-type="string">
            <text:p>Staden</text:p>
          </table:table-cell>
          <table:table-cell office:value-type="string">
            <text:p>Oostnieuwkerk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840">
            <text:p>8840</text:p>
          </table:table-cell>
          <table:table-cell office:value-type="string">
            <text:p>Staden</text:p>
          </table:table-cell>
          <table:table-cell office:value-type="string">
            <text:p>Westrozebek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851">
            <text:p>8851</text:p>
          </table:table-cell>
          <table:table-cell office:value-type="string">
            <text:p>Ardooie</text:p>
          </table:table-cell>
          <table:table-cell office:value-type="string">
            <text:p>Koolskamp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870">
            <text:p>8870</text:p>
          </table:table-cell>
          <table:table-cell office:value-type="string">
            <text:p>Izegem</text:p>
          </table:table-cell>
          <table:table-cell office:value-type="string">
            <text:p>Emelgem</text:p>
          </table:table-cell>
          <table:table-cell office:value-type="string">
            <text:p>West-Vlaanderen</text:p>
          </table:table-cell>
          <table:table-cell/>
          <table:table-cell table:style-name="ce1"/>
        </table:table-row>
        <table:table-row table:style-name="ro3">
          <table:table-cell office:value-type="float" office:value="8870">
            <text:p>8870</text:p>
          </table:table-cell>
          <table:table-cell office:value-type="string">
            <text:p>Izegem</text:p>
          </table:table-cell>
          <table:table-cell office:value-type="string">
            <text:p>Kachtem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880">
            <text:p>8880</text:p>
          </table:table-cell>
          <table:table-cell office:value-type="string">
            <text:p>Ledegem</text:p>
          </table:table-cell>
          <table:table-cell office:value-type="string">
            <text:p>Rollegem-Kapelle</text:p>
          </table:table-cell>
          <table:table-cell office:value-type="string">
            <text:p>West-Vlaanderen</text:p>
          </table:table-cell>
          <table:table-cell/>
          <table:table-cell table:style-name="ce1"/>
        </table:table-row>
        <table:table-row table:style-name="ro3">
          <table:table-cell office:value-type="float" office:value="8880">
            <text:p>8880</text:p>
          </table:table-cell>
          <table:table-cell office:value-type="string">
            <text:p>Ledegem</text:p>
          </table:table-cell>
          <table:table-cell office:value-type="string">
            <text:p>Sint-Eloois-Winkel</text:p>
          </table:table-cell>
          <table:table-cell office:value-type="string">
            <text:p>West-Vlaanderen</text:p>
          </table:table-cell>
          <table:table-cell/>
          <table:table-cell table:style-name="ce1"/>
        </table:table-row>
        <table:table-row table:style-name="ro3">
          <table:table-cell office:value-type="float" office:value="8890">
            <text:p>8890</text:p>
          </table:table-cell>
          <table:table-cell office:value-type="string">
            <text:p>Moorslede</text:p>
          </table:table-cell>
          <table:table-cell office:value-type="string">
            <text:p>Dadizele</text:p>
          </table:table-cell>
          <table:table-cell office:value-type="string">
            <text:p>West-Vlaanderen</text:p>
          </table:table-cell>
          <table:table-cell/>
          <table:table-cell table:style-name="ce1"/>
        </table:table-row>
        <table:table-row table:style-name="ro3">
          <table:table-cell office:value-type="float" office:value="8900">
            <text:p>8900</text:p>
          </table:table-cell>
          <table:table-cell office:value-type="string">
            <text:p>Ieper</text:p>
          </table:table-cell>
          <table:table-cell office:value-type="string">
            <text:p>Brielen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900">
            <text:p>8900</text:p>
          </table:table-cell>
          <table:table-cell office:value-type="string">
            <text:p>Ieper</text:p>
          </table:table-cell>
          <table:table-cell office:value-type="string">
            <text:p>Dikkebus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900">
            <text:p>8900</text:p>
          </table:table-cell>
          <table:table-cell office:value-type="string">
            <text:p>Ieper</text:p>
          </table:table-cell>
          <table:table-cell office:value-type="string">
            <text:p>Sint-Jan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902">
            <text:p>8902</text:p>
          </table:table-cell>
          <table:table-cell office:value-type="string">
            <text:p>Ieper</text:p>
          </table:table-cell>
          <table:table-cell office:value-type="string">
            <text:p>Hollebek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902">
            <text:p>8902</text:p>
          </table:table-cell>
          <table:table-cell office:value-type="string">
            <text:p>Ieper</text:p>
          </table:table-cell>
          <table:table-cell office:value-type="string">
            <text:p>Voormezel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902">
            <text:p>8902</text:p>
          </table:table-cell>
          <table:table-cell office:value-type="string">
            <text:p>Ieper</text:p>
          </table:table-cell>
          <table:table-cell office:value-type="string">
            <text:p>Zillebek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904">
            <text:p>8904</text:p>
          </table:table-cell>
          <table:table-cell office:value-type="string">
            <text:p>Ieper</text:p>
          </table:table-cell>
          <table:table-cell office:value-type="string">
            <text:p>Boezing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904">
            <text:p>8904</text:p>
          </table:table-cell>
          <table:table-cell office:value-type="string">
            <text:p>Ieper</text:p>
          </table:table-cell>
          <table:table-cell office:value-type="string">
            <text:p>Zuidschot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906">
            <text:p>8906</text:p>
          </table:table-cell>
          <table:table-cell office:value-type="string">
            <text:p>Ieper</text:p>
          </table:table-cell>
          <table:table-cell office:value-type="string">
            <text:p>Elverding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908">
            <text:p>8908</text:p>
          </table:table-cell>
          <table:table-cell office:value-type="string">
            <text:p>Ieper</text:p>
          </table:table-cell>
          <table:table-cell office:value-type="string">
            <text:p>Vlamerting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920">
            <text:p>8920</text:p>
          </table:table-cell>
          <table:table-cell office:value-type="string">
            <text:p>Langemark-Poelkapelle</text:p>
          </table:table-cell>
          <table:table-cell office:value-type="string">
            <text:p>Bikschot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920">
            <text:p>8920</text:p>
          </table:table-cell>
          <table:table-cell office:value-type="string">
            <text:p>Langemark-Poelkapelle</text:p>
          </table:table-cell>
          <table:table-cell office:value-type="string">
            <text:p>Langemark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920">
            <text:p>8920</text:p>
          </table:table-cell>
          <table:table-cell office:value-type="string">
            <text:p>Langemark-Poelkapelle</text:p>
          </table:table-cell>
          <table:table-cell office:value-type="string">
            <text:p>Poelkapell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930">
            <text:p>8930</text:p>
          </table:table-cell>
          <table:table-cell office:value-type="string">
            <text:p>Menen</text:p>
          </table:table-cell>
          <table:table-cell office:value-type="string">
            <text:p>Lauw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930">
            <text:p>8930</text:p>
          </table:table-cell>
          <table:table-cell office:value-type="string">
            <text:p>Menen</text:p>
          </table:table-cell>
          <table:table-cell office:value-type="string">
            <text:p>Rekkem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940">
            <text:p>8940</text:p>
          </table:table-cell>
          <table:table-cell office:value-type="string">
            <text:p>Wervik</text:p>
          </table:table-cell>
          <table:table-cell office:value-type="string">
            <text:p>Geluw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950">
            <text:p>8950</text:p>
          </table:table-cell>
          <table:table-cell office:value-type="string">
            <text:p>Heuvelland</text:p>
          </table:table-cell>
          <table:table-cell office:value-type="string">
            <text:p>Nieuwkerk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951">
            <text:p>8951</text:p>
          </table:table-cell>
          <table:table-cell office:value-type="string">
            <text:p>Heuvelland</text:p>
          </table:table-cell>
          <table:table-cell office:value-type="string">
            <text:p>Dranouter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952">
            <text:p>8952</text:p>
          </table:table-cell>
          <table:table-cell office:value-type="string">
            <text:p>Heuvelland</text:p>
          </table:table-cell>
          <table:table-cell office:value-type="string">
            <text:p>Wulvergem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953">
            <text:p>8953</text:p>
          </table:table-cell>
          <table:table-cell office:value-type="string">
            <text:p>Heuvelland</text:p>
          </table:table-cell>
          <table:table-cell office:value-type="string">
            <text:p>Wijtschate</text:p>
          </table:table-cell>
          <table:table-cell office:value-type="string">
            <text:p>West-Vlaanderen</text:p>
          </table:table-cell>
          <table:table-cell/>
          <table:table-cell table:style-name="ce1"/>
        </table:table-row>
        <table:table-row table:style-name="ro3">
          <table:table-cell office:value-type="float" office:value="8954">
            <text:p>8954</text:p>
          </table:table-cell>
          <table:table-cell office:value-type="string">
            <text:p>Heuvelland</text:p>
          </table:table-cell>
          <table:table-cell office:value-type="string">
            <text:p>Westouter</text:p>
          </table:table-cell>
          <table:table-cell office:value-type="string">
            <text:p>West-Vlaanderen</text:p>
          </table:table-cell>
          <table:table-cell/>
          <table:table-cell table:style-name="ce1"/>
        </table:table-row>
        <table:table-row table:style-name="ro3">
          <table:table-cell office:value-type="float" office:value="8956">
            <text:p>8956</text:p>
          </table:table-cell>
          <table:table-cell office:value-type="string">
            <text:p>Heuvelland</text:p>
          </table:table-cell>
          <table:table-cell office:value-type="string">
            <text:p>Kemmel</text:p>
          </table:table-cell>
          <table:table-cell office:value-type="string">
            <text:p>West-Vlaanderen</text:p>
          </table:table-cell>
          <table:table-cell/>
          <table:table-cell table:style-name="ce1"/>
        </table:table-row>
        <table:table-row table:style-name="ro3">
          <table:table-cell office:value-type="float" office:value="8958">
            <text:p>8958</text:p>
          </table:table-cell>
          <table:table-cell office:value-type="string">
            <text:p>Heuvelland</text:p>
          </table:table-cell>
          <table:table-cell office:value-type="string">
            <text:p>Loker</text:p>
          </table:table-cell>
          <table:table-cell office:value-type="string">
            <text:p>West-Vlaanderen</text:p>
          </table:table-cell>
          <table:table-cell/>
          <table:table-cell table:style-name="ce1"/>
        </table:table-row>
        <table:table-row table:style-name="ro3">
          <table:table-cell office:value-type="float" office:value="8970">
            <text:p>8970</text:p>
          </table:table-cell>
          <table:table-cell office:value-type="string">
            <text:p>Poperinge</text:p>
          </table:table-cell>
          <table:table-cell office:value-type="string">
            <text:p>Reningelst</text:p>
          </table:table-cell>
          <table:table-cell office:value-type="string">
            <text:p>West-Vlaanderen</text:p>
          </table:table-cell>
          <table:table-cell/>
          <table:table-cell table:style-name="ce1"/>
        </table:table-row>
        <table:table-row table:style-name="ro3">
          <table:table-cell office:value-type="float" office:value="8972">
            <text:p>8972</text:p>
          </table:table-cell>
          <table:table-cell office:value-type="string">
            <text:p>Poperinge</text:p>
          </table:table-cell>
          <table:table-cell office:value-type="string">
            <text:p>Krombeke</text:p>
          </table:table-cell>
          <table:table-cell office:value-type="string">
            <text:p>West-Vlaanderen</text:p>
          </table:table-cell>
          <table:table-cell/>
          <table:table-cell table:style-name="ce1"/>
        </table:table-row>
        <table:table-row table:style-name="ro3">
          <table:table-cell office:value-type="float" office:value="8972">
            <text:p>8972</text:p>
          </table:table-cell>
          <table:table-cell office:value-type="string">
            <text:p>Poperinge</text:p>
          </table:table-cell>
          <table:table-cell office:value-type="string">
            <text:p>Proven</text:p>
          </table:table-cell>
          <table:table-cell office:value-type="string">
            <text:p>West-Vlaanderen</text:p>
          </table:table-cell>
          <table:table-cell/>
          <table:table-cell table:style-name="ce1"/>
        </table:table-row>
        <table:table-row table:style-name="ro3">
          <table:table-cell office:value-type="float" office:value="8972">
            <text:p>8972</text:p>
          </table:table-cell>
          <table:table-cell office:value-type="string">
            <text:p>Poperinge</text:p>
          </table:table-cell>
          <table:table-cell office:value-type="string">
            <text:p>Roesbrugge-Haringe</text:p>
          </table:table-cell>
          <table:table-cell office:value-type="string">
            <text:p>West-Vlaanderen</text:p>
          </table:table-cell>
          <table:table-cell/>
          <table:table-cell table:style-name="ce1"/>
        </table:table-row>
        <table:table-row table:style-name="ro3">
          <table:table-cell office:value-type="float" office:value="8978">
            <text:p>8978</text:p>
          </table:table-cell>
          <table:table-cell office:value-type="string">
            <text:p>Poperinge</text:p>
          </table:table-cell>
          <table:table-cell office:value-type="string">
            <text:p>Watou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980">
            <text:p>8980</text:p>
          </table:table-cell>
          <table:table-cell office:value-type="string">
            <text:p>Zonnebeke</text:p>
          </table:table-cell>
          <table:table-cell office:value-type="string">
            <text:p>Beselar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980">
            <text:p>8980</text:p>
          </table:table-cell>
          <table:table-cell office:value-type="string">
            <text:p>Zonnebeke</text:p>
          </table:table-cell>
          <table:table-cell office:value-type="string">
            <text:p>Geluveld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980">
            <text:p>8980</text:p>
          </table:table-cell>
          <table:table-cell office:value-type="string">
            <text:p>Zonnebeke</text:p>
          </table:table-cell>
          <table:table-cell office:value-type="string">
            <text:p>Passendal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8980">
            <text:p>8980</text:p>
          </table:table-cell>
          <table:table-cell office:value-type="string">
            <text:p>Zonnebeke</text:p>
          </table:table-cell>
          <table:table-cell office:value-type="string">
            <text:p>Zandvoorde</text:p>
          </table:table-cell>
          <table:table-cell office:value-type="string">
            <text:p>West-Vlaanderen</text:p>
          </table:table-cell>
          <table:table-cell table:number-columns-repeated="2"/>
        </table:table-row>
        <table:table-row table:style-name="ro3">
          <table:table-cell office:value-type="float" office:value="9030">
            <text:p>9030</text:p>
          </table:table-cell>
          <table:table-cell office:value-type="string">
            <text:p>Gent</text:p>
          </table:table-cell>
          <table:table-cell office:value-type="string">
            <text:p>Mariakerk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031">
            <text:p>9031</text:p>
          </table:table-cell>
          <table:table-cell office:value-type="string">
            <text:p>Gent</text:p>
          </table:table-cell>
          <table:table-cell office:value-type="string">
            <text:p>Drongen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032">
            <text:p>9032</text:p>
          </table:table-cell>
          <table:table-cell office:value-type="string">
            <text:p>Gent</text:p>
          </table:table-cell>
          <table:table-cell office:value-type="string">
            <text:p>Wondel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040">
            <text:p>9040</text:p>
          </table:table-cell>
          <table:table-cell office:value-type="string">
            <text:p>Gent</text:p>
          </table:table-cell>
          <table:table-cell office:value-type="string">
            <text:p>Sint-Amandsberg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041">
            <text:p>9041</text:p>
          </table:table-cell>
          <table:table-cell office:value-type="string">
            <text:p>Gent</text:p>
          </table:table-cell>
          <table:table-cell office:value-type="string">
            <text:p>Oostakker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042">
            <text:p>9042</text:p>
          </table:table-cell>
          <table:table-cell office:value-type="string">
            <text:p>Gent</text:p>
          </table:table-cell>
          <table:table-cell office:value-type="string">
            <text:p>Desteldonk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042">
            <text:p>9042</text:p>
          </table:table-cell>
          <table:table-cell office:value-type="string">
            <text:p>Gent</text:p>
          </table:table-cell>
          <table:table-cell office:value-type="string">
            <text:p>Mendonk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042">
            <text:p>9042</text:p>
          </table:table-cell>
          <table:table-cell office:value-type="string">
            <text:p>Gent</text:p>
          </table:table-cell>
          <table:table-cell office:value-type="string">
            <text:p>Sint-Kruis-Winkel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050">
            <text:p>9050</text:p>
          </table:table-cell>
          <table:table-cell office:value-type="string">
            <text:p>Gent</text:p>
          </table:table-cell>
          <table:table-cell office:value-type="string">
            <text:p>Gentbrugg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050">
            <text:p>9050</text:p>
          </table:table-cell>
          <table:table-cell office:value-type="string">
            <text:p>Gent</text:p>
          </table:table-cell>
          <table:table-cell office:value-type="string">
            <text:p>Ledeberg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051">
            <text:p>9051</text:p>
          </table:table-cell>
          <table:table-cell office:value-type="string">
            <text:p>Gent</text:p>
          </table:table-cell>
          <table:table-cell office:value-type="string">
            <text:p>Afsne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051">
            <text:p>9051</text:p>
          </table:table-cell>
          <table:table-cell office:value-type="string">
            <text:p>Gent</text:p>
          </table:table-cell>
          <table:table-cell office:value-type="string">
            <text:p>Sint-Denijs-Westr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052">
            <text:p>9052</text:p>
          </table:table-cell>
          <table:table-cell office:value-type="string">
            <text:p>Gent</text:p>
          </table:table-cell>
          <table:table-cell office:value-type="string">
            <text:p>Zwijnaard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070">
            <text:p>9070</text:p>
          </table:table-cell>
          <table:table-cell office:value-type="string">
            <text:p>Destelbergen</text:p>
          </table:table-cell>
          <table:table-cell office:value-type="string">
            <text:p>Heusden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080">
            <text:p>9080</text:p>
          </table:table-cell>
          <table:table-cell office:value-type="string">
            <text:p>Lochristi</text:p>
          </table:table-cell>
          <table:table-cell office:value-type="string">
            <text:p>Beerveld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080">
            <text:p>9080</text:p>
          </table:table-cell>
          <table:table-cell office:value-type="string">
            <text:p>Lochristi</text:p>
          </table:table-cell>
          <table:table-cell office:value-type="string">
            <text:p>Zaffelar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080">
            <text:p>9080</text:p>
          </table:table-cell>
          <table:table-cell office:value-type="string">
            <text:p>Lochristi</text:p>
          </table:table-cell>
          <table:table-cell office:value-type="string">
            <text:p>Zeveneken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090">
            <text:p>9090</text:p>
          </table:table-cell>
          <table:table-cell office:value-type="string">
            <text:p>Melle</text:p>
          </table:table-cell>
          <table:table-cell office:value-type="string">
            <text:p>Gontrod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100">
            <text:p>9100</text:p>
          </table:table-cell>
          <table:table-cell office:value-type="string">
            <text:p>Sint-Niklaas</text:p>
          </table:table-cell>
          <table:table-cell office:value-type="string">
            <text:p>Nieuwkerken-Waas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111">
            <text:p>9111</text:p>
          </table:table-cell>
          <table:table-cell office:value-type="string">
            <text:p>Sint-Niklaas</text:p>
          </table:table-cell>
          <table:table-cell office:value-type="string">
            <text:p>Belsel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112">
            <text:p>9112</text:p>
          </table:table-cell>
          <table:table-cell office:value-type="string">
            <text:p>Sint-Niklaas</text:p>
          </table:table-cell>
          <table:table-cell office:value-type="string">
            <text:p>Sinaai</text:p>
          </table:table-cell>
          <table:table-cell office:value-type="string">
            <text:p>Oost-Vlaanderen</text:p>
          </table:table-cell>
          <table:table-cell/>
          <table:table-cell table:style-name="ce1"/>
        </table:table-row>
        <table:table-row table:style-name="ro3">
          <table:table-cell office:value-type="float" office:value="9120">
            <text:p>9120</text:p>
          </table:table-cell>
          <table:table-cell office:value-type="string">
            <text:p>Beveren</text:p>
          </table:table-cell>
          <table:table-cell office:value-type="string">
            <text:p>Haasdonk</text:p>
          </table:table-cell>
          <table:table-cell office:value-type="string">
            <text:p>Oost-Vlaanderen</text:p>
          </table:table-cell>
          <table:table-cell/>
          <table:table-cell table:style-name="ce1"/>
        </table:table-row>
        <table:table-row table:style-name="ro3">
          <table:table-cell office:value-type="float" office:value="9120">
            <text:p>9120</text:p>
          </table:table-cell>
          <table:table-cell office:value-type="string">
            <text:p>Beveren</text:p>
          </table:table-cell>
          <table:table-cell office:value-type="string">
            <text:p>Melsele</text:p>
          </table:table-cell>
          <table:table-cell office:value-type="string">
            <text:p>Oost-Vlaanderen</text:p>
          </table:table-cell>
          <table:table-cell/>
          <table:table-cell table:style-name="ce1"/>
        </table:table-row>
        <table:table-row table:style-name="ro3">
          <table:table-cell office:value-type="float" office:value="9120">
            <text:p>9120</text:p>
          </table:table-cell>
          <table:table-cell office:value-type="string">
            <text:p>Beveren</text:p>
          </table:table-cell>
          <table:table-cell office:value-type="string">
            <text:p>Vrasene</text:p>
          </table:table-cell>
          <table:table-cell office:value-type="string">
            <text:p>Oost-Vlaanderen</text:p>
          </table:table-cell>
          <table:table-cell/>
          <table:table-cell table:style-name="ce1"/>
        </table:table-row>
        <table:table-row table:style-name="ro3">
          <table:table-cell office:value-type="float" office:value="9130">
            <text:p>9130</text:p>
          </table:table-cell>
          <table:table-cell office:value-type="string">
            <text:p>Beveren</text:p>
          </table:table-cell>
          <table:table-cell office:value-type="string">
            <text:p>Doel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130">
            <text:p>9130</text:p>
          </table:table-cell>
          <table:table-cell office:value-type="string">
            <text:p>Beveren</text:p>
          </table:table-cell>
          <table:table-cell office:value-type="string">
            <text:p>Kallo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130">
            <text:p>9130</text:p>
          </table:table-cell>
          <table:table-cell office:value-type="string">
            <text:p>Beveren</text:p>
          </table:table-cell>
          <table:table-cell office:value-type="string">
            <text:p>Kieldrecht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130">
            <text:p>9130</text:p>
          </table:table-cell>
          <table:table-cell office:value-type="string">
            <text:p>Beveren</text:p>
          </table:table-cell>
          <table:table-cell office:value-type="string">
            <text:p>Verrebroek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140">
            <text:p>9140</text:p>
          </table:table-cell>
          <table:table-cell office:value-type="string">
            <text:p>Temse</text:p>
          </table:table-cell>
          <table:table-cell office:value-type="string">
            <text:p>Elversel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140">
            <text:p>9140</text:p>
          </table:table-cell>
          <table:table-cell office:value-type="string">
            <text:p>Temse</text:p>
          </table:table-cell>
          <table:table-cell office:value-type="string">
            <text:p>Steendorp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140">
            <text:p>9140</text:p>
          </table:table-cell>
          <table:table-cell office:value-type="string">
            <text:p>Temse</text:p>
          </table:table-cell>
          <table:table-cell office:value-type="string">
            <text:p>Tielrod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150">
            <text:p>9150</text:p>
          </table:table-cell>
          <table:table-cell office:value-type="string">
            <text:p>Kruibeke</text:p>
          </table:table-cell>
          <table:table-cell office:value-type="string">
            <text:p>Bazel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150">
            <text:p>9150</text:p>
          </table:table-cell>
          <table:table-cell office:value-type="string">
            <text:p>Kruibeke</text:p>
          </table:table-cell>
          <table:table-cell office:value-type="string">
            <text:p>Rupelmond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160">
            <text:p>9160</text:p>
          </table:table-cell>
          <table:table-cell office:value-type="string">
            <text:p>Lokeren</text:p>
          </table:table-cell>
          <table:table-cell office:value-type="string">
            <text:p>Dakna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160">
            <text:p>9160</text:p>
          </table:table-cell>
          <table:table-cell office:value-type="string">
            <text:p>Lokeren</text:p>
          </table:table-cell>
          <table:table-cell office:value-type="string">
            <text:p>Eksaard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170">
            <text:p>9170</text:p>
          </table:table-cell>
          <table:table-cell office:value-type="string">
            <text:p>Sint-Gillis-Waas</text:p>
          </table:table-cell>
          <table:table-cell office:value-type="string">
            <text:p>De Kling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170">
            <text:p>9170</text:p>
          </table:table-cell>
          <table:table-cell office:value-type="string">
            <text:p>Sint-Gillis-Waas</text:p>
          </table:table-cell>
          <table:table-cell office:value-type="string">
            <text:p>Meerdonk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170">
            <text:p>9170</text:p>
          </table:table-cell>
          <table:table-cell office:value-type="string">
            <text:p>Sint-Gillis-Waas</text:p>
          </table:table-cell>
          <table:table-cell office:value-type="string">
            <text:p>Sint-Pauwels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190">
            <text:p>9190</text:p>
          </table:table-cell>
          <table:table-cell office:value-type="string">
            <text:p>Stekene</text:p>
          </table:table-cell>
          <table:table-cell office:value-type="string">
            <text:p>Kemzek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200">
            <text:p>9200</text:p>
          </table:table-cell>
          <table:table-cell office:value-type="string">
            <text:p>Dendermonde</text:p>
          </table:table-cell>
          <table:table-cell office:value-type="string">
            <text:p>Appels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200">
            <text:p>9200</text:p>
          </table:table-cell>
          <table:table-cell office:value-type="string">
            <text:p>Dendermonde</text:p>
          </table:table-cell>
          <table:table-cell office:value-type="string">
            <text:p>Baasrod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200">
            <text:p>9200</text:p>
          </table:table-cell>
          <table:table-cell office:value-type="string">
            <text:p>Dendermonde</text:p>
          </table:table-cell>
          <table:table-cell office:value-type="string">
            <text:p>Grembergen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200">
            <text:p>9200</text:p>
          </table:table-cell>
          <table:table-cell office:value-type="string">
            <text:p>Dendermonde</text:p>
          </table:table-cell>
          <table:table-cell office:value-type="string">
            <text:p>Mespelar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200">
            <text:p>9200</text:p>
          </table:table-cell>
          <table:table-cell office:value-type="string">
            <text:p>Dendermonde</text:p>
          </table:table-cell>
          <table:table-cell office:value-type="string">
            <text:p>Oude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200">
            <text:p>9200</text:p>
          </table:table-cell>
          <table:table-cell office:value-type="string">
            <text:p>Dendermonde</text:p>
          </table:table-cell>
          <table:table-cell office:value-type="string">
            <text:p>Schoonaard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200">
            <text:p>9200</text:p>
          </table:table-cell>
          <table:table-cell office:value-type="string">
            <text:p>Dendermonde</text:p>
          </table:table-cell>
          <table:table-cell office:value-type="string">
            <text:p>Sint-Gillis-bij-Dendermond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220">
            <text:p>9220</text:p>
          </table:table-cell>
          <table:table-cell office:value-type="string">
            <text:p>Hamme</text:p>
          </table:table-cell>
          <table:table-cell office:value-type="string">
            <text:p>Moerzek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230">
            <text:p>9230</text:p>
          </table:table-cell>
          <table:table-cell office:value-type="string">
            <text:p>Wetteren</text:p>
          </table:table-cell>
          <table:table-cell office:value-type="string">
            <text:p>Massemen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230">
            <text:p>9230</text:p>
          </table:table-cell>
          <table:table-cell office:value-type="string">
            <text:p>Wetteren</text:p>
          </table:table-cell>
          <table:table-cell office:value-type="string">
            <text:p>Westr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255">
            <text:p>9255</text:p>
          </table:table-cell>
          <table:table-cell office:value-type="string">
            <text:p>Buggenhout</text:p>
          </table:table-cell>
          <table:table-cell office:value-type="string">
            <text:p>Opdorp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260">
            <text:p>9260</text:p>
          </table:table-cell>
          <table:table-cell office:value-type="string">
            <text:p>Wichelen</text:p>
          </table:table-cell>
          <table:table-cell office:value-type="string">
            <text:p>Schellebell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260">
            <text:p>9260</text:p>
          </table:table-cell>
          <table:table-cell office:value-type="string">
            <text:p>Wichelen</text:p>
          </table:table-cell>
          <table:table-cell office:value-type="string">
            <text:p>Serskamp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270">
            <text:p>9270</text:p>
          </table:table-cell>
          <table:table-cell office:value-type="string">
            <text:p>Laarne</text:p>
          </table:table-cell>
          <table:table-cell office:value-type="string">
            <text:p>Kalken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280">
            <text:p>9280</text:p>
          </table:table-cell>
          <table:table-cell office:value-type="string">
            <text:p>Lebbeke</text:p>
          </table:table-cell>
          <table:table-cell office:value-type="string">
            <text:p>Denderbell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280">
            <text:p>9280</text:p>
          </table:table-cell>
          <table:table-cell office:value-type="string">
            <text:p>Lebbeke</text:p>
          </table:table-cell>
          <table:table-cell office:value-type="string">
            <text:p>Wiez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290">
            <text:p>9290</text:p>
          </table:table-cell>
          <table:table-cell office:value-type="string">
            <text:p>Berlare</text:p>
          </table:table-cell>
          <table:table-cell office:value-type="string">
            <text:p>Overmer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290">
            <text:p>9290</text:p>
          </table:table-cell>
          <table:table-cell office:value-type="string">
            <text:p>Berlare</text:p>
          </table:table-cell>
          <table:table-cell office:value-type="string">
            <text:p>Uitbergen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308">
            <text:p>9308</text:p>
          </table:table-cell>
          <table:table-cell office:value-type="string">
            <text:p>Aalst</text:p>
          </table:table-cell>
          <table:table-cell office:value-type="string">
            <text:p>Gijze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308">
            <text:p>9308</text:p>
          </table:table-cell>
          <table:table-cell office:value-type="string">
            <text:p>Aalst</text:p>
          </table:table-cell>
          <table:table-cell office:value-type="string">
            <text:p>Hofstad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310">
            <text:p>9310</text:p>
          </table:table-cell>
          <table:table-cell office:value-type="string">
            <text:p>Aalst</text:p>
          </table:table-cell>
          <table:table-cell office:value-type="string">
            <text:p>Baarde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310">
            <text:p>9310</text:p>
          </table:table-cell>
          <table:table-cell office:value-type="string">
            <text:p>Aalst</text:p>
          </table:table-cell>
          <table:table-cell office:value-type="string">
            <text:p>Herders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310">
            <text:p>9310</text:p>
          </table:table-cell>
          <table:table-cell office:value-type="string">
            <text:p>Aalst</text:p>
          </table:table-cell>
          <table:table-cell office:value-type="string">
            <text:p>Meldert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310">
            <text:p>9310</text:p>
          </table:table-cell>
          <table:table-cell office:value-type="string">
            <text:p>Aalst</text:p>
          </table:table-cell>
          <table:table-cell office:value-type="string">
            <text:p>Moorsel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320">
            <text:p>9320</text:p>
          </table:table-cell>
          <table:table-cell office:value-type="string">
            <text:p>Aalst</text:p>
          </table:table-cell>
          <table:table-cell office:value-type="string">
            <text:p>Erembode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320">
            <text:p>9320</text:p>
          </table:table-cell>
          <table:table-cell office:value-type="string">
            <text:p>Aalst</text:p>
          </table:table-cell>
          <table:table-cell office:value-type="string">
            <text:p>Nieuwerkerken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340">
            <text:p>9340</text:p>
          </table:table-cell>
          <table:table-cell office:value-type="string">
            <text:p>Lede</text:p>
          </table:table-cell>
          <table:table-cell office:value-type="string">
            <text:p>Imp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340">
            <text:p>9340</text:p>
          </table:table-cell>
          <table:table-cell office:value-type="string">
            <text:p>Lede</text:p>
          </table:table-cell>
          <table:table-cell office:value-type="string">
            <text:p>Oorde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340">
            <text:p>9340</text:p>
          </table:table-cell>
          <table:table-cell office:value-type="string">
            <text:p>Lede</text:p>
          </table:table-cell>
          <table:table-cell office:value-type="string">
            <text:p>Smetled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340">
            <text:p>9340</text:p>
          </table:table-cell>
          <table:table-cell office:value-type="string">
            <text:p>Lede</text:p>
          </table:table-cell>
          <table:table-cell office:value-type="string">
            <text:p>Wanzel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400">
            <text:p>9400</text:p>
          </table:table-cell>
          <table:table-cell office:value-type="string">
            <text:p>Ninove</text:p>
          </table:table-cell>
          <table:table-cell office:value-type="string">
            <text:p>Appelterre-Eich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400">
            <text:p>9400</text:p>
          </table:table-cell>
          <table:table-cell office:value-type="string">
            <text:p>Ninove</text:p>
          </table:table-cell>
          <table:table-cell office:value-type="string">
            <text:p>Denderwindek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400">
            <text:p>9400</text:p>
          </table:table-cell>
          <table:table-cell office:value-type="string">
            <text:p>Ninove</text:p>
          </table:table-cell>
          <table:table-cell office:value-type="string">
            <text:p>Liefering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400">
            <text:p>9400</text:p>
          </table:table-cell>
          <table:table-cell office:value-type="string">
            <text:p>Ninove</text:p>
          </table:table-cell>
          <table:table-cell office:value-type="string">
            <text:p>Nederhasselt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400">
            <text:p>9400</text:p>
          </table:table-cell>
          <table:table-cell office:value-type="string">
            <text:p>Ninove</text:p>
          </table:table-cell>
          <table:table-cell office:value-type="string">
            <text:p>Oke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400">
            <text:p>9400</text:p>
          </table:table-cell>
          <table:table-cell office:value-type="string">
            <text:p>Ninove</text:p>
          </table:table-cell>
          <table:table-cell office:value-type="string">
            <text:p>Voord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401">
            <text:p>9401</text:p>
          </table:table-cell>
          <table:table-cell office:value-type="string">
            <text:p>Ninove</text:p>
          </table:table-cell>
          <table:table-cell office:value-type="string">
            <text:p>Pollar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402">
            <text:p>9402</text:p>
          </table:table-cell>
          <table:table-cell office:value-type="string">
            <text:p>Ninove</text:p>
          </table:table-cell>
          <table:table-cell office:value-type="string">
            <text:p>Meerbek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403">
            <text:p>9403</text:p>
          </table:table-cell>
          <table:table-cell office:value-type="string">
            <text:p>Ninove</text:p>
          </table:table-cell>
          <table:table-cell office:value-type="string">
            <text:p>Nei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404">
            <text:p>9404</text:p>
          </table:table-cell>
          <table:table-cell office:value-type="string">
            <text:p>Ninove</text:p>
          </table:table-cell>
          <table:table-cell office:value-type="string">
            <text:p>Aspelar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406">
            <text:p>9406</text:p>
          </table:table-cell>
          <table:table-cell office:value-type="string">
            <text:p>Ninove</text:p>
          </table:table-cell>
          <table:table-cell office:value-type="string">
            <text:p>Outer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420">
            <text:p>9420</text:p>
          </table:table-cell>
          <table:table-cell office:value-type="string">
            <text:p>Erpe-Mere</text:p>
          </table:table-cell>
          <table:table-cell office:value-type="string">
            <text:p>Aai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420">
            <text:p>9420</text:p>
          </table:table-cell>
          <table:table-cell office:value-type="string">
            <text:p>Erpe-Mere</text:p>
          </table:table-cell>
          <table:table-cell office:value-type="string">
            <text:p>Bambrugg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420">
            <text:p>9420</text:p>
          </table:table-cell>
          <table:table-cell office:value-type="string">
            <text:p>Erpe-Mere</text:p>
          </table:table-cell>
          <table:table-cell office:value-type="string">
            <text:p>Burst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420">
            <text:p>9420</text:p>
          </table:table-cell>
          <table:table-cell office:value-type="string">
            <text:p>Erpe-Mere</text:p>
          </table:table-cell>
          <table:table-cell office:value-type="string">
            <text:p>Eronde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420">
            <text:p>9420</text:p>
          </table:table-cell>
          <table:table-cell office:value-type="string">
            <text:p>Erpe-Mere</text:p>
          </table:table-cell>
          <table:table-cell office:value-type="string">
            <text:p>Erp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420">
            <text:p>9420</text:p>
          </table:table-cell>
          <table:table-cell office:value-type="string">
            <text:p>Erpe-Mere</text:p>
          </table:table-cell>
          <table:table-cell office:value-type="string">
            <text:p>Mer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420">
            <text:p>9420</text:p>
          </table:table-cell>
          <table:table-cell office:value-type="string">
            <text:p>Erpe-Mere</text:p>
          </table:table-cell>
          <table:table-cell office:value-type="string">
            <text:p>Otter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420">
            <text:p>9420</text:p>
          </table:table-cell>
          <table:table-cell office:value-type="string">
            <text:p>Erpe-Mere</text:p>
          </table:table-cell>
          <table:table-cell office:value-type="string">
            <text:p>Vlekk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450">
            <text:p>9450</text:p>
          </table:table-cell>
          <table:table-cell office:value-type="string">
            <text:p>Haaltert</text:p>
          </table:table-cell>
          <table:table-cell office:value-type="string">
            <text:p>Denderhout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450">
            <text:p>9450</text:p>
          </table:table-cell>
          <table:table-cell office:value-type="string">
            <text:p>Haaltert</text:p>
          </table:table-cell>
          <table:table-cell office:value-type="string">
            <text:p>Helder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451">
            <text:p>9451</text:p>
          </table:table-cell>
          <table:table-cell office:value-type="string">
            <text:p>Haaltert</text:p>
          </table:table-cell>
          <table:table-cell office:value-type="string">
            <text:p>Kerksken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472">
            <text:p>9472</text:p>
          </table:table-cell>
          <table:table-cell office:value-type="string">
            <text:p>Denderleeuw</text:p>
          </table:table-cell>
          <table:table-cell office:value-type="string">
            <text:p>Idder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473">
            <text:p>9473</text:p>
          </table:table-cell>
          <table:table-cell office:value-type="string">
            <text:p>Denderleeuw</text:p>
          </table:table-cell>
          <table:table-cell office:value-type="string">
            <text:p>Well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500">
            <text:p>9500</text:p>
          </table:table-cell>
          <table:table-cell office:value-type="string">
            <text:p>Geraardsbergen</text:p>
          </table:table-cell>
          <table:table-cell office:value-type="string">
            <text:p>Goeferding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500">
            <text:p>9500</text:p>
          </table:table-cell>
          <table:table-cell office:value-type="string">
            <text:p>Geraardsbergen</text:p>
          </table:table-cell>
          <table:table-cell office:value-type="string">
            <text:p>Moerbek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500">
            <text:p>9500</text:p>
          </table:table-cell>
          <table:table-cell office:value-type="string">
            <text:p>Geraardsbergen</text:p>
          </table:table-cell>
          <table:table-cell office:value-type="string">
            <text:p>Nederboelar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500">
            <text:p>9500</text:p>
          </table:table-cell>
          <table:table-cell office:value-type="string">
            <text:p>Geraardsbergen</text:p>
          </table:table-cell>
          <table:table-cell office:value-type="string">
            <text:p>Onkerzel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500">
            <text:p>9500</text:p>
          </table:table-cell>
          <table:table-cell office:value-type="string">
            <text:p>Geraardsbergen</text:p>
          </table:table-cell>
          <table:table-cell office:value-type="string">
            <text:p>Ophasselt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500">
            <text:p>9500</text:p>
          </table:table-cell>
          <table:table-cell office:value-type="string">
            <text:p>Geraardsbergen</text:p>
          </table:table-cell>
          <table:table-cell office:value-type="string">
            <text:p>Overboelar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500">
            <text:p>9500</text:p>
          </table:table-cell>
          <table:table-cell office:value-type="string">
            <text:p>Geraardsbergen</text:p>
          </table:table-cell>
          <table:table-cell office:value-type="string">
            <text:p>Vian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500">
            <text:p>9500</text:p>
          </table:table-cell>
          <table:table-cell office:value-type="string">
            <text:p>Geraardsbergen</text:p>
          </table:table-cell>
          <table:table-cell office:value-type="string">
            <text:p>Zarlarding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506">
            <text:p>9506</text:p>
          </table:table-cell>
          <table:table-cell office:value-type="string">
            <text:p>Geraardsbergen</text:p>
          </table:table-cell>
          <table:table-cell office:value-type="string">
            <text:p>Grimming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506">
            <text:p>9506</text:p>
          </table:table-cell>
          <table:table-cell office:value-type="string">
            <text:p>Geraardsbergen</text:p>
          </table:table-cell>
          <table:table-cell office:value-type="string">
            <text:p>Ide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506">
            <text:p>9506</text:p>
          </table:table-cell>
          <table:table-cell office:value-type="string">
            <text:p>Geraardsbergen</text:p>
          </table:table-cell>
          <table:table-cell office:value-type="string">
            <text:p>Nieuwenhov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506">
            <text:p>9506</text:p>
          </table:table-cell>
          <table:table-cell office:value-type="string">
            <text:p>Geraardsbergen</text:p>
          </table:table-cell>
          <table:table-cell office:value-type="string">
            <text:p>Schendelbek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506">
            <text:p>9506</text:p>
          </table:table-cell>
          <table:table-cell office:value-type="string">
            <text:p>Geraardsbergen</text:p>
          </table:table-cell>
          <table:table-cell office:value-type="string">
            <text:p>Smeerebbe-Vloerze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506">
            <text:p>9506</text:p>
          </table:table-cell>
          <table:table-cell office:value-type="string">
            <text:p>Geraardsbergen</text:p>
          </table:table-cell>
          <table:table-cell office:value-type="string">
            <text:p>Waarbek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506">
            <text:p>9506</text:p>
          </table:table-cell>
          <table:table-cell office:value-type="string">
            <text:p>Geraardsbergen</text:p>
          </table:table-cell>
          <table:table-cell office:value-type="string">
            <text:p>Zandbergen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520">
            <text:p>9520</text:p>
          </table:table-cell>
          <table:table-cell office:value-type="string">
            <text:p>Sint-Lievens-Houtem</text:p>
          </table:table-cell>
          <table:table-cell office:value-type="string">
            <text:p>Bave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520">
            <text:p>9520</text:p>
          </table:table-cell>
          <table:table-cell office:value-type="string">
            <text:p>Sint-Lievens-Houtem</text:p>
          </table:table-cell>
          <table:table-cell office:value-type="string">
            <text:p>Vlierzel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520">
            <text:p>9520</text:p>
          </table:table-cell>
          <table:table-cell office:value-type="string">
            <text:p>Sint-Lievens-Houtem</text:p>
          </table:table-cell>
          <table:table-cell office:value-type="string">
            <text:p>Zonne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521">
            <text:p>9521</text:p>
          </table:table-cell>
          <table:table-cell office:value-type="string">
            <text:p>Sint-Lievens-Houtem</text:p>
          </table:table-cell>
          <table:table-cell office:value-type="string">
            <text:p>Letterhout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550">
            <text:p>9550</text:p>
          </table:table-cell>
          <table:table-cell office:value-type="string">
            <text:p>Herzele</text:p>
          </table:table-cell>
          <table:table-cell office:value-type="string">
            <text:p>Hille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550">
            <text:p>9550</text:p>
          </table:table-cell>
          <table:table-cell office:value-type="string">
            <text:p>Herzele</text:p>
          </table:table-cell>
          <table:table-cell office:value-type="string">
            <text:p>Sint-Antelinks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550">
            <text:p>9550</text:p>
          </table:table-cell>
          <table:table-cell office:value-type="string">
            <text:p>Herzele</text:p>
          </table:table-cell>
          <table:table-cell office:value-type="string">
            <text:p>Sint-Lievens-Ess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550">
            <text:p>9550</text:p>
          </table:table-cell>
          <table:table-cell office:value-type="string">
            <text:p>Herzele</text:p>
          </table:table-cell>
          <table:table-cell office:value-type="string">
            <text:p>Steenhuize-Wijnhuiz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550">
            <text:p>9550</text:p>
          </table:table-cell>
          <table:table-cell office:value-type="string">
            <text:p>Herzele</text:p>
          </table:table-cell>
          <table:table-cell office:value-type="string">
            <text:p>Woubrechte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551">
            <text:p>9551</text:p>
          </table:table-cell>
          <table:table-cell office:value-type="string">
            <text:p>Herzele</text:p>
          </table:table-cell>
          <table:table-cell office:value-type="string">
            <text:p>Resse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552">
            <text:p>9552</text:p>
          </table:table-cell>
          <table:table-cell office:value-type="string">
            <text:p>Herzele</text:p>
          </table:table-cell>
          <table:table-cell office:value-type="string">
            <text:p>Borsbek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570">
            <text:p>9570</text:p>
          </table:table-cell>
          <table:table-cell office:value-type="string">
            <text:p>Lierde</text:p>
          </table:table-cell>
          <table:table-cell office:value-type="string">
            <text:p>Defting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570">
            <text:p>9570</text:p>
          </table:table-cell>
          <table:table-cell office:value-type="string">
            <text:p>Lierde</text:p>
          </table:table-cell>
          <table:table-cell office:value-type="string">
            <text:p>Sint-Maria-Lierd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571">
            <text:p>9571</text:p>
          </table:table-cell>
          <table:table-cell office:value-type="string">
            <text:p>Lierde</text:p>
          </table:table-cell>
          <table:table-cell office:value-type="string">
            <text:p>Hemelveerde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572">
            <text:p>9572</text:p>
          </table:table-cell>
          <table:table-cell office:value-type="string">
            <text:p>Lierde</text:p>
          </table:table-cell>
          <table:table-cell office:value-type="string">
            <text:p>Sint-Martens-Lierd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20">
            <text:p>9620</text:p>
          </table:table-cell>
          <table:table-cell office:value-type="string">
            <text:p>Zottegem</text:p>
          </table:table-cell>
          <table:table-cell office:value-type="string">
            <text:p>Elen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20">
            <text:p>9620</text:p>
          </table:table-cell>
          <table:table-cell office:value-type="string">
            <text:p>Zottegem</text:p>
          </table:table-cell>
          <table:table-cell office:value-type="string">
            <text:p>Erwete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20">
            <text:p>9620</text:p>
          </table:table-cell>
          <table:table-cell office:value-type="string">
            <text:p>Zottegem</text:p>
          </table:table-cell>
          <table:table-cell office:value-type="string">
            <text:p>Godveerde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20">
            <text:p>9620</text:p>
          </table:table-cell>
          <table:table-cell office:value-type="string">
            <text:p>Zottegem</text:p>
          </table:table-cell>
          <table:table-cell office:value-type="string">
            <text:p>Grotenberg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20">
            <text:p>9620</text:p>
          </table:table-cell>
          <table:table-cell office:value-type="string">
            <text:p>Zottegem</text:p>
          </table:table-cell>
          <table:table-cell office:value-type="string">
            <text:p>Leeuwer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20">
            <text:p>9620</text:p>
          </table:table-cell>
          <table:table-cell office:value-type="string">
            <text:p>Zottegem</text:p>
          </table:table-cell>
          <table:table-cell office:value-type="string">
            <text:p>Oombergen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20">
            <text:p>9620</text:p>
          </table:table-cell>
          <table:table-cell office:value-type="string">
            <text:p>Zottegem</text:p>
          </table:table-cell>
          <table:table-cell office:value-type="string">
            <text:p>Sint-Goriks-Oudenhov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20">
            <text:p>9620</text:p>
          </table:table-cell>
          <table:table-cell office:value-type="string">
            <text:p>Zottegem</text:p>
          </table:table-cell>
          <table:table-cell office:value-type="string">
            <text:p>Sint-Maria-Oudenhov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20">
            <text:p>9620</text:p>
          </table:table-cell>
          <table:table-cell office:value-type="string">
            <text:p>Zottegem</text:p>
          </table:table-cell>
          <table:table-cell office:value-type="string">
            <text:p>Strijpen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20">
            <text:p>9620</text:p>
          </table:table-cell>
          <table:table-cell office:value-type="string">
            <text:p>Zottegem</text:p>
          </table:table-cell>
          <table:table-cell office:value-type="string">
            <text:p>Velzeke-Ruddershov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30">
            <text:p>9630</text:p>
          </table:table-cell>
          <table:table-cell office:value-type="string">
            <text:p>Zwalm</text:p>
          </table:table-cell>
          <table:table-cell office:value-type="string">
            <text:p>Beerle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30">
            <text:p>9630</text:p>
          </table:table-cell>
          <table:table-cell office:value-type="string">
            <text:p>Zwalm</text:p>
          </table:table-cell>
          <table:table-cell office:value-type="string">
            <text:p>Dikkel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30">
            <text:p>9630</text:p>
          </table:table-cell>
          <table:table-cell office:value-type="string">
            <text:p>Zwalm</text:p>
          </table:table-cell>
          <table:table-cell office:value-type="string">
            <text:p>Hundel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30">
            <text:p>9630</text:p>
          </table:table-cell>
          <table:table-cell office:value-type="string">
            <text:p>Zwalm</text:p>
          </table:table-cell>
          <table:table-cell office:value-type="string">
            <text:p>Meile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30">
            <text:p>9630</text:p>
          </table:table-cell>
          <table:table-cell office:value-type="string">
            <text:p>Zwalm</text:p>
          </table:table-cell>
          <table:table-cell office:value-type="string">
            <text:p>Munkzwal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30">
            <text:p>9630</text:p>
          </table:table-cell>
          <table:table-cell office:value-type="string">
            <text:p>Zwalm</text:p>
          </table:table-cell>
          <table:table-cell office:value-type="string">
            <text:p>Paulat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30">
            <text:p>9630</text:p>
          </table:table-cell>
          <table:table-cell office:value-type="string">
            <text:p>Zwalm</text:p>
          </table:table-cell>
          <table:table-cell office:value-type="string">
            <text:p>Roborst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30">
            <text:p>9630</text:p>
          </table:table-cell>
          <table:table-cell office:value-type="string">
            <text:p>Zwalm</text:p>
          </table:table-cell>
          <table:table-cell office:value-type="string">
            <text:p>Rozebek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30">
            <text:p>9630</text:p>
          </table:table-cell>
          <table:table-cell office:value-type="string">
            <text:p>Zwalm</text:p>
          </table:table-cell>
          <table:table-cell office:value-type="string">
            <text:p>Sint-Blasius-Boekel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30">
            <text:p>9630</text:p>
          </table:table-cell>
          <table:table-cell office:value-type="string">
            <text:p>Zwalm</text:p>
          </table:table-cell>
          <table:table-cell office:value-type="string">
            <text:p>Sint-Denijs-Boekel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30">
            <text:p>9630</text:p>
          </table:table-cell>
          <table:table-cell office:value-type="string">
            <text:p>Zwalm</text:p>
          </table:table-cell>
          <table:table-cell office:value-type="string">
            <text:p>Sint-Maria-Lat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36">
            <text:p>9636</text:p>
          </table:table-cell>
          <table:table-cell office:value-type="string">
            <text:p>Zwalm</text:p>
          </table:table-cell>
          <table:table-cell office:value-type="string">
            <text:p>Nederzwalm-Hermel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60">
            <text:p>9660</text:p>
          </table:table-cell>
          <table:table-cell office:value-type="string">
            <text:p>Brakel</text:p>
          </table:table-cell>
          <table:table-cell office:value-type="string">
            <text:p>Elst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60">
            <text:p>9660</text:p>
          </table:table-cell>
          <table:table-cell office:value-type="string">
            <text:p>Brakel</text:p>
          </table:table-cell>
          <table:table-cell office:value-type="string">
            <text:p>Everbeek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60">
            <text:p>9660</text:p>
          </table:table-cell>
          <table:table-cell office:value-type="string">
            <text:p>Brakel</text:p>
          </table:table-cell>
          <table:table-cell office:value-type="string">
            <text:p>Michelbek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60">
            <text:p>9660</text:p>
          </table:table-cell>
          <table:table-cell office:value-type="string">
            <text:p>Brakel</text:p>
          </table:table-cell>
          <table:table-cell office:value-type="string">
            <text:p>Nederbrakel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60">
            <text:p>9660</text:p>
          </table:table-cell>
          <table:table-cell office:value-type="string">
            <text:p>Brakel</text:p>
          </table:table-cell>
          <table:table-cell office:value-type="string">
            <text:p>Opbrakel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60">
            <text:p>9660</text:p>
          </table:table-cell>
          <table:table-cell office:value-type="string">
            <text:p>Brakel</text:p>
          </table:table-cell>
          <table:table-cell office:value-type="string">
            <text:p>Zegels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61">
            <text:p>9661</text:p>
          </table:table-cell>
          <table:table-cell office:value-type="string">
            <text:p>Brakel</text:p>
          </table:table-cell>
          <table:table-cell office:value-type="string">
            <text:p>Parik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67">
            <text:p>9667</text:p>
          </table:table-cell>
          <table:table-cell office:value-type="string">
            <text:p>Horebeke</text:p>
          </table:table-cell>
          <table:table-cell office:value-type="string">
            <text:p>Sint-Kornelis-Horebek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67">
            <text:p>9667</text:p>
          </table:table-cell>
          <table:table-cell office:value-type="string">
            <text:p>Horebeke</text:p>
          </table:table-cell>
          <table:table-cell office:value-type="string">
            <text:p>Sint-Maria-Horebek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80">
            <text:p>9680</text:p>
          </table:table-cell>
          <table:table-cell office:value-type="string">
            <text:p>Maarkedal</text:p>
          </table:table-cell>
          <table:table-cell office:value-type="string">
            <text:p>Etikhov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80">
            <text:p>9680</text:p>
          </table:table-cell>
          <table:table-cell office:value-type="string">
            <text:p>Maarkedal</text:p>
          </table:table-cell>
          <table:table-cell office:value-type="string">
            <text:p>Maarke-Kerk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81">
            <text:p>9681</text:p>
          </table:table-cell>
          <table:table-cell office:value-type="string">
            <text:p>Maarkedal</text:p>
          </table:table-cell>
          <table:table-cell office:value-type="string">
            <text:p>Nukerke</text:p>
          </table:table-cell>
          <table:table-cell office:value-type="string">
            <text:p>Oost-Vlaanderen</text:p>
          </table:table-cell>
          <table:table-cell/>
          <table:table-cell table:style-name="ce1"/>
        </table:table-row>
        <table:table-row table:style-name="ro3">
          <table:table-cell office:value-type="float" office:value="9688">
            <text:p>9688</text:p>
          </table:table-cell>
          <table:table-cell office:value-type="string">
            <text:p>Maarkedal</text:p>
          </table:table-cell>
          <table:table-cell office:value-type="string">
            <text:p>Schorisse</text:p>
          </table:table-cell>
          <table:table-cell office:value-type="string">
            <text:p>Oost-Vlaanderen</text:p>
          </table:table-cell>
          <table:table-cell/>
          <table:table-cell table:style-name="ce1"/>
        </table:table-row>
        <table:table-row table:style-name="ro3">
          <table:table-cell office:value-type="float" office:value="9690">
            <text:p>9690</text:p>
          </table:table-cell>
          <table:table-cell office:value-type="string">
            <text:p>Kluisbergen</text:p>
          </table:table-cell>
          <table:table-cell office:value-type="string">
            <text:p>Berchem</text:p>
          </table:table-cell>
          <table:table-cell office:value-type="string">
            <text:p>Oost-Vlaanderen</text:p>
          </table:table-cell>
          <table:table-cell/>
          <table:table-cell table:style-name="ce1"/>
        </table:table-row>
        <table:table-row table:style-name="ro3">
          <table:table-cell office:value-type="float" office:value="9690">
            <text:p>9690</text:p>
          </table:table-cell>
          <table:table-cell office:value-type="string">
            <text:p>Kluisbergen</text:p>
          </table:table-cell>
          <table:table-cell office:value-type="string">
            <text:p>Kwaremont</text:p>
          </table:table-cell>
          <table:table-cell office:value-type="string">
            <text:p>Oost-Vlaanderen</text:p>
          </table:table-cell>
          <table:table-cell/>
          <table:table-cell table:style-name="ce1"/>
        </table:table-row>
        <table:table-row table:style-name="ro3">
          <table:table-cell office:value-type="float" office:value="9690">
            <text:p>9690</text:p>
          </table:table-cell>
          <table:table-cell office:value-type="string">
            <text:p>Kluisbergen</text:p>
          </table:table-cell>
          <table:table-cell office:value-type="string">
            <text:p>Ruien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690">
            <text:p>9690</text:p>
          </table:table-cell>
          <table:table-cell office:value-type="string">
            <text:p>Kluisbergen</text:p>
          </table:table-cell>
          <table:table-cell office:value-type="string">
            <text:p>Zulzek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700">
            <text:p>9700</text:p>
          </table:table-cell>
          <table:table-cell office:value-type="string">
            <text:p>Oudenaarde</text:p>
          </table:table-cell>
          <table:table-cell office:value-type="string">
            <text:p>Bever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700">
            <text:p>9700</text:p>
          </table:table-cell>
          <table:table-cell office:value-type="string">
            <text:p>Oudenaarde</text:p>
          </table:table-cell>
          <table:table-cell office:value-type="string">
            <text:p>Edelar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700">
            <text:p>9700</text:p>
          </table:table-cell>
          <table:table-cell office:value-type="string">
            <text:p>Oudenaarde</text:p>
          </table:table-cell>
          <table:table-cell office:value-type="string">
            <text:p>Ein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700">
            <text:p>9700</text:p>
          </table:table-cell>
          <table:table-cell office:value-type="string">
            <text:p>Oudenaarde</text:p>
          </table:table-cell>
          <table:table-cell office:value-type="string">
            <text:p>Enam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700">
            <text:p>9700</text:p>
          </table:table-cell>
          <table:table-cell office:value-type="string">
            <text:p>Oudenaarde</text:p>
          </table:table-cell>
          <table:table-cell office:value-type="string">
            <text:p>Heurn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700">
            <text:p>9700</text:p>
          </table:table-cell>
          <table:table-cell office:value-type="string">
            <text:p>Oudenaarde</text:p>
          </table:table-cell>
          <table:table-cell office:value-type="string">
            <text:p>Leupe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700">
            <text:p>9700</text:p>
          </table:table-cell>
          <table:table-cell office:value-type="string">
            <text:p>Oudenaarde</text:p>
          </table:table-cell>
          <table:table-cell office:value-type="string">
            <text:p>Mater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700">
            <text:p>9700</text:p>
          </table:table-cell>
          <table:table-cell office:value-type="string">
            <text:p>Oudenaarde</text:p>
          </table:table-cell>
          <table:table-cell office:value-type="string">
            <text:p>Melden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700">
            <text:p>9700</text:p>
          </table:table-cell>
          <table:table-cell office:value-type="string">
            <text:p>Oudenaarde</text:p>
          </table:table-cell>
          <table:table-cell office:value-type="string">
            <text:p>Mull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700">
            <text:p>9700</text:p>
          </table:table-cell>
          <table:table-cell office:value-type="string">
            <text:p>Oudenaarde</text:p>
          </table:table-cell>
          <table:table-cell office:value-type="string">
            <text:p>Nederenam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700">
            <text:p>9700</text:p>
          </table:table-cell>
          <table:table-cell office:value-type="string">
            <text:p>Oudenaarde</text:p>
          </table:table-cell>
          <table:table-cell office:value-type="string">
            <text:p>Volke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700">
            <text:p>9700</text:p>
          </table:table-cell>
          <table:table-cell office:value-type="string">
            <text:p>Oudenaarde</text:p>
          </table:table-cell>
          <table:table-cell office:value-type="string">
            <text:p>Welden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750">
            <text:p>9750</text:p>
          </table:table-cell>
          <table:table-cell office:value-type="string">
            <text:p>Kruisem</text:p>
          </table:table-cell>
          <table:table-cell office:value-type="string">
            <text:p>Huis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750">
            <text:p>9750</text:p>
          </table:table-cell>
          <table:table-cell office:value-type="string">
            <text:p>Kruisem</text:p>
          </table:table-cell>
          <table:table-cell office:value-type="string">
            <text:p>Ouwe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771">
            <text:p>9771</text:p>
          </table:table-cell>
          <table:table-cell office:value-type="string">
            <text:p>Kruisem</text:p>
          </table:table-cell>
          <table:table-cell office:value-type="string">
            <text:p>Noker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772">
            <text:p>9772</text:p>
          </table:table-cell>
          <table:table-cell office:value-type="string">
            <text:p>Kruisem</text:p>
          </table:table-cell>
          <table:table-cell office:value-type="string">
            <text:p>Wannegem-Led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790">
            <text:p>9790</text:p>
          </table:table-cell>
          <table:table-cell office:value-type="string">
            <text:p>Wortegem-Petegem</text:p>
          </table:table-cell>
          <table:table-cell office:value-type="string">
            <text:p>Else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790">
            <text:p>9790</text:p>
          </table:table-cell>
          <table:table-cell office:value-type="string">
            <text:p>Wortegem-Petegem</text:p>
          </table:table-cell>
          <table:table-cell office:value-type="string">
            <text:p>More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790">
            <text:p>9790</text:p>
          </table:table-cell>
          <table:table-cell office:value-type="string">
            <text:p>Wortegem-Petegem</text:p>
          </table:table-cell>
          <table:table-cell office:value-type="string">
            <text:p>Ooik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790">
            <text:p>9790</text:p>
          </table:table-cell>
          <table:table-cell office:value-type="string">
            <text:p>Wortegem-Petegem</text:p>
          </table:table-cell>
          <table:table-cell office:value-type="string">
            <text:p>Petegem-aan-de-Scheld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790">
            <text:p>9790</text:p>
          </table:table-cell>
          <table:table-cell office:value-type="string">
            <text:p>Wortegem-Petegem</text:p>
          </table:table-cell>
          <table:table-cell office:value-type="string">
            <text:p>Worte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00">
            <text:p>9800</text:p>
          </table:table-cell>
          <table:table-cell office:value-type="string">
            <text:p>Deinze</text:p>
          </table:table-cell>
          <table:table-cell office:value-type="string">
            <text:p>Asten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00">
            <text:p>9800</text:p>
          </table:table-cell>
          <table:table-cell office:value-type="string">
            <text:p>Deinze</text:p>
          </table:table-cell>
          <table:table-cell office:value-type="string">
            <text:p>Bachte-Maria-Leern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00">
            <text:p>9800</text:p>
          </table:table-cell>
          <table:table-cell office:value-type="string">
            <text:p>Deinze</text:p>
          </table:table-cell>
          <table:table-cell office:value-type="string">
            <text:p>Gott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00">
            <text:p>9800</text:p>
          </table:table-cell>
          <table:table-cell office:value-type="string">
            <text:p>Deinze</text:p>
          </table:table-cell>
          <table:table-cell office:value-type="string">
            <text:p>Grammen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00">
            <text:p>9800</text:p>
          </table:table-cell>
          <table:table-cell office:value-type="string">
            <text:p>Deinze</text:p>
          </table:table-cell>
          <table:table-cell office:value-type="string">
            <text:p>Mei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00">
            <text:p>9800</text:p>
          </table:table-cell>
          <table:table-cell office:value-type="string">
            <text:p>Deinze</text:p>
          </table:table-cell>
          <table:table-cell office:value-type="string">
            <text:p>Petegem-aan-de-Lei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00">
            <text:p>9800</text:p>
          </table:table-cell>
          <table:table-cell office:value-type="string">
            <text:p>Deinze</text:p>
          </table:table-cell>
          <table:table-cell office:value-type="string">
            <text:p>Sint-Martens-Leern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00">
            <text:p>9800</text:p>
          </table:table-cell>
          <table:table-cell office:value-type="string">
            <text:p>Deinze</text:p>
          </table:table-cell>
          <table:table-cell office:value-type="string">
            <text:p>Vinkt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00">
            <text:p>9800</text:p>
          </table:table-cell>
          <table:table-cell office:value-type="string">
            <text:p>Deinze</text:p>
          </table:table-cell>
          <table:table-cell office:value-type="string">
            <text:p>Wonter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00">
            <text:p>9800</text:p>
          </table:table-cell>
          <table:table-cell office:value-type="string">
            <text:p>Deinze</text:p>
          </table:table-cell>
          <table:table-cell office:value-type="string">
            <text:p>Zeveren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10">
            <text:p>9810</text:p>
          </table:table-cell>
          <table:table-cell office:value-type="string">
            <text:p>Nazareth</text:p>
          </table:table-cell>
          <table:table-cell office:value-type="string">
            <text:p>Ek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20">
            <text:p>9820</text:p>
          </table:table-cell>
          <table:table-cell office:value-type="string">
            <text:p>Merelbeke</text:p>
          </table:table-cell>
          <table:table-cell office:value-type="string">
            <text:p>Bottelar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20">
            <text:p>9820</text:p>
          </table:table-cell>
          <table:table-cell office:value-type="string">
            <text:p>Merelbeke</text:p>
          </table:table-cell>
          <table:table-cell office:value-type="string">
            <text:p>Lemberg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20">
            <text:p>9820</text:p>
          </table:table-cell>
          <table:table-cell office:value-type="string">
            <text:p>Merelbeke</text:p>
          </table:table-cell>
          <table:table-cell office:value-type="string">
            <text:p>Melsen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20">
            <text:p>9820</text:p>
          </table:table-cell>
          <table:table-cell office:value-type="string">
            <text:p>Merelbeke</text:p>
          </table:table-cell>
          <table:table-cell office:value-type="string">
            <text:p>Munt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20">
            <text:p>9820</text:p>
          </table:table-cell>
          <table:table-cell office:value-type="string">
            <text:p>Merelbeke</text:p>
          </table:table-cell>
          <table:table-cell office:value-type="string">
            <text:p>Schelderod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31">
            <text:p>9831</text:p>
          </table:table-cell>
          <table:table-cell office:value-type="string">
            <text:p>Sint-Martens-Latem</text:p>
          </table:table-cell>
          <table:table-cell office:value-type="string">
            <text:p>Deurl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40">
            <text:p>9840</text:p>
          </table:table-cell>
          <table:table-cell office:value-type="string">
            <text:p>De Pinte</text:p>
          </table:table-cell>
          <table:table-cell office:value-type="string">
            <text:p>Zever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50">
            <text:p>9850</text:p>
          </table:table-cell>
          <table:table-cell office:value-type="string">
            <text:p>Deinze</text:p>
          </table:table-cell>
          <table:table-cell office:value-type="string">
            <text:p>Hansbek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50">
            <text:p>9850</text:p>
          </table:table-cell>
          <table:table-cell office:value-type="string">
            <text:p>Deinze</text:p>
          </table:table-cell>
          <table:table-cell office:value-type="string">
            <text:p>Lande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50">
            <text:p>9850</text:p>
          </table:table-cell>
          <table:table-cell office:value-type="string">
            <text:p>Deinze</text:p>
          </table:table-cell>
          <table:table-cell office:value-type="string">
            <text:p>Merendre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50">
            <text:p>9850</text:p>
          </table:table-cell>
          <table:table-cell office:value-type="string">
            <text:p>Deinze</text:p>
          </table:table-cell>
          <table:table-cell office:value-type="string">
            <text:p>Poesel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50">
            <text:p>9850</text:p>
          </table:table-cell>
          <table:table-cell office:value-type="string">
            <text:p>Deinze</text:p>
          </table:table-cell>
          <table:table-cell office:value-type="string">
            <text:p>Vosselar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60">
            <text:p>9860</text:p>
          </table:table-cell>
          <table:table-cell office:value-type="string">
            <text:p>Oosterzele</text:p>
          </table:table-cell>
          <table:table-cell office:value-type="string">
            <text:p>Bale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60">
            <text:p>9860</text:p>
          </table:table-cell>
          <table:table-cell office:value-type="string">
            <text:p>Oosterzele</text:p>
          </table:table-cell>
          <table:table-cell office:value-type="string">
            <text:p>Gijzenzel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60">
            <text:p>9860</text:p>
          </table:table-cell>
          <table:table-cell office:value-type="string">
            <text:p>Oosterzele</text:p>
          </table:table-cell>
          <table:table-cell office:value-type="string">
            <text:p>Landskouter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60">
            <text:p>9860</text:p>
          </table:table-cell>
          <table:table-cell office:value-type="string">
            <text:p>Oosterzele</text:p>
          </table:table-cell>
          <table:table-cell office:value-type="string">
            <text:p>Moortsel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60">
            <text:p>9860</text:p>
          </table:table-cell>
          <table:table-cell office:value-type="string">
            <text:p>Oosterzele</text:p>
          </table:table-cell>
          <table:table-cell office:value-type="string">
            <text:p>Scheldewindek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70">
            <text:p>9870</text:p>
          </table:table-cell>
          <table:table-cell office:value-type="string">
            <text:p>Zulte</text:p>
          </table:table-cell>
          <table:table-cell office:value-type="string">
            <text:p>Machelen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70">
            <text:p>9870</text:p>
          </table:table-cell>
          <table:table-cell office:value-type="string">
            <text:p>Zulte</text:p>
          </table:table-cell>
          <table:table-cell office:value-type="string">
            <text:p>Olsen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80">
            <text:p>9880</text:p>
          </table:table-cell>
          <table:table-cell office:value-type="string">
            <text:p>Aalter</text:p>
          </table:table-cell>
          <table:table-cell office:value-type="string">
            <text:p>Lotenhull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80">
            <text:p>9880</text:p>
          </table:table-cell>
          <table:table-cell office:value-type="string">
            <text:p>Aalter</text:p>
          </table:table-cell>
          <table:table-cell office:value-type="string">
            <text:p>Poek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81">
            <text:p>9881</text:p>
          </table:table-cell>
          <table:table-cell office:value-type="string">
            <text:p>Aalter</text:p>
          </table:table-cell>
          <table:table-cell office:value-type="string">
            <text:p>Bell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90">
            <text:p>9890</text:p>
          </table:table-cell>
          <table:table-cell office:value-type="string">
            <text:p>Gavere</text:p>
          </table:table-cell>
          <table:table-cell office:value-type="string">
            <text:p>Asper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90">
            <text:p>9890</text:p>
          </table:table-cell>
          <table:table-cell office:value-type="string">
            <text:p>Gavere</text:p>
          </table:table-cell>
          <table:table-cell office:value-type="string">
            <text:p>Baai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90">
            <text:p>9890</text:p>
          </table:table-cell>
          <table:table-cell office:value-type="string">
            <text:p>Gavere</text:p>
          </table:table-cell>
          <table:table-cell office:value-type="string">
            <text:p>Dikkelvenn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90">
            <text:p>9890</text:p>
          </table:table-cell>
          <table:table-cell office:value-type="string">
            <text:p>Gavere</text:p>
          </table:table-cell>
          <table:table-cell office:value-type="string">
            <text:p>Semmerzak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890">
            <text:p>9890</text:p>
          </table:table-cell>
          <table:table-cell office:value-type="string">
            <text:p>Gavere</text:p>
          </table:table-cell>
          <table:table-cell office:value-type="string">
            <text:p>Vurst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910">
            <text:p>9910</text:p>
          </table:table-cell>
          <table:table-cell office:value-type="string">
            <text:p>Aalter</text:p>
          </table:table-cell>
          <table:table-cell office:value-type="string">
            <text:p>Knesselar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910">
            <text:p>9910</text:p>
          </table:table-cell>
          <table:table-cell office:value-type="string">
            <text:p>Aalter</text:p>
          </table:table-cell>
          <table:table-cell office:value-type="string">
            <text:p>Ursel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921">
            <text:p>9921</text:p>
          </table:table-cell>
          <table:table-cell office:value-type="string">
            <text:p>Lievegem</text:p>
          </table:table-cell>
          <table:table-cell office:value-type="string">
            <text:p>Vinderhout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931">
            <text:p>9931</text:p>
          </table:table-cell>
          <table:table-cell office:value-type="string">
            <text:p>Lievegem</text:p>
          </table:table-cell>
          <table:table-cell office:value-type="string">
            <text:p>Oostwinkel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932">
            <text:p>9932</text:p>
          </table:table-cell>
          <table:table-cell office:value-type="string">
            <text:p>Lievegem</text:p>
          </table:table-cell>
          <table:table-cell office:value-type="string">
            <text:p>Ronsel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940">
            <text:p>9940</text:p>
          </table:table-cell>
          <table:table-cell office:value-type="string">
            <text:p>Evergem</text:p>
          </table:table-cell>
          <table:table-cell office:value-type="string">
            <text:p>Ertveld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940">
            <text:p>9940</text:p>
          </table:table-cell>
          <table:table-cell office:value-type="string">
            <text:p>Evergem</text:p>
          </table:table-cell>
          <table:table-cell office:value-type="string">
            <text:p>Kluizen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940">
            <text:p>9940</text:p>
          </table:table-cell>
          <table:table-cell office:value-type="string">
            <text:p>Evergem</text:p>
          </table:table-cell>
          <table:table-cell office:value-type="string">
            <text:p>Sleiding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961">
            <text:p>9961</text:p>
          </table:table-cell>
          <table:table-cell office:value-type="string">
            <text:p>Assenede</text:p>
          </table:table-cell>
          <table:table-cell office:value-type="string">
            <text:p>Boekhout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968">
            <text:p>9968</text:p>
          </table:table-cell>
          <table:table-cell office:value-type="string">
            <text:p>Assenede</text:p>
          </table:table-cell>
          <table:table-cell office:value-type="string">
            <text:p>Basseveld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968">
            <text:p>9968</text:p>
          </table:table-cell>
          <table:table-cell office:value-type="string">
            <text:p>Assenede</text:p>
          </table:table-cell>
          <table:table-cell office:value-type="string">
            <text:p>Oosteeklo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971">
            <text:p>9971</text:p>
          </table:table-cell>
          <table:table-cell office:value-type="string">
            <text:p>Kaprijke</text:p>
          </table:table-cell>
          <table:table-cell office:value-type="string">
            <text:p>Lembek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981">
            <text:p>9981</text:p>
          </table:table-cell>
          <table:table-cell office:value-type="string">
            <text:p>Sint-Laureins</text:p>
          </table:table-cell>
          <table:table-cell office:value-type="string">
            <text:p>Sint-Margriete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982">
            <text:p>9982</text:p>
          </table:table-cell>
          <table:table-cell office:value-type="string">
            <text:p>Sint-Laureins</text:p>
          </table:table-cell>
          <table:table-cell office:value-type="string">
            <text:p>Sint-Jan-in-Eremo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988">
            <text:p>9988</text:p>
          </table:table-cell>
          <table:table-cell office:value-type="string">
            <text:p>Sint-Laureins</text:p>
          </table:table-cell>
          <table:table-cell office:value-type="string">
            <text:p>Waterland-Oudeman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988">
            <text:p>9988</text:p>
          </table:table-cell>
          <table:table-cell office:value-type="string">
            <text:p>Sint-Laureins</text:p>
          </table:table-cell>
          <table:table-cell office:value-type="string">
            <text:p>Watervliet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991">
            <text:p>9991</text:p>
          </table:table-cell>
          <table:table-cell office:value-type="string">
            <text:p>Maldegem</text:p>
          </table:table-cell>
          <table:table-cell office:value-type="string">
            <text:p>Adegem</text:p>
          </table:table-cell>
          <table:table-cell office:value-type="string">
            <text:p>Oost-Vlaanderen</text:p>
          </table:table-cell>
          <table:table-cell table:number-columns-repeated="2"/>
        </table:table-row>
        <table:table-row table:style-name="ro3">
          <table:table-cell office:value-type="float" office:value="9992">
            <text:p>9992</text:p>
          </table:table-cell>
          <table:table-cell office:value-type="string">
            <text:p>Maldegem</text:p>
          </table:table-cell>
          <table:table-cell office:value-type="string">
            <text:p>Middelburg</text:p>
          </table:table-cell>
          <table:table-cell office:value-type="string">
            <text:p>Oost-Vlaanderen</text:p>
          </table:table-cell>
          <table:table-cell table:style-name="Default"/>
          <table:table-cell/>
        </table:table-row>
        <table:table-row table:style-name="ro3" table:number-rows-repeated="270">
          <table:table-cell table:style-name="Default" table:number-columns-repeated="5"/>
          <table:table-cell/>
        </table:table-row>
        <table:table-row table:style-name="ro3">
          <table:table-cell table:style-name="Default" table:number-columns-repeated="5"/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0">03/20/2024</text:date>, <text:time>19:1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0T19:10:52.12</meta:creation-date>
    <dc:date>2024-03-20T19:15:07.41</dc:date>
    <meta:editing-duration>PT4M16S</meta:editing-duration>
    <meta:editing-cycles>1</meta:editing-cycles>
    <meta:document-statistic meta:table-count="3" meta:cell-count="10267" meta:object-count="0"/>
    <meta:generator>OpenOffice/4.1.14$Win32 OpenOffice.org_project/4114m1$Build-9811</meta:generator>
  </office:meta>
</office:document-meta>
</file>